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90.91pt"/>
    </style:style>
    <style:style style:name="co4" style:family="table-column">
      <style:table-column-properties fo:break-before="auto" style:column-width="418.59pt"/>
    </style:style>
    <style:style style:name="co5" style:family="table-column">
      <style:table-column-properties fo:break-before="auto" style:column-width="444.8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06_EST_B19127_with_a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HD01_VD01</text:p>
          </table:table-cell>
          <table:table-cell office:value-type="string" calcext:value-type="string">
            <text:p>HD02_VD01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Estimate; Aggregate family income in the past 12 months (in 2006 inflation-adjusted dollars)</text:p>
          </table:table-cell>
          <table:table-cell office:value-type="string" calcext:value-type="string">
            <text:p>Margin of Error; Aggregate family income in the past 12 months (in 2006 inflation-adjusted dollars)</text:p>
          </table:table-cell>
        </table:table-row>
        <table:table-row table:style-name="ro1">
          <table:table-cell office:value-type="string" calcext:value-type="string">
            <text:p>0500000US01003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Baldwin County, Alabama</text:p>
          </table:table-cell>
          <table:table-cell office:value-type="float" office:value="3496521800" calcext:value-type="float">
            <text:p>3496521800</text:p>
          </table:table-cell>
          <table:table-cell office:value-type="float" office:value="270343176" calcext:value-type="float">
            <text:p>270343176</text:p>
          </table:table-cell>
        </table:table-row>
        <table:table-row table:style-name="ro1">
          <table:table-cell office:value-type="string" calcext:value-type="string">
            <text:p>0500000US01015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Calhoun County, Alabama</text:p>
          </table:table-cell>
          <table:table-cell office:value-type="float" office:value="1749630400" calcext:value-type="float">
            <text:p>1749630400</text:p>
          </table:table-cell>
          <table:table-cell office:value-type="float" office:value="148838651" calcext:value-type="float">
            <text:p>148838651</text:p>
          </table:table-cell>
        </table:table-row>
        <table:table-row table:style-name="ro1">
          <table:table-cell office:value-type="string" calcext:value-type="string">
            <text:p>0500000US01043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Cullman County, Alabama</text:p>
          </table:table-cell>
          <table:table-cell office:value-type="float" office:value="1175440400" calcext:value-type="float">
            <text:p>1175440400</text:p>
          </table:table-cell>
          <table:table-cell office:value-type="float" office:value="130510403" calcext:value-type="float">
            <text:p>130510403</text:p>
          </table:table-cell>
        </table:table-row>
        <table:table-row table:style-name="ro1">
          <table:table-cell office:value-type="string" calcext:value-type="string">
            <text:p>0500000US01049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DeKalb County, Alabama</text:p>
          </table:table-cell>
          <table:table-cell office:value-type="float" office:value="761260900" calcext:value-type="float">
            <text:p>761260900</text:p>
          </table:table-cell>
          <table:table-cell office:value-type="float" office:value="91517763" calcext:value-type="float">
            <text:p>91517763</text:p>
          </table:table-cell>
        </table:table-row>
        <table:table-row table:style-name="ro1">
          <table:table-cell office:value-type="string" calcext:value-type="string">
            <text:p>0500000US01051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Elmore County, Alabama</text:p>
          </table:table-cell>
          <table:table-cell office:value-type="float" office:value="1252279300" calcext:value-type="float">
            <text:p>1252279300</text:p>
          </table:table-cell>
          <table:table-cell office:value-type="float" office:value="105620689" calcext:value-type="float">
            <text:p>105620689</text:p>
          </table:table-cell>
        </table:table-row>
        <table:table-row table:style-name="ro1">
          <table:table-cell office:value-type="string" calcext:value-type="string">
            <text:p>0500000US01055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Etowah County, Alabama</text:p>
          </table:table-cell>
          <table:table-cell office:value-type="float" office:value="1484083100" calcext:value-type="float">
            <text:p>1484083100</text:p>
          </table:table-cell>
          <table:table-cell office:value-type="float" office:value="123953729" calcext:value-type="float">
            <text:p>123953729</text:p>
          </table:table-cell>
        </table:table-row>
        <table:table-row table:style-name="ro1">
          <table:table-cell office:value-type="string" calcext:value-type="string">
            <text:p>0500000US01069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Houston County, Alabama</text:p>
          </table:table-cell>
          <table:table-cell office:value-type="float" office:value="1606977700" calcext:value-type="float">
            <text:p>1606977700</text:p>
          </table:table-cell>
          <table:table-cell office:value-type="float" office:value="128728620" calcext:value-type="float">
            <text:p>128728620</text:p>
          </table:table-cell>
        </table:table-row>
        <table:table-row table:style-name="ro1">
          <table:table-cell office:value-type="string" calcext:value-type="string">
            <text:p>0500000US0107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Jefferson County, Alabama</text:p>
          </table:table-cell>
          <table:table-cell office:value-type="float" office:value="12638522400" calcext:value-type="float">
            <text:p>12638522400</text:p>
          </table:table-cell>
          <table:table-cell office:value-type="float" office:value="682025755" calcext:value-type="float">
            <text:p>682025755</text:p>
          </table:table-cell>
        </table:table-row>
        <table:table-row table:style-name="ro1">
          <table:table-cell office:value-type="string" calcext:value-type="string">
            <text:p>0500000US01077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Lauderdale County, Alabama</text:p>
          </table:table-cell>
          <table:table-cell office:value-type="float" office:value="1586554800" calcext:value-type="float">
            <text:p>1586554800</text:p>
          </table:table-cell>
          <table:table-cell office:value-type="float" office:value="160541826" calcext:value-type="float">
            <text:p>160541826</text:p>
          </table:table-cell>
        </table:table-row>
        <table:table-row table:style-name="ro1">
          <table:table-cell office:value-type="string" calcext:value-type="string">
            <text:p>0500000US01081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Lee County, Alabama</text:p>
          </table:table-cell>
          <table:table-cell office:value-type="float" office:value="2113897300" calcext:value-type="float">
            <text:p>2113897300</text:p>
          </table:table-cell>
          <table:table-cell office:value-type="float" office:value="148662844" calcext:value-type="float">
            <text:p>148662844</text:p>
          </table:table-cell>
        </table:table-row>
        <table:table-row table:style-name="ro1">
          <table:table-cell office:value-type="string" calcext:value-type="string">
            <text:p>0500000US01083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Limestone County, Alabama</text:p>
          </table:table-cell>
          <table:table-cell office:value-type="float" office:value="1194602700" calcext:value-type="float">
            <text:p>1194602700</text:p>
          </table:table-cell>
          <table:table-cell office:value-type="float" office:value="107472782" calcext:value-type="float">
            <text:p>107472782</text:p>
          </table:table-cell>
        </table:table-row>
        <table:table-row table:style-name="ro1">
          <table:table-cell office:value-type="string" calcext:value-type="string">
            <text:p>0500000US01089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Madison County, Alabama</text:p>
          </table:table-cell>
          <table:table-cell office:value-type="float" office:value="6568556900" calcext:value-type="float">
            <text:p>6568556900</text:p>
          </table:table-cell>
          <table:table-cell office:value-type="float" office:value="291004687" calcext:value-type="float">
            <text:p>291004687</text:p>
          </table:table-cell>
        </table:table-row>
        <table:table-row table:style-name="ro1">
          <table:table-cell office:value-type="string" calcext:value-type="string">
            <text:p>0500000US01095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Marshall County, Alabama</text:p>
          </table:table-cell>
          <table:table-cell office:value-type="float" office:value="1265431200" calcext:value-type="float">
            <text:p>1265431200</text:p>
          </table:table-cell>
          <table:table-cell office:value-type="float" office:value="99443072" calcext:value-type="float">
            <text:p>99443072</text:p>
          </table:table-cell>
        </table:table-row>
        <table:table-row table:style-name="ro1">
          <table:table-cell office:value-type="string" calcext:value-type="string">
            <text:p>0500000US01097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Mobile County, Alabama</text:p>
          </table:table-cell>
          <table:table-cell office:value-type="float" office:value="6206904800" calcext:value-type="float">
            <text:p>6206904800</text:p>
          </table:table-cell>
          <table:table-cell office:value-type="float" office:value="311346681" calcext:value-type="float">
            <text:p>311346681</text:p>
          </table:table-cell>
        </table:table-row>
        <table:table-row table:style-name="ro1">
          <table:table-cell office:value-type="string" calcext:value-type="string">
            <text:p>0500000US01101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Montgomery County, Alabama</text:p>
          </table:table-cell>
          <table:table-cell office:value-type="float" office:value="3826763300" calcext:value-type="float">
            <text:p>3826763300</text:p>
          </table:table-cell>
          <table:table-cell office:value-type="float" office:value="260308289" calcext:value-type="float">
            <text:p>260308289</text:p>
          </table:table-cell>
        </table:table-row>
        <table:table-row table:style-name="ro1">
          <table:table-cell office:value-type="string" calcext:value-type="string">
            <text:p>0500000US01103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Morgan County, Alabama</text:p>
          </table:table-cell>
          <table:table-cell office:value-type="float" office:value="2013439000" calcext:value-type="float">
            <text:p>2013439000</text:p>
          </table:table-cell>
          <table:table-cell office:value-type="float" office:value="204773785" calcext:value-type="float">
            <text:p>204773785</text:p>
          </table:table-cell>
        </table:table-row>
        <table:table-row table:style-name="ro1">
          <table:table-cell office:value-type="string" calcext:value-type="string">
            <text:p>0500000US01115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St. Clair County, Alabama</text:p>
          </table:table-cell>
          <table:table-cell office:value-type="float" office:value="1085958400" calcext:value-type="float">
            <text:p>1085958400</text:p>
          </table:table-cell>
          <table:table-cell office:value-type="float" office:value="157018700" calcext:value-type="float">
            <text:p>157018700</text:p>
          </table:table-cell>
        </table:table-row>
        <table:table-row table:style-name="ro1">
          <table:table-cell office:value-type="string" calcext:value-type="string">
            <text:p>0500000US01117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Shelby County, Alabama</text:p>
          </table:table-cell>
          <table:table-cell office:value-type="float" office:value="4723558100" calcext:value-type="float">
            <text:p>4723558100</text:p>
          </table:table-cell>
          <table:table-cell office:value-type="float" office:value="285686952" calcext:value-type="float">
            <text:p>285686952</text:p>
          </table:table-cell>
        </table:table-row>
        <table:table-row table:style-name="ro1">
          <table:table-cell office:value-type="string" calcext:value-type="string">
            <text:p>0500000US01121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alladega County, Alabama</text:p>
          </table:table-cell>
          <table:table-cell office:value-type="float" office:value="1021833800" calcext:value-type="float">
            <text:p>1021833800</text:p>
          </table:table-cell>
          <table:table-cell office:value-type="float" office:value="125623334" calcext:value-type="float">
            <text:p>125623334</text:p>
          </table:table-cell>
        </table:table-row>
        <table:table-row table:style-name="ro1">
          <table:table-cell office:value-type="string" calcext:value-type="string">
            <text:p>0500000US01125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Tuscaloosa County, Alabama</text:p>
          </table:table-cell>
          <table:table-cell office:value-type="float" office:value="3084429100" calcext:value-type="float">
            <text:p>3084429100</text:p>
          </table:table-cell>
          <table:table-cell office:value-type="float" office:value="257719700" calcext:value-type="float">
            <text:p>257719700</text:p>
          </table:table-cell>
        </table:table-row>
        <table:table-row table:style-name="ro1">
          <table:table-cell office:value-type="string" calcext:value-type="string">
            <text:p>0500000US01127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Walker County, Alabama</text:p>
          </table:table-cell>
          <table:table-cell office:value-type="float" office:value="1043457100" calcext:value-type="float">
            <text:p>1043457100</text:p>
          </table:table-cell>
          <table:table-cell office:value-type="float" office:value="93945139" calcext:value-type="float">
            <text:p>93945139</text:p>
          </table:table-cell>
        </table:table-row>
        <table:table-row table:style-name="ro1">
          <table:table-cell office:value-type="string" calcext:value-type="string">
            <text:p>0500000US020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nchorage Municipality, Alaska</text:p>
          </table:table-cell>
          <table:table-cell office:value-type="float" office:value="6580154900" calcext:value-type="float">
            <text:p>6580154900</text:p>
          </table:table-cell>
          <table:table-cell office:value-type="float" office:value="373323609" calcext:value-type="float">
            <text:p>373323609</text:p>
          </table:table-cell>
        </table:table-row>
        <table:table-row table:style-name="ro1">
          <table:table-cell office:value-type="string" calcext:value-type="string">
            <text:p>0500000US02090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Fairbanks North Star Borough, Alaska</text:p>
          </table:table-cell>
          <table:table-cell office:value-type="float" office:value="1521455500" calcext:value-type="float">
            <text:p>1521455500</text:p>
          </table:table-cell>
          <table:table-cell office:value-type="float" office:value="141351615" calcext:value-type="float">
            <text:p>141351615</text:p>
          </table:table-cell>
        </table:table-row>
        <table:table-row table:style-name="ro1">
          <table:table-cell office:value-type="string" calcext:value-type="string">
            <text:p>0500000US02170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Matanuska-Susitna Borough, Alaska</text:p>
          </table:table-cell>
          <table:table-cell office:value-type="float" office:value="1152431300" calcext:value-type="float">
            <text:p>1152431300</text:p>
          </table:table-cell>
          <table:table-cell office:value-type="float" office:value="105101110" calcext:value-type="float">
            <text:p>105101110</text:p>
          </table:table-cell>
        </table:table-row>
        <table:table-row table:style-name="ro1">
          <table:table-cell office:value-type="string" calcext:value-type="string">
            <text:p>0500000US04001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Apache County, Arizona</text:p>
          </table:table-cell>
          <table:table-cell office:value-type="float" office:value="568036800" calcext:value-type="float">
            <text:p>568036800</text:p>
          </table:table-cell>
          <table:table-cell office:value-type="float" office:value="68725175" calcext:value-type="float">
            <text:p>68725175</text:p>
          </table:table-cell>
        </table:table-row>
        <table:table-row table:style-name="ro1">
          <table:table-cell office:value-type="string" calcext:value-type="string">
            <text:p>0500000US04003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Cochise County, Arizona</text:p>
          </table:table-cell>
          <table:table-cell office:value-type="float" office:value="2028781900" calcext:value-type="float">
            <text:p>2028781900</text:p>
          </table:table-cell>
          <table:table-cell office:value-type="float" office:value="202558475" calcext:value-type="float">
            <text:p>202558475</text:p>
          </table:table-cell>
        </table:table-row>
        <table:table-row table:style-name="ro1">
          <table:table-cell office:value-type="string" calcext:value-type="string">
            <text:p>0500000US04005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Coconino County, Arizona</text:p>
          </table:table-cell>
          <table:table-cell office:value-type="float" office:value="2059404700" calcext:value-type="float">
            <text:p>2059404700</text:p>
          </table:table-cell>
          <table:table-cell office:value-type="float" office:value="226897127" calcext:value-type="float">
            <text:p>226897127</text:p>
          </table:table-cell>
        </table:table-row>
        <table:table-row table:style-name="ro1">
          <table:table-cell office:value-type="string" calcext:value-type="string">
            <text:p>0500000US04013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Maricopa County, Arizona</text:p>
          </table:table-cell>
          <table:table-cell office:value-type="float" office:value="70713796700" calcext:value-type="float">
            <text:p>70713796700</text:p>
          </table:table-cell>
          <table:table-cell office:value-type="float" office:value="1496185876" calcext:value-type="float">
            <text:p>1496185876</text:p>
          </table:table-cell>
        </table:table-row>
        <table:table-row table:style-name="ro1">
          <table:table-cell office:value-type="string" calcext:value-type="string">
            <text:p>0500000US04015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Mohave County, Arizona</text:p>
          </table:table-cell>
          <table:table-cell office:value-type="float" office:value="2775407500" calcext:value-type="float">
            <text:p>2775407500</text:p>
          </table:table-cell>
          <table:table-cell office:value-type="float" office:value="217592960" calcext:value-type="float">
            <text:p>217592960</text:p>
          </table:table-cell>
        </table:table-row>
        <table:table-row table:style-name="ro1">
          <table:table-cell office:value-type="string" calcext:value-type="string">
            <text:p>0500000US04017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Navajo County, Arizona</text:p>
          </table:table-cell>
          <table:table-cell office:value-type="float" office:value="1236974300" calcext:value-type="float">
            <text:p>1236974300</text:p>
          </table:table-cell>
          <table:table-cell office:value-type="float" office:value="139442254" calcext:value-type="float">
            <text:p>139442254</text:p>
          </table:table-cell>
        </table:table-row>
        <table:table-row table:style-name="ro1">
          <table:table-cell office:value-type="string" calcext:value-type="string">
            <text:p>0500000US04019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Pima County, Arizona</text:p>
          </table:table-cell>
          <table:table-cell office:value-type="float" office:value="15858075200" calcext:value-type="float">
            <text:p>15858075200</text:p>
          </table:table-cell>
          <table:table-cell office:value-type="float" office:value="492334018" calcext:value-type="float">
            <text:p>492334018</text:p>
          </table:table-cell>
        </table:table-row>
        <table:table-row table:style-name="ro1">
          <table:table-cell office:value-type="string" calcext:value-type="string">
            <text:p>0500000US04021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Pinal County, Arizona</text:p>
          </table:table-cell>
          <table:table-cell office:value-type="float" office:value="4497529000" calcext:value-type="float">
            <text:p>4497529000</text:p>
          </table:table-cell>
          <table:table-cell office:value-type="float" office:value="255754691" calcext:value-type="float">
            <text:p>255754691</text:p>
          </table:table-cell>
        </table:table-row>
        <table:table-row table:style-name="ro1">
          <table:table-cell office:value-type="string" calcext:value-type="string">
            <text:p>0500000US04025</text:p>
          </table:table-cell>
          <table:table-cell office:value-type="float" office:value="4025" calcext:value-type="float">
            <text:p>4025</text:p>
          </table:table-cell>
          <table:table-cell office:value-type="string" calcext:value-type="string">
            <text:p>Yavapai County, Arizona</text:p>
          </table:table-cell>
          <table:table-cell office:value-type="float" office:value="3281039400" calcext:value-type="float">
            <text:p>3281039400</text:p>
          </table:table-cell>
          <table:table-cell office:value-type="float" office:value="270196560" calcext:value-type="float">
            <text:p>270196560</text:p>
          </table:table-cell>
        </table:table-row>
        <table:table-row table:style-name="ro1">
          <table:table-cell office:value-type="string" calcext:value-type="string">
            <text:p>0500000US04027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Yuma County, Arizona</text:p>
          </table:table-cell>
          <table:table-cell office:value-type="float" office:value="2805732600" calcext:value-type="float">
            <text:p>2805732600</text:p>
          </table:table-cell>
          <table:table-cell office:value-type="float" office:value="213962420" calcext:value-type="float">
            <text:p>213962420</text:p>
          </table:table-cell>
        </table:table-row>
        <table:table-row table:style-name="ro1">
          <table:table-cell office:value-type="string" calcext:value-type="string">
            <text:p>0500000US05007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Benton County, Arkansas</text:p>
          </table:table-cell>
          <table:table-cell office:value-type="float" office:value="3622458300" calcext:value-type="float">
            <text:p>3622458300</text:p>
          </table:table-cell>
          <table:table-cell office:value-type="float" office:value="242016711" calcext:value-type="float">
            <text:p>242016711</text:p>
          </table:table-cell>
        </table:table-row>
        <table:table-row table:style-name="ro1">
          <table:table-cell office:value-type="string" calcext:value-type="string">
            <text:p>0500000US05031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Craighead County, Arkansas</text:p>
          </table:table-cell>
          <table:table-cell office:value-type="float" office:value="1362393500" calcext:value-type="float">
            <text:p>1362393500</text:p>
          </table:table-cell>
          <table:table-cell office:value-type="float" office:value="114679280" calcext:value-type="float">
            <text:p>114679280</text:p>
          </table:table-cell>
        </table:table-row>
        <table:table-row table:style-name="ro1">
          <table:table-cell office:value-type="string" calcext:value-type="string">
            <text:p>0500000US05045</text:p>
          </table:table-cell>
          <table:table-cell office:value-type="float" office:value="5045" calcext:value-type="float">
            <text:p>5045</text:p>
          </table:table-cell>
          <table:table-cell office:value-type="string" calcext:value-type="string">
            <text:p>Faulkner County, Arkansas</text:p>
          </table:table-cell>
          <table:table-cell office:value-type="float" office:value="1945710900" calcext:value-type="float">
            <text:p>1945710900</text:p>
          </table:table-cell>
          <table:table-cell office:value-type="float" office:value="185588731" calcext:value-type="float">
            <text:p>185588731</text:p>
          </table:table-cell>
        </table:table-row>
        <table:table-row table:style-name="ro1">
          <table:table-cell office:value-type="string" calcext:value-type="string">
            <text:p>0500000US05051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Garland County, Arkansas</text:p>
          </table:table-cell>
          <table:table-cell office:value-type="float" office:value="1530703500" calcext:value-type="float">
            <text:p>1530703500</text:p>
          </table:table-cell>
          <table:table-cell office:value-type="float" office:value="233574521" calcext:value-type="float">
            <text:p>233574521</text:p>
          </table:table-cell>
        </table:table-row>
        <table:table-row table:style-name="ro1">
          <table:table-cell office:value-type="string" calcext:value-type="string">
            <text:p>0500000US05069</text:p>
          </table:table-cell>
          <table:table-cell office:value-type="float" office:value="5069" calcext:value-type="float">
            <text:p>5069</text:p>
          </table:table-cell>
          <table:table-cell office:value-type="string" calcext:value-type="string">
            <text:p>Jefferson County, Arkansas</text:p>
          </table:table-cell>
          <table:table-cell office:value-type="float" office:value="1087798000" calcext:value-type="float">
            <text:p>1087798000</text:p>
          </table:table-cell>
          <table:table-cell office:value-type="float" office:value="164428939" calcext:value-type="float">
            <text:p>164428939</text:p>
          </table:table-cell>
        </table:table-row>
        <table:table-row table:style-name="ro1">
          <table:table-cell office:value-type="string" calcext:value-type="string">
            <text:p>0500000US05119</text:p>
          </table:table-cell>
          <table:table-cell office:value-type="float" office:value="5119" calcext:value-type="float">
            <text:p>5119</text:p>
          </table:table-cell>
          <table:table-cell office:value-type="string" calcext:value-type="string">
            <text:p>Pulaski County, Arkansas</text:p>
          </table:table-cell>
          <table:table-cell office:value-type="float" office:value="7383644500" calcext:value-type="float">
            <text:p>7383644500</text:p>
          </table:table-cell>
          <table:table-cell office:value-type="float" office:value="438191979" calcext:value-type="float">
            <text:p>438191979</text:p>
          </table:table-cell>
        </table:table-row>
        <table:table-row table:style-name="ro1">
          <table:table-cell office:value-type="string" calcext:value-type="string">
            <text:p>0500000US05125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Saline County, Arkansas</text:p>
          </table:table-cell>
          <table:table-cell office:value-type="float" office:value="1669316300" calcext:value-type="float">
            <text:p>1669316300</text:p>
          </table:table-cell>
          <table:table-cell office:value-type="float" office:value="121244269" calcext:value-type="float">
            <text:p>121244269</text:p>
          </table:table-cell>
        </table:table-row>
        <table:table-row table:style-name="ro1">
          <table:table-cell office:value-type="string" calcext:value-type="string">
            <text:p>0500000US05131</text:p>
          </table:table-cell>
          <table:table-cell office:value-type="float" office:value="5131" calcext:value-type="float">
            <text:p>5131</text:p>
          </table:table-cell>
          <table:table-cell office:value-type="string" calcext:value-type="string">
            <text:p>Sebastian County, Arkansas</text:p>
          </table:table-cell>
          <table:table-cell office:value-type="float" office:value="1805024800" calcext:value-type="float">
            <text:p>1805024800</text:p>
          </table:table-cell>
          <table:table-cell office:value-type="float" office:value="185489886" calcext:value-type="float">
            <text:p>185489886</text:p>
          </table:table-cell>
        </table:table-row>
        <table:table-row table:style-name="ro1">
          <table:table-cell office:value-type="string" calcext:value-type="string">
            <text:p>0500000US05143</text:p>
          </table:table-cell>
          <table:table-cell office:value-type="float" office:value="5143" calcext:value-type="float">
            <text:p>5143</text:p>
          </table:table-cell>
          <table:table-cell office:value-type="string" calcext:value-type="string">
            <text:p>Washington County, Arkansas</text:p>
          </table:table-cell>
          <table:table-cell office:value-type="float" office:value="2863748100" calcext:value-type="float">
            <text:p>2863748100</text:p>
          </table:table-cell>
          <table:table-cell office:value-type="float" office:value="191787110" calcext:value-type="float">
            <text:p>191787110</text:p>
          </table:table-cell>
        </table:table-row>
        <table:table-row table:style-name="ro1">
          <table:table-cell office:value-type="string" calcext:value-type="string">
            <text:p>0500000US05145</text:p>
          </table:table-cell>
          <table:table-cell office:value-type="float" office:value="5145" calcext:value-type="float">
            <text:p>5145</text:p>
          </table:table-cell>
          <table:table-cell office:value-type="string" calcext:value-type="string">
            <text:p>White County, Arkansas</text:p>
          </table:table-cell>
          <table:table-cell office:value-type="float" office:value="1171032500" calcext:value-type="float">
            <text:p>1171032500</text:p>
          </table:table-cell>
          <table:table-cell office:value-type="float" office:value="130795344" calcext:value-type="float">
            <text:p>130795344</text:p>
          </table:table-cell>
        </table:table-row>
        <table:table-row table:style-name="ro1">
          <table:table-cell office:value-type="string" calcext:value-type="string">
            <text:p>0500000US06001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Alameda County, California</text:p>
          </table:table-cell>
          <table:table-cell office:value-type="float" office:value="31922249800" calcext:value-type="float">
            <text:p>31922249800</text:p>
          </table:table-cell>
          <table:table-cell office:value-type="float" office:value="767077109" calcext:value-type="float">
            <text:p>767077109</text:p>
          </table:table-cell>
        </table:table-row>
        <table:table-row table:style-name="ro1">
          <table:table-cell office:value-type="string" calcext:value-type="string">
            <text:p>0500000US06007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Butte County, California</text:p>
          </table:table-cell>
          <table:table-cell office:value-type="float" office:value="3149442300" calcext:value-type="float">
            <text:p>3149442300</text:p>
          </table:table-cell>
          <table:table-cell office:value-type="float" office:value="175256411" calcext:value-type="float">
            <text:p>175256411</text:p>
          </table:table-cell>
        </table:table-row>
        <table:table-row table:style-name="ro1">
          <table:table-cell office:value-type="string" calcext:value-type="string">
            <text:p>0500000US06013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Contra Costa County, California</text:p>
          </table:table-cell>
          <table:table-cell office:value-type="float" office:value="28102172400" calcext:value-type="float">
            <text:p>28102172400</text:p>
          </table:table-cell>
          <table:table-cell office:value-type="float" office:value="985203580" calcext:value-type="float">
            <text:p>985203580</text:p>
          </table:table-cell>
        </table:table-row>
        <table:table-row table:style-name="ro1">
          <table:table-cell office:value-type="string" calcext:value-type="string">
            <text:p>0500000US06017</text:p>
          </table:table-cell>
          <table:table-cell office:value-type="float" office:value="6017" calcext:value-type="float">
            <text:p>6017</text:p>
          </table:table-cell>
          <table:table-cell office:value-type="string" calcext:value-type="string">
            <text:p>El Dorado County, California</text:p>
          </table:table-cell>
          <table:table-cell office:value-type="float" office:value="4483882500" calcext:value-type="float">
            <text:p>4483882500</text:p>
          </table:table-cell>
          <table:table-cell office:value-type="float" office:value="360991300" calcext:value-type="float">
            <text:p>360991300</text:p>
          </table:table-cell>
        </table:table-row>
        <table:table-row table:style-name="ro1">
          <table:table-cell office:value-type="string" calcext:value-type="string">
            <text:p>0500000US06019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Fresno County, California</text:p>
          </table:table-cell>
          <table:table-cell office:value-type="float" office:value="12601549500" calcext:value-type="float">
            <text:p>12601549500</text:p>
          </table:table-cell>
          <table:table-cell office:value-type="float" office:value="401832113" calcext:value-type="float">
            <text:p>401832113</text:p>
          </table:table-cell>
        </table:table-row>
        <table:table-row table:style-name="ro1">
          <table:table-cell office:value-type="string" calcext:value-type="string">
            <text:p>0500000US06023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Humboldt County, California</text:p>
          </table:table-cell>
          <table:table-cell office:value-type="float" office:value="1768494400" calcext:value-type="float">
            <text:p>1768494400</text:p>
          </table:table-cell>
          <table:table-cell office:value-type="float" office:value="182973512" calcext:value-type="float">
            <text:p>182973512</text:p>
          </table:table-cell>
        </table:table-row>
        <table:table-row table:style-name="ro1">
          <table:table-cell office:value-type="string" calcext:value-type="string">
            <text:p>0500000US06025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Imperial County, California</text:p>
          </table:table-cell>
          <table:table-cell office:value-type="float" office:value="2069269500" calcext:value-type="float">
            <text:p>2069269500</text:p>
          </table:table-cell>
          <table:table-cell office:value-type="float" office:value="201548402" calcext:value-type="float">
            <text:p>201548402</text:p>
          </table:table-cell>
        </table:table-row>
        <table:table-row table:style-name="ro1">
          <table:table-cell office:value-type="string" calcext:value-type="string">
            <text:p>0500000US06029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Kern County, California</text:p>
          </table:table-cell>
          <table:table-cell office:value-type="float" office:value="11191542600" calcext:value-type="float">
            <text:p>11191542600</text:p>
          </table:table-cell>
          <table:table-cell office:value-type="float" office:value="410126857" calcext:value-type="float">
            <text:p>410126857</text:p>
          </table:table-cell>
        </table:table-row>
        <table:table-row table:style-name="ro1">
          <table:table-cell office:value-type="string" calcext:value-type="string">
            <text:p>0500000US06031</text:p>
          </table:table-cell>
          <table:table-cell office:value-type="float" office:value="6031" calcext:value-type="float">
            <text:p>6031</text:p>
          </table:table-cell>
          <table:table-cell office:value-type="string" calcext:value-type="string">
            <text:p>Kings County, California</text:p>
          </table:table-cell>
          <table:table-cell office:value-type="float" office:value="1894878100" calcext:value-type="float">
            <text:p>1894878100</text:p>
          </table:table-cell>
          <table:table-cell office:value-type="float" office:value="115779144" calcext:value-type="float">
            <text:p>115779144</text:p>
          </table:table-cell>
        </table:table-row>
        <table:table-row table:style-name="ro1">
          <table:table-cell office:value-type="string" calcext:value-type="string">
            <text:p>0500000US06033</text:p>
          </table:table-cell>
          <table:table-cell office:value-type="float" office:value="6033" calcext:value-type="float">
            <text:p>6033</text:p>
          </table:table-cell>
          <table:table-cell office:value-type="string" calcext:value-type="string">
            <text:p>Lake County, California</text:p>
          </table:table-cell>
          <table:table-cell office:value-type="float" office:value="821832800" calcext:value-type="float">
            <text:p>821832800</text:p>
          </table:table-cell>
          <table:table-cell office:value-type="float" office:value="106510938" calcext:value-type="float">
            <text:p>106510938</text:p>
          </table:table-cell>
        </table:table-row>
        <table:table-row table:style-name="ro1">
          <table:table-cell office:value-type="string" calcext:value-type="string">
            <text:p>0500000US06037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Los Angeles County, California</text:p>
          </table:table-cell>
          <table:table-cell office:value-type="float" office:value="171290528100" calcext:value-type="float">
            <text:p>171290528100</text:p>
          </table:table-cell>
          <table:table-cell office:value-type="float" office:value="2121472958" calcext:value-type="float">
            <text:p>2121472958</text:p>
          </table:table-cell>
        </table:table-row>
        <table:table-row table:style-name="ro1">
          <table:table-cell office:value-type="string" calcext:value-type="string">
            <text:p>0500000US06039</text:p>
          </table:table-cell>
          <table:table-cell office:value-type="float" office:value="6039" calcext:value-type="float">
            <text:p>6039</text:p>
          </table:table-cell>
          <table:table-cell office:value-type="string" calcext:value-type="string">
            <text:p>Madera County, California</text:p>
          </table:table-cell>
          <table:table-cell office:value-type="float" office:value="1932006500" calcext:value-type="float">
            <text:p>1932006500</text:p>
          </table:table-cell>
          <table:table-cell office:value-type="float" office:value="236519026" calcext:value-type="float">
            <text:p>236519026</text:p>
          </table:table-cell>
        </table:table-row>
        <table:table-row table:style-name="ro1">
          <table:table-cell office:value-type="string" calcext:value-type="string">
            <text:p>0500000US06041</text:p>
          </table:table-cell>
          <table:table-cell office:value-type="float" office:value="6041" calcext:value-type="float">
            <text:p>6041</text:p>
          </table:table-cell>
          <table:table-cell office:value-type="string" calcext:value-type="string">
            <text:p>Marin County, California</text:p>
          </table:table-cell>
          <table:table-cell office:value-type="float" office:value="8342873200" calcext:value-type="float">
            <text:p>8342873200</text:p>
          </table:table-cell>
          <table:table-cell office:value-type="float" office:value="588502332" calcext:value-type="float">
            <text:p>588502332</text:p>
          </table:table-cell>
        </table:table-row>
        <table:table-row table:style-name="ro1">
          <table:table-cell office:value-type="string" calcext:value-type="string">
            <text:p>0500000US06045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Mendocino County, California</text:p>
          </table:table-cell>
          <table:table-cell office:value-type="float" office:value="1205539200" calcext:value-type="float">
            <text:p>1205539200</text:p>
          </table:table-cell>
          <table:table-cell office:value-type="float" office:value="153135647" calcext:value-type="float">
            <text:p>153135647</text:p>
          </table:table-cell>
        </table:table-row>
        <table:table-row table:style-name="ro1">
          <table:table-cell office:value-type="string" calcext:value-type="string">
            <text:p>0500000US06047</text:p>
          </table:table-cell>
          <table:table-cell office:value-type="float" office:value="6047" calcext:value-type="float">
            <text:p>6047</text:p>
          </table:table-cell>
          <table:table-cell office:value-type="string" calcext:value-type="string">
            <text:p>Merced County, California</text:p>
          </table:table-cell>
          <table:table-cell office:value-type="float" office:value="3163521800" calcext:value-type="float">
            <text:p>3163521800</text:p>
          </table:table-cell>
          <table:table-cell office:value-type="float" office:value="217983324" calcext:value-type="float">
            <text:p>217983324</text:p>
          </table:table-cell>
        </table:table-row>
        <table:table-row table:style-name="ro1">
          <table:table-cell office:value-type="string" calcext:value-type="string">
            <text:p>0500000US06053</text:p>
          </table:table-cell>
          <table:table-cell office:value-type="float" office:value="6053" calcext:value-type="float">
            <text:p>6053</text:p>
          </table:table-cell>
          <table:table-cell office:value-type="string" calcext:value-type="string">
            <text:p>Monterey County, California</text:p>
          </table:table-cell>
          <table:table-cell office:value-type="float" office:value="7347587800" calcext:value-type="float">
            <text:p>7347587800</text:p>
          </table:table-cell>
          <table:table-cell office:value-type="float" office:value="521370238" calcext:value-type="float">
            <text:p>521370238</text:p>
          </table:table-cell>
        </table:table-row>
        <table:table-row table:style-name="ro1">
          <table:table-cell office:value-type="string" calcext:value-type="string">
            <text:p>0500000US06055</text:p>
          </table:table-cell>
          <table:table-cell office:value-type="float" office:value="6055" calcext:value-type="float">
            <text:p>6055</text:p>
          </table:table-cell>
          <table:table-cell office:value-type="string" calcext:value-type="string">
            <text:p>Napa County, California</text:p>
          </table:table-cell>
          <table:table-cell office:value-type="float" office:value="3056566300" calcext:value-type="float">
            <text:p>3056566300</text:p>
          </table:table-cell>
          <table:table-cell office:value-type="float" office:value="302122656" calcext:value-type="float">
            <text:p>302122656</text:p>
          </table:table-cell>
        </table:table-row>
        <table:table-row table:style-name="ro1">
          <table:table-cell office:value-type="string" calcext:value-type="string">
            <text:p>0500000US06057</text:p>
          </table:table-cell>
          <table:table-cell office:value-type="float" office:value="6057" calcext:value-type="float">
            <text:p>6057</text:p>
          </table:table-cell>
          <table:table-cell office:value-type="string" calcext:value-type="string">
            <text:p>Nevada County, California</text:p>
          </table:table-cell>
          <table:table-cell office:value-type="float" office:value="2163231900" calcext:value-type="float">
            <text:p>2163231900</text:p>
          </table:table-cell>
          <table:table-cell office:value-type="float" office:value="212129787" calcext:value-type="float">
            <text:p>212129787</text:p>
          </table:table-cell>
        </table:table-row>
        <table:table-row table:style-name="ro1">
          <table:table-cell office:value-type="string" calcext:value-type="string">
            <text:p>0500000US06059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Orange County, California</text:p>
          </table:table-cell>
          <table:table-cell office:value-type="float" office:value="72899336900" calcext:value-type="float">
            <text:p>72899336900</text:p>
          </table:table-cell>
          <table:table-cell office:value-type="float" office:value="1314663972" calcext:value-type="float">
            <text:p>1314663972</text:p>
          </table:table-cell>
        </table:table-row>
        <table:table-row table:style-name="ro1">
          <table:table-cell office:value-type="string" calcext:value-type="string">
            <text:p>0500000US06061</text:p>
          </table:table-cell>
          <table:table-cell office:value-type="float" office:value="6061" calcext:value-type="float">
            <text:p>6061</text:p>
          </table:table-cell>
          <table:table-cell office:value-type="string" calcext:value-type="string">
            <text:p>Placer County, California</text:p>
          </table:table-cell>
          <table:table-cell office:value-type="float" office:value="8772452600" calcext:value-type="float">
            <text:p>8772452600</text:p>
          </table:table-cell>
          <table:table-cell office:value-type="float" office:value="472796072" calcext:value-type="float">
            <text:p>472796072</text:p>
          </table:table-cell>
        </table:table-row>
        <table:table-row table:style-name="ro1">
          <table:table-cell office:value-type="string" calcext:value-type="string">
            <text:p>0500000US06065</text:p>
          </table:table-cell>
          <table:table-cell office:value-type="float" office:value="6065" calcext:value-type="float">
            <text:p>6065</text:p>
          </table:table-cell>
          <table:table-cell office:value-type="string" calcext:value-type="string">
            <text:p>Riverside County, California</text:p>
          </table:table-cell>
          <table:table-cell office:value-type="float" office:value="35331682000" calcext:value-type="float">
            <text:p>35331682000</text:p>
          </table:table-cell>
          <table:table-cell office:value-type="float" office:value="863711739" calcext:value-type="float">
            <text:p>863711739</text:p>
          </table:table-cell>
        </table:table-row>
        <table:table-row table:style-name="ro1">
          <table:table-cell office:value-type="string" calcext:value-type="string">
            <text:p>0500000US06067</text:p>
          </table:table-cell>
          <table:table-cell office:value-type="float" office:value="6067" calcext:value-type="float">
            <text:p>6067</text:p>
          </table:table-cell>
          <table:table-cell office:value-type="string" calcext:value-type="string">
            <text:p>Sacramento County, California</text:p>
          </table:table-cell>
          <table:table-cell office:value-type="float" office:value="25441901100" calcext:value-type="float">
            <text:p>25441901100</text:p>
          </table:table-cell>
          <table:table-cell office:value-type="float" office:value="697356415" calcext:value-type="float">
            <text:p>697356415</text:p>
          </table:table-cell>
        </table:table-row>
        <table:table-row table:style-name="ro1">
          <table:table-cell office:value-type="string" calcext:value-type="string">
            <text:p>0500000US06071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San Bernardino County, California</text:p>
          </table:table-cell>
          <table:table-cell office:value-type="float" office:value="32252348100" calcext:value-type="float">
            <text:p>32252348100</text:p>
          </table:table-cell>
          <table:table-cell office:value-type="float" office:value="766642284" calcext:value-type="float">
            <text:p>766642284</text:p>
          </table:table-cell>
        </table:table-row>
        <table:table-row table:style-name="ro1">
          <table:table-cell office:value-type="string" calcext:value-type="string">
            <text:p>0500000US06073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San Diego County, California</text:p>
          </table:table-cell>
          <table:table-cell office:value-type="float" office:value="61407164600" calcext:value-type="float">
            <text:p>61407164600</text:p>
          </table:table-cell>
          <table:table-cell office:value-type="float" office:value="1064431647" calcext:value-type="float">
            <text:p>1064431647</text:p>
          </table:table-cell>
        </table:table-row>
        <table:table-row table:style-name="ro1">
          <table:table-cell office:value-type="string" calcext:value-type="string">
            <text:p>0500000US06075</text:p>
          </table:table-cell>
          <table:table-cell office:value-type="float" office:value="6075" calcext:value-type="float">
            <text:p>6075</text:p>
          </table:table-cell>
          <table:table-cell office:value-type="string" calcext:value-type="string">
            <text:p>San Francisco County, California</text:p>
          </table:table-cell>
          <table:table-cell office:value-type="float" office:value="16028724300" calcext:value-type="float">
            <text:p>16028724300</text:p>
          </table:table-cell>
          <table:table-cell office:value-type="float" office:value="945866972" calcext:value-type="float">
            <text:p>945866972</text:p>
          </table:table-cell>
        </table:table-row>
        <table:table-row table:style-name="ro1">
          <table:table-cell office:value-type="string" calcext:value-type="string">
            <text:p>0500000US06077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San Joaquin County, California</text:p>
          </table:table-cell>
          <table:table-cell office:value-type="float" office:value="11491361400" calcext:value-type="float">
            <text:p>11491361400</text:p>
          </table:table-cell>
          <table:table-cell office:value-type="float" office:value="405058538" calcext:value-type="float">
            <text:p>405058538</text:p>
          </table:table-cell>
        </table:table-row>
        <table:table-row table:style-name="ro1">
          <table:table-cell office:value-type="string" calcext:value-type="string">
            <text:p>0500000US06079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San Luis Obispo County, California</text:p>
          </table:table-cell>
          <table:table-cell office:value-type="float" office:value="5261323100" calcext:value-type="float">
            <text:p>5261323100</text:p>
          </table:table-cell>
          <table:table-cell office:value-type="float" office:value="375392124" calcext:value-type="float">
            <text:p>375392124</text:p>
          </table:table-cell>
        </table:table-row>
        <table:table-row table:style-name="ro1">
          <table:table-cell office:value-type="string" calcext:value-type="string">
            <text:p>0500000US06081</text:p>
          </table:table-cell>
          <table:table-cell office:value-type="float" office:value="6081" calcext:value-type="float">
            <text:p>6081</text:p>
          </table:table-cell>
          <table:table-cell office:value-type="string" calcext:value-type="string">
            <text:p>San Mateo County, California</text:p>
          </table:table-cell>
          <table:table-cell office:value-type="float" office:value="20888241900" calcext:value-type="float">
            <text:p>20888241900</text:p>
          </table:table-cell>
          <table:table-cell office:value-type="float" office:value="810174523" calcext:value-type="float">
            <text:p>810174523</text:p>
          </table:table-cell>
        </table:table-row>
        <table:table-row table:style-name="ro1">
          <table:table-cell office:value-type="string" calcext:value-type="string">
            <text:p>0500000US06083</text:p>
          </table:table-cell>
          <table:table-cell office:value-type="float" office:value="6083" calcext:value-type="float">
            <text:p>6083</text:p>
          </table:table-cell>
          <table:table-cell office:value-type="string" calcext:value-type="string">
            <text:p>Santa Barbara County, California</text:p>
          </table:table-cell>
          <table:table-cell office:value-type="float" office:value="7830041800" calcext:value-type="float">
            <text:p>7830041800</text:p>
          </table:table-cell>
          <table:table-cell office:value-type="float" office:value="537139354" calcext:value-type="float">
            <text:p>537139354</text:p>
          </table:table-cell>
        </table:table-row>
        <table:table-row table:style-name="ro1">
          <table:table-cell office:value-type="string" calcext:value-type="string">
            <text:p>0500000US06085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Santa Clara County, California</text:p>
          </table:table-cell>
          <table:table-cell office:value-type="float" office:value="48045145600" calcext:value-type="float">
            <text:p>48045145600</text:p>
          </table:table-cell>
          <table:table-cell office:value-type="float" office:value="1218287939" calcext:value-type="float">
            <text:p>1218287939</text:p>
          </table:table-cell>
        </table:table-row>
        <table:table-row table:style-name="ro1">
          <table:table-cell office:value-type="string" calcext:value-type="string">
            <text:p>0500000US06087</text:p>
          </table:table-cell>
          <table:table-cell office:value-type="float" office:value="6087" calcext:value-type="float">
            <text:p>6087</text:p>
          </table:table-cell>
          <table:table-cell office:value-type="string" calcext:value-type="string">
            <text:p>Santa Cruz County, California</text:p>
          </table:table-cell>
          <table:table-cell office:value-type="float" office:value="5737107300" calcext:value-type="float">
            <text:p>5737107300</text:p>
          </table:table-cell>
          <table:table-cell office:value-type="float" office:value="455427733" calcext:value-type="float">
            <text:p>455427733</text:p>
          </table:table-cell>
        </table:table-row>
        <table:table-row table:style-name="ro1">
          <table:table-cell office:value-type="string" calcext:value-type="string">
            <text:p>0500000US06089</text:p>
          </table:table-cell>
          <table:table-cell office:value-type="float" office:value="6089" calcext:value-type="float">
            <text:p>6089</text:p>
          </table:table-cell>
          <table:table-cell office:value-type="string" calcext:value-type="string">
            <text:p>Shasta County, California</text:p>
          </table:table-cell>
          <table:table-cell office:value-type="float" office:value="3126133400" calcext:value-type="float">
            <text:p>3126133400</text:p>
          </table:table-cell>
          <table:table-cell office:value-type="float" office:value="246487752" calcext:value-type="float">
            <text:p>246487752</text:p>
          </table:table-cell>
        </table:table-row>
        <table:table-row table:style-name="ro1">
          <table:table-cell office:value-type="string" calcext:value-type="string">
            <text:p>0500000US06095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Solano County, California</text:p>
          </table:table-cell>
          <table:table-cell office:value-type="float" office:value="8296901200" calcext:value-type="float">
            <text:p>8296901200</text:p>
          </table:table-cell>
          <table:table-cell office:value-type="float" office:value="349589918" calcext:value-type="float">
            <text:p>349589918</text:p>
          </table:table-cell>
        </table:table-row>
        <table:table-row table:style-name="ro1">
          <table:table-cell office:value-type="string" calcext:value-type="string">
            <text:p>0500000US06097</text:p>
          </table:table-cell>
          <table:table-cell office:value-type="float" office:value="6097" calcext:value-type="float">
            <text:p>6097</text:p>
          </table:table-cell>
          <table:table-cell office:value-type="string" calcext:value-type="string">
            <text:p>Sonoma County, California</text:p>
          </table:table-cell>
          <table:table-cell office:value-type="float" office:value="10194996600" calcext:value-type="float">
            <text:p>10194996600</text:p>
          </table:table-cell>
          <table:table-cell office:value-type="float" office:value="529578912" calcext:value-type="float">
            <text:p>529578912</text:p>
          </table:table-cell>
        </table:table-row>
        <table:table-row table:style-name="ro1">
          <table:table-cell office:value-type="string" calcext:value-type="string">
            <text:p>0500000US06099</text:p>
          </table:table-cell>
          <table:table-cell office:value-type="float" office:value="6099" calcext:value-type="float">
            <text:p>6099</text:p>
          </table:table-cell>
          <table:table-cell office:value-type="string" calcext:value-type="string">
            <text:p>Stanislaus County, California</text:p>
          </table:table-cell>
          <table:table-cell office:value-type="float" office:value="8341232600" calcext:value-type="float">
            <text:p>8341232600</text:p>
          </table:table-cell>
          <table:table-cell office:value-type="float" office:value="460133599" calcext:value-type="float">
            <text:p>460133599</text:p>
          </table:table-cell>
        </table:table-row>
        <table:table-row table:style-name="ro1">
          <table:table-cell office:value-type="string" calcext:value-type="string">
            <text:p>0500000US06101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Sutter County, California</text:p>
          </table:table-cell>
          <table:table-cell office:value-type="float" office:value="1566440500" calcext:value-type="float">
            <text:p>1566440500</text:p>
          </table:table-cell>
          <table:table-cell office:value-type="float" office:value="163842155" calcext:value-type="float">
            <text:p>163842155</text:p>
          </table:table-cell>
        </table:table-row>
        <table:table-row table:style-name="ro1">
          <table:table-cell office:value-type="string" calcext:value-type="string">
            <text:p>0500000US06107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Tulare County, California</text:p>
          </table:table-cell>
          <table:table-cell office:value-type="float" office:value="5714958300" calcext:value-type="float">
            <text:p>5714958300</text:p>
          </table:table-cell>
          <table:table-cell office:value-type="float" office:value="349412880" calcext:value-type="float">
            <text:p>349412880</text:p>
          </table:table-cell>
        </table:table-row>
        <table:table-row table:style-name="ro1">
          <table:table-cell office:value-type="string" calcext:value-type="string">
            <text:p>0500000US06111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Ventura County, California</text:p>
          </table:table-cell>
          <table:table-cell office:value-type="float" office:value="19022955600" calcext:value-type="float">
            <text:p>19022955600</text:p>
          </table:table-cell>
          <table:table-cell office:value-type="float" office:value="559572947" calcext:value-type="float">
            <text:p>559572947</text:p>
          </table:table-cell>
        </table:table-row>
        <table:table-row table:style-name="ro1">
          <table:table-cell office:value-type="string" calcext:value-type="string">
            <text:p>0500000US06113</text:p>
          </table:table-cell>
          <table:table-cell office:value-type="float" office:value="6113" calcext:value-type="float">
            <text:p>6113</text:p>
          </table:table-cell>
          <table:table-cell office:value-type="string" calcext:value-type="string">
            <text:p>Yolo County, California</text:p>
          </table:table-cell>
          <table:table-cell office:value-type="float" office:value="3356025700" calcext:value-type="float">
            <text:p>3356025700</text:p>
          </table:table-cell>
          <table:table-cell office:value-type="float" office:value="249261355" calcext:value-type="float">
            <text:p>249261355</text:p>
          </table:table-cell>
        </table:table-row>
        <table:table-row table:style-name="ro1">
          <table:table-cell office:value-type="string" calcext:value-type="string">
            <text:p>0500000US06115</text:p>
          </table:table-cell>
          <table:table-cell office:value-type="float" office:value="6115" calcext:value-type="float">
            <text:p>6115</text:p>
          </table:table-cell>
          <table:table-cell office:value-type="string" calcext:value-type="string">
            <text:p>Yuba County, California</text:p>
          </table:table-cell>
          <table:table-cell office:value-type="float" office:value="915639700" calcext:value-type="float">
            <text:p>915639700</text:p>
          </table:table-cell>
          <table:table-cell office:value-type="float" office:value="81491301" calcext:value-type="float">
            <text:p>81491301</text:p>
          </table:table-cell>
        </table:table-row>
        <table:table-row table:style-name="ro1">
          <table:table-cell office:value-type="string" calcext:value-type="string">
            <text:p>0500000US08001</text:p>
          </table:table-cell>
          <table:table-cell office:value-type="float" office:value="8001" calcext:value-type="float">
            <text:p>8001</text:p>
          </table:table-cell>
          <table:table-cell office:value-type="string" calcext:value-type="string">
            <text:p>Adams County, Colorado</text:p>
          </table:table-cell>
          <table:table-cell office:value-type="float" office:value="6893512100" calcext:value-type="float">
            <text:p>6893512100</text:p>
          </table:table-cell>
          <table:table-cell office:value-type="float" office:value="322310020" calcext:value-type="float">
            <text:p>322310020</text:p>
          </table:table-cell>
        </table:table-row>
        <table:table-row table:style-name="ro1">
          <table:table-cell office:value-type="string" calcext:value-type="string">
            <text:p>0500000US08005</text:p>
          </table:table-cell>
          <table:table-cell office:value-type="float" office:value="8005" calcext:value-type="float">
            <text:p>8005</text:p>
          </table:table-cell>
          <table:table-cell office:value-type="string" calcext:value-type="string">
            <text:p>Arapahoe County, Colorado</text:p>
          </table:table-cell>
          <table:table-cell office:value-type="float" office:value="12332258200" calcext:value-type="float">
            <text:p>12332258200</text:p>
          </table:table-cell>
          <table:table-cell office:value-type="float" office:value="465050123" calcext:value-type="float">
            <text:p>465050123</text:p>
          </table:table-cell>
        </table:table-row>
        <table:table-row table:style-name="ro1">
          <table:table-cell office:value-type="string" calcext:value-type="string">
            <text:p>0500000US08013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Boulder County, Colorado</text:p>
          </table:table-cell>
          <table:table-cell office:value-type="float" office:value="6992009500" calcext:value-type="float">
            <text:p>6992009500</text:p>
          </table:table-cell>
          <table:table-cell office:value-type="float" office:value="383857896" calcext:value-type="float">
            <text:p>383857896</text:p>
          </table:table-cell>
        </table:table-row>
        <table:table-row table:style-name="ro1">
          <table:table-cell office:value-type="string" calcext:value-type="string">
            <text:p>0500000US08031</text:p>
          </table:table-cell>
          <table:table-cell office:value-type="float" office:value="8031" calcext:value-type="float">
            <text:p>8031</text:p>
          </table:table-cell>
          <table:table-cell office:value-type="string" calcext:value-type="string">
            <text:p>Denver County, Colorado</text:p>
          </table:table-cell>
          <table:table-cell office:value-type="float" office:value="9093137300" calcext:value-type="float">
            <text:p>9093137300</text:p>
          </table:table-cell>
          <table:table-cell office:value-type="float" office:value="529383321" calcext:value-type="float">
            <text:p>529383321</text:p>
          </table:table-cell>
        </table:table-row>
        <table:table-row table:style-name="ro1">
          <table:table-cell office:value-type="string" calcext:value-type="string">
            <text:p>0500000US08035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Douglas County, Colorado</text:p>
          </table:table-cell>
          <table:table-cell office:value-type="float" office:value="8864787500" calcext:value-type="float">
            <text:p>8864787500</text:p>
          </table:table-cell>
          <table:table-cell office:value-type="float" office:value="509589255" calcext:value-type="float">
            <text:p>509589255</text:p>
          </table:table-cell>
        </table:table-row>
        <table:table-row table:style-name="ro1">
          <table:table-cell office:value-type="string" calcext:value-type="string">
            <text:p>0500000US08041</text:p>
          </table:table-cell>
          <table:table-cell office:value-type="float" office:value="8041" calcext:value-type="float">
            <text:p>8041</text:p>
          </table:table-cell>
          <table:table-cell office:value-type="string" calcext:value-type="string">
            <text:p>El Paso County, Colorado</text:p>
          </table:table-cell>
          <table:table-cell office:value-type="float" office:value="11516123800" calcext:value-type="float">
            <text:p>11516123800</text:p>
          </table:table-cell>
          <table:table-cell office:value-type="float" office:value="335945213" calcext:value-type="float">
            <text:p>335945213</text:p>
          </table:table-cell>
        </table:table-row>
        <table:table-row table:style-name="ro1">
          <table:table-cell office:value-type="string" calcext:value-type="string">
            <text:p>0500000US08059</text:p>
          </table:table-cell>
          <table:table-cell office:value-type="float" office:value="8059" calcext:value-type="float">
            <text:p>8059</text:p>
          </table:table-cell>
          <table:table-cell office:value-type="string" calcext:value-type="string">
            <text:p>Jefferson County, Colorado</text:p>
          </table:table-cell>
          <table:table-cell office:value-type="float" office:value="12662796600" calcext:value-type="float">
            <text:p>12662796600</text:p>
          </table:table-cell>
          <table:table-cell office:value-type="float" office:value="416049918" calcext:value-type="float">
            <text:p>416049918</text:p>
          </table:table-cell>
        </table:table-row>
        <table:table-row table:style-name="ro1">
          <table:table-cell office:value-type="string" calcext:value-type="string">
            <text:p>0500000US08069</text:p>
          </table:table-cell>
          <table:table-cell office:value-type="float" office:value="8069" calcext:value-type="float">
            <text:p>8069</text:p>
          </table:table-cell>
          <table:table-cell office:value-type="string" calcext:value-type="string">
            <text:p>Larimer County, Colorado</text:p>
          </table:table-cell>
          <table:table-cell office:value-type="float" office:value="6168504500" calcext:value-type="float">
            <text:p>6168504500</text:p>
          </table:table-cell>
          <table:table-cell office:value-type="float" office:value="311705073" calcext:value-type="float">
            <text:p>311705073</text:p>
          </table:table-cell>
        </table:table-row>
        <table:table-row table:style-name="ro1">
          <table:table-cell office:value-type="string" calcext:value-type="string">
            <text:p>0500000US08077</text:p>
          </table:table-cell>
          <table:table-cell office:value-type="float" office:value="8077" calcext:value-type="float">
            <text:p>8077</text:p>
          </table:table-cell>
          <table:table-cell office:value-type="string" calcext:value-type="string">
            <text:p>Mesa County, Colorado</text:p>
          </table:table-cell>
          <table:table-cell office:value-type="float" office:value="2309417700" calcext:value-type="float">
            <text:p>2309417700</text:p>
          </table:table-cell>
          <table:table-cell office:value-type="float" office:value="184046486" calcext:value-type="float">
            <text:p>184046486</text:p>
          </table:table-cell>
        </table:table-row>
        <table:table-row table:style-name="ro1">
          <table:table-cell office:value-type="string" calcext:value-type="string">
            <text:p>0500000US08101</text:p>
          </table:table-cell>
          <table:table-cell office:value-type="float" office:value="8101" calcext:value-type="float">
            <text:p>8101</text:p>
          </table:table-cell>
          <table:table-cell office:value-type="string" calcext:value-type="string">
            <text:p>Pueblo County, Colorado</text:p>
          </table:table-cell>
          <table:table-cell office:value-type="float" office:value="2323908300" calcext:value-type="float">
            <text:p>2323908300</text:p>
          </table:table-cell>
          <table:table-cell office:value-type="float" office:value="214950681" calcext:value-type="float">
            <text:p>214950681</text:p>
          </table:table-cell>
        </table:table-row>
        <table:table-row table:style-name="ro1">
          <table:table-cell office:value-type="string" calcext:value-type="string">
            <text:p>0500000US08123</text:p>
          </table:table-cell>
          <table:table-cell office:value-type="float" office:value="8123" calcext:value-type="float">
            <text:p>8123</text:p>
          </table:table-cell>
          <table:table-cell office:value-type="string" calcext:value-type="string">
            <text:p>Weld County, Colorado</text:p>
          </table:table-cell>
          <table:table-cell office:value-type="float" office:value="4234883800" calcext:value-type="float">
            <text:p>4234883800</text:p>
          </table:table-cell>
          <table:table-cell office:value-type="float" office:value="315461410" calcext:value-type="float">
            <text:p>315461410</text:p>
          </table:table-cell>
        </table:table-row>
        <table:table-row table:style-name="ro1">
          <table:table-cell office:value-type="string" calcext:value-type="string">
            <text:p>0500000US09001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Fairfield County, Connecticut</text:p>
          </table:table-cell>
          <table:table-cell office:value-type="float" office:value="34542371400" calcext:value-type="float">
            <text:p>34542371400</text:p>
          </table:table-cell>
          <table:table-cell office:value-type="float" office:value="1219848732" calcext:value-type="float">
            <text:p>1219848732</text:p>
          </table:table-cell>
        </table:table-row>
        <table:table-row table:style-name="ro1">
          <table:table-cell office:value-type="string" calcext:value-type="string">
            <text:p>0500000US09003</text:p>
          </table:table-cell>
          <table:table-cell office:value-type="float" office:value="9003" calcext:value-type="float">
            <text:p>9003</text:p>
          </table:table-cell>
          <table:table-cell office:value-type="string" calcext:value-type="string">
            <text:p>Hartford County, Connecticut</text:p>
          </table:table-cell>
          <table:table-cell office:value-type="float" office:value="20109153200" calcext:value-type="float">
            <text:p>20109153200</text:p>
          </table:table-cell>
          <table:table-cell office:value-type="float" office:value="574391196" calcext:value-type="float">
            <text:p>574391196</text:p>
          </table:table-cell>
        </table:table-row>
        <table:table-row table:style-name="ro1">
          <table:table-cell office:value-type="string" calcext:value-type="string">
            <text:p>0500000US09005</text:p>
          </table:table-cell>
          <table:table-cell office:value-type="float" office:value="9005" calcext:value-type="float">
            <text:p>9005</text:p>
          </table:table-cell>
          <table:table-cell office:value-type="string" calcext:value-type="string">
            <text:p>Litchfield County, Connecticut</text:p>
          </table:table-cell>
          <table:table-cell office:value-type="float" office:value="5019024400" calcext:value-type="float">
            <text:p>5019024400</text:p>
          </table:table-cell>
          <table:table-cell office:value-type="float" office:value="348779003" calcext:value-type="float">
            <text:p>348779003</text:p>
          </table:table-cell>
        </table:table-row>
        <table:table-row table:style-name="ro1">
          <table:table-cell office:value-type="string" calcext:value-type="string">
            <text:p>0500000US09007</text:p>
          </table:table-cell>
          <table:table-cell office:value-type="float" office:value="9007" calcext:value-type="float">
            <text:p>9007</text:p>
          </table:table-cell>
          <table:table-cell office:value-type="string" calcext:value-type="string">
            <text:p>Middlesex County, Connecticut</text:p>
          </table:table-cell>
          <table:table-cell office:value-type="float" office:value="4189735100" calcext:value-type="float">
            <text:p>4189735100</text:p>
          </table:table-cell>
          <table:table-cell office:value-type="float" office:value="228027248" calcext:value-type="float">
            <text:p>228027248</text:p>
          </table:table-cell>
        </table:table-row>
        <table:table-row table:style-name="ro1">
          <table:table-cell office:value-type="string" calcext:value-type="string">
            <text:p>0500000US09009</text:p>
          </table:table-cell>
          <table:table-cell office:value-type="float" office:value="9009" calcext:value-type="float">
            <text:p>9009</text:p>
          </table:table-cell>
          <table:table-cell office:value-type="string" calcext:value-type="string">
            <text:p>New Haven County, Connecticut</text:p>
          </table:table-cell>
          <table:table-cell office:value-type="float" office:value="18060929000" calcext:value-type="float">
            <text:p>18060929000</text:p>
          </table:table-cell>
          <table:table-cell office:value-type="float" office:value="569975768" calcext:value-type="float">
            <text:p>569975768</text:p>
          </table:table-cell>
        </table:table-row>
        <table:table-row table:style-name="ro1">
          <table:table-cell office:value-type="string" calcext:value-type="string">
            <text:p>0500000US09011</text:p>
          </table:table-cell>
          <table:table-cell office:value-type="float" office:value="9011" calcext:value-type="float">
            <text:p>9011</text:p>
          </table:table-cell>
          <table:table-cell office:value-type="string" calcext:value-type="string">
            <text:p>New London County, Connecticut</text:p>
          </table:table-cell>
          <table:table-cell office:value-type="float" office:value="6130174300" calcext:value-type="float">
            <text:p>6130174300</text:p>
          </table:table-cell>
          <table:table-cell office:value-type="float" office:value="342659462" calcext:value-type="float">
            <text:p>342659462</text:p>
          </table:table-cell>
        </table:table-row>
        <table:table-row table:style-name="ro1">
          <table:table-cell office:value-type="string" calcext:value-type="string">
            <text:p>0500000US09013</text:p>
          </table:table-cell>
          <table:table-cell office:value-type="float" office:value="9013" calcext:value-type="float">
            <text:p>9013</text:p>
          </table:table-cell>
          <table:table-cell office:value-type="string" calcext:value-type="string">
            <text:p>Tolland County, Connecticut</text:p>
          </table:table-cell>
          <table:table-cell office:value-type="float" office:value="3584492800" calcext:value-type="float">
            <text:p>3584492800</text:p>
          </table:table-cell>
          <table:table-cell office:value-type="float" office:value="222048941" calcext:value-type="float">
            <text:p>222048941</text:p>
          </table:table-cell>
        </table:table-row>
        <table:table-row table:style-name="ro1">
          <table:table-cell office:value-type="string" calcext:value-type="string">
            <text:p>0500000US09015</text:p>
          </table:table-cell>
          <table:table-cell office:value-type="float" office:value="9015" calcext:value-type="float">
            <text:p>9015</text:p>
          </table:table-cell>
          <table:table-cell office:value-type="string" calcext:value-type="string">
            <text:p>Windham County, Connecticut</text:p>
          </table:table-cell>
          <table:table-cell office:value-type="float" office:value="2030523700" calcext:value-type="float">
            <text:p>2030523700</text:p>
          </table:table-cell>
          <table:table-cell office:value-type="float" office:value="148683407" calcext:value-type="float">
            <text:p>148683407</text:p>
          </table:table-cell>
        </table:table-row>
        <table:table-row table:style-name="ro1">
          <table:table-cell office:value-type="string" calcext:value-type="string">
            <text:p>0500000US10001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Kent County, Delaware</text:p>
          </table:table-cell>
          <table:table-cell office:value-type="float" office:value="2589841700" calcext:value-type="float">
            <text:p>2589841700</text:p>
          </table:table-cell>
          <table:table-cell office:value-type="float" office:value="213612681" calcext:value-type="float">
            <text:p>213612681</text:p>
          </table:table-cell>
        </table:table-row>
        <table:table-row table:style-name="ro1">
          <table:table-cell office:value-type="string" calcext:value-type="string">
            <text:p>0500000US10003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New Castle County, Delaware</text:p>
          </table:table-cell>
          <table:table-cell office:value-type="float" office:value="11084692700" calcext:value-type="float">
            <text:p>11084692700</text:p>
          </table:table-cell>
          <table:table-cell office:value-type="float" office:value="473561180" calcext:value-type="float">
            <text:p>473561180</text:p>
          </table:table-cell>
        </table:table-row>
        <table:table-row table:style-name="ro1">
          <table:table-cell office:value-type="string" calcext:value-type="string">
            <text:p>0500000US10005</text:p>
          </table:table-cell>
          <table:table-cell office:value-type="float" office:value="10005" calcext:value-type="float">
            <text:p>10005</text:p>
          </table:table-cell>
          <table:table-cell office:value-type="string" calcext:value-type="string">
            <text:p>Sussex County, Delaware</text:p>
          </table:table-cell>
          <table:table-cell office:value-type="float" office:value="3217547500" calcext:value-type="float">
            <text:p>3217547500</text:p>
          </table:table-cell>
          <table:table-cell office:value-type="float" office:value="194768184" calcext:value-type="float">
            <text:p>194768184</text:p>
          </table:table-cell>
        </table:table-row>
        <table:table-row table:style-name="ro1">
          <table:table-cell office:value-type="string" calcext:value-type="string">
            <text:p>0500000US11001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District of Columbia, District of Columbia</text:p>
          </table:table-cell>
          <table:table-cell office:value-type="float" office:value="11104546700" calcext:value-type="float">
            <text:p>11104546700</text:p>
          </table:table-cell>
          <table:table-cell office:value-type="float" office:value="669442086" calcext:value-type="float">
            <text:p>669442086</text:p>
          </table:table-cell>
        </table:table-row>
        <table:table-row table:style-name="ro1">
          <table:table-cell office:value-type="string" calcext:value-type="string">
            <text:p>0500000US12001</text:p>
          </table:table-cell>
          <table:table-cell office:value-type="float" office:value="12001" calcext:value-type="float">
            <text:p>12001</text:p>
          </table:table-cell>
          <table:table-cell office:value-type="string" calcext:value-type="string">
            <text:p>Alachua County, Florida</text:p>
          </table:table-cell>
          <table:table-cell office:value-type="float" office:value="3744673000" calcext:value-type="float">
            <text:p>3744673000</text:p>
          </table:table-cell>
          <table:table-cell office:value-type="float" office:value="259657122" calcext:value-type="float">
            <text:p>259657122</text:p>
          </table:table-cell>
        </table:table-row>
        <table:table-row table:style-name="ro1">
          <table:table-cell office:value-type="string" calcext:value-type="string">
            <text:p>0500000US12005</text:p>
          </table:table-cell>
          <table:table-cell office:value-type="float" office:value="12005" calcext:value-type="float">
            <text:p>12005</text:p>
          </table:table-cell>
          <table:table-cell office:value-type="string" calcext:value-type="string">
            <text:p>Bay County, Florida</text:p>
          </table:table-cell>
          <table:table-cell office:value-type="float" office:value="3027683600" calcext:value-type="float">
            <text:p>3027683600</text:p>
          </table:table-cell>
          <table:table-cell office:value-type="float" office:value="217954386" calcext:value-type="float">
            <text:p>217954386</text:p>
          </table:table-cell>
        </table:table-row>
        <table:table-row table:style-name="ro1">
          <table:table-cell office:value-type="string" calcext:value-type="string">
            <text:p>0500000US12009</text:p>
          </table:table-cell>
          <table:table-cell office:value-type="float" office:value="12009" calcext:value-type="float">
            <text:p>12009</text:p>
          </table:table-cell>
          <table:table-cell office:value-type="string" calcext:value-type="string">
            <text:p>Brevard County, Florida</text:p>
          </table:table-cell>
          <table:table-cell office:value-type="float" office:value="10375907500" calcext:value-type="float">
            <text:p>10375907500</text:p>
          </table:table-cell>
          <table:table-cell office:value-type="float" office:value="460928248" calcext:value-type="float">
            <text:p>460928248</text:p>
          </table:table-cell>
        </table:table-row>
        <table:table-row table:style-name="ro1">
          <table:table-cell office:value-type="string" calcext:value-type="string">
            <text:p>0500000US12011</text:p>
          </table:table-cell>
          <table:table-cell office:value-type="float" office:value="12011" calcext:value-type="float">
            <text:p>12011</text:p>
          </table:table-cell>
          <table:table-cell office:value-type="string" calcext:value-type="string">
            <text:p>Broward County, Florida</text:p>
          </table:table-cell>
          <table:table-cell office:value-type="float" office:value="34552123000" calcext:value-type="float">
            <text:p>34552123000</text:p>
          </table:table-cell>
          <table:table-cell office:value-type="float" office:value="973932796" calcext:value-type="float">
            <text:p>973932796</text:p>
          </table:table-cell>
        </table:table-row>
        <table:table-row table:style-name="ro1">
          <table:table-cell office:value-type="string" calcext:value-type="string">
            <text:p>0500000US12015</text:p>
          </table:table-cell>
          <table:table-cell office:value-type="float" office:value="12015" calcext:value-type="float">
            <text:p>12015</text:p>
          </table:table-cell>
          <table:table-cell office:value-type="string" calcext:value-type="string">
            <text:p>Charlotte County, Florida</text:p>
          </table:table-cell>
          <table:table-cell office:value-type="float" office:value="3008677400" calcext:value-type="float">
            <text:p>3008677400</text:p>
          </table:table-cell>
          <table:table-cell office:value-type="float" office:value="244517088" calcext:value-type="float">
            <text:p>244517088</text:p>
          </table:table-cell>
        </table:table-row>
        <table:table-row table:style-name="ro1">
          <table:table-cell office:value-type="string" calcext:value-type="string">
            <text:p>0500000US12017</text:p>
          </table:table-cell>
          <table:table-cell office:value-type="float" office:value="12017" calcext:value-type="float">
            <text:p>12017</text:p>
          </table:table-cell>
          <table:table-cell office:value-type="string" calcext:value-type="string">
            <text:p>Citrus County, Florida</text:p>
          </table:table-cell>
          <table:table-cell office:value-type="float" office:value="2316100300" calcext:value-type="float">
            <text:p>2316100300</text:p>
          </table:table-cell>
          <table:table-cell office:value-type="float" office:value="197540748" calcext:value-type="float">
            <text:p>197540748</text:p>
          </table:table-cell>
        </table:table-row>
        <table:table-row table:style-name="ro1">
          <table:table-cell office:value-type="string" calcext:value-type="string">
            <text:p>0500000US12019</text:p>
          </table:table-cell>
          <table:table-cell office:value-type="float" office:value="12019" calcext:value-type="float">
            <text:p>12019</text:p>
          </table:table-cell>
          <table:table-cell office:value-type="string" calcext:value-type="string">
            <text:p>Clay County, Florida</text:p>
          </table:table-cell>
          <table:table-cell office:value-type="float" office:value="3725032800" calcext:value-type="float">
            <text:p>3725032800</text:p>
          </table:table-cell>
          <table:table-cell office:value-type="float" office:value="215439242" calcext:value-type="float">
            <text:p>215439242</text:p>
          </table:table-cell>
        </table:table-row>
        <table:table-row table:style-name="ro1">
          <table:table-cell office:value-type="string" calcext:value-type="string">
            <text:p>0500000US12021</text:p>
          </table:table-cell>
          <table:table-cell office:value-type="float" office:value="12021" calcext:value-type="float">
            <text:p>12021</text:p>
          </table:table-cell>
          <table:table-cell office:value-type="string" calcext:value-type="string">
            <text:p>Collier County, Florida</text:p>
          </table:table-cell>
          <table:table-cell office:value-type="float" office:value="7871848300" calcext:value-type="float">
            <text:p>7871848300</text:p>
          </table:table-cell>
          <table:table-cell office:value-type="float" office:value="596021422" calcext:value-type="float">
            <text:p>596021422</text:p>
          </table:table-cell>
        </table:table-row>
        <table:table-row table:style-name="ro1">
          <table:table-cell office:value-type="string" calcext:value-type="string">
            <text:p>0500000US12023</text:p>
          </table:table-cell>
          <table:table-cell office:value-type="float" office:value="12023" calcext:value-type="float">
            <text:p>12023</text:p>
          </table:table-cell>
          <table:table-cell office:value-type="string" calcext:value-type="string">
            <text:p>Columbia County, Florida</text:p>
          </table:table-cell>
          <table:table-cell office:value-type="float" office:value="877439000" calcext:value-type="float">
            <text:p>877439000</text:p>
          </table:table-cell>
          <table:table-cell office:value-type="float" office:value="169168884" calcext:value-type="float">
            <text:p>169168884</text:p>
          </table:table-cell>
        </table:table-row>
        <table:table-row table:style-name="ro1">
          <table:table-cell office:value-type="string" calcext:value-type="string">
            <text:p>0500000US12031</text:p>
          </table:table-cell>
          <table:table-cell office:value-type="float" office:value="12031" calcext:value-type="float">
            <text:p>12031</text:p>
          </table:table-cell>
          <table:table-cell office:value-type="string" calcext:value-type="string">
            <text:p>Duval County, Florida</text:p>
          </table:table-cell>
          <table:table-cell office:value-type="float" office:value="14905289300" calcext:value-type="float">
            <text:p>14905289300</text:p>
          </table:table-cell>
          <table:table-cell office:value-type="float" office:value="542936911" calcext:value-type="float">
            <text:p>542936911</text:p>
          </table:table-cell>
        </table:table-row>
        <table:table-row table:style-name="ro1">
          <table:table-cell office:value-type="string" calcext:value-type="string">
            <text:p>0500000US12033</text:p>
          </table:table-cell>
          <table:table-cell office:value-type="float" office:value="12033" calcext:value-type="float">
            <text:p>12033</text:p>
          </table:table-cell>
          <table:table-cell office:value-type="string" calcext:value-type="string">
            <text:p>Escambia County, Florida</text:p>
          </table:table-cell>
          <table:table-cell office:value-type="float" office:value="4950619400" calcext:value-type="float">
            <text:p>4950619400</text:p>
          </table:table-cell>
          <table:table-cell office:value-type="float" office:value="272258089" calcext:value-type="float">
            <text:p>272258089</text:p>
          </table:table-cell>
        </table:table-row>
        <table:table-row table:style-name="ro1">
          <table:table-cell office:value-type="string" calcext:value-type="string">
            <text:p>0500000US12035</text:p>
          </table:table-cell>
          <table:table-cell office:value-type="float" office:value="12035" calcext:value-type="float">
            <text:p>12035</text:p>
          </table:table-cell>
          <table:table-cell office:value-type="string" calcext:value-type="string">
            <text:p>Flagler County, Florida</text:p>
          </table:table-cell>
          <table:table-cell office:value-type="float" office:value="1768075300" calcext:value-type="float">
            <text:p>1768075300</text:p>
          </table:table-cell>
          <table:table-cell office:value-type="float" office:value="243031711" calcext:value-type="float">
            <text:p>243031711</text:p>
          </table:table-cell>
        </table:table-row>
        <table:table-row table:style-name="ro1">
          <table:table-cell office:value-type="string" calcext:value-type="string">
            <text:p>0500000US12053</text:p>
          </table:table-cell>
          <table:table-cell office:value-type="float" office:value="12053" calcext:value-type="float">
            <text:p>12053</text:p>
          </table:table-cell>
          <table:table-cell office:value-type="string" calcext:value-type="string">
            <text:p>Hernando County, Florida</text:p>
          </table:table-cell>
          <table:table-cell office:value-type="float" office:value="2847252200" calcext:value-type="float">
            <text:p>2847252200</text:p>
          </table:table-cell>
          <table:table-cell office:value-type="float" office:value="232931169" calcext:value-type="float">
            <text:p>232931169</text:p>
          </table:table-cell>
        </table:table-row>
        <table:table-row table:style-name="ro1">
          <table:table-cell office:value-type="string" calcext:value-type="string">
            <text:p>0500000US12055</text:p>
          </table:table-cell>
          <table:table-cell office:value-type="float" office:value="12055" calcext:value-type="float">
            <text:p>12055</text:p>
          </table:table-cell>
          <table:table-cell office:value-type="string" calcext:value-type="string">
            <text:p>Highlands County, Florida</text:p>
          </table:table-cell>
          <table:table-cell office:value-type="float" office:value="1284591100" calcext:value-type="float">
            <text:p>1284591100</text:p>
          </table:table-cell>
          <table:table-cell office:value-type="float" office:value="113298061" calcext:value-type="float">
            <text:p>113298061</text:p>
          </table:table-cell>
        </table:table-row>
        <table:table-row table:style-name="ro1">
          <table:table-cell office:value-type="string" calcext:value-type="string">
            <text:p>0500000US12057</text:p>
          </table:table-cell>
          <table:table-cell office:value-type="float" office:value="12057" calcext:value-type="float">
            <text:p>12057</text:p>
          </table:table-cell>
          <table:table-cell office:value-type="string" calcext:value-type="string">
            <text:p>Hillsborough County, Florida</text:p>
          </table:table-cell>
          <table:table-cell office:value-type="float" office:value="21826596400" calcext:value-type="float">
            <text:p>21826596400</text:p>
          </table:table-cell>
          <table:table-cell office:value-type="float" office:value="786401695" calcext:value-type="float">
            <text:p>786401695</text:p>
          </table:table-cell>
        </table:table-row>
        <table:table-row table:style-name="ro1">
          <table:table-cell office:value-type="string" calcext:value-type="string">
            <text:p>0500000US12061</text:p>
          </table:table-cell>
          <table:table-cell office:value-type="float" office:value="12061" calcext:value-type="float">
            <text:p>12061</text:p>
          </table:table-cell>
          <table:table-cell office:value-type="string" calcext:value-type="string">
            <text:p>Indian River County, Florida</text:p>
          </table:table-cell>
          <table:table-cell office:value-type="float" office:value="3350151700" calcext:value-type="float">
            <text:p>3350151700</text:p>
          </table:table-cell>
          <table:table-cell office:value-type="float" office:value="404483611" calcext:value-type="float">
            <text:p>404483611</text:p>
          </table:table-cell>
        </table:table-row>
        <table:table-row table:style-name="ro1">
          <table:table-cell office:value-type="string" calcext:value-type="string">
            <text:p>0500000US12069</text:p>
          </table:table-cell>
          <table:table-cell office:value-type="float" office:value="12069" calcext:value-type="float">
            <text:p>12069</text:p>
          </table:table-cell>
          <table:table-cell office:value-type="string" calcext:value-type="string">
            <text:p>Lake County, Florida</text:p>
          </table:table-cell>
          <table:table-cell office:value-type="float" office:value="5033967800" calcext:value-type="float">
            <text:p>5033967800</text:p>
          </table:table-cell>
          <table:table-cell office:value-type="float" office:value="244373459" calcext:value-type="float">
            <text:p>244373459</text:p>
          </table:table-cell>
        </table:table-row>
        <table:table-row table:style-name="ro1">
          <table:table-cell office:value-type="string" calcext:value-type="string">
            <text:p>0500000US12071</text:p>
          </table:table-cell>
          <table:table-cell office:value-type="float" office:value="12071" calcext:value-type="float">
            <text:p>12071</text:p>
          </table:table-cell>
          <table:table-cell office:value-type="string" calcext:value-type="string">
            <text:p>Lee County, Florida</text:p>
          </table:table-cell>
          <table:table-cell office:value-type="float" office:value="12613887600" calcext:value-type="float">
            <text:p>12613887600</text:p>
          </table:table-cell>
          <table:table-cell office:value-type="float" office:value="684319853" calcext:value-type="float">
            <text:p>684319853</text:p>
          </table:table-cell>
        </table:table-row>
        <table:table-row table:style-name="ro1">
          <table:table-cell office:value-type="string" calcext:value-type="string">
            <text:p>0500000US12073</text:p>
          </table:table-cell>
          <table:table-cell office:value-type="float" office:value="12073" calcext:value-type="float">
            <text:p>12073</text:p>
          </table:table-cell>
          <table:table-cell office:value-type="string" calcext:value-type="string">
            <text:p>Leon County, Florida</text:p>
          </table:table-cell>
          <table:table-cell office:value-type="float" office:value="4493511500" calcext:value-type="float">
            <text:p>4493511500</text:p>
          </table:table-cell>
          <table:table-cell office:value-type="float" office:value="212601551" calcext:value-type="float">
            <text:p>212601551</text:p>
          </table:table-cell>
        </table:table-row>
        <table:table-row table:style-name="ro1">
          <table:table-cell office:value-type="string" calcext:value-type="string">
            <text:p>0500000US12081</text:p>
          </table:table-cell>
          <table:table-cell office:value-type="float" office:value="12081" calcext:value-type="float">
            <text:p>12081</text:p>
          </table:table-cell>
          <table:table-cell office:value-type="string" calcext:value-type="string">
            <text:p>Manatee County, Florida</text:p>
          </table:table-cell>
          <table:table-cell office:value-type="float" office:value="6334466300" calcext:value-type="float">
            <text:p>6334466300</text:p>
          </table:table-cell>
          <table:table-cell office:value-type="float" office:value="382448669" calcext:value-type="float">
            <text:p>382448669</text:p>
          </table:table-cell>
        </table:table-row>
        <table:table-row table:style-name="ro1">
          <table:table-cell office:value-type="string" calcext:value-type="string">
            <text:p>0500000US12083</text:p>
          </table:table-cell>
          <table:table-cell office:value-type="float" office:value="12083" calcext:value-type="float">
            <text:p>12083</text:p>
          </table:table-cell>
          <table:table-cell office:value-type="string" calcext:value-type="string">
            <text:p>Marion County, Florida</text:p>
          </table:table-cell>
          <table:table-cell office:value-type="float" office:value="4919045600" calcext:value-type="float">
            <text:p>4919045600</text:p>
          </table:table-cell>
          <table:table-cell office:value-type="float" office:value="243581743" calcext:value-type="float">
            <text:p>243581743</text:p>
          </table:table-cell>
        </table:table-row>
        <table:table-row table:style-name="ro1">
          <table:table-cell office:value-type="string" calcext:value-type="string">
            <text:p>0500000US12085</text:p>
          </table:table-cell>
          <table:table-cell office:value-type="float" office:value="12085" calcext:value-type="float">
            <text:p>12085</text:p>
          </table:table-cell>
          <table:table-cell office:value-type="string" calcext:value-type="string">
            <text:p>Martin County, Florida</text:p>
          </table:table-cell>
          <table:table-cell office:value-type="float" office:value="3645529100" calcext:value-type="float">
            <text:p>3645529100</text:p>
          </table:table-cell>
          <table:table-cell office:value-type="float" office:value="341653724" calcext:value-type="float">
            <text:p>341653724</text:p>
          </table:table-cell>
        </table:table-row>
        <table:table-row table:style-name="ro1">
          <table:table-cell office:value-type="string" calcext:value-type="string">
            <text:p>0500000US12086</text:p>
          </table:table-cell>
          <table:table-cell office:value-type="float" office:value="12086" calcext:value-type="float">
            <text:p>12086</text:p>
          </table:table-cell>
          <table:table-cell office:value-type="string" calcext:value-type="string">
            <text:p>Miami-Dade County, Florida</text:p>
          </table:table-cell>
          <table:table-cell office:value-type="float" office:value="38558301400" calcext:value-type="float">
            <text:p>38558301400</text:p>
          </table:table-cell>
          <table:table-cell office:value-type="float" office:value="1048395921" calcext:value-type="float">
            <text:p>1048395921</text:p>
          </table:table-cell>
        </table:table-row>
        <table:table-row table:style-name="ro1">
          <table:table-cell office:value-type="string" calcext:value-type="string">
            <text:p>0500000US12087</text:p>
          </table:table-cell>
          <table:table-cell office:value-type="float" office:value="12087" calcext:value-type="float">
            <text:p>12087</text:p>
          </table:table-cell>
          <table:table-cell office:value-type="string" calcext:value-type="string">
            <text:p>Monroe County, Florida</text:p>
          </table:table-cell>
          <table:table-cell office:value-type="float" office:value="1821449000" calcext:value-type="float">
            <text:p>1821449000</text:p>
          </table:table-cell>
          <table:table-cell office:value-type="float" office:value="264295619" calcext:value-type="float">
            <text:p>264295619</text:p>
          </table:table-cell>
        </table:table-row>
        <table:table-row table:style-name="ro1">
          <table:table-cell office:value-type="string" calcext:value-type="string">
            <text:p>0500000US12089</text:p>
          </table:table-cell>
          <table:table-cell office:value-type="float" office:value="12089" calcext:value-type="float">
            <text:p>12089</text:p>
          </table:table-cell>
          <table:table-cell office:value-type="string" calcext:value-type="string">
            <text:p>Nassau County, Florida</text:p>
          </table:table-cell>
          <table:table-cell office:value-type="float" office:value="1384528400" calcext:value-type="float">
            <text:p>1384528400</text:p>
          </table:table-cell>
          <table:table-cell office:value-type="float" office:value="247096898" calcext:value-type="float">
            <text:p>247096898</text:p>
          </table:table-cell>
        </table:table-row>
        <table:table-row table:style-name="ro1">
          <table:table-cell office:value-type="string" calcext:value-type="string">
            <text:p>0500000US12091</text:p>
          </table:table-cell>
          <table:table-cell office:value-type="float" office:value="12091" calcext:value-type="float">
            <text:p>12091</text:p>
          </table:table-cell>
          <table:table-cell office:value-type="string" calcext:value-type="string">
            <text:p>Okaloosa County, Florida</text:p>
          </table:table-cell>
          <table:table-cell office:value-type="float" office:value="4188879800" calcext:value-type="float">
            <text:p>4188879800</text:p>
          </table:table-cell>
          <table:table-cell office:value-type="float" office:value="336837811" calcext:value-type="float">
            <text:p>336837811</text:p>
          </table:table-cell>
        </table:table-row>
        <table:table-row table:style-name="ro1">
          <table:table-cell office:value-type="string" calcext:value-type="string">
            <text:p>0500000US12095</text:p>
          </table:table-cell>
          <table:table-cell office:value-type="float" office:value="12095" calcext:value-type="float">
            <text:p>12095</text:p>
          </table:table-cell>
          <table:table-cell office:value-type="string" calcext:value-type="string">
            <text:p>Orange County, Florida</text:p>
          </table:table-cell>
          <table:table-cell office:value-type="float" office:value="19479374900" calcext:value-type="float">
            <text:p>19479374900</text:p>
          </table:table-cell>
          <table:table-cell office:value-type="float" office:value="757603131" calcext:value-type="float">
            <text:p>757603131</text:p>
          </table:table-cell>
        </table:table-row>
        <table:table-row table:style-name="ro1">
          <table:table-cell office:value-type="string" calcext:value-type="string">
            <text:p>0500000US12097</text:p>
          </table:table-cell>
          <table:table-cell office:value-type="float" office:value="12097" calcext:value-type="float">
            <text:p>12097</text:p>
          </table:table-cell>
          <table:table-cell office:value-type="string" calcext:value-type="string">
            <text:p>Osceola County, Florida</text:p>
          </table:table-cell>
          <table:table-cell office:value-type="float" office:value="4125118300" calcext:value-type="float">
            <text:p>4125118300</text:p>
          </table:table-cell>
          <table:table-cell office:value-type="float" office:value="235874782" calcext:value-type="float">
            <text:p>235874782</text:p>
          </table:table-cell>
        </table:table-row>
        <table:table-row table:style-name="ro1">
          <table:table-cell office:value-type="string" calcext:value-type="string">
            <text:p>0500000US12099</text:p>
          </table:table-cell>
          <table:table-cell office:value-type="float" office:value="12099" calcext:value-type="float">
            <text:p>12099</text:p>
          </table:table-cell>
          <table:table-cell office:value-type="string" calcext:value-type="string">
            <text:p>Palm Beach County, Florida</text:p>
          </table:table-cell>
          <table:table-cell office:value-type="float" office:value="27417575500" calcext:value-type="float">
            <text:p>27417575500</text:p>
          </table:table-cell>
          <table:table-cell office:value-type="float" office:value="937132413" calcext:value-type="float">
            <text:p>937132413</text:p>
          </table:table-cell>
        </table:table-row>
        <table:table-row table:style-name="ro1">
          <table:table-cell office:value-type="string" calcext:value-type="string">
            <text:p>0500000US12101</text:p>
          </table:table-cell>
          <table:table-cell office:value-type="float" office:value="12101" calcext:value-type="float">
            <text:p>12101</text:p>
          </table:table-cell>
          <table:table-cell office:value-type="string" calcext:value-type="string">
            <text:p>Pasco County, Florida</text:p>
          </table:table-cell>
          <table:table-cell office:value-type="float" office:value="7959894100" calcext:value-type="float">
            <text:p>7959894100</text:p>
          </table:table-cell>
          <table:table-cell office:value-type="float" office:value="377563522" calcext:value-type="float">
            <text:p>377563522</text:p>
          </table:table-cell>
        </table:table-row>
        <table:table-row table:style-name="ro1">
          <table:table-cell office:value-type="string" calcext:value-type="string">
            <text:p>0500000US12103</text:p>
          </table:table-cell>
          <table:table-cell office:value-type="float" office:value="12103" calcext:value-type="float">
            <text:p>12103</text:p>
          </table:table-cell>
          <table:table-cell office:value-type="string" calcext:value-type="string">
            <text:p>Pinellas County, Florida</text:p>
          </table:table-cell>
          <table:table-cell office:value-type="float" office:value="16664254200" calcext:value-type="float">
            <text:p>16664254200</text:p>
          </table:table-cell>
          <table:table-cell office:value-type="float" office:value="617441642" calcext:value-type="float">
            <text:p>617441642</text:p>
          </table:table-cell>
        </table:table-row>
        <table:table-row table:style-name="ro1">
          <table:table-cell office:value-type="string" calcext:value-type="string">
            <text:p>0500000US12105</text:p>
          </table:table-cell>
          <table:table-cell office:value-type="float" office:value="12105" calcext:value-type="float">
            <text:p>12105</text:p>
          </table:table-cell>
          <table:table-cell office:value-type="string" calcext:value-type="string">
            <text:p>Polk County, Florida</text:p>
          </table:table-cell>
          <table:table-cell office:value-type="float" office:value="9202781000" calcext:value-type="float">
            <text:p>9202781000</text:p>
          </table:table-cell>
          <table:table-cell office:value-type="float" office:value="346495174" calcext:value-type="float">
            <text:p>346495174</text:p>
          </table:table-cell>
        </table:table-row>
        <table:table-row table:style-name="ro1">
          <table:table-cell office:value-type="string" calcext:value-type="string">
            <text:p>0500000US12107</text:p>
          </table:table-cell>
          <table:table-cell office:value-type="float" office:value="12107" calcext:value-type="float">
            <text:p>12107</text:p>
          </table:table-cell>
          <table:table-cell office:value-type="string" calcext:value-type="string">
            <text:p>Putnam County, Florida</text:p>
          </table:table-cell>
          <table:table-cell office:value-type="float" office:value="935338700" calcext:value-type="float">
            <text:p>935338700</text:p>
          </table:table-cell>
          <table:table-cell office:value-type="float" office:value="101196381" calcext:value-type="float">
            <text:p>101196381</text:p>
          </table:table-cell>
        </table:table-row>
        <table:table-row table:style-name="ro1">
          <table:table-cell office:value-type="string" calcext:value-type="string">
            <text:p>0500000US12109</text:p>
          </table:table-cell>
          <table:table-cell office:value-type="float" office:value="12109" calcext:value-type="float">
            <text:p>12109</text:p>
          </table:table-cell>
          <table:table-cell office:value-type="string" calcext:value-type="string">
            <text:p>St. Johns County, Florida</text:p>
          </table:table-cell>
          <table:table-cell office:value-type="float" office:value="4522969300" calcext:value-type="float">
            <text:p>4522969300</text:p>
          </table:table-cell>
          <table:table-cell office:value-type="float" office:value="449721328" calcext:value-type="float">
            <text:p>449721328</text:p>
          </table:table-cell>
        </table:table-row>
        <table:table-row table:style-name="ro1">
          <table:table-cell office:value-type="string" calcext:value-type="string">
            <text:p>0500000US12111</text:p>
          </table:table-cell>
          <table:table-cell office:value-type="float" office:value="12111" calcext:value-type="float">
            <text:p>12111</text:p>
          </table:table-cell>
          <table:table-cell office:value-type="string" calcext:value-type="string">
            <text:p>St. Lucie County, Florida</text:p>
          </table:table-cell>
          <table:table-cell office:value-type="float" office:value="4488058800" calcext:value-type="float">
            <text:p>4488058800</text:p>
          </table:table-cell>
          <table:table-cell office:value-type="float" office:value="291762646" calcext:value-type="float">
            <text:p>291762646</text:p>
          </table:table-cell>
        </table:table-row>
        <table:table-row table:style-name="ro1">
          <table:table-cell office:value-type="string" calcext:value-type="string">
            <text:p>0500000US12113</text:p>
          </table:table-cell>
          <table:table-cell office:value-type="float" office:value="12113" calcext:value-type="float">
            <text:p>12113</text:p>
          </table:table-cell>
          <table:table-cell office:value-type="string" calcext:value-type="string">
            <text:p>Santa Rosa County, Florida</text:p>
          </table:table-cell>
          <table:table-cell office:value-type="float" office:value="2533439000" calcext:value-type="float">
            <text:p>2533439000</text:p>
          </table:table-cell>
          <table:table-cell office:value-type="float" office:value="187081164" calcext:value-type="float">
            <text:p>187081164</text:p>
          </table:table-cell>
        </table:table-row>
        <table:table-row table:style-name="ro1">
          <table:table-cell office:value-type="string" calcext:value-type="string">
            <text:p>0500000US12115</text:p>
          </table:table-cell>
          <table:table-cell office:value-type="float" office:value="12115" calcext:value-type="float">
            <text:p>12115</text:p>
          </table:table-cell>
          <table:table-cell office:value-type="string" calcext:value-type="string">
            <text:p>Sarasota County, Florida</text:p>
          </table:table-cell>
          <table:table-cell office:value-type="float" office:value="8425092100" calcext:value-type="float">
            <text:p>8425092100</text:p>
          </table:table-cell>
          <table:table-cell office:value-type="float" office:value="520946467" calcext:value-type="float">
            <text:p>520946467</text:p>
          </table:table-cell>
        </table:table-row>
        <table:table-row table:style-name="ro1">
          <table:table-cell office:value-type="string" calcext:value-type="string">
            <text:p>0500000US12117</text:p>
          </table:table-cell>
          <table:table-cell office:value-type="float" office:value="12117" calcext:value-type="float">
            <text:p>12117</text:p>
          </table:table-cell>
          <table:table-cell office:value-type="string" calcext:value-type="string">
            <text:p>Seminole County, Florida</text:p>
          </table:table-cell>
          <table:table-cell office:value-type="float" office:value="8956390600" calcext:value-type="float">
            <text:p>8956390600</text:p>
          </table:table-cell>
          <table:table-cell office:value-type="float" office:value="425018359" calcext:value-type="float">
            <text:p>425018359</text:p>
          </table:table-cell>
        </table:table-row>
        <table:table-row table:style-name="ro1">
          <table:table-cell office:value-type="string" calcext:value-type="string">
            <text:p>0500000US12119</text:p>
          </table:table-cell>
          <table:table-cell office:value-type="float" office:value="12119" calcext:value-type="float">
            <text:p>12119</text:p>
          </table:table-cell>
          <table:table-cell office:value-type="string" calcext:value-type="string">
            <text:p>Sumter County, Florida</text:p>
          </table:table-cell>
          <table:table-cell office:value-type="float" office:value="1437613700" calcext:value-type="float">
            <text:p>1437613700</text:p>
          </table:table-cell>
          <table:table-cell office:value-type="float" office:value="224442280" calcext:value-type="float">
            <text:p>224442280</text:p>
          </table:table-cell>
        </table:table-row>
        <table:table-row table:style-name="ro1">
          <table:table-cell office:value-type="string" calcext:value-type="string">
            <text:p>0500000US12127</text:p>
          </table:table-cell>
          <table:table-cell office:value-type="float" office:value="12127" calcext:value-type="float">
            <text:p>12127</text:p>
          </table:table-cell>
          <table:table-cell office:value-type="string" calcext:value-type="string">
            <text:p>Volusia County, Florida</text:p>
          </table:table-cell>
          <table:table-cell office:value-type="float" office:value="8583220400" calcext:value-type="float">
            <text:p>8583220400</text:p>
          </table:table-cell>
          <table:table-cell office:value-type="float" office:value="511525835" calcext:value-type="float">
            <text:p>511525835</text:p>
          </table:table-cell>
        </table:table-row>
        <table:table-row table:style-name="ro1">
          <table:table-cell office:value-type="string" calcext:value-type="string">
            <text:p>0500000US13015</text:p>
          </table:table-cell>
          <table:table-cell office:value-type="float" office:value="13015" calcext:value-type="float">
            <text:p>13015</text:p>
          </table:table-cell>
          <table:table-cell office:value-type="string" calcext:value-type="string">
            <text:p>Bartow County, Georgia</text:p>
          </table:table-cell>
          <table:table-cell office:value-type="float" office:value="1589619200" calcext:value-type="float">
            <text:p>1589619200</text:p>
          </table:table-cell>
          <table:table-cell office:value-type="float" office:value="172884136" calcext:value-type="float">
            <text:p>172884136</text:p>
          </table:table-cell>
        </table:table-row>
        <table:table-row table:style-name="ro1">
          <table:table-cell office:value-type="string" calcext:value-type="string">
            <text:p>0500000US13021</text:p>
          </table:table-cell>
          <table:table-cell office:value-type="float" office:value="13021" calcext:value-type="float">
            <text:p>13021</text:p>
          </table:table-cell>
          <table:table-cell office:value-type="string" calcext:value-type="string">
            <text:p>Bibb County, Georgia</text:p>
          </table:table-cell>
          <table:table-cell office:value-type="float" office:value="2259827200" calcext:value-type="float">
            <text:p>2259827200</text:p>
          </table:table-cell>
          <table:table-cell office:value-type="float" office:value="175614024" calcext:value-type="float">
            <text:p>175614024</text:p>
          </table:table-cell>
        </table:table-row>
        <table:table-row table:style-name="ro1">
          <table:table-cell office:value-type="string" calcext:value-type="string">
            <text:p>0500000US13045</text:p>
          </table:table-cell>
          <table:table-cell office:value-type="float" office:value="13045" calcext:value-type="float">
            <text:p>13045</text:p>
          </table:table-cell>
          <table:table-cell office:value-type="string" calcext:value-type="string">
            <text:p>Carroll County, Georgia</text:p>
          </table:table-cell>
          <table:table-cell office:value-type="float" office:value="1569687500" calcext:value-type="float">
            <text:p>1569687500</text:p>
          </table:table-cell>
          <table:table-cell office:value-type="float" office:value="158988785" calcext:value-type="float">
            <text:p>158988785</text:p>
          </table:table-cell>
        </table:table-row>
        <table:table-row table:style-name="ro1">
          <table:table-cell office:value-type="string" calcext:value-type="string">
            <text:p>0500000US13051</text:p>
          </table:table-cell>
          <table:table-cell office:value-type="float" office:value="13051" calcext:value-type="float">
            <text:p>13051</text:p>
          </table:table-cell>
          <table:table-cell office:value-type="string" calcext:value-type="string">
            <text:p>Chatham County, Georgia</text:p>
          </table:table-cell>
          <table:table-cell office:value-type="float" office:value="4312250600" calcext:value-type="float">
            <text:p>4312250600</text:p>
          </table:table-cell>
          <table:table-cell office:value-type="float" office:value="349926153" calcext:value-type="float">
            <text:p>349926153</text:p>
          </table:table-cell>
        </table:table-row>
        <table:table-row table:style-name="ro1">
          <table:table-cell office:value-type="string" calcext:value-type="string">
            <text:p>0500000US13057</text:p>
          </table:table-cell>
          <table:table-cell office:value-type="float" office:value="13057" calcext:value-type="float">
            <text:p>13057</text:p>
          </table:table-cell>
          <table:table-cell office:value-type="string" calcext:value-type="string">
            <text:p>Cherokee County, Georgia</text:p>
          </table:table-cell>
          <table:table-cell office:value-type="float" office:value="4579622400" calcext:value-type="float">
            <text:p>4579622400</text:p>
          </table:table-cell>
          <table:table-cell office:value-type="float" office:value="264351727" calcext:value-type="float">
            <text:p>264351727</text:p>
          </table:table-cell>
        </table:table-row>
        <table:table-row table:style-name="ro1">
          <table:table-cell office:value-type="string" calcext:value-type="string">
            <text:p>0500000US13059</text:p>
          </table:table-cell>
          <table:table-cell office:value-type="float" office:value="13059" calcext:value-type="float">
            <text:p>13059</text:p>
          </table:table-cell>
          <table:table-cell office:value-type="string" calcext:value-type="string">
            <text:p>Clarke County, Georgia</text:p>
          </table:table-cell>
          <table:table-cell office:value-type="float" office:value="1417259600" calcext:value-type="float">
            <text:p>1417259600</text:p>
          </table:table-cell>
          <table:table-cell office:value-type="float" office:value="131029507" calcext:value-type="float">
            <text:p>131029507</text:p>
          </table:table-cell>
        </table:table-row>
        <table:table-row table:style-name="ro1">
          <table:table-cell office:value-type="string" calcext:value-type="string">
            <text:p>0500000US13063</text:p>
          </table:table-cell>
          <table:table-cell office:value-type="float" office:value="13063" calcext:value-type="float">
            <text:p>13063</text:p>
          </table:table-cell>
          <table:table-cell office:value-type="string" calcext:value-type="string">
            <text:p>Clayton County, Georgia</text:p>
          </table:table-cell>
          <table:table-cell office:value-type="float" office:value="3526105700" calcext:value-type="float">
            <text:p>3526105700</text:p>
          </table:table-cell>
          <table:table-cell office:value-type="float" office:value="207004670" calcext:value-type="float">
            <text:p>207004670</text:p>
          </table:table-cell>
        </table:table-row>
        <table:table-row table:style-name="ro1">
          <table:table-cell office:value-type="string" calcext:value-type="string">
            <text:p>0500000US13067</text:p>
          </table:table-cell>
          <table:table-cell office:value-type="float" office:value="13067" calcext:value-type="float">
            <text:p>13067</text:p>
          </table:table-cell>
          <table:table-cell office:value-type="string" calcext:value-type="string">
            <text:p>Cobb County, Georgia</text:p>
          </table:table-cell>
          <table:table-cell office:value-type="float" office:value="15643506400" calcext:value-type="float">
            <text:p>15643506400</text:p>
          </table:table-cell>
          <table:table-cell office:value-type="float" office:value="538629410" calcext:value-type="float">
            <text:p>538629410</text:p>
          </table:table-cell>
        </table:table-row>
        <table:table-row table:style-name="ro1">
          <table:table-cell office:value-type="string" calcext:value-type="string">
            <text:p>0500000US13073</text:p>
          </table:table-cell>
          <table:table-cell office:value-type="float" office:value="13073" calcext:value-type="float">
            <text:p>13073</text:p>
          </table:table-cell>
          <table:table-cell office:value-type="string" calcext:value-type="string">
            <text:p>Columbia County, Georgia</text:p>
          </table:table-cell>
          <table:table-cell office:value-type="float" office:value="2445165200" calcext:value-type="float">
            <text:p>2445165200</text:p>
          </table:table-cell>
          <table:table-cell office:value-type="float" office:value="189556589" calcext:value-type="float">
            <text:p>189556589</text:p>
          </table:table-cell>
        </table:table-row>
        <table:table-row table:style-name="ro1">
          <table:table-cell office:value-type="string" calcext:value-type="string">
            <text:p>0500000US13077</text:p>
          </table:table-cell>
          <table:table-cell office:value-type="float" office:value="13077" calcext:value-type="float">
            <text:p>13077</text:p>
          </table:table-cell>
          <table:table-cell office:value-type="string" calcext:value-type="string">
            <text:p>Coweta County, Georgia</text:p>
          </table:table-cell>
          <table:table-cell office:value-type="float" office:value="2471750000" calcext:value-type="float">
            <text:p>2471750000</text:p>
          </table:table-cell>
          <table:table-cell office:value-type="float" office:value="188020674" calcext:value-type="float">
            <text:p>188020674</text:p>
          </table:table-cell>
        </table:table-row>
        <table:table-row table:style-name="ro1">
          <table:table-cell office:value-type="string" calcext:value-type="string">
            <text:p>0500000US13089</text:p>
          </table:table-cell>
          <table:table-cell office:value-type="float" office:value="13089" calcext:value-type="float">
            <text:p>13089</text:p>
          </table:table-cell>
          <table:table-cell office:value-type="string" calcext:value-type="string">
            <text:p>DeKalb County, Georgia</text:p>
          </table:table-cell>
          <table:table-cell office:value-type="float" office:value="11820377900" calcext:value-type="float">
            <text:p>11820377900</text:p>
          </table:table-cell>
          <table:table-cell office:value-type="float" office:value="546380379" calcext:value-type="float">
            <text:p>546380379</text:p>
          </table:table-cell>
        </table:table-row>
        <table:table-row table:style-name="ro1">
          <table:table-cell office:value-type="string" calcext:value-type="string">
            <text:p>0500000US13095</text:p>
          </table:table-cell>
          <table:table-cell office:value-type="float" office:value="13095" calcext:value-type="float">
            <text:p>13095</text:p>
          </table:table-cell>
          <table:table-cell office:value-type="string" calcext:value-type="string">
            <text:p>Dougherty County, Georgia</text:p>
          </table:table-cell>
          <table:table-cell office:value-type="float" office:value="1289305400" calcext:value-type="float">
            <text:p>1289305400</text:p>
          </table:table-cell>
          <table:table-cell office:value-type="float" office:value="133262890" calcext:value-type="float">
            <text:p>133262890</text:p>
          </table:table-cell>
        </table:table-row>
        <table:table-row table:style-name="ro1">
          <table:table-cell office:value-type="string" calcext:value-type="string">
            <text:p>0500000US13097</text:p>
          </table:table-cell>
          <table:table-cell office:value-type="float" office:value="13097" calcext:value-type="float">
            <text:p>13097</text:p>
          </table:table-cell>
          <table:table-cell office:value-type="string" calcext:value-type="string">
            <text:p>Douglas County, Georgia</text:p>
          </table:table-cell>
          <table:table-cell office:value-type="float" office:value="2238222000" calcext:value-type="float">
            <text:p>2238222000</text:p>
          </table:table-cell>
          <table:table-cell office:value-type="float" office:value="184253341" calcext:value-type="float">
            <text:p>184253341</text:p>
          </table:table-cell>
        </table:table-row>
        <table:table-row table:style-name="ro1">
          <table:table-cell office:value-type="string" calcext:value-type="string">
            <text:p>0500000US13113</text:p>
          </table:table-cell>
          <table:table-cell office:value-type="float" office:value="13113" calcext:value-type="float">
            <text:p>13113</text:p>
          </table:table-cell>
          <table:table-cell office:value-type="string" calcext:value-type="string">
            <text:p>Fayette County, Georgia</text:p>
          </table:table-cell>
          <table:table-cell office:value-type="float" office:value="3044988900" calcext:value-type="float">
            <text:p>3044988900</text:p>
          </table:table-cell>
          <table:table-cell office:value-type="float" office:value="197166147" calcext:value-type="float">
            <text:p>197166147</text:p>
          </table:table-cell>
        </table:table-row>
        <table:table-row table:style-name="ro1">
          <table:table-cell office:value-type="string" calcext:value-type="string">
            <text:p>0500000US13115</text:p>
          </table:table-cell>
          <table:table-cell office:value-type="float" office:value="13115" calcext:value-type="float">
            <text:p>13115</text:p>
          </table:table-cell>
          <table:table-cell office:value-type="string" calcext:value-type="string">
            <text:p>Floyd County, Georgia</text:p>
          </table:table-cell>
          <table:table-cell office:value-type="float" office:value="1377760400" calcext:value-type="float">
            <text:p>1377760400</text:p>
          </table:table-cell>
          <table:table-cell office:value-type="float" office:value="128555146" calcext:value-type="float">
            <text:p>128555146</text:p>
          </table:table-cell>
        </table:table-row>
        <table:table-row table:style-name="ro1">
          <table:table-cell office:value-type="string" calcext:value-type="string">
            <text:p>0500000US13117</text:p>
          </table:table-cell>
          <table:table-cell office:value-type="float" office:value="13117" calcext:value-type="float">
            <text:p>13117</text:p>
          </table:table-cell>
          <table:table-cell office:value-type="string" calcext:value-type="string">
            <text:p>Forsyth County, Georgia</text:p>
          </table:table-cell>
          <table:table-cell office:value-type="float" office:value="4034494600" calcext:value-type="float">
            <text:p>4034494600</text:p>
          </table:table-cell>
          <table:table-cell office:value-type="float" office:value="277093723" calcext:value-type="float">
            <text:p>277093723</text:p>
          </table:table-cell>
        </table:table-row>
        <table:table-row table:style-name="ro1">
          <table:table-cell office:value-type="string" calcext:value-type="string">
            <text:p>0500000US13121</text:p>
          </table:table-cell>
          <table:table-cell office:value-type="float" office:value="13121" calcext:value-type="float">
            <text:p>13121</text:p>
          </table:table-cell>
          <table:table-cell office:value-type="string" calcext:value-type="string">
            <text:p>Fulton County, Georgia</text:p>
          </table:table-cell>
          <table:table-cell office:value-type="float" office:value="22168797000" calcext:value-type="float">
            <text:p>22168797000</text:p>
          </table:table-cell>
          <table:table-cell office:value-type="float" office:value="917982078" calcext:value-type="float">
            <text:p>917982078</text:p>
          </table:table-cell>
        </table:table-row>
        <table:table-row table:style-name="ro1">
          <table:table-cell office:value-type="string" calcext:value-type="string">
            <text:p>0500000US13127</text:p>
          </table:table-cell>
          <table:table-cell office:value-type="float" office:value="13127" calcext:value-type="float">
            <text:p>13127</text:p>
          </table:table-cell>
          <table:table-cell office:value-type="string" calcext:value-type="string">
            <text:p>Glynn County, Georgia</text:p>
          </table:table-cell>
          <table:table-cell office:value-type="float" office:value="1427499800" calcext:value-type="float">
            <text:p>1427499800</text:p>
          </table:table-cell>
          <table:table-cell office:value-type="float" office:value="182216925" calcext:value-type="float">
            <text:p>182216925</text:p>
          </table:table-cell>
        </table:table-row>
        <table:table-row table:style-name="ro1">
          <table:table-cell office:value-type="string" calcext:value-type="string">
            <text:p>0500000US13135</text:p>
          </table:table-cell>
          <table:table-cell office:value-type="float" office:value="13135" calcext:value-type="float">
            <text:p>13135</text:p>
          </table:table-cell>
          <table:table-cell office:value-type="string" calcext:value-type="string">
            <text:p>Gwinnett County, Georgia</text:p>
          </table:table-cell>
          <table:table-cell office:value-type="float" office:value="15936926400" calcext:value-type="float">
            <text:p>15936926400</text:p>
          </table:table-cell>
          <table:table-cell office:value-type="float" office:value="468590283" calcext:value-type="float">
            <text:p>468590283</text:p>
          </table:table-cell>
        </table:table-row>
        <table:table-row table:style-name="ro1">
          <table:table-cell office:value-type="string" calcext:value-type="string">
            <text:p>0500000US13139</text:p>
          </table:table-cell>
          <table:table-cell office:value-type="float" office:value="13139" calcext:value-type="float">
            <text:p>13139</text:p>
          </table:table-cell>
          <table:table-cell office:value-type="string" calcext:value-type="string">
            <text:p>Hall County, Georgia</text:p>
          </table:table-cell>
          <table:table-cell office:value-type="float" office:value="2596622600" calcext:value-type="float">
            <text:p>2596622600</text:p>
          </table:table-cell>
          <table:table-cell office:value-type="float" office:value="205692221" calcext:value-type="float">
            <text:p>205692221</text:p>
          </table:table-cell>
        </table:table-row>
        <table:table-row table:style-name="ro1">
          <table:table-cell office:value-type="string" calcext:value-type="string">
            <text:p>0500000US13151</text:p>
          </table:table-cell>
          <table:table-cell office:value-type="float" office:value="13151" calcext:value-type="float">
            <text:p>13151</text:p>
          </table:table-cell>
          <table:table-cell office:value-type="string" calcext:value-type="string">
            <text:p>Henry County, Georgia</text:p>
          </table:table-cell>
          <table:table-cell office:value-type="float" office:value="3595925800" calcext:value-type="float">
            <text:p>3595925800</text:p>
          </table:table-cell>
          <table:table-cell office:value-type="float" office:value="211396778" calcext:value-type="float">
            <text:p>211396778</text:p>
          </table:table-cell>
        </table:table-row>
        <table:table-row table:style-name="ro1">
          <table:table-cell office:value-type="string" calcext:value-type="string">
            <text:p>0500000US13153</text:p>
          </table:table-cell>
          <table:table-cell office:value-type="float" office:value="13153" calcext:value-type="float">
            <text:p>13153</text:p>
          </table:table-cell>
          <table:table-cell office:value-type="string" calcext:value-type="string">
            <text:p>Houston County, Georgia</text:p>
          </table:table-cell>
          <table:table-cell office:value-type="float" office:value="2272559300" calcext:value-type="float">
            <text:p>2272559300</text:p>
          </table:table-cell>
          <table:table-cell office:value-type="float" office:value="163608180" calcext:value-type="float">
            <text:p>163608180</text:p>
          </table:table-cell>
        </table:table-row>
        <table:table-row table:style-name="ro1">
          <table:table-cell office:value-type="string" calcext:value-type="string">
            <text:p>0500000US13185</text:p>
          </table:table-cell>
          <table:table-cell office:value-type="float" office:value="13185" calcext:value-type="float">
            <text:p>13185</text:p>
          </table:table-cell>
          <table:table-cell office:value-type="string" calcext:value-type="string">
            <text:p>Lowndes County, Georgia</text:p>
          </table:table-cell>
          <table:table-cell office:value-type="float" office:value="1467162800" calcext:value-type="float">
            <text:p>1467162800</text:p>
          </table:table-cell>
          <table:table-cell office:value-type="float" office:value="135781307" calcext:value-type="float">
            <text:p>135781307</text:p>
          </table:table-cell>
        </table:table-row>
        <table:table-row table:style-name="ro1">
          <table:table-cell office:value-type="string" calcext:value-type="string">
            <text:p>0500000US13215</text:p>
          </table:table-cell>
          <table:table-cell office:value-type="float" office:value="13215" calcext:value-type="float">
            <text:p>13215</text:p>
          </table:table-cell>
          <table:table-cell office:value-type="string" calcext:value-type="string">
            <text:p>Muscogee County, Georgia</text:p>
          </table:table-cell>
          <table:table-cell office:value-type="float" office:value="3204161100" calcext:value-type="float">
            <text:p>3204161100</text:p>
          </table:table-cell>
          <table:table-cell office:value-type="float" office:value="293459313" calcext:value-type="float">
            <text:p>293459313</text:p>
          </table:table-cell>
        </table:table-row>
        <table:table-row table:style-name="ro1">
          <table:table-cell office:value-type="string" calcext:value-type="string">
            <text:p>0500000US13217</text:p>
          </table:table-cell>
          <table:table-cell office:value-type="float" office:value="13217" calcext:value-type="float">
            <text:p>13217</text:p>
          </table:table-cell>
          <table:table-cell office:value-type="string" calcext:value-type="string">
            <text:p>Newton County, Georgia</text:p>
          </table:table-cell>
          <table:table-cell office:value-type="float" office:value="1520845100" calcext:value-type="float">
            <text:p>1520845100</text:p>
          </table:table-cell>
          <table:table-cell office:value-type="float" office:value="198315657" calcext:value-type="float">
            <text:p>198315657</text:p>
          </table:table-cell>
        </table:table-row>
        <table:table-row table:style-name="ro1">
          <table:table-cell office:value-type="string" calcext:value-type="string">
            <text:p>0500000US13223</text:p>
          </table:table-cell>
          <table:table-cell office:value-type="float" office:value="13223" calcext:value-type="float">
            <text:p>13223</text:p>
          </table:table-cell>
          <table:table-cell office:value-type="string" calcext:value-type="string">
            <text:p>Paulding County, Georgia</text:p>
          </table:table-cell>
          <table:table-cell office:value-type="float" office:value="2266144100" calcext:value-type="float">
            <text:p>2266144100</text:p>
          </table:table-cell>
          <table:table-cell office:value-type="float" office:value="178117041" calcext:value-type="float">
            <text:p>178117041</text:p>
          </table:table-cell>
        </table:table-row>
        <table:table-row table:style-name="ro1">
          <table:table-cell office:value-type="string" calcext:value-type="string">
            <text:p>0500000US13245</text:p>
          </table:table-cell>
          <table:table-cell office:value-type="float" office:value="13245" calcext:value-type="float">
            <text:p>13245</text:p>
          </table:table-cell>
          <table:table-cell office:value-type="string" calcext:value-type="string">
            <text:p>Richmond County, Georgia</text:p>
          </table:table-cell>
          <table:table-cell office:value-type="float" office:value="2656775100" calcext:value-type="float">
            <text:p>2656775100</text:p>
          </table:table-cell>
          <table:table-cell office:value-type="float" office:value="261419774" calcext:value-type="float">
            <text:p>261419774</text:p>
          </table:table-cell>
        </table:table-row>
        <table:table-row table:style-name="ro1">
          <table:table-cell office:value-type="string" calcext:value-type="string">
            <text:p>0500000US13247</text:p>
          </table:table-cell>
          <table:table-cell office:value-type="float" office:value="13247" calcext:value-type="float">
            <text:p>13247</text:p>
          </table:table-cell>
          <table:table-cell office:value-type="string" calcext:value-type="string">
            <text:p>Rockdale County, Georgia</text:p>
          </table:table-cell>
          <table:table-cell office:value-type="float" office:value="1405806600" calcext:value-type="float">
            <text:p>1405806600</text:p>
          </table:table-cell>
          <table:table-cell office:value-type="float" office:value="114327548" calcext:value-type="float">
            <text:p>114327548</text:p>
          </table:table-cell>
        </table:table-row>
        <table:table-row table:style-name="ro1">
          <table:table-cell office:value-type="string" calcext:value-type="string">
            <text:p>0500000US13297</text:p>
          </table:table-cell>
          <table:table-cell office:value-type="float" office:value="13297" calcext:value-type="float">
            <text:p>13297</text:p>
          </table:table-cell>
          <table:table-cell office:value-type="string" calcext:value-type="string">
            <text:p>Walton County, Georgia</text:p>
          </table:table-cell>
          <table:table-cell office:value-type="float" office:value="1376171600" calcext:value-type="float">
            <text:p>1376171600</text:p>
          </table:table-cell>
          <table:table-cell office:value-type="float" office:value="134994873" calcext:value-type="float">
            <text:p>134994873</text:p>
          </table:table-cell>
        </table:table-row>
        <table:table-row table:style-name="ro1">
          <table:table-cell office:value-type="string" calcext:value-type="string">
            <text:p>0500000US13313</text:p>
          </table:table-cell>
          <table:table-cell office:value-type="float" office:value="13313" calcext:value-type="float">
            <text:p>13313</text:p>
          </table:table-cell>
          <table:table-cell office:value-type="string" calcext:value-type="string">
            <text:p>Whitfield County, Georgia</text:p>
          </table:table-cell>
          <table:table-cell office:value-type="float" office:value="1257564900" calcext:value-type="float">
            <text:p>1257564900</text:p>
          </table:table-cell>
          <table:table-cell office:value-type="float" office:value="105904966" calcext:value-type="float">
            <text:p>105904966</text:p>
          </table:table-cell>
        </table:table-row>
        <table:table-row table:style-name="ro1">
          <table:table-cell office:value-type="string" calcext:value-type="string">
            <text:p>0500000US15001</text:p>
          </table:table-cell>
          <table:table-cell office:value-type="float" office:value="15001" calcext:value-type="float">
            <text:p>15001</text:p>
          </table:table-cell>
          <table:table-cell office:value-type="string" calcext:value-type="string">
            <text:p>Hawaii County, Hawaii</text:p>
          </table:table-cell>
          <table:table-cell office:value-type="float" office:value="3500751600" calcext:value-type="float">
            <text:p>3500751600</text:p>
          </table:table-cell>
          <table:table-cell office:value-type="float" office:value="341659731" calcext:value-type="float">
            <text:p>341659731</text:p>
          </table:table-cell>
        </table:table-row>
        <table:table-row table:style-name="ro1">
          <table:table-cell office:value-type="string" calcext:value-type="string">
            <text:p>0500000US15003</text:p>
          </table:table-cell>
          <table:table-cell office:value-type="float" office:value="15003" calcext:value-type="float">
            <text:p>15003</text:p>
          </table:table-cell>
          <table:table-cell office:value-type="string" calcext:value-type="string">
            <text:p>Honolulu County, Hawaii</text:p>
          </table:table-cell>
          <table:table-cell office:value-type="float" office:value="18796245700" calcext:value-type="float">
            <text:p>18796245700</text:p>
          </table:table-cell>
          <table:table-cell office:value-type="float" office:value="602471069" calcext:value-type="float">
            <text:p>602471069</text:p>
          </table:table-cell>
        </table:table-row>
        <table:table-row table:style-name="ro1">
          <table:table-cell office:value-type="string" calcext:value-type="string">
            <text:p>0500000US15009</text:p>
          </table:table-cell>
          <table:table-cell office:value-type="float" office:value="15009" calcext:value-type="float">
            <text:p>15009</text:p>
          </table:table-cell>
          <table:table-cell office:value-type="string" calcext:value-type="string">
            <text:p>Maui County, Hawaii</text:p>
          </table:table-cell>
          <table:table-cell office:value-type="float" office:value="2814179400" calcext:value-type="float">
            <text:p>2814179400</text:p>
          </table:table-cell>
          <table:table-cell office:value-type="float" office:value="278172601" calcext:value-type="float">
            <text:p>278172601</text:p>
          </table:table-cell>
        </table:table-row>
        <table:table-row table:style-name="ro1">
          <table:table-cell office:value-type="string" calcext:value-type="string">
            <text:p>0500000US16001</text:p>
          </table:table-cell>
          <table:table-cell office:value-type="float" office:value="16001" calcext:value-type="float">
            <text:p>16001</text:p>
          </table:table-cell>
          <table:table-cell office:value-type="string" calcext:value-type="string">
            <text:p>Ada County, Idaho</text:p>
          </table:table-cell>
          <table:table-cell office:value-type="float" office:value="7490692000" calcext:value-type="float">
            <text:p>7490692000</text:p>
          </table:table-cell>
          <table:table-cell office:value-type="float" office:value="404023029" calcext:value-type="float">
            <text:p>404023029</text:p>
          </table:table-cell>
        </table:table-row>
        <table:table-row table:style-name="ro1">
          <table:table-cell office:value-type="string" calcext:value-type="string">
            <text:p>0500000US16005</text:p>
          </table:table-cell>
          <table:table-cell office:value-type="float" office:value="16005" calcext:value-type="float">
            <text:p>16005</text:p>
          </table:table-cell>
          <table:table-cell office:value-type="string" calcext:value-type="string">
            <text:p>Bannock County, Idaho</text:p>
          </table:table-cell>
          <table:table-cell office:value-type="float" office:value="1195696600" calcext:value-type="float">
            <text:p>1195696600</text:p>
          </table:table-cell>
          <table:table-cell office:value-type="float" office:value="85009201" calcext:value-type="float">
            <text:p>85009201</text:p>
          </table:table-cell>
        </table:table-row>
        <table:table-row table:style-name="ro1">
          <table:table-cell office:value-type="string" calcext:value-type="string">
            <text:p>0500000US16019</text:p>
          </table:table-cell>
          <table:table-cell office:value-type="float" office:value="16019" calcext:value-type="float">
            <text:p>16019</text:p>
          </table:table-cell>
          <table:table-cell office:value-type="string" calcext:value-type="string">
            <text:p>Bonneville County, Idaho</text:p>
          </table:table-cell>
          <table:table-cell office:value-type="float" office:value="1642824900" calcext:value-type="float">
            <text:p>1642824900</text:p>
          </table:table-cell>
          <table:table-cell office:value-type="float" office:value="111896578" calcext:value-type="float">
            <text:p>111896578</text:p>
          </table:table-cell>
        </table:table-row>
        <table:table-row table:style-name="ro1">
          <table:table-cell office:value-type="string" calcext:value-type="string">
            <text:p>0500000US16027</text:p>
          </table:table-cell>
          <table:table-cell office:value-type="float" office:value="16027" calcext:value-type="float">
            <text:p>16027</text:p>
          </table:table-cell>
          <table:table-cell office:value-type="string" calcext:value-type="string">
            <text:p>Canyon County, Idaho</text:p>
          </table:table-cell>
          <table:table-cell office:value-type="float" office:value="2551471600" calcext:value-type="float">
            <text:p>2551471600</text:p>
          </table:table-cell>
          <table:table-cell office:value-type="float" office:value="189477204" calcext:value-type="float">
            <text:p>189477204</text:p>
          </table:table-cell>
        </table:table-row>
        <table:table-row table:style-name="ro1">
          <table:table-cell office:value-type="string" calcext:value-type="string">
            <text:p>0500000US16055</text:p>
          </table:table-cell>
          <table:table-cell office:value-type="float" office:value="16055" calcext:value-type="float">
            <text:p>16055</text:p>
          </table:table-cell>
          <table:table-cell office:value-type="string" calcext:value-type="string">
            <text:p>Kootenai County, Idaho</text:p>
          </table:table-cell>
          <table:table-cell office:value-type="float" office:value="2160905500" calcext:value-type="float">
            <text:p>2160905500</text:p>
          </table:table-cell>
          <table:table-cell office:value-type="float" office:value="141785236" calcext:value-type="float">
            <text:p>141785236</text:p>
          </table:table-cell>
        </table:table-row>
        <table:table-row table:style-name="ro1">
          <table:table-cell office:value-type="string" calcext:value-type="string">
            <text:p>0500000US16083</text:p>
          </table:table-cell>
          <table:table-cell office:value-type="float" office:value="16083" calcext:value-type="float">
            <text:p>16083</text:p>
          </table:table-cell>
          <table:table-cell office:value-type="string" calcext:value-type="string">
            <text:p>Twin Falls County, Idaho</text:p>
          </table:table-cell>
          <table:table-cell office:value-type="float" office:value="1077814700" calcext:value-type="float">
            <text:p>1077814700</text:p>
          </table:table-cell>
          <table:table-cell office:value-type="float" office:value="133544572" calcext:value-type="float">
            <text:p>133544572</text:p>
          </table:table-cell>
        </table:table-row>
        <table:table-row table:style-name="ro1">
          <table:table-cell office:value-type="string" calcext:value-type="string">
            <text:p>0500000US17001</text:p>
          </table:table-cell>
          <table:table-cell office:value-type="float" office:value="17001" calcext:value-type="float">
            <text:p>17001</text:p>
          </table:table-cell>
          <table:table-cell office:value-type="string" calcext:value-type="string">
            <text:p>Adams County, Illinois</text:p>
          </table:table-cell>
          <table:table-cell office:value-type="float" office:value="1103051900" calcext:value-type="float">
            <text:p>1103051900</text:p>
          </table:table-cell>
          <table:table-cell office:value-type="float" office:value="107232468" calcext:value-type="float">
            <text:p>107232468</text:p>
          </table:table-cell>
        </table:table-row>
        <table:table-row table:style-name="ro1">
          <table:table-cell office:value-type="string" calcext:value-type="string">
            <text:p>0500000US17019</text:p>
          </table:table-cell>
          <table:table-cell office:value-type="float" office:value="17019" calcext:value-type="float">
            <text:p>17019</text:p>
          </table:table-cell>
          <table:table-cell office:value-type="string" calcext:value-type="string">
            <text:p>Champaign County, Illinois</text:p>
          </table:table-cell>
          <table:table-cell office:value-type="float" office:value="2930055700" calcext:value-type="float">
            <text:p>2930055700</text:p>
          </table:table-cell>
          <table:table-cell office:value-type="float" office:value="176536894" calcext:value-type="float">
            <text:p>176536894</text:p>
          </table:table-cell>
        </table:table-row>
        <table:table-row table:style-name="ro1">
          <table:table-cell office:value-type="string" calcext:value-type="string">
            <text:p>0500000US17031</text:p>
          </table:table-cell>
          <table:table-cell office:value-type="float" office:value="17031" calcext:value-type="float">
            <text:p>17031</text:p>
          </table:table-cell>
          <table:table-cell office:value-type="string" calcext:value-type="string">
            <text:p>Cook County, Illinois</text:p>
          </table:table-cell>
          <table:table-cell office:value-type="float" office:value="100408992200" calcext:value-type="float">
            <text:p>100408992200</text:p>
          </table:table-cell>
          <table:table-cell office:value-type="float" office:value="1826815562" calcext:value-type="float">
            <text:p>1826815562</text:p>
          </table:table-cell>
        </table:table-row>
        <table:table-row table:style-name="ro1">
          <table:table-cell office:value-type="string" calcext:value-type="string">
            <text:p>0500000US17037</text:p>
          </table:table-cell>
          <table:table-cell office:value-type="float" office:value="17037" calcext:value-type="float">
            <text:p>17037</text:p>
          </table:table-cell>
          <table:table-cell office:value-type="string" calcext:value-type="string">
            <text:p>DeKalb County, Illinois</text:p>
          </table:table-cell>
          <table:table-cell office:value-type="float" office:value="1545862100" calcext:value-type="float">
            <text:p>1545862100</text:p>
          </table:table-cell>
          <table:table-cell office:value-type="float" office:value="115690967" calcext:value-type="float">
            <text:p>115690967</text:p>
          </table:table-cell>
        </table:table-row>
        <table:table-row table:style-name="ro1">
          <table:table-cell office:value-type="string" calcext:value-type="string">
            <text:p>0500000US17043</text:p>
          </table:table-cell>
          <table:table-cell office:value-type="float" office:value="17043" calcext:value-type="float">
            <text:p>17043</text:p>
          </table:table-cell>
          <table:table-cell office:value-type="string" calcext:value-type="string">
            <text:p>DuPage County, Illinois</text:p>
          </table:table-cell>
          <table:table-cell office:value-type="float" office:value="26287404400" calcext:value-type="float">
            <text:p>26287404400</text:p>
          </table:table-cell>
          <table:table-cell office:value-type="float" office:value="823055408" calcext:value-type="float">
            <text:p>823055408</text:p>
          </table:table-cell>
        </table:table-row>
        <table:table-row table:style-name="ro1">
          <table:table-cell office:value-type="string" calcext:value-type="string">
            <text:p>0500000US17089</text:p>
          </table:table-cell>
          <table:table-cell office:value-type="float" office:value="17089" calcext:value-type="float">
            <text:p>17089</text:p>
          </table:table-cell>
          <table:table-cell office:value-type="string" calcext:value-type="string">
            <text:p>Kane County, Illinois</text:p>
          </table:table-cell>
          <table:table-cell office:value-type="float" office:value="11152838400" calcext:value-type="float">
            <text:p>11152838400</text:p>
          </table:table-cell>
          <table:table-cell office:value-type="float" office:value="460714854" calcext:value-type="float">
            <text:p>460714854</text:p>
          </table:table-cell>
        </table:table-row>
        <table:table-row table:style-name="ro1">
          <table:table-cell office:value-type="string" calcext:value-type="string">
            <text:p>0500000US17091</text:p>
          </table:table-cell>
          <table:table-cell office:value-type="float" office:value="17091" calcext:value-type="float">
            <text:p>17091</text:p>
          </table:table-cell>
          <table:table-cell office:value-type="string" calcext:value-type="string">
            <text:p>Kankakee County, Illinois</text:p>
          </table:table-cell>
          <table:table-cell office:value-type="float" office:value="1808677500" calcext:value-type="float">
            <text:p>1808677500</text:p>
          </table:table-cell>
          <table:table-cell office:value-type="float" office:value="135177426" calcext:value-type="float">
            <text:p>135177426</text:p>
          </table:table-cell>
        </table:table-row>
        <table:table-row table:style-name="ro1">
          <table:table-cell office:value-type="string" calcext:value-type="string">
            <text:p>0500000US17093</text:p>
          </table:table-cell>
          <table:table-cell office:value-type="float" office:value="17093" calcext:value-type="float">
            <text:p>17093</text:p>
          </table:table-cell>
          <table:table-cell office:value-type="string" calcext:value-type="string">
            <text:p>Kendall County, Illinois</text:p>
          </table:table-cell>
          <table:table-cell office:value-type="float" office:value="2057351300" calcext:value-type="float">
            <text:p>2057351300</text:p>
          </table:table-cell>
          <table:table-cell office:value-type="float" office:value="126264694" calcext:value-type="float">
            <text:p>126264694</text:p>
          </table:table-cell>
        </table:table-row>
        <table:table-row table:style-name="ro1">
          <table:table-cell office:value-type="string" calcext:value-type="string">
            <text:p>0500000US17097</text:p>
          </table:table-cell>
          <table:table-cell office:value-type="float" office:value="17097" calcext:value-type="float">
            <text:p>17097</text:p>
          </table:table-cell>
          <table:table-cell office:value-type="string" calcext:value-type="string">
            <text:p>Lake County, Illinois</text:p>
          </table:table-cell>
          <table:table-cell office:value-type="float" office:value="20166088300" calcext:value-type="float">
            <text:p>20166088300</text:p>
          </table:table-cell>
          <table:table-cell office:value-type="float" office:value="641337972" calcext:value-type="float">
            <text:p>641337972</text:p>
          </table:table-cell>
        </table:table-row>
        <table:table-row table:style-name="ro1">
          <table:table-cell office:value-type="string" calcext:value-type="string">
            <text:p>0500000US17099</text:p>
          </table:table-cell>
          <table:table-cell office:value-type="float" office:value="17099" calcext:value-type="float">
            <text:p>17099</text:p>
          </table:table-cell>
          <table:table-cell office:value-type="string" calcext:value-type="string">
            <text:p>LaSalle County, Illinois</text:p>
          </table:table-cell>
          <table:table-cell office:value-type="float" office:value="1966966400" calcext:value-type="float">
            <text:p>1966966400</text:p>
          </table:table-cell>
          <table:table-cell office:value-type="float" office:value="104073223" calcext:value-type="float">
            <text:p>104073223</text:p>
          </table:table-cell>
        </table:table-row>
        <table:table-row table:style-name="ro1">
          <table:table-cell office:value-type="string" calcext:value-type="string">
            <text:p>0500000US17111</text:p>
          </table:table-cell>
          <table:table-cell office:value-type="float" office:value="17111" calcext:value-type="float">
            <text:p>17111</text:p>
          </table:table-cell>
          <table:table-cell office:value-type="string" calcext:value-type="string">
            <text:p>McHenry County, Illinois</text:p>
          </table:table-cell>
          <table:table-cell office:value-type="float" office:value="7509883200" calcext:value-type="float">
            <text:p>7509883200</text:p>
          </table:table-cell>
          <table:table-cell office:value-type="float" office:value="371661927" calcext:value-type="float">
            <text:p>371661927</text:p>
          </table:table-cell>
        </table:table-row>
        <table:table-row table:style-name="ro1">
          <table:table-cell office:value-type="string" calcext:value-type="string">
            <text:p>0500000US17113</text:p>
          </table:table-cell>
          <table:table-cell office:value-type="float" office:value="17113" calcext:value-type="float">
            <text:p>17113</text:p>
          </table:table-cell>
          <table:table-cell office:value-type="string" calcext:value-type="string">
            <text:p>McLean County, Illinois</text:p>
          </table:table-cell>
          <table:table-cell office:value-type="float" office:value="3034428200" calcext:value-type="float">
            <text:p>3034428200</text:p>
          </table:table-cell>
          <table:table-cell office:value-type="float" office:value="159502382" calcext:value-type="float">
            <text:p>159502382</text:p>
          </table:table-cell>
        </table:table-row>
        <table:table-row table:style-name="ro1">
          <table:table-cell office:value-type="string" calcext:value-type="string">
            <text:p>0500000US17115</text:p>
          </table:table-cell>
          <table:table-cell office:value-type="float" office:value="17115" calcext:value-type="float">
            <text:p>17115</text:p>
          </table:table-cell>
          <table:table-cell office:value-type="string" calcext:value-type="string">
            <text:p>Macon County, Illinois</text:p>
          </table:table-cell>
          <table:table-cell office:value-type="float" office:value="1946495500" calcext:value-type="float">
            <text:p>1946495500</text:p>
          </table:table-cell>
          <table:table-cell office:value-type="float" office:value="154321658" calcext:value-type="float">
            <text:p>154321658</text:p>
          </table:table-cell>
        </table:table-row>
        <table:table-row table:style-name="ro1">
          <table:table-cell office:value-type="string" calcext:value-type="string">
            <text:p>0500000US17119</text:p>
          </table:table-cell>
          <table:table-cell office:value-type="float" office:value="17119" calcext:value-type="float">
            <text:p>17119</text:p>
          </table:table-cell>
          <table:table-cell office:value-type="string" calcext:value-type="string">
            <text:p>Madison County, Illinois</text:p>
          </table:table-cell>
          <table:table-cell office:value-type="float" office:value="4986799300" calcext:value-type="float">
            <text:p>4986799300</text:p>
          </table:table-cell>
          <table:table-cell office:value-type="float" office:value="260639513" calcext:value-type="float">
            <text:p>260639513</text:p>
          </table:table-cell>
        </table:table-row>
        <table:table-row table:style-name="ro1">
          <table:table-cell office:value-type="string" calcext:value-type="string">
            <text:p>0500000US17143</text:p>
          </table:table-cell>
          <table:table-cell office:value-type="float" office:value="17143" calcext:value-type="float">
            <text:p>17143</text:p>
          </table:table-cell>
          <table:table-cell office:value-type="string" calcext:value-type="string">
            <text:p>Peoria County, Illinois</text:p>
          </table:table-cell>
          <table:table-cell office:value-type="float" office:value="3500215300" calcext:value-type="float">
            <text:p>3500215300</text:p>
          </table:table-cell>
          <table:table-cell office:value-type="float" office:value="320589846" calcext:value-type="float">
            <text:p>320589846</text:p>
          </table:table-cell>
        </table:table-row>
        <table:table-row table:style-name="ro1">
          <table:table-cell office:value-type="string" calcext:value-type="string">
            <text:p>0500000US17161</text:p>
          </table:table-cell>
          <table:table-cell office:value-type="float" office:value="17161" calcext:value-type="float">
            <text:p>17161</text:p>
          </table:table-cell>
          <table:table-cell office:value-type="string" calcext:value-type="string">
            <text:p>Rock Island County, Illinois</text:p>
          </table:table-cell>
          <table:table-cell office:value-type="float" office:value="2461666400" calcext:value-type="float">
            <text:p>2461666400</text:p>
          </table:table-cell>
          <table:table-cell office:value-type="float" office:value="151057670" calcext:value-type="float">
            <text:p>151057670</text:p>
          </table:table-cell>
        </table:table-row>
        <table:table-row table:style-name="ro1">
          <table:table-cell office:value-type="string" calcext:value-type="string">
            <text:p>0500000US17163</text:p>
          </table:table-cell>
          <table:table-cell office:value-type="float" office:value="17163" calcext:value-type="float">
            <text:p>17163</text:p>
          </table:table-cell>
          <table:table-cell office:value-type="string" calcext:value-type="string">
            <text:p>St. Clair County, Illinois</text:p>
          </table:table-cell>
          <table:table-cell office:value-type="float" office:value="4640605700" calcext:value-type="float">
            <text:p>4640605700</text:p>
          </table:table-cell>
          <table:table-cell office:value-type="float" office:value="234060085" calcext:value-type="float">
            <text:p>234060085</text:p>
          </table:table-cell>
        </table:table-row>
        <table:table-row table:style-name="ro1">
          <table:table-cell office:value-type="string" calcext:value-type="string">
            <text:p>0500000US17167</text:p>
          </table:table-cell>
          <table:table-cell office:value-type="float" office:value="17167" calcext:value-type="float">
            <text:p>17167</text:p>
          </table:table-cell>
          <table:table-cell office:value-type="string" calcext:value-type="string">
            <text:p>Sangamon County, Illinois</text:p>
          </table:table-cell>
          <table:table-cell office:value-type="float" office:value="3678900200" calcext:value-type="float">
            <text:p>3678900200</text:p>
          </table:table-cell>
          <table:table-cell office:value-type="float" office:value="224101470" calcext:value-type="float">
            <text:p>224101470</text:p>
          </table:table-cell>
        </table:table-row>
        <table:table-row table:style-name="ro1">
          <table:table-cell office:value-type="string" calcext:value-type="string">
            <text:p>0500000US17179</text:p>
          </table:table-cell>
          <table:table-cell office:value-type="float" office:value="17179" calcext:value-type="float">
            <text:p>17179</text:p>
          </table:table-cell>
          <table:table-cell office:value-type="string" calcext:value-type="string">
            <text:p>Tazewell County, Illinois</text:p>
          </table:table-cell>
          <table:table-cell office:value-type="float" office:value="2638683500" calcext:value-type="float">
            <text:p>2638683500</text:p>
          </table:table-cell>
          <table:table-cell office:value-type="float" office:value="186565782" calcext:value-type="float">
            <text:p>186565782</text:p>
          </table:table-cell>
        </table:table-row>
        <table:table-row table:style-name="ro1">
          <table:table-cell office:value-type="string" calcext:value-type="string">
            <text:p>0500000US17183</text:p>
          </table:table-cell>
          <table:table-cell office:value-type="float" office:value="17183" calcext:value-type="float">
            <text:p>17183</text:p>
          </table:table-cell>
          <table:table-cell office:value-type="string" calcext:value-type="string">
            <text:p>Vermilion County, Illinois</text:p>
          </table:table-cell>
          <table:table-cell office:value-type="float" office:value="1201718900" calcext:value-type="float">
            <text:p>1201718900</text:p>
          </table:table-cell>
          <table:table-cell office:value-type="float" office:value="94960854" calcext:value-type="float">
            <text:p>94960854</text:p>
          </table:table-cell>
        </table:table-row>
        <table:table-row table:style-name="ro1">
          <table:table-cell office:value-type="string" calcext:value-type="string">
            <text:p>0500000US17197</text:p>
          </table:table-cell>
          <table:table-cell office:value-type="float" office:value="17197" calcext:value-type="float">
            <text:p>17197</text:p>
          </table:table-cell>
          <table:table-cell office:value-type="string" calcext:value-type="string">
            <text:p>Will County, Illinois</text:p>
          </table:table-cell>
          <table:table-cell office:value-type="float" office:value="15311061800" calcext:value-type="float">
            <text:p>15311061800</text:p>
          </table:table-cell>
          <table:table-cell office:value-type="float" office:value="454312063" calcext:value-type="float">
            <text:p>454312063</text:p>
          </table:table-cell>
        </table:table-row>
        <table:table-row table:style-name="ro1">
          <table:table-cell office:value-type="string" calcext:value-type="string">
            <text:p>0500000US17201</text:p>
          </table:table-cell>
          <table:table-cell office:value-type="float" office:value="17201" calcext:value-type="float">
            <text:p>17201</text:p>
          </table:table-cell>
          <table:table-cell office:value-type="string" calcext:value-type="string">
            <text:p>Winnebago County, Illinois</text:p>
          </table:table-cell>
          <table:table-cell office:value-type="float" office:value="4945923900" calcext:value-type="float">
            <text:p>4945923900</text:p>
          </table:table-cell>
          <table:table-cell office:value-type="float" office:value="250948716" calcext:value-type="float">
            <text:p>250948716</text:p>
          </table:table-cell>
        </table:table-row>
        <table:table-row table:style-name="ro1">
          <table:table-cell office:value-type="string" calcext:value-type="string">
            <text:p>0500000US18003</text:p>
          </table:table-cell>
          <table:table-cell office:value-type="float" office:value="18003" calcext:value-type="float">
            <text:p>18003</text:p>
          </table:table-cell>
          <table:table-cell office:value-type="string" calcext:value-type="string">
            <text:p>Allen County, Indiana</text:p>
          </table:table-cell>
          <table:table-cell office:value-type="float" office:value="6163385100" calcext:value-type="float">
            <text:p>6163385100</text:p>
          </table:table-cell>
          <table:table-cell office:value-type="float" office:value="321172722" calcext:value-type="float">
            <text:p>321172722</text:p>
          </table:table-cell>
        </table:table-row>
        <table:table-row table:style-name="ro1">
          <table:table-cell office:value-type="string" calcext:value-type="string">
            <text:p>0500000US18005</text:p>
          </table:table-cell>
          <table:table-cell office:value-type="float" office:value="18005" calcext:value-type="float">
            <text:p>18005</text:p>
          </table:table-cell>
          <table:table-cell office:value-type="string" calcext:value-type="string">
            <text:p>Bartholomew County, Indiana</text:p>
          </table:table-cell>
          <table:table-cell office:value-type="float" office:value="1442965700" calcext:value-type="float">
            <text:p>1442965700</text:p>
          </table:table-cell>
          <table:table-cell office:value-type="float" office:value="160610729" calcext:value-type="float">
            <text:p>160610729</text:p>
          </table:table-cell>
        </table:table-row>
        <table:table-row table:style-name="ro1">
          <table:table-cell office:value-type="string" calcext:value-type="string">
            <text:p>0500000US18019</text:p>
          </table:table-cell>
          <table:table-cell office:value-type="float" office:value="18019" calcext:value-type="float">
            <text:p>18019</text:p>
          </table:table-cell>
          <table:table-cell office:value-type="string" calcext:value-type="string">
            <text:p>Clark County, Indiana</text:p>
          </table:table-cell>
          <table:table-cell office:value-type="float" office:value="1694443500" calcext:value-type="float">
            <text:p>1694443500</text:p>
          </table:table-cell>
          <table:table-cell office:value-type="float" office:value="120760801" calcext:value-type="float">
            <text:p>120760801</text:p>
          </table:table-cell>
        </table:table-row>
        <table:table-row table:style-name="ro1">
          <table:table-cell office:value-type="string" calcext:value-type="string">
            <text:p>0500000US18035</text:p>
          </table:table-cell>
          <table:table-cell office:value-type="float" office:value="18035" calcext:value-type="float">
            <text:p>18035</text:p>
          </table:table-cell>
          <table:table-cell office:value-type="string" calcext:value-type="string">
            <text:p>Delaware County, Indiana</text:p>
          </table:table-cell>
          <table:table-cell office:value-type="float" office:value="1646095400" calcext:value-type="float">
            <text:p>1646095400</text:p>
          </table:table-cell>
          <table:table-cell office:value-type="float" office:value="161536307" calcext:value-type="float">
            <text:p>161536307</text:p>
          </table:table-cell>
        </table:table-row>
        <table:table-row table:style-name="ro1">
          <table:table-cell office:value-type="string" calcext:value-type="string">
            <text:p>0500000US18039</text:p>
          </table:table-cell>
          <table:table-cell office:value-type="float" office:value="18039" calcext:value-type="float">
            <text:p>18039</text:p>
          </table:table-cell>
          <table:table-cell office:value-type="string" calcext:value-type="string">
            <text:p>Elkhart County, Indiana</text:p>
          </table:table-cell>
          <table:table-cell office:value-type="float" office:value="3379532900" calcext:value-type="float">
            <text:p>3379532900</text:p>
          </table:table-cell>
          <table:table-cell office:value-type="float" office:value="218445479" calcext:value-type="float">
            <text:p>218445479</text:p>
          </table:table-cell>
        </table:table-row>
        <table:table-row table:style-name="ro1">
          <table:table-cell office:value-type="string" calcext:value-type="string">
            <text:p>0500000US18043</text:p>
          </table:table-cell>
          <table:table-cell office:value-type="float" office:value="18043" calcext:value-type="float">
            <text:p>18043</text:p>
          </table:table-cell>
          <table:table-cell office:value-type="string" calcext:value-type="string">
            <text:p>Floyd County, Indiana</text:p>
          </table:table-cell>
          <table:table-cell office:value-type="float" office:value="1451477300" calcext:value-type="float">
            <text:p>1451477300</text:p>
          </table:table-cell>
          <table:table-cell office:value-type="float" office:value="120096686" calcext:value-type="float">
            <text:p>120096686</text:p>
          </table:table-cell>
        </table:table-row>
        <table:table-row table:style-name="ro1">
          <table:table-cell office:value-type="string" calcext:value-type="string">
            <text:p>0500000US18053</text:p>
          </table:table-cell>
          <table:table-cell office:value-type="float" office:value="18053" calcext:value-type="float">
            <text:p>18053</text:p>
          </table:table-cell>
          <table:table-cell office:value-type="string" calcext:value-type="string">
            <text:p>Grant County, Indiana</text:p>
          </table:table-cell>
          <table:table-cell office:value-type="float" office:value="944395800" calcext:value-type="float">
            <text:p>944395800</text:p>
          </table:table-cell>
          <table:table-cell office:value-type="float" office:value="80844123" calcext:value-type="float">
            <text:p>80844123</text:p>
          </table:table-cell>
        </table:table-row>
        <table:table-row table:style-name="ro1">
          <table:table-cell office:value-type="string" calcext:value-type="string">
            <text:p>0500000US18057</text:p>
          </table:table-cell>
          <table:table-cell office:value-type="float" office:value="18057" calcext:value-type="float">
            <text:p>18057</text:p>
          </table:table-cell>
          <table:table-cell office:value-type="string" calcext:value-type="string">
            <text:p>Hamilton County, Indiana</text:p>
          </table:table-cell>
          <table:table-cell office:value-type="float" office:value="7442536400" calcext:value-type="float">
            <text:p>7442536400</text:p>
          </table:table-cell>
          <table:table-cell office:value-type="float" office:value="427299562" calcext:value-type="float">
            <text:p>427299562</text:p>
          </table:table-cell>
        </table:table-row>
        <table:table-row table:style-name="ro1">
          <table:table-cell office:value-type="string" calcext:value-type="string">
            <text:p>0500000US18059</text:p>
          </table:table-cell>
          <table:table-cell office:value-type="float" office:value="18059" calcext:value-type="float">
            <text:p>18059</text:p>
          </table:table-cell>
          <table:table-cell office:value-type="string" calcext:value-type="string">
            <text:p>Hancock County, Indiana</text:p>
          </table:table-cell>
          <table:table-cell office:value-type="float" office:value="1456129800" calcext:value-type="float">
            <text:p>1456129800</text:p>
          </table:table-cell>
          <table:table-cell office:value-type="float" office:value="116982512" calcext:value-type="float">
            <text:p>116982512</text:p>
          </table:table-cell>
        </table:table-row>
        <table:table-row table:style-name="ro1">
          <table:table-cell office:value-type="string" calcext:value-type="string">
            <text:p>0500000US18063</text:p>
          </table:table-cell>
          <table:table-cell office:value-type="float" office:value="18063" calcext:value-type="float">
            <text:p>18063</text:p>
          </table:table-cell>
          <table:table-cell office:value-type="string" calcext:value-type="string">
            <text:p>Hendricks County, Indiana</text:p>
          </table:table-cell>
          <table:table-cell office:value-type="float" office:value="3030335000" calcext:value-type="float">
            <text:p>3030335000</text:p>
          </table:table-cell>
          <table:table-cell office:value-type="float" office:value="212526661" calcext:value-type="float">
            <text:p>212526661</text:p>
          </table:table-cell>
        </table:table-row>
        <table:table-row table:style-name="ro1">
          <table:table-cell office:value-type="string" calcext:value-type="string">
            <text:p>0500000US18067</text:p>
          </table:table-cell>
          <table:table-cell office:value-type="float" office:value="18067" calcext:value-type="float">
            <text:p>18067</text:p>
          </table:table-cell>
          <table:table-cell office:value-type="string" calcext:value-type="string">
            <text:p>Howard County, Indiana</text:p>
          </table:table-cell>
          <table:table-cell office:value-type="float" office:value="1488121900" calcext:value-type="float">
            <text:p>1488121900</text:p>
          </table:table-cell>
          <table:table-cell office:value-type="float" office:value="129838168" calcext:value-type="float">
            <text:p>129838168</text:p>
          </table:table-cell>
        </table:table-row>
        <table:table-row table:style-name="ro1">
          <table:table-cell office:value-type="string" calcext:value-type="string">
            <text:p>0500000US18081</text:p>
          </table:table-cell>
          <table:table-cell office:value-type="float" office:value="18081" calcext:value-type="float">
            <text:p>18081</text:p>
          </table:table-cell>
          <table:table-cell office:value-type="string" calcext:value-type="string">
            <text:p>Johnson County, Indiana</text:p>
          </table:table-cell>
          <table:table-cell office:value-type="float" office:value="2857870400" calcext:value-type="float">
            <text:p>2857870400</text:p>
          </table:table-cell>
          <table:table-cell office:value-type="float" office:value="227380198" calcext:value-type="float">
            <text:p>227380198</text:p>
          </table:table-cell>
        </table:table-row>
        <table:table-row table:style-name="ro1">
          <table:table-cell office:value-type="string" calcext:value-type="string">
            <text:p>0500000US18085</text:p>
          </table:table-cell>
          <table:table-cell office:value-type="float" office:value="18085" calcext:value-type="float">
            <text:p>18085</text:p>
          </table:table-cell>
          <table:table-cell office:value-type="string" calcext:value-type="string">
            <text:p>Kosciusko County, Indiana</text:p>
          </table:table-cell>
          <table:table-cell office:value-type="float" office:value="1308953000" calcext:value-type="float">
            <text:p>1308953000</text:p>
          </table:table-cell>
          <table:table-cell office:value-type="float" office:value="107155293" calcext:value-type="float">
            <text:p>107155293</text:p>
          </table:table-cell>
        </table:table-row>
        <table:table-row table:style-name="ro1">
          <table:table-cell office:value-type="string" calcext:value-type="string">
            <text:p>0500000US18089</text:p>
          </table:table-cell>
          <table:table-cell office:value-type="float" office:value="18089" calcext:value-type="float">
            <text:p>18089</text:p>
          </table:table-cell>
          <table:table-cell office:value-type="string" calcext:value-type="string">
            <text:p>Lake County, Indiana</text:p>
          </table:table-cell>
          <table:table-cell office:value-type="float" office:value="8298635900" calcext:value-type="float">
            <text:p>8298635900</text:p>
          </table:table-cell>
          <table:table-cell office:value-type="float" office:value="322430826" calcext:value-type="float">
            <text:p>322430826</text:p>
          </table:table-cell>
        </table:table-row>
        <table:table-row table:style-name="ro1">
          <table:table-cell office:value-type="string" calcext:value-type="string">
            <text:p>0500000US18091</text:p>
          </table:table-cell>
          <table:table-cell office:value-type="float" office:value="18091" calcext:value-type="float">
            <text:p>18091</text:p>
          </table:table-cell>
          <table:table-cell office:value-type="string" calcext:value-type="string">
            <text:p>LaPorte County, Indiana</text:p>
          </table:table-cell>
          <table:table-cell office:value-type="float" office:value="1967947600" calcext:value-type="float">
            <text:p>1967947600</text:p>
          </table:table-cell>
          <table:table-cell office:value-type="float" office:value="145247290" calcext:value-type="float">
            <text:p>145247290</text:p>
          </table:table-cell>
        </table:table-row>
        <table:table-row table:style-name="ro1">
          <table:table-cell office:value-type="string" calcext:value-type="string">
            <text:p>0500000US18095</text:p>
          </table:table-cell>
          <table:table-cell office:value-type="float" office:value="18095" calcext:value-type="float">
            <text:p>18095</text:p>
          </table:table-cell>
          <table:table-cell office:value-type="string" calcext:value-type="string">
            <text:p>Madison County, Indiana</text:p>
          </table:table-cell>
          <table:table-cell office:value-type="float" office:value="1984141100" calcext:value-type="float">
            <text:p>1984141100</text:p>
          </table:table-cell>
          <table:table-cell office:value-type="float" office:value="117048944" calcext:value-type="float">
            <text:p>117048944</text:p>
          </table:table-cell>
        </table:table-row>
        <table:table-row table:style-name="ro1">
          <table:table-cell office:value-type="string" calcext:value-type="string">
            <text:p>0500000US18097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Marion County, Indiana</text:p>
          </table:table-cell>
          <table:table-cell office:value-type="float" office:value="13900909300" calcext:value-type="float">
            <text:p>13900909300</text:p>
          </table:table-cell>
          <table:table-cell office:value-type="float" office:value="522421442" calcext:value-type="float">
            <text:p>522421442</text:p>
          </table:table-cell>
        </table:table-row>
        <table:table-row table:style-name="ro1">
          <table:table-cell office:value-type="string" calcext:value-type="string">
            <text:p>0500000US18105</text:p>
          </table:table-cell>
          <table:table-cell office:value-type="float" office:value="18105" calcext:value-type="float">
            <text:p>18105</text:p>
          </table:table-cell>
          <table:table-cell office:value-type="string" calcext:value-type="string">
            <text:p>Monroe County, Indiana</text:p>
          </table:table-cell>
          <table:table-cell office:value-type="float" office:value="1841197400" calcext:value-type="float">
            <text:p>1841197400</text:p>
          </table:table-cell>
          <table:table-cell office:value-type="float" office:value="202399313" calcext:value-type="float">
            <text:p>202399313</text:p>
          </table:table-cell>
        </table:table-row>
        <table:table-row table:style-name="ro1">
          <table:table-cell office:value-type="string" calcext:value-type="string">
            <text:p>0500000US18109</text:p>
          </table:table-cell>
          <table:table-cell office:value-type="float" office:value="18109" calcext:value-type="float">
            <text:p>18109</text:p>
          </table:table-cell>
          <table:table-cell office:value-type="string" calcext:value-type="string">
            <text:p>Morgan County, Indiana</text:p>
          </table:table-cell>
          <table:table-cell office:value-type="float" office:value="1212840800" calcext:value-type="float">
            <text:p>1212840800</text:p>
          </table:table-cell>
          <table:table-cell office:value-type="float" office:value="119157163" calcext:value-type="float">
            <text:p>119157163</text:p>
          </table:table-cell>
        </table:table-row>
        <table:table-row table:style-name="ro1">
          <table:table-cell office:value-type="string" calcext:value-type="string">
            <text:p>0500000US18127</text:p>
          </table:table-cell>
          <table:table-cell office:value-type="float" office:value="18127" calcext:value-type="float">
            <text:p>18127</text:p>
          </table:table-cell>
          <table:table-cell office:value-type="string" calcext:value-type="string">
            <text:p>Porter County, Indiana</text:p>
          </table:table-cell>
          <table:table-cell office:value-type="float" office:value="3186106800" calcext:value-type="float">
            <text:p>3186106800</text:p>
          </table:table-cell>
          <table:table-cell office:value-type="float" office:value="228411696" calcext:value-type="float">
            <text:p>228411696</text:p>
          </table:table-cell>
        </table:table-row>
        <table:table-row table:style-name="ro1">
          <table:table-cell office:value-type="string" calcext:value-type="string">
            <text:p>0500000US18141</text:p>
          </table:table-cell>
          <table:table-cell office:value-type="float" office:value="18141" calcext:value-type="float">
            <text:p>18141</text:p>
          </table:table-cell>
          <table:table-cell office:value-type="string" calcext:value-type="string">
            <text:p>St. Joseph County, Indiana</text:p>
          </table:table-cell>
          <table:table-cell office:value-type="float" office:value="4810854200" calcext:value-type="float">
            <text:p>4810854200</text:p>
          </table:table-cell>
          <table:table-cell office:value-type="float" office:value="305638624" calcext:value-type="float">
            <text:p>305638624</text:p>
          </table:table-cell>
        </table:table-row>
        <table:table-row table:style-name="ro1">
          <table:table-cell office:value-type="string" calcext:value-type="string">
            <text:p>0500000US18157</text:p>
          </table:table-cell>
          <table:table-cell office:value-type="float" office:value="18157" calcext:value-type="float">
            <text:p>18157</text:p>
          </table:table-cell>
          <table:table-cell office:value-type="string" calcext:value-type="string">
            <text:p>Tippecanoe County, Indiana</text:p>
          </table:table-cell>
          <table:table-cell office:value-type="float" office:value="2343110900" calcext:value-type="float">
            <text:p>2343110900</text:p>
          </table:table-cell>
          <table:table-cell office:value-type="float" office:value="212980415" calcext:value-type="float">
            <text:p>212980415</text:p>
          </table:table-cell>
        </table:table-row>
        <table:table-row table:style-name="ro1">
          <table:table-cell office:value-type="string" calcext:value-type="string">
            <text:p>0500000US18163</text:p>
          </table:table-cell>
          <table:table-cell office:value-type="float" office:value="18163" calcext:value-type="float">
            <text:p>18163</text:p>
          </table:table-cell>
          <table:table-cell office:value-type="string" calcext:value-type="string">
            <text:p>Vanderburgh County, Indiana</text:p>
          </table:table-cell>
          <table:table-cell office:value-type="float" office:value="3070247200" calcext:value-type="float">
            <text:p>3070247200</text:p>
          </table:table-cell>
          <table:table-cell office:value-type="float" office:value="278865964" calcext:value-type="float">
            <text:p>278865964</text:p>
          </table:table-cell>
        </table:table-row>
        <table:table-row table:style-name="ro1">
          <table:table-cell office:value-type="string" calcext:value-type="string">
            <text:p>0500000US18167</text:p>
          </table:table-cell>
          <table:table-cell office:value-type="float" office:value="18167" calcext:value-type="float">
            <text:p>18167</text:p>
          </table:table-cell>
          <table:table-cell office:value-type="string" calcext:value-type="string">
            <text:p>Vigo County, Indiana</text:p>
          </table:table-cell>
          <table:table-cell office:value-type="float" office:value="1396565800" calcext:value-type="float">
            <text:p>1396565800</text:p>
          </table:table-cell>
          <table:table-cell office:value-type="float" office:value="115574039" calcext:value-type="float">
            <text:p>115574039</text:p>
          </table:table-cell>
        </table:table-row>
        <table:table-row table:style-name="ro1">
          <table:table-cell office:value-type="string" calcext:value-type="string">
            <text:p>0500000US18177</text:p>
          </table:table-cell>
          <table:table-cell office:value-type="float" office:value="18177" calcext:value-type="float">
            <text:p>18177</text:p>
          </table:table-cell>
          <table:table-cell office:value-type="string" calcext:value-type="string">
            <text:p>Wayne County, Indiana</text:p>
          </table:table-cell>
          <table:table-cell office:value-type="float" office:value="1046489700" calcext:value-type="float">
            <text:p>1046489700</text:p>
          </table:table-cell>
          <table:table-cell office:value-type="float" office:value="80265568" calcext:value-type="float">
            <text:p>80265568</text:p>
          </table:table-cell>
        </table:table-row>
        <table:table-row table:style-name="ro1">
          <table:table-cell office:value-type="string" calcext:value-type="string">
            <text:p>0500000US19013</text:p>
          </table:table-cell>
          <table:table-cell office:value-type="float" office:value="19013" calcext:value-type="float">
            <text:p>19013</text:p>
          </table:table-cell>
          <table:table-cell office:value-type="string" calcext:value-type="string">
            <text:p>Black Hawk County, Iowa</text:p>
          </table:table-cell>
          <table:table-cell office:value-type="float" office:value="2117393700" calcext:value-type="float">
            <text:p>2117393700</text:p>
          </table:table-cell>
          <table:table-cell office:value-type="float" office:value="149446789" calcext:value-type="float">
            <text:p>149446789</text:p>
          </table:table-cell>
        </table:table-row>
        <table:table-row table:style-name="ro1">
          <table:table-cell office:value-type="string" calcext:value-type="string">
            <text:p>0500000US19061</text:p>
          </table:table-cell>
          <table:table-cell office:value-type="float" office:value="19061" calcext:value-type="float">
            <text:p>19061</text:p>
          </table:table-cell>
          <table:table-cell office:value-type="string" calcext:value-type="string">
            <text:p>Dubuque County, Iowa</text:p>
          </table:table-cell>
          <table:table-cell office:value-type="float" office:value="1739955600" calcext:value-type="float">
            <text:p>1739955600</text:p>
          </table:table-cell>
          <table:table-cell office:value-type="float" office:value="127625733" calcext:value-type="float">
            <text:p>127625733</text:p>
          </table:table-cell>
        </table:table-row>
        <table:table-row table:style-name="ro1">
          <table:table-cell office:value-type="string" calcext:value-type="string">
            <text:p>0500000US19103</text:p>
          </table:table-cell>
          <table:table-cell office:value-type="float" office:value="19103" calcext:value-type="float">
            <text:p>19103</text:p>
          </table:table-cell>
          <table:table-cell office:value-type="string" calcext:value-type="string">
            <text:p>Johnson County, Iowa</text:p>
          </table:table-cell>
          <table:table-cell office:value-type="float" office:value="2316388400" calcext:value-type="float">
            <text:p>2316388400</text:p>
          </table:table-cell>
          <table:table-cell office:value-type="float" office:value="194273675" calcext:value-type="float">
            <text:p>194273675</text:p>
          </table:table-cell>
        </table:table-row>
        <table:table-row table:style-name="ro1">
          <table:table-cell office:value-type="string" calcext:value-type="string">
            <text:p>0500000US19113</text:p>
          </table:table-cell>
          <table:table-cell office:value-type="float" office:value="19113" calcext:value-type="float">
            <text:p>19113</text:p>
          </table:table-cell>
          <table:table-cell office:value-type="string" calcext:value-type="string">
            <text:p>Linn County, Iowa</text:p>
          </table:table-cell>
          <table:table-cell office:value-type="float" office:value="3909732700" calcext:value-type="float">
            <text:p>3909732700</text:p>
          </table:table-cell>
          <table:table-cell office:value-type="float" office:value="233680279" calcext:value-type="float">
            <text:p>233680279</text:p>
          </table:table-cell>
        </table:table-row>
        <table:table-row table:style-name="ro1">
          <table:table-cell office:value-type="string" calcext:value-type="string">
            <text:p>0500000US19153</text:p>
          </table:table-cell>
          <table:table-cell office:value-type="float" office:value="19153" calcext:value-type="float">
            <text:p>19153</text:p>
          </table:table-cell>
          <table:table-cell office:value-type="string" calcext:value-type="string">
            <text:p>Polk County, Iowa</text:p>
          </table:table-cell>
          <table:table-cell office:value-type="float" office:value="8871060800" calcext:value-type="float">
            <text:p>8871060800</text:p>
          </table:table-cell>
          <table:table-cell office:value-type="float" office:value="412815112" calcext:value-type="float">
            <text:p>412815112</text:p>
          </table:table-cell>
        </table:table-row>
        <table:table-row table:style-name="ro1">
          <table:table-cell office:value-type="string" calcext:value-type="string">
            <text:p>0500000US19155</text:p>
          </table:table-cell>
          <table:table-cell office:value-type="float" office:value="19155" calcext:value-type="float">
            <text:p>19155</text:p>
          </table:table-cell>
          <table:table-cell office:value-type="string" calcext:value-type="string">
            <text:p>Pottawattamie County, Iowa</text:p>
          </table:table-cell>
          <table:table-cell office:value-type="float" office:value="1585995700" calcext:value-type="float">
            <text:p>1585995700</text:p>
          </table:table-cell>
          <table:table-cell office:value-type="float" office:value="118929218" calcext:value-type="float">
            <text:p>118929218</text:p>
          </table:table-cell>
        </table:table-row>
        <table:table-row table:style-name="ro1">
          <table:table-cell office:value-type="string" calcext:value-type="string">
            <text:p>0500000US19163</text:p>
          </table:table-cell>
          <table:table-cell office:value-type="float" office:value="19163" calcext:value-type="float">
            <text:p>19163</text:p>
          </table:table-cell>
          <table:table-cell office:value-type="string" calcext:value-type="string">
            <text:p>Scott County, Iowa</text:p>
          </table:table-cell>
          <table:table-cell office:value-type="float" office:value="3259525200" calcext:value-type="float">
            <text:p>3259525200</text:p>
          </table:table-cell>
          <table:table-cell office:value-type="float" office:value="261175449" calcext:value-type="float">
            <text:p>261175449</text:p>
          </table:table-cell>
        </table:table-row>
        <table:table-row table:style-name="ro1">
          <table:table-cell office:value-type="string" calcext:value-type="string">
            <text:p>0500000US19169</text:p>
          </table:table-cell>
          <table:table-cell office:value-type="float" office:value="19169" calcext:value-type="float">
            <text:p>19169</text:p>
          </table:table-cell>
          <table:table-cell office:value-type="string" calcext:value-type="string">
            <text:p>Story County, Iowa</text:p>
          </table:table-cell>
          <table:table-cell office:value-type="float" office:value="1313487000" calcext:value-type="float">
            <text:p>1313487000</text:p>
          </table:table-cell>
          <table:table-cell office:value-type="float" office:value="115192541" calcext:value-type="float">
            <text:p>115192541</text:p>
          </table:table-cell>
        </table:table-row>
        <table:table-row table:style-name="ro1">
          <table:table-cell office:value-type="string" calcext:value-type="string">
            <text:p>0500000US19193</text:p>
          </table:table-cell>
          <table:table-cell office:value-type="float" office:value="19193" calcext:value-type="float">
            <text:p>19193</text:p>
          </table:table-cell>
          <table:table-cell office:value-type="string" calcext:value-type="string">
            <text:p>Woodbury County, Iowa</text:p>
          </table:table-cell>
          <table:table-cell office:value-type="float" office:value="1701985100" calcext:value-type="float">
            <text:p>1701985100</text:p>
          </table:table-cell>
          <table:table-cell office:value-type="float" office:value="154383764" calcext:value-type="float">
            <text:p>154383764</text:p>
          </table:table-cell>
        </table:table-row>
        <table:table-row table:style-name="ro1">
          <table:table-cell office:value-type="string" calcext:value-type="string">
            <text:p>0500000US20045</text:p>
          </table:table-cell>
          <table:table-cell office:value-type="float" office:value="20045" calcext:value-type="float">
            <text:p>20045</text:p>
          </table:table-cell>
          <table:table-cell office:value-type="string" calcext:value-type="string">
            <text:p>Douglas County, Kansas</text:p>
          </table:table-cell>
          <table:table-cell office:value-type="float" office:value="1673541200" calcext:value-type="float">
            <text:p>1673541200</text:p>
          </table:table-cell>
          <table:table-cell office:value-type="float" office:value="108000936" calcext:value-type="float">
            <text:p>108000936</text:p>
          </table:table-cell>
        </table:table-row>
        <table:table-row table:style-name="ro1">
          <table:table-cell office:value-type="string" calcext:value-type="string">
            <text:p>0500000US20091</text:p>
          </table:table-cell>
          <table:table-cell office:value-type="float" office:value="20091" calcext:value-type="float">
            <text:p>20091</text:p>
          </table:table-cell>
          <table:table-cell office:value-type="string" calcext:value-type="string">
            <text:p>Johnson County, Kansas</text:p>
          </table:table-cell>
          <table:table-cell office:value-type="float" office:value="14329745400" calcext:value-type="float">
            <text:p>14329745400</text:p>
          </table:table-cell>
          <table:table-cell office:value-type="float" office:value="553470944" calcext:value-type="float">
            <text:p>553470944</text:p>
          </table:table-cell>
        </table:table-row>
        <table:table-row table:style-name="ro1">
          <table:table-cell office:value-type="string" calcext:value-type="string">
            <text:p>0500000US20103</text:p>
          </table:table-cell>
          <table:table-cell office:value-type="float" office:value="20103" calcext:value-type="float">
            <text:p>20103</text:p>
          </table:table-cell>
          <table:table-cell office:value-type="string" calcext:value-type="string">
            <text:p>Leavenworth County, Kansas</text:p>
          </table:table-cell>
          <table:table-cell office:value-type="float" office:value="1457340900" calcext:value-type="float">
            <text:p>1457340900</text:p>
          </table:table-cell>
          <table:table-cell office:value-type="float" office:value="119905451" calcext:value-type="float">
            <text:p>119905451</text:p>
          </table:table-cell>
        </table:table-row>
        <table:table-row table:style-name="ro1">
          <table:table-cell office:value-type="string" calcext:value-type="string">
            <text:p>0500000US20173</text:p>
          </table:table-cell>
          <table:table-cell office:value-type="float" office:value="20173" calcext:value-type="float">
            <text:p>20173</text:p>
          </table:table-cell>
          <table:table-cell office:value-type="string" calcext:value-type="string">
            <text:p>Sedgwick County, Kansas</text:p>
          </table:table-cell>
          <table:table-cell office:value-type="float" office:value="8509953900" calcext:value-type="float">
            <text:p>8509953900</text:p>
          </table:table-cell>
          <table:table-cell office:value-type="float" office:value="321317621" calcext:value-type="float">
            <text:p>321317621</text:p>
          </table:table-cell>
        </table:table-row>
        <table:table-row table:style-name="ro1">
          <table:table-cell office:value-type="string" calcext:value-type="string">
            <text:p>0500000US20177</text:p>
          </table:table-cell>
          <table:table-cell office:value-type="float" office:value="20177" calcext:value-type="float">
            <text:p>20177</text:p>
          </table:table-cell>
          <table:table-cell office:value-type="string" calcext:value-type="string">
            <text:p>Shawnee County, Kansas</text:p>
          </table:table-cell>
          <table:table-cell office:value-type="float" office:value="3068737500" calcext:value-type="float">
            <text:p>3068737500</text:p>
          </table:table-cell>
          <table:table-cell office:value-type="float" office:value="196196784" calcext:value-type="float">
            <text:p>196196784</text:p>
          </table:table-cell>
        </table:table-row>
        <table:table-row table:style-name="ro1">
          <table:table-cell office:value-type="string" calcext:value-type="string">
            <text:p>0500000US20209</text:p>
          </table:table-cell>
          <table:table-cell office:value-type="float" office:value="20209" calcext:value-type="float">
            <text:p>20209</text:p>
          </table:table-cell>
          <table:table-cell office:value-type="string" calcext:value-type="string">
            <text:p>Wyandotte County, Kansas</text:p>
          </table:table-cell>
          <table:table-cell office:value-type="float" office:value="2045267800" calcext:value-type="float">
            <text:p>2045267800</text:p>
          </table:table-cell>
          <table:table-cell office:value-type="float" office:value="143742297" calcext:value-type="float">
            <text:p>143742297</text:p>
          </table:table-cell>
        </table:table-row>
        <table:table-row table:style-name="ro1">
          <table:table-cell office:value-type="string" calcext:value-type="string">
            <text:p>0500000US21015</text:p>
          </table:table-cell>
          <table:table-cell office:value-type="float" office:value="21015" calcext:value-type="float">
            <text:p>21015</text:p>
          </table:table-cell>
          <table:table-cell office:value-type="string" calcext:value-type="string">
            <text:p>Boone County, Kentucky</text:p>
          </table:table-cell>
          <table:table-cell office:value-type="float" office:value="2278097700" calcext:value-type="float">
            <text:p>2278097700</text:p>
          </table:table-cell>
          <table:table-cell office:value-type="float" office:value="261992493" calcext:value-type="float">
            <text:p>261992493</text:p>
          </table:table-cell>
        </table:table-row>
        <table:table-row table:style-name="ro1">
          <table:table-cell office:value-type="string" calcext:value-type="string">
            <text:p>0500000US21029</text:p>
          </table:table-cell>
          <table:table-cell office:value-type="float" office:value="21029" calcext:value-type="float">
            <text:p>21029</text:p>
          </table:table-cell>
          <table:table-cell office:value-type="string" calcext:value-type="string">
            <text:p>Bullitt County, Kentucky</text:p>
          </table:table-cell>
          <table:table-cell office:value-type="float" office:value="1261229700" calcext:value-type="float">
            <text:p>1261229700</text:p>
          </table:table-cell>
          <table:table-cell office:value-type="float" office:value="96416633" calcext:value-type="float">
            <text:p>96416633</text:p>
          </table:table-cell>
        </table:table-row>
        <table:table-row table:style-name="ro1">
          <table:table-cell office:value-type="string" calcext:value-type="string">
            <text:p>0500000US21037</text:p>
          </table:table-cell>
          <table:table-cell office:value-type="float" office:value="21037" calcext:value-type="float">
            <text:p>21037</text:p>
          </table:table-cell>
          <table:table-cell office:value-type="string" calcext:value-type="string">
            <text:p>Campbell County, Kentucky</text:p>
          </table:table-cell>
          <table:table-cell office:value-type="float" office:value="1700484000" calcext:value-type="float">
            <text:p>1700484000</text:p>
          </table:table-cell>
          <table:table-cell office:value-type="float" office:value="175677341" calcext:value-type="float">
            <text:p>175677341</text:p>
          </table:table-cell>
        </table:table-row>
        <table:table-row table:style-name="ro1">
          <table:table-cell office:value-type="string" calcext:value-type="string">
            <text:p>0500000US21047</text:p>
          </table:table-cell>
          <table:table-cell office:value-type="float" office:value="21047" calcext:value-type="float">
            <text:p>21047</text:p>
          </table:table-cell>
          <table:table-cell office:value-type="string" calcext:value-type="string">
            <text:p>Christian County, Kentucky</text:p>
          </table:table-cell>
          <table:table-cell office:value-type="float" office:value="902401200" calcext:value-type="float">
            <text:p>902401200</text:p>
          </table:table-cell>
          <table:table-cell office:value-type="float" office:value="89213637" calcext:value-type="float">
            <text:p>89213637</text:p>
          </table:table-cell>
        </table:table-row>
        <table:table-row table:style-name="ro1">
          <table:table-cell office:value-type="string" calcext:value-type="string">
            <text:p>0500000US21059</text:p>
          </table:table-cell>
          <table:table-cell office:value-type="float" office:value="21059" calcext:value-type="float">
            <text:p>21059</text:p>
          </table:table-cell>
          <table:table-cell office:value-type="string" calcext:value-type="string">
            <text:p>Daviess County, Kentucky</text:p>
          </table:table-cell>
          <table:table-cell office:value-type="float" office:value="1681708400" calcext:value-type="float">
            <text:p>1681708400</text:p>
          </table:table-cell>
          <table:table-cell office:value-type="float" office:value="185058931" calcext:value-type="float">
            <text:p>185058931</text:p>
          </table:table-cell>
        </table:table-row>
        <table:table-row table:style-name="ro1">
          <table:table-cell office:value-type="string" calcext:value-type="string">
            <text:p>0500000US21067</text:p>
          </table:table-cell>
          <table:table-cell office:value-type="float" office:value="21067" calcext:value-type="float">
            <text:p>21067</text:p>
          </table:table-cell>
          <table:table-cell office:value-type="string" calcext:value-type="string">
            <text:p>Fayette County, Kentucky</text:p>
          </table:table-cell>
          <table:table-cell office:value-type="float" office:value="5296934500" calcext:value-type="float">
            <text:p>5296934500</text:p>
          </table:table-cell>
          <table:table-cell office:value-type="float" office:value="395399885" calcext:value-type="float">
            <text:p>395399885</text:p>
          </table:table-cell>
        </table:table-row>
        <table:table-row table:style-name="ro1">
          <table:table-cell office:value-type="string" calcext:value-type="string">
            <text:p>0500000US21093</text:p>
          </table:table-cell>
          <table:table-cell office:value-type="float" office:value="21093" calcext:value-type="float">
            <text:p>21093</text:p>
          </table:table-cell>
          <table:table-cell office:value-type="string" calcext:value-type="string">
            <text:p>Hardin County, Kentucky</text:p>
          </table:table-cell>
          <table:table-cell office:value-type="float" office:value="1605475000" calcext:value-type="float">
            <text:p>1605475000</text:p>
          </table:table-cell>
          <table:table-cell office:value-type="float" office:value="161923672" calcext:value-type="float">
            <text:p>161923672</text:p>
          </table:table-cell>
        </table:table-row>
        <table:table-row table:style-name="ro1">
          <table:table-cell office:value-type="string" calcext:value-type="string">
            <text:p>0500000US21111</text:p>
          </table:table-cell>
          <table:table-cell office:value-type="float" office:value="21111" calcext:value-type="float">
            <text:p>21111</text:p>
          </table:table-cell>
          <table:table-cell office:value-type="string" calcext:value-type="string">
            <text:p>Jefferson County, Kentucky</text:p>
          </table:table-cell>
          <table:table-cell office:value-type="float" office:value="12287404100" calcext:value-type="float">
            <text:p>12287404100</text:p>
          </table:table-cell>
          <table:table-cell office:value-type="float" office:value="559989869" calcext:value-type="float">
            <text:p>559989869</text:p>
          </table:table-cell>
        </table:table-row>
        <table:table-row table:style-name="ro1">
          <table:table-cell office:value-type="string" calcext:value-type="string">
            <text:p>0500000US21117</text:p>
          </table:table-cell>
          <table:table-cell office:value-type="float" office:value="21117" calcext:value-type="float">
            <text:p>21117</text:p>
          </table:table-cell>
          <table:table-cell office:value-type="string" calcext:value-type="string">
            <text:p>Kenton County, Kentucky</text:p>
          </table:table-cell>
          <table:table-cell office:value-type="float" office:value="3082838400" calcext:value-type="float">
            <text:p>3082838400</text:p>
          </table:table-cell>
          <table:table-cell office:value-type="float" office:value="223013510" calcext:value-type="float">
            <text:p>223013510</text:p>
          </table:table-cell>
        </table:table-row>
        <table:table-row table:style-name="ro1">
          <table:table-cell office:value-type="string" calcext:value-type="string">
            <text:p>0500000US21151</text:p>
          </table:table-cell>
          <table:table-cell office:value-type="float" office:value="21151" calcext:value-type="float">
            <text:p>21151</text:p>
          </table:table-cell>
          <table:table-cell office:value-type="string" calcext:value-type="string">
            <text:p>Madison County, Kentucky</text:p>
          </table:table-cell>
          <table:table-cell office:value-type="float" office:value="1170124700" calcext:value-type="float">
            <text:p>1170124700</text:p>
          </table:table-cell>
          <table:table-cell office:value-type="float" office:value="121447313" calcext:value-type="float">
            <text:p>121447313</text:p>
          </table:table-cell>
        </table:table-row>
        <table:table-row table:style-name="ro1">
          <table:table-cell office:value-type="string" calcext:value-type="string">
            <text:p>0500000US21195</text:p>
          </table:table-cell>
          <table:table-cell office:value-type="float" office:value="21195" calcext:value-type="float">
            <text:p>21195</text:p>
          </table:table-cell>
          <table:table-cell office:value-type="string" calcext:value-type="string">
            <text:p>Pike County, Kentucky</text:p>
          </table:table-cell>
          <table:table-cell office:value-type="float" office:value="1057064900" calcext:value-type="float">
            <text:p>1057064900</text:p>
          </table:table-cell>
          <table:table-cell office:value-type="float" office:value="123926545" calcext:value-type="float">
            <text:p>123926545</text:p>
          </table:table-cell>
        </table:table-row>
        <table:table-row table:style-name="ro1">
          <table:table-cell office:value-type="string" calcext:value-type="string">
            <text:p>0500000US21227</text:p>
          </table:table-cell>
          <table:table-cell office:value-type="float" office:value="21227" calcext:value-type="float">
            <text:p>21227</text:p>
          </table:table-cell>
          <table:table-cell office:value-type="string" calcext:value-type="string">
            <text:p>Warren County, Kentucky</text:p>
          </table:table-cell>
          <table:table-cell office:value-type="float" office:value="1786983300" calcext:value-type="float">
            <text:p>1786983300</text:p>
          </table:table-cell>
          <table:table-cell office:value-type="float" office:value="277348740" calcext:value-type="float">
            <text:p>277348740</text:p>
          </table:table-cell>
        </table:table-row>
        <table:table-row table:style-name="ro1">
          <table:table-cell office:value-type="string" calcext:value-type="string">
            <text:p>0500000US22005</text:p>
          </table:table-cell>
          <table:table-cell office:value-type="float" office:value="22005" calcext:value-type="float">
            <text:p>22005</text:p>
          </table:table-cell>
          <table:table-cell office:value-type="string" calcext:value-type="string">
            <text:p>Ascension Parish, Louisiana</text:p>
          </table:table-cell>
          <table:table-cell office:value-type="float" office:value="1742463600" calcext:value-type="float">
            <text:p>1742463600</text:p>
          </table:table-cell>
          <table:table-cell office:value-type="float" office:value="133737214" calcext:value-type="float">
            <text:p>133737214</text:p>
          </table:table-cell>
        </table:table-row>
        <table:table-row table:style-name="ro1">
          <table:table-cell office:value-type="string" calcext:value-type="string">
            <text:p>0500000US22015</text:p>
          </table:table-cell>
          <table:table-cell office:value-type="float" office:value="22015" calcext:value-type="float">
            <text:p>22015</text:p>
          </table:table-cell>
          <table:table-cell office:value-type="string" calcext:value-type="string">
            <text:p>Bossier Parish, Louisiana</text:p>
          </table:table-cell>
          <table:table-cell office:value-type="float" office:value="1806268400" calcext:value-type="float">
            <text:p>1806268400</text:p>
          </table:table-cell>
          <table:table-cell office:value-type="float" office:value="136219349" calcext:value-type="float">
            <text:p>136219349</text:p>
          </table:table-cell>
        </table:table-row>
        <table:table-row table:style-name="ro1">
          <table:table-cell office:value-type="string" calcext:value-type="string">
            <text:p>0500000US22017</text:p>
          </table:table-cell>
          <table:table-cell office:value-type="float" office:value="22017" calcext:value-type="float">
            <text:p>22017</text:p>
          </table:table-cell>
          <table:table-cell office:value-type="string" calcext:value-type="string">
            <text:p>Caddo Parish, Louisiana</text:p>
          </table:table-cell>
          <table:table-cell office:value-type="float" office:value="3690538200" calcext:value-type="float">
            <text:p>3690538200</text:p>
          </table:table-cell>
          <table:table-cell office:value-type="float" office:value="221325588" calcext:value-type="float">
            <text:p>221325588</text:p>
          </table:table-cell>
        </table:table-row>
        <table:table-row table:style-name="ro1">
          <table:table-cell office:value-type="string" calcext:value-type="string">
            <text:p>0500000US22019</text:p>
          </table:table-cell>
          <table:table-cell office:value-type="float" office:value="22019" calcext:value-type="float">
            <text:p>22019</text:p>
          </table:table-cell>
          <table:table-cell office:value-type="string" calcext:value-type="string">
            <text:p>Calcasieu Parish, Louisiana</text:p>
          </table:table-cell>
          <table:table-cell office:value-type="float" office:value="3125667300" calcext:value-type="float">
            <text:p>3125667300</text:p>
          </table:table-cell>
          <table:table-cell office:value-type="float" office:value="249634886" calcext:value-type="float">
            <text:p>249634886</text:p>
          </table:table-cell>
        </table:table-row>
        <table:table-row table:style-name="ro1">
          <table:table-cell office:value-type="string" calcext:value-type="string">
            <text:p>0500000US22033</text:p>
          </table:table-cell>
          <table:table-cell office:value-type="float" office:value="22033" calcext:value-type="float">
            <text:p>22033</text:p>
          </table:table-cell>
          <table:table-cell office:value-type="string" calcext:value-type="string">
            <text:p>East Baton Rouge Parish, Louisiana</text:p>
          </table:table-cell>
          <table:table-cell office:value-type="float" office:value="7902565200" calcext:value-type="float">
            <text:p>7902565200</text:p>
          </table:table-cell>
          <table:table-cell office:value-type="float" office:value="428783844" calcext:value-type="float">
            <text:p>428783844</text:p>
          </table:table-cell>
        </table:table-row>
        <table:table-row table:style-name="ro1">
          <table:table-cell office:value-type="string" calcext:value-type="string">
            <text:p>0500000US22045</text:p>
          </table:table-cell>
          <table:table-cell office:value-type="float" office:value="22045" calcext:value-type="float">
            <text:p>22045</text:p>
          </table:table-cell>
          <table:table-cell office:value-type="string" calcext:value-type="string">
            <text:p>Iberia Parish, Louisiana</text:p>
          </table:table-cell>
          <table:table-cell office:value-type="float" office:value="1011517500" calcext:value-type="float">
            <text:p>1011517500</text:p>
          </table:table-cell>
          <table:table-cell office:value-type="float" office:value="129766580" calcext:value-type="float">
            <text:p>129766580</text:p>
          </table:table-cell>
        </table:table-row>
        <table:table-row table:style-name="ro1">
          <table:table-cell office:value-type="string" calcext:value-type="string">
            <text:p>0500000US22051</text:p>
          </table:table-cell>
          <table:table-cell office:value-type="float" office:value="22051" calcext:value-type="float">
            <text:p>22051</text:p>
          </table:table-cell>
          <table:table-cell office:value-type="string" calcext:value-type="string">
            <text:p>Jefferson Parish, Louisiana</text:p>
          </table:table-cell>
          <table:table-cell office:value-type="float" office:value="7226791400" calcext:value-type="float">
            <text:p>7226791400</text:p>
          </table:table-cell>
          <table:table-cell office:value-type="float" office:value="367892103" calcext:value-type="float">
            <text:p>367892103</text:p>
          </table:table-cell>
        </table:table-row>
        <table:table-row table:style-name="ro1">
          <table:table-cell office:value-type="string" calcext:value-type="string">
            <text:p>0500000US22055</text:p>
          </table:table-cell>
          <table:table-cell office:value-type="float" office:value="22055" calcext:value-type="float">
            <text:p>22055</text:p>
          </table:table-cell>
          <table:table-cell office:value-type="string" calcext:value-type="string">
            <text:p>Lafayette Parish, Louisiana</text:p>
          </table:table-cell>
          <table:table-cell office:value-type="float" office:value="4020344200" calcext:value-type="float">
            <text:p>4020344200</text:p>
          </table:table-cell>
          <table:table-cell office:value-type="float" office:value="287273377" calcext:value-type="float">
            <text:p>287273377</text:p>
          </table:table-cell>
        </table:table-row>
        <table:table-row table:style-name="ro1">
          <table:table-cell office:value-type="string" calcext:value-type="string">
            <text:p>0500000US22057</text:p>
          </table:table-cell>
          <table:table-cell office:value-type="float" office:value="22057" calcext:value-type="float">
            <text:p>22057</text:p>
          </table:table-cell>
          <table:table-cell office:value-type="string" calcext:value-type="string">
            <text:p>Lafourche Parish, Louisiana</text:p>
          </table:table-cell>
          <table:table-cell office:value-type="float" office:value="1432985500" calcext:value-type="float">
            <text:p>1432985500</text:p>
          </table:table-cell>
          <table:table-cell office:value-type="float" office:value="151501272" calcext:value-type="float">
            <text:p>151501272</text:p>
          </table:table-cell>
        </table:table-row>
        <table:table-row table:style-name="ro1">
          <table:table-cell office:value-type="string" calcext:value-type="string">
            <text:p>0500000US22063</text:p>
          </table:table-cell>
          <table:table-cell office:value-type="float" office:value="22063" calcext:value-type="float">
            <text:p>22063</text:p>
          </table:table-cell>
          <table:table-cell office:value-type="string" calcext:value-type="string">
            <text:p>Livingston Parish, Louisiana</text:p>
          </table:table-cell>
          <table:table-cell office:value-type="float" office:value="1573409700" calcext:value-type="float">
            <text:p>1573409700</text:p>
          </table:table-cell>
          <table:table-cell office:value-type="float" office:value="128873132" calcext:value-type="float">
            <text:p>128873132</text:p>
          </table:table-cell>
        </table:table-row>
        <table:table-row table:style-name="ro1">
          <table:table-cell office:value-type="string" calcext:value-type="string">
            <text:p>0500000US22071</text:p>
          </table:table-cell>
          <table:table-cell office:value-type="float" office:value="22071" calcext:value-type="float">
            <text:p>22071</text:p>
          </table:table-cell>
          <table:table-cell office:value-type="string" calcext:value-type="string">
            <text:p>Orleans Parish, Louisiana</text:p>
          </table:table-cell>
          <table:table-cell office:value-type="float" office:value="3177917000" calcext:value-type="float">
            <text:p>3177917000</text:p>
          </table:table-cell>
          <table:table-cell office:value-type="float" office:value="339093183" calcext:value-type="float">
            <text:p>339093183</text:p>
          </table:table-cell>
        </table:table-row>
        <table:table-row table:style-name="ro1">
          <table:table-cell office:value-type="string" calcext:value-type="string">
            <text:p>0500000US22073</text:p>
          </table:table-cell>
          <table:table-cell office:value-type="float" office:value="22073" calcext:value-type="float">
            <text:p>22073</text:p>
          </table:table-cell>
          <table:table-cell office:value-type="string" calcext:value-type="string">
            <text:p>Ouachita Parish, Louisiana</text:p>
          </table:table-cell>
          <table:table-cell office:value-type="float" office:value="2232912700" calcext:value-type="float">
            <text:p>2232912700</text:p>
          </table:table-cell>
          <table:table-cell office:value-type="float" office:value="206895098" calcext:value-type="float">
            <text:p>206895098</text:p>
          </table:table-cell>
        </table:table-row>
        <table:table-row table:style-name="ro1">
          <table:table-cell office:value-type="string" calcext:value-type="string">
            <text:p>0500000US22079</text:p>
          </table:table-cell>
          <table:table-cell office:value-type="float" office:value="22079" calcext:value-type="float">
            <text:p>22079</text:p>
          </table:table-cell>
          <table:table-cell office:value-type="string" calcext:value-type="string">
            <text:p>Rapides Parish, Louisiana</text:p>
          </table:table-cell>
          <table:table-cell office:value-type="float" office:value="1901352900" calcext:value-type="float">
            <text:p>1901352900</text:p>
          </table:table-cell>
          <table:table-cell office:value-type="float" office:value="206835582" calcext:value-type="float">
            <text:p>206835582</text:p>
          </table:table-cell>
        </table:table-row>
        <table:table-row table:style-name="ro1">
          <table:table-cell office:value-type="string" calcext:value-type="string">
            <text:p>0500000US22097</text:p>
          </table:table-cell>
          <table:table-cell office:value-type="float" office:value="22097" calcext:value-type="float">
            <text:p>22097</text:p>
          </table:table-cell>
          <table:table-cell office:value-type="string" calcext:value-type="string">
            <text:p>St. Landry Parish, Louisiana</text:p>
          </table:table-cell>
          <table:table-cell office:value-type="float" office:value="998479800" calcext:value-type="float">
            <text:p>998479800</text:p>
          </table:table-cell>
          <table:table-cell office:value-type="float" office:value="110888205" calcext:value-type="float">
            <text:p>110888205</text:p>
          </table:table-cell>
        </table:table-row>
        <table:table-row table:style-name="ro1">
          <table:table-cell office:value-type="string" calcext:value-type="string">
            <text:p>0500000US22103</text:p>
          </table:table-cell>
          <table:table-cell office:value-type="float" office:value="22103" calcext:value-type="float">
            <text:p>22103</text:p>
          </table:table-cell>
          <table:table-cell office:value-type="string" calcext:value-type="string">
            <text:p>St. Tammany Parish, Louisiana</text:p>
          </table:table-cell>
          <table:table-cell office:value-type="float" office:value="4930684200" calcext:value-type="float">
            <text:p>4930684200</text:p>
          </table:table-cell>
          <table:table-cell office:value-type="float" office:value="305551894" calcext:value-type="float">
            <text:p>305551894</text:p>
          </table:table-cell>
        </table:table-row>
        <table:table-row table:style-name="ro1">
          <table:table-cell office:value-type="string" calcext:value-type="string">
            <text:p>0500000US22105</text:p>
          </table:table-cell>
          <table:table-cell office:value-type="float" office:value="22105" calcext:value-type="float">
            <text:p>22105</text:p>
          </table:table-cell>
          <table:table-cell office:value-type="string" calcext:value-type="string">
            <text:p>Tangipahoa Parish, Louisiana</text:p>
          </table:table-cell>
          <table:table-cell office:value-type="float" office:value="1565381800" calcext:value-type="float">
            <text:p>1565381800</text:p>
          </table:table-cell>
          <table:table-cell office:value-type="float" office:value="117886430" calcext:value-type="float">
            <text:p>117886430</text:p>
          </table:table-cell>
        </table:table-row>
        <table:table-row table:style-name="ro1">
          <table:table-cell office:value-type="string" calcext:value-type="string">
            <text:p>0500000US22109</text:p>
          </table:table-cell>
          <table:table-cell office:value-type="float" office:value="22109" calcext:value-type="float">
            <text:p>22109</text:p>
          </table:table-cell>
          <table:table-cell office:value-type="string" calcext:value-type="string">
            <text:p>Terrebonne Parish, Louisiana</text:p>
          </table:table-cell>
          <table:table-cell office:value-type="float" office:value="1704127400" calcext:value-type="float">
            <text:p>1704127400</text:p>
          </table:table-cell>
          <table:table-cell office:value-type="float" office:value="167748858" calcext:value-type="float">
            <text:p>167748858</text:p>
          </table:table-cell>
        </table:table-row>
        <table:table-row table:style-name="ro1">
          <table:table-cell office:value-type="string" calcext:value-type="string">
            <text:p>0500000US23001</text:p>
          </table:table-cell>
          <table:table-cell office:value-type="float" office:value="23001" calcext:value-type="float">
            <text:p>23001</text:p>
          </table:table-cell>
          <table:table-cell office:value-type="string" calcext:value-type="string">
            <text:p>Androscoggin County, Maine</text:p>
          </table:table-cell>
          <table:table-cell office:value-type="float" office:value="1529166400" calcext:value-type="float">
            <text:p>1529166400</text:p>
          </table:table-cell>
          <table:table-cell office:value-type="float" office:value="128370824" calcext:value-type="float">
            <text:p>128370824</text:p>
          </table:table-cell>
        </table:table-row>
        <table:table-row table:style-name="ro1">
          <table:table-cell office:value-type="string" calcext:value-type="string">
            <text:p>0500000US23003</text:p>
          </table:table-cell>
          <table:table-cell office:value-type="float" office:value="23003" calcext:value-type="float">
            <text:p>23003</text:p>
          </table:table-cell>
          <table:table-cell office:value-type="string" calcext:value-type="string">
            <text:p>Aroostook County, Maine</text:p>
          </table:table-cell>
          <table:table-cell office:value-type="float" office:value="1059111200" calcext:value-type="float">
            <text:p>1059111200</text:p>
          </table:table-cell>
          <table:table-cell office:value-type="float" office:value="76653772" calcext:value-type="float">
            <text:p>76653772</text:p>
          </table:table-cell>
        </table:table-row>
        <table:table-row table:style-name="ro1">
          <table:table-cell office:value-type="string" calcext:value-type="string">
            <text:p>0500000US23005</text:p>
          </table:table-cell>
          <table:table-cell office:value-type="float" office:value="23005" calcext:value-type="float">
            <text:p>23005</text:p>
          </table:table-cell>
          <table:table-cell office:value-type="string" calcext:value-type="string">
            <text:p>Cumberland County, Maine</text:p>
          </table:table-cell>
          <table:table-cell office:value-type="float" office:value="5798274500" calcext:value-type="float">
            <text:p>5798274500</text:p>
          </table:table-cell>
          <table:table-cell office:value-type="float" office:value="308411412" calcext:value-type="float">
            <text:p>308411412</text:p>
          </table:table-cell>
        </table:table-row>
        <table:table-row table:style-name="ro1">
          <table:table-cell office:value-type="string" calcext:value-type="string">
            <text:p>0500000US23011</text:p>
          </table:table-cell>
          <table:table-cell office:value-type="float" office:value="23011" calcext:value-type="float">
            <text:p>23011</text:p>
          </table:table-cell>
          <table:table-cell office:value-type="string" calcext:value-type="string">
            <text:p>Kennebec County, Maine</text:p>
          </table:table-cell>
          <table:table-cell office:value-type="float" office:value="2149073300" calcext:value-type="float">
            <text:p>2149073300</text:p>
          </table:table-cell>
          <table:table-cell office:value-type="float" office:value="162383825" calcext:value-type="float">
            <text:p>162383825</text:p>
          </table:table-cell>
        </table:table-row>
        <table:table-row table:style-name="ro1">
          <table:table-cell office:value-type="string" calcext:value-type="string">
            <text:p>0500000US23019</text:p>
          </table:table-cell>
          <table:table-cell office:value-type="float" office:value="23019" calcext:value-type="float">
            <text:p>23019</text:p>
          </table:table-cell>
          <table:table-cell office:value-type="string" calcext:value-type="string">
            <text:p>Penobscot County, Maine</text:p>
          </table:table-cell>
          <table:table-cell office:value-type="float" office:value="2338422900" calcext:value-type="float">
            <text:p>2338422900</text:p>
          </table:table-cell>
          <table:table-cell office:value-type="float" office:value="167655487" calcext:value-type="float">
            <text:p>167655487</text:p>
          </table:table-cell>
        </table:table-row>
        <table:table-row table:style-name="ro1">
          <table:table-cell office:value-type="string" calcext:value-type="string">
            <text:p>0500000US23031</text:p>
          </table:table-cell>
          <table:table-cell office:value-type="float" office:value="23031" calcext:value-type="float">
            <text:p>23031</text:p>
          </table:table-cell>
          <table:table-cell office:value-type="string" calcext:value-type="string">
            <text:p>York County, Maine</text:p>
          </table:table-cell>
          <table:table-cell office:value-type="float" office:value="3866185900" calcext:value-type="float">
            <text:p>3866185900</text:p>
          </table:table-cell>
          <table:table-cell office:value-type="float" office:value="188608277" calcext:value-type="float">
            <text:p>188608277</text:p>
          </table:table-cell>
        </table:table-row>
        <table:table-row table:style-name="ro1">
          <table:table-cell office:value-type="string" calcext:value-type="string">
            <text:p>0500000US24001</text:p>
          </table:table-cell>
          <table:table-cell office:value-type="float" office:value="24001" calcext:value-type="float">
            <text:p>24001</text:p>
          </table:table-cell>
          <table:table-cell office:value-type="string" calcext:value-type="string">
            <text:p>Allegany County, Maryland</text:p>
          </table:table-cell>
          <table:table-cell office:value-type="float" office:value="1027299000" calcext:value-type="float">
            <text:p>1027299000</text:p>
          </table:table-cell>
          <table:table-cell office:value-type="float" office:value="93835699" calcext:value-type="float">
            <text:p>93835699</text:p>
          </table:table-cell>
        </table:table-row>
        <table:table-row table:style-name="ro1">
          <table:table-cell office:value-type="string" calcext:value-type="string">
            <text:p>0500000US24003</text:p>
          </table:table-cell>
          <table:table-cell office:value-type="float" office:value="24003" calcext:value-type="float">
            <text:p>24003</text:p>
          </table:table-cell>
          <table:table-cell office:value-type="string" calcext:value-type="string">
            <text:p>Anne Arundel County, Maryland</text:p>
          </table:table-cell>
          <table:table-cell office:value-type="float" office:value="14261910700" calcext:value-type="float">
            <text:p>14261910700</text:p>
          </table:table-cell>
          <table:table-cell office:value-type="float" office:value="623238368" calcext:value-type="float">
            <text:p>623238368</text:p>
          </table:table-cell>
        </table:table-row>
        <table:table-row table:style-name="ro1">
          <table:table-cell office:value-type="string" calcext:value-type="string">
            <text:p>0500000US24005</text:p>
          </table:table-cell>
          <table:table-cell office:value-type="float" office:value="24005" calcext:value-type="float">
            <text:p>24005</text:p>
          </table:table-cell>
          <table:table-cell office:value-type="string" calcext:value-type="string">
            <text:p>Baltimore County, Maryland</text:p>
          </table:table-cell>
          <table:table-cell office:value-type="float" office:value="18208863700" calcext:value-type="float">
            <text:p>18208863700</text:p>
          </table:table-cell>
          <table:table-cell office:value-type="float" office:value="702456734" calcext:value-type="float">
            <text:p>702456734</text:p>
          </table:table-cell>
        </table:table-row>
        <table:table-row table:style-name="ro1">
          <table:table-cell office:value-type="string" calcext:value-type="string">
            <text:p>0500000US24009</text:p>
          </table:table-cell>
          <table:table-cell office:value-type="float" office:value="24009" calcext:value-type="float">
            <text:p>24009</text:p>
          </table:table-cell>
          <table:table-cell office:value-type="string" calcext:value-type="string">
            <text:p>Calvert County, Maryland</text:p>
          </table:table-cell>
          <table:table-cell office:value-type="float" office:value="2522124000" calcext:value-type="float">
            <text:p>2522124000</text:p>
          </table:table-cell>
          <table:table-cell office:value-type="float" office:value="182427385" calcext:value-type="float">
            <text:p>182427385</text:p>
          </table:table-cell>
        </table:table-row>
        <table:table-row table:style-name="ro1">
          <table:table-cell office:value-type="string" calcext:value-type="string">
            <text:p>0500000US24013</text:p>
          </table:table-cell>
          <table:table-cell office:value-type="float" office:value="24013" calcext:value-type="float">
            <text:p>24013</text:p>
          </table:table-cell>
          <table:table-cell office:value-type="string" calcext:value-type="string">
            <text:p>Carroll County, Maryland</text:p>
          </table:table-cell>
          <table:table-cell office:value-type="float" office:value="4196692000" calcext:value-type="float">
            <text:p>4196692000</text:p>
          </table:table-cell>
          <table:table-cell office:value-type="float" office:value="218334404" calcext:value-type="float">
            <text:p>218334404</text:p>
          </table:table-cell>
        </table:table-row>
        <table:table-row table:style-name="ro1">
          <table:table-cell office:value-type="string" calcext:value-type="string">
            <text:p>0500000US24015</text:p>
          </table:table-cell>
          <table:table-cell office:value-type="float" office:value="24015" calcext:value-type="float">
            <text:p>24015</text:p>
          </table:table-cell>
          <table:table-cell office:value-type="string" calcext:value-type="string">
            <text:p>Cecil County, Maryland</text:p>
          </table:table-cell>
          <table:table-cell office:value-type="float" office:value="2040648800" calcext:value-type="float">
            <text:p>2040648800</text:p>
          </table:table-cell>
          <table:table-cell office:value-type="float" office:value="155449040" calcext:value-type="float">
            <text:p>155449040</text:p>
          </table:table-cell>
        </table:table-row>
        <table:table-row table:style-name="ro1">
          <table:table-cell office:value-type="string" calcext:value-type="string">
            <text:p>0500000US24017</text:p>
          </table:table-cell>
          <table:table-cell office:value-type="float" office:value="24017" calcext:value-type="float">
            <text:p>24017</text:p>
          </table:table-cell>
          <table:table-cell office:value-type="string" calcext:value-type="string">
            <text:p>Charles County, Maryland</text:p>
          </table:table-cell>
          <table:table-cell office:value-type="float" office:value="3793965000" calcext:value-type="float">
            <text:p>3793965000</text:p>
          </table:table-cell>
          <table:table-cell office:value-type="float" office:value="338963349" calcext:value-type="float">
            <text:p>338963349</text:p>
          </table:table-cell>
        </table:table-row>
        <table:table-row table:style-name="ro1">
          <table:table-cell office:value-type="string" calcext:value-type="string">
            <text:p>0500000US24021</text:p>
          </table:table-cell>
          <table:table-cell office:value-type="float" office:value="24021" calcext:value-type="float">
            <text:p>24021</text:p>
          </table:table-cell>
          <table:table-cell office:value-type="string" calcext:value-type="string">
            <text:p>Frederick County, Maryland</text:p>
          </table:table-cell>
          <table:table-cell office:value-type="float" office:value="5528432100" calcext:value-type="float">
            <text:p>5528432100</text:p>
          </table:table-cell>
          <table:table-cell office:value-type="float" office:value="250604592" calcext:value-type="float">
            <text:p>250604592</text:p>
          </table:table-cell>
        </table:table-row>
        <table:table-row table:style-name="ro1">
          <table:table-cell office:value-type="string" calcext:value-type="string">
            <text:p>0500000US24025</text:p>
          </table:table-cell>
          <table:table-cell office:value-type="float" office:value="24025" calcext:value-type="float">
            <text:p>24025</text:p>
          </table:table-cell>
          <table:table-cell office:value-type="string" calcext:value-type="string">
            <text:p>Harford County, Maryland</text:p>
          </table:table-cell>
          <table:table-cell office:value-type="float" office:value="6021649100" calcext:value-type="float">
            <text:p>6021649100</text:p>
          </table:table-cell>
          <table:table-cell office:value-type="float" office:value="291781049" calcext:value-type="float">
            <text:p>291781049</text:p>
          </table:table-cell>
        </table:table-row>
        <table:table-row table:style-name="ro1">
          <table:table-cell office:value-type="string" calcext:value-type="string">
            <text:p>0500000US24027</text:p>
          </table:table-cell>
          <table:table-cell office:value-type="float" office:value="24027" calcext:value-type="float">
            <text:p>24027</text:p>
          </table:table-cell>
          <table:table-cell office:value-type="string" calcext:value-type="string">
            <text:p>Howard County, Maryland</text:p>
          </table:table-cell>
          <table:table-cell office:value-type="float" office:value="9097895000" calcext:value-type="float">
            <text:p>9097895000</text:p>
          </table:table-cell>
          <table:table-cell office:value-type="float" office:value="422089670" calcext:value-type="float">
            <text:p>422089670</text:p>
          </table:table-cell>
        </table:table-row>
        <table:table-row table:style-name="ro1">
          <table:table-cell office:value-type="string" calcext:value-type="string">
            <text:p>0500000US24031</text:p>
          </table:table-cell>
          <table:table-cell office:value-type="float" office:value="24031" calcext:value-type="float">
            <text:p>24031</text:p>
          </table:table-cell>
          <table:table-cell office:value-type="string" calcext:value-type="string">
            <text:p>Montgomery County, Maryland</text:p>
          </table:table-cell>
          <table:table-cell office:value-type="float" office:value="31941486900" calcext:value-type="float">
            <text:p>31941486900</text:p>
          </table:table-cell>
          <table:table-cell office:value-type="float" office:value="1054520032" calcext:value-type="float">
            <text:p>1054520032</text:p>
          </table:table-cell>
        </table:table-row>
        <table:table-row table:style-name="ro1">
          <table:table-cell office:value-type="string" calcext:value-type="string">
            <text:p>0500000US24033</text:p>
          </table:table-cell>
          <table:table-cell office:value-type="float" office:value="24033" calcext:value-type="float">
            <text:p>24033</text:p>
          </table:table-cell>
          <table:table-cell office:value-type="string" calcext:value-type="string">
            <text:p>Prince George's County, Maryland</text:p>
          </table:table-cell>
          <table:table-cell office:value-type="float" office:value="17227185200" calcext:value-type="float">
            <text:p>17227185200</text:p>
          </table:table-cell>
          <table:table-cell office:value-type="float" office:value="548036214" calcext:value-type="float">
            <text:p>548036214</text:p>
          </table:table-cell>
        </table:table-row>
        <table:table-row table:style-name="ro1">
          <table:table-cell office:value-type="string" calcext:value-type="string">
            <text:p>0500000US24037</text:p>
          </table:table-cell>
          <table:table-cell office:value-type="float" office:value="24037" calcext:value-type="float">
            <text:p>24037</text:p>
          </table:table-cell>
          <table:table-cell office:value-type="string" calcext:value-type="string">
            <text:p>St. Mary's County, Maryland</text:p>
          </table:table-cell>
          <table:table-cell office:value-type="float" office:value="2361124100" calcext:value-type="float">
            <text:p>2361124100</text:p>
          </table:table-cell>
          <table:table-cell office:value-type="float" office:value="189104682" calcext:value-type="float">
            <text:p>189104682</text:p>
          </table:table-cell>
        </table:table-row>
        <table:table-row table:style-name="ro1">
          <table:table-cell office:value-type="string" calcext:value-type="string">
            <text:p>0500000US24043</text:p>
          </table:table-cell>
          <table:table-cell office:value-type="float" office:value="24043" calcext:value-type="float">
            <text:p>24043</text:p>
          </table:table-cell>
          <table:table-cell office:value-type="string" calcext:value-type="string">
            <text:p>Washington County, Maryland</text:p>
          </table:table-cell>
          <table:table-cell office:value-type="float" office:value="2843889200" calcext:value-type="float">
            <text:p>2843889200</text:p>
          </table:table-cell>
          <table:table-cell office:value-type="float" office:value="203073296" calcext:value-type="float">
            <text:p>203073296</text:p>
          </table:table-cell>
        </table:table-row>
        <table:table-row table:style-name="ro1">
          <table:table-cell office:value-type="string" calcext:value-type="string">
            <text:p>0500000US24045</text:p>
          </table:table-cell>
          <table:table-cell office:value-type="float" office:value="24045" calcext:value-type="float">
            <text:p>24045</text:p>
          </table:table-cell>
          <table:table-cell office:value-type="string" calcext:value-type="string">
            <text:p>Wicomico County, Maryland</text:p>
          </table:table-cell>
          <table:table-cell office:value-type="float" office:value="1714248300" calcext:value-type="float">
            <text:p>1714248300</text:p>
          </table:table-cell>
          <table:table-cell office:value-type="float" office:value="194316680" calcext:value-type="float">
            <text:p>194316680</text:p>
          </table:table-cell>
        </table:table-row>
        <table:table-row table:style-name="ro1">
          <table:table-cell office:value-type="string" calcext:value-type="string">
            <text:p>0500000US24510</text:p>
          </table:table-cell>
          <table:table-cell office:value-type="float" office:value="24510" calcext:value-type="float">
            <text:p>24510</text:p>
          </table:table-cell>
          <table:table-cell office:value-type="string" calcext:value-type="string">
            <text:p>Baltimore city, Maryland</text:p>
          </table:table-cell>
          <table:table-cell office:value-type="float" office:value="7590506600" calcext:value-type="float">
            <text:p>7590506600</text:p>
          </table:table-cell>
          <table:table-cell office:value-type="float" office:value="380011195" calcext:value-type="float">
            <text:p>380011195</text:p>
          </table:table-cell>
        </table:table-row>
        <table:table-row table:style-name="ro1">
          <table:table-cell office:value-type="string" calcext:value-type="string">
            <text:p>0500000US25001</text:p>
          </table:table-cell>
          <table:table-cell office:value-type="float" office:value="25001" calcext:value-type="float">
            <text:p>25001</text:p>
          </table:table-cell>
          <table:table-cell office:value-type="string" calcext:value-type="string">
            <text:p>Barnstable County, Massachusetts</text:p>
          </table:table-cell>
          <table:table-cell office:value-type="float" office:value="5094277400" calcext:value-type="float">
            <text:p>5094277400</text:p>
          </table:table-cell>
          <table:table-cell office:value-type="float" office:value="325506125" calcext:value-type="float">
            <text:p>325506125</text:p>
          </table:table-cell>
        </table:table-row>
        <table:table-row table:style-name="ro1">
          <table:table-cell office:value-type="string" calcext:value-type="string">
            <text:p>0500000US25003</text:p>
          </table:table-cell>
          <table:table-cell office:value-type="float" office:value="25003" calcext:value-type="float">
            <text:p>25003</text:p>
          </table:table-cell>
          <table:table-cell office:value-type="string" calcext:value-type="string">
            <text:p>Berkshire County, Massachusetts</text:p>
          </table:table-cell>
          <table:table-cell office:value-type="float" office:value="2336922700" calcext:value-type="float">
            <text:p>2336922700</text:p>
          </table:table-cell>
          <table:table-cell office:value-type="float" office:value="155236773" calcext:value-type="float">
            <text:p>155236773</text:p>
          </table:table-cell>
        </table:table-row>
        <table:table-row table:style-name="ro1">
          <table:table-cell office:value-type="string" calcext:value-type="string">
            <text:p>0500000US25005</text:p>
          </table:table-cell>
          <table:table-cell office:value-type="float" office:value="25005" calcext:value-type="float">
            <text:p>25005</text:p>
          </table:table-cell>
          <table:table-cell office:value-type="string" calcext:value-type="string">
            <text:p>Bristol County, Massachusetts</text:p>
          </table:table-cell>
          <table:table-cell office:value-type="float" office:value="10648556500" calcext:value-type="float">
            <text:p>10648556500</text:p>
          </table:table-cell>
          <table:table-cell office:value-type="float" office:value="396772737" calcext:value-type="float">
            <text:p>396772737</text:p>
          </table:table-cell>
        </table:table-row>
        <table:table-row table:style-name="ro1">
          <table:table-cell office:value-type="string" calcext:value-type="string">
            <text:p>0500000US25009</text:p>
          </table:table-cell>
          <table:table-cell office:value-type="float" office:value="25009" calcext:value-type="float">
            <text:p>25009</text:p>
          </table:table-cell>
          <table:table-cell office:value-type="string" calcext:value-type="string">
            <text:p>Essex County, Massachusetts</text:p>
          </table:table-cell>
          <table:table-cell office:value-type="float" office:value="16543285800" calcext:value-type="float">
            <text:p>16543285800</text:p>
          </table:table-cell>
          <table:table-cell office:value-type="float" office:value="566322650" calcext:value-type="float">
            <text:p>566322650</text:p>
          </table:table-cell>
        </table:table-row>
        <table:table-row table:style-name="ro1">
          <table:table-cell office:value-type="string" calcext:value-type="string">
            <text:p>0500000US25011</text:p>
          </table:table-cell>
          <table:table-cell office:value-type="float" office:value="25011" calcext:value-type="float">
            <text:p>25011</text:p>
          </table:table-cell>
          <table:table-cell office:value-type="string" calcext:value-type="string">
            <text:p>Franklin County, Massachusetts</text:p>
          </table:table-cell>
          <table:table-cell office:value-type="float" office:value="1414518600" calcext:value-type="float">
            <text:p>1414518600</text:p>
          </table:table-cell>
          <table:table-cell office:value-type="float" office:value="112263732" calcext:value-type="float">
            <text:p>112263732</text:p>
          </table:table-cell>
        </table:table-row>
        <table:table-row table:style-name="ro1">
          <table:table-cell office:value-type="string" calcext:value-type="string">
            <text:p>0500000US25013</text:p>
          </table:table-cell>
          <table:table-cell office:value-type="float" office:value="25013" calcext:value-type="float">
            <text:p>25013</text:p>
          </table:table-cell>
          <table:table-cell office:value-type="string" calcext:value-type="string">
            <text:p>Hampden County, Massachusetts</text:p>
          </table:table-cell>
          <table:table-cell office:value-type="float" office:value="7815301600" calcext:value-type="float">
            <text:p>7815301600</text:p>
          </table:table-cell>
          <table:table-cell office:value-type="float" office:value="442441948" calcext:value-type="float">
            <text:p>442441948</text:p>
          </table:table-cell>
        </table:table-row>
        <table:table-row table:style-name="ro1">
          <table:table-cell office:value-type="string" calcext:value-type="string">
            <text:p>0500000US25015</text:p>
          </table:table-cell>
          <table:table-cell office:value-type="float" office:value="25015" calcext:value-type="float">
            <text:p>25015</text:p>
          </table:table-cell>
          <table:table-cell office:value-type="string" calcext:value-type="string">
            <text:p>Hampshire County, Massachusetts</text:p>
          </table:table-cell>
          <table:table-cell office:value-type="float" office:value="2789337800" calcext:value-type="float">
            <text:p>2789337800</text:p>
          </table:table-cell>
          <table:table-cell office:value-type="float" office:value="246611425" calcext:value-type="float">
            <text:p>246611425</text:p>
          </table:table-cell>
        </table:table-row>
        <table:table-row table:style-name="ro1">
          <table:table-cell office:value-type="string" calcext:value-type="string">
            <text:p>0500000US25017</text:p>
          </table:table-cell>
          <table:table-cell office:value-type="float" office:value="25017" calcext:value-type="float">
            <text:p>25017</text:p>
          </table:table-cell>
          <table:table-cell office:value-type="string" calcext:value-type="string">
            <text:p>Middlesex County, Massachusetts</text:p>
          </table:table-cell>
          <table:table-cell office:value-type="float" office:value="39777119800" calcext:value-type="float">
            <text:p>39777119800</text:p>
          </table:table-cell>
          <table:table-cell office:value-type="float" office:value="1189668837" calcext:value-type="float">
            <text:p>1189668837</text:p>
          </table:table-cell>
        </table:table-row>
        <table:table-row table:style-name="ro1">
          <table:table-cell office:value-type="string" calcext:value-type="string">
            <text:p>0500000US25021</text:p>
          </table:table-cell>
          <table:table-cell office:value-type="float" office:value="25021" calcext:value-type="float">
            <text:p>25021</text:p>
          </table:table-cell>
          <table:table-cell office:value-type="string" calcext:value-type="string">
            <text:p>Norfolk County, Massachusetts</text:p>
          </table:table-cell>
          <table:table-cell office:value-type="float" office:value="19962114800" calcext:value-type="float">
            <text:p>19962114800</text:p>
          </table:table-cell>
          <table:table-cell office:value-type="float" office:value="752657311" calcext:value-type="float">
            <text:p>752657311</text:p>
          </table:table-cell>
        </table:table-row>
        <table:table-row table:style-name="ro1">
          <table:table-cell office:value-type="string" calcext:value-type="string">
            <text:p>0500000US25023</text:p>
          </table:table-cell>
          <table:table-cell office:value-type="float" office:value="25023" calcext:value-type="float">
            <text:p>25023</text:p>
          </table:table-cell>
          <table:table-cell office:value-type="string" calcext:value-type="string">
            <text:p>Plymouth County, Massachusetts</text:p>
          </table:table-cell>
          <table:table-cell office:value-type="float" office:value="12410128500" calcext:value-type="float">
            <text:p>12410128500</text:p>
          </table:table-cell>
          <table:table-cell office:value-type="float" office:value="563349276" calcext:value-type="float">
            <text:p>563349276</text:p>
          </table:table-cell>
        </table:table-row>
        <table:table-row table:style-name="ro1">
          <table:table-cell office:value-type="string" calcext:value-type="string">
            <text:p>0500000US25025</text:p>
          </table:table-cell>
          <table:table-cell office:value-type="float" office:value="25025" calcext:value-type="float">
            <text:p>25025</text:p>
          </table:table-cell>
          <table:table-cell office:value-type="string" calcext:value-type="string">
            <text:p>Suffolk County, Massachusetts</text:p>
          </table:table-cell>
          <table:table-cell office:value-type="float" office:value="10222744800" calcext:value-type="float">
            <text:p>10222744800</text:p>
          </table:table-cell>
          <table:table-cell office:value-type="float" office:value="566365751" calcext:value-type="float">
            <text:p>566365751</text:p>
          </table:table-cell>
        </table:table-row>
        <table:table-row table:style-name="ro1">
          <table:table-cell office:value-type="string" calcext:value-type="string">
            <text:p>0500000US25027</text:p>
          </table:table-cell>
          <table:table-cell office:value-type="float" office:value="25027" calcext:value-type="float">
            <text:p>25027</text:p>
          </table:table-cell>
          <table:table-cell office:value-type="string" calcext:value-type="string">
            <text:p>Worcester County, Massachusetts</text:p>
          </table:table-cell>
          <table:table-cell office:value-type="float" office:value="16656277200" calcext:value-type="float">
            <text:p>16656277200</text:p>
          </table:table-cell>
          <table:table-cell office:value-type="float" office:value="510483192" calcext:value-type="float">
            <text:p>510483192</text:p>
          </table:table-cell>
        </table:table-row>
        <table:table-row table:style-name="ro1">
          <table:table-cell office:value-type="string" calcext:value-type="string">
            <text:p>0500000US26005</text:p>
          </table:table-cell>
          <table:table-cell office:value-type="float" office:value="26005" calcext:value-type="float">
            <text:p>26005</text:p>
          </table:table-cell>
          <table:table-cell office:value-type="string" calcext:value-type="string">
            <text:p>Allegan County, Michigan</text:p>
          </table:table-cell>
          <table:table-cell office:value-type="float" office:value="2026868500" calcext:value-type="float">
            <text:p>2026868500</text:p>
          </table:table-cell>
          <table:table-cell office:value-type="float" office:value="115003520" calcext:value-type="float">
            <text:p>115003520</text:p>
          </table:table-cell>
        </table:table-row>
        <table:table-row table:style-name="ro1">
          <table:table-cell office:value-type="string" calcext:value-type="string">
            <text:p>0500000US26017</text:p>
          </table:table-cell>
          <table:table-cell office:value-type="float" office:value="26017" calcext:value-type="float">
            <text:p>26017</text:p>
          </table:table-cell>
          <table:table-cell office:value-type="string" calcext:value-type="string">
            <text:p>Bay County, Michigan</text:p>
          </table:table-cell>
          <table:table-cell office:value-type="float" office:value="1902240200" calcext:value-type="float">
            <text:p>1902240200</text:p>
          </table:table-cell>
          <table:table-cell office:value-type="float" office:value="137524534" calcext:value-type="float">
            <text:p>137524534</text:p>
          </table:table-cell>
        </table:table-row>
        <table:table-row table:style-name="ro1">
          <table:table-cell office:value-type="string" calcext:value-type="string">
            <text:p>0500000US26021</text:p>
          </table:table-cell>
          <table:table-cell office:value-type="float" office:value="26021" calcext:value-type="float">
            <text:p>26021</text:p>
          </table:table-cell>
          <table:table-cell office:value-type="string" calcext:value-type="string">
            <text:p>Berrien County, Michigan</text:p>
          </table:table-cell>
          <table:table-cell office:value-type="float" office:value="2666905500" calcext:value-type="float">
            <text:p>2666905500</text:p>
          </table:table-cell>
          <table:table-cell office:value-type="float" office:value="173322253" calcext:value-type="float">
            <text:p>173322253</text:p>
          </table:table-cell>
        </table:table-row>
        <table:table-row table:style-name="ro1">
          <table:table-cell office:value-type="string" calcext:value-type="string">
            <text:p>0500000US26025</text:p>
          </table:table-cell>
          <table:table-cell office:value-type="float" office:value="26025" calcext:value-type="float">
            <text:p>26025</text:p>
          </table:table-cell>
          <table:table-cell office:value-type="string" calcext:value-type="string">
            <text:p>Calhoun County, Michigan</text:p>
          </table:table-cell>
          <table:table-cell office:value-type="float" office:value="2343667300" calcext:value-type="float">
            <text:p>2343667300</text:p>
          </table:table-cell>
          <table:table-cell office:value-type="float" office:value="126472358" calcext:value-type="float">
            <text:p>126472358</text:p>
          </table:table-cell>
        </table:table-row>
        <table:table-row table:style-name="ro1">
          <table:table-cell office:value-type="string" calcext:value-type="string">
            <text:p>0500000US26037</text:p>
          </table:table-cell>
          <table:table-cell office:value-type="float" office:value="26037" calcext:value-type="float">
            <text:p>26037</text:p>
          </table:table-cell>
          <table:table-cell office:value-type="string" calcext:value-type="string">
            <text:p>Clinton County, Michigan</text:p>
          </table:table-cell>
          <table:table-cell office:value-type="float" office:value="1473852300" calcext:value-type="float">
            <text:p>1473852300</text:p>
          </table:table-cell>
          <table:table-cell office:value-type="float" office:value="99776497" calcext:value-type="float">
            <text:p>99776497</text:p>
          </table:table-cell>
        </table:table-row>
        <table:table-row table:style-name="ro1">
          <table:table-cell office:value-type="string" calcext:value-type="string">
            <text:p>0500000US26045</text:p>
          </table:table-cell>
          <table:table-cell office:value-type="float" office:value="26045" calcext:value-type="float">
            <text:p>26045</text:p>
          </table:table-cell>
          <table:table-cell office:value-type="string" calcext:value-type="string">
            <text:p>Eaton County, Michigan</text:p>
          </table:table-cell>
          <table:table-cell office:value-type="float" office:value="1966823600" calcext:value-type="float">
            <text:p>1966823600</text:p>
          </table:table-cell>
          <table:table-cell office:value-type="float" office:value="127574404" calcext:value-type="float">
            <text:p>127574404</text:p>
          </table:table-cell>
        </table:table-row>
        <table:table-row table:style-name="ro1">
          <table:table-cell office:value-type="string" calcext:value-type="string">
            <text:p>0500000US26049</text:p>
          </table:table-cell>
          <table:table-cell office:value-type="float" office:value="26049" calcext:value-type="float">
            <text:p>26049</text:p>
          </table:table-cell>
          <table:table-cell office:value-type="string" calcext:value-type="string">
            <text:p>Genesee County, Michigan</text:p>
          </table:table-cell>
          <table:table-cell office:value-type="float" office:value="7230441800" calcext:value-type="float">
            <text:p>7230441800</text:p>
          </table:table-cell>
          <table:table-cell office:value-type="float" office:value="282699935" calcext:value-type="float">
            <text:p>282699935</text:p>
          </table:table-cell>
        </table:table-row>
        <table:table-row table:style-name="ro1">
          <table:table-cell office:value-type="string" calcext:value-type="string">
            <text:p>0500000US26055</text:p>
          </table:table-cell>
          <table:table-cell office:value-type="float" office:value="26055" calcext:value-type="float">
            <text:p>26055</text:p>
          </table:table-cell>
          <table:table-cell office:value-type="string" calcext:value-type="string">
            <text:p>Grand Traverse County, Michigan</text:p>
          </table:table-cell>
          <table:table-cell office:value-type="float" office:value="1513502600" calcext:value-type="float">
            <text:p>1513502600</text:p>
          </table:table-cell>
          <table:table-cell office:value-type="float" office:value="175939875" calcext:value-type="float">
            <text:p>175939875</text:p>
          </table:table-cell>
        </table:table-row>
        <table:table-row table:style-name="ro1">
          <table:table-cell office:value-type="string" calcext:value-type="string">
            <text:p>0500000US26065</text:p>
          </table:table-cell>
          <table:table-cell office:value-type="float" office:value="26065" calcext:value-type="float">
            <text:p>26065</text:p>
          </table:table-cell>
          <table:table-cell office:value-type="string" calcext:value-type="string">
            <text:p>Ingham County, Michigan</text:p>
          </table:table-cell>
          <table:table-cell office:value-type="float" office:value="4473239300" calcext:value-type="float">
            <text:p>4473239300</text:p>
          </table:table-cell>
          <table:table-cell office:value-type="float" office:value="204264569" calcext:value-type="float">
            <text:p>204264569</text:p>
          </table:table-cell>
        </table:table-row>
        <table:table-row table:style-name="ro1">
          <table:table-cell office:value-type="string" calcext:value-type="string">
            <text:p>0500000US26073</text:p>
          </table:table-cell>
          <table:table-cell office:value-type="float" office:value="26073" calcext:value-type="float">
            <text:p>26073</text:p>
          </table:table-cell>
          <table:table-cell office:value-type="string" calcext:value-type="string">
            <text:p>Isabella County, Michigan</text:p>
          </table:table-cell>
          <table:table-cell office:value-type="float" office:value="863535500" calcext:value-type="float">
            <text:p>863535500</text:p>
          </table:table-cell>
          <table:table-cell office:value-type="float" office:value="68388761" calcext:value-type="float">
            <text:p>68388761</text:p>
          </table:table-cell>
        </table:table-row>
        <table:table-row table:style-name="ro1">
          <table:table-cell office:value-type="string" calcext:value-type="string">
            <text:p>0500000US26075</text:p>
          </table:table-cell>
          <table:table-cell office:value-type="float" office:value="26075" calcext:value-type="float">
            <text:p>26075</text:p>
          </table:table-cell>
          <table:table-cell office:value-type="string" calcext:value-type="string">
            <text:p>Jackson County, Michigan</text:p>
          </table:table-cell>
          <table:table-cell office:value-type="float" office:value="2676212200" calcext:value-type="float">
            <text:p>2676212200</text:p>
          </table:table-cell>
          <table:table-cell office:value-type="float" office:value="231330694" calcext:value-type="float">
            <text:p>231330694</text:p>
          </table:table-cell>
        </table:table-row>
        <table:table-row table:style-name="ro1">
          <table:table-cell office:value-type="string" calcext:value-type="string">
            <text:p>0500000US26077</text:p>
          </table:table-cell>
          <table:table-cell office:value-type="float" office:value="26077" calcext:value-type="float">
            <text:p>26077</text:p>
          </table:table-cell>
          <table:table-cell office:value-type="string" calcext:value-type="string">
            <text:p>Kalamazoo County, Michigan</text:p>
          </table:table-cell>
          <table:table-cell office:value-type="float" office:value="4406865700" calcext:value-type="float">
            <text:p>4406865700</text:p>
          </table:table-cell>
          <table:table-cell office:value-type="float" office:value="256695381" calcext:value-type="float">
            <text:p>256695381</text:p>
          </table:table-cell>
        </table:table-row>
        <table:table-row table:style-name="ro1">
          <table:table-cell office:value-type="string" calcext:value-type="string">
            <text:p>0500000US26081</text:p>
          </table:table-cell>
          <table:table-cell office:value-type="float" office:value="26081" calcext:value-type="float">
            <text:p>26081</text:p>
          </table:table-cell>
          <table:table-cell office:value-type="string" calcext:value-type="string">
            <text:p>Kent County, Michigan</text:p>
          </table:table-cell>
          <table:table-cell office:value-type="float" office:value="10830152000" calcext:value-type="float">
            <text:p>10830152000</text:p>
          </table:table-cell>
          <table:table-cell office:value-type="float" office:value="335765958" calcext:value-type="float">
            <text:p>335765958</text:p>
          </table:table-cell>
        </table:table-row>
        <table:table-row table:style-name="ro1">
          <table:table-cell office:value-type="string" calcext:value-type="string">
            <text:p>0500000US26087</text:p>
          </table:table-cell>
          <table:table-cell office:value-type="float" office:value="26087" calcext:value-type="float">
            <text:p>26087</text:p>
          </table:table-cell>
          <table:table-cell office:value-type="string" calcext:value-type="string">
            <text:p>Lapeer County, Michigan</text:p>
          </table:table-cell>
          <table:table-cell office:value-type="float" office:value="2102659900" calcext:value-type="float">
            <text:p>2102659900</text:p>
          </table:table-cell>
          <table:table-cell office:value-type="float" office:value="350797924" calcext:value-type="float">
            <text:p>350797924</text:p>
          </table:table-cell>
        </table:table-row>
        <table:table-row table:style-name="ro1">
          <table:table-cell office:value-type="string" calcext:value-type="string">
            <text:p>0500000US26091</text:p>
          </table:table-cell>
          <table:table-cell office:value-type="float" office:value="26091" calcext:value-type="float">
            <text:p>26091</text:p>
          </table:table-cell>
          <table:table-cell office:value-type="string" calcext:value-type="string">
            <text:p>Lenawee County, Michigan</text:p>
          </table:table-cell>
          <table:table-cell office:value-type="float" office:value="1674934400" calcext:value-type="float">
            <text:p>1674934400</text:p>
          </table:table-cell>
          <table:table-cell office:value-type="float" office:value="121770352" calcext:value-type="float">
            <text:p>121770352</text:p>
          </table:table-cell>
        </table:table-row>
        <table:table-row table:style-name="ro1">
          <table:table-cell office:value-type="string" calcext:value-type="string">
            <text:p>0500000US26093</text:p>
          </table:table-cell>
          <table:table-cell office:value-type="float" office:value="26093" calcext:value-type="float">
            <text:p>26093</text:p>
          </table:table-cell>
          <table:table-cell office:value-type="string" calcext:value-type="string">
            <text:p>Livingston County, Michigan</text:p>
          </table:table-cell>
          <table:table-cell office:value-type="float" office:value="4620978400" calcext:value-type="float">
            <text:p>4620978400</text:p>
          </table:table-cell>
          <table:table-cell office:value-type="float" office:value="265164506" calcext:value-type="float">
            <text:p>265164506</text:p>
          </table:table-cell>
        </table:table-row>
        <table:table-row table:style-name="ro1">
          <table:table-cell office:value-type="string" calcext:value-type="string">
            <text:p>0500000US26099</text:p>
          </table:table-cell>
          <table:table-cell office:value-type="float" office:value="26099" calcext:value-type="float">
            <text:p>26099</text:p>
          </table:table-cell>
          <table:table-cell office:value-type="string" calcext:value-type="string">
            <text:p>Macomb County, Michigan</text:p>
          </table:table-cell>
          <table:table-cell office:value-type="float" office:value="16296358000" calcext:value-type="float">
            <text:p>16296358000</text:p>
          </table:table-cell>
          <table:table-cell office:value-type="float" office:value="405114172" calcext:value-type="float">
            <text:p>405114172</text:p>
          </table:table-cell>
        </table:table-row>
        <table:table-row table:style-name="ro1">
          <table:table-cell office:value-type="string" calcext:value-type="string">
            <text:p>0500000US26111</text:p>
          </table:table-cell>
          <table:table-cell office:value-type="float" office:value="26111" calcext:value-type="float">
            <text:p>26111</text:p>
          </table:table-cell>
          <table:table-cell office:value-type="string" calcext:value-type="string">
            <text:p>Midland County, Michigan</text:p>
          </table:table-cell>
          <table:table-cell office:value-type="float" office:value="1775882800" calcext:value-type="float">
            <text:p>1775882800</text:p>
          </table:table-cell>
          <table:table-cell office:value-type="float" office:value="188226734" calcext:value-type="float">
            <text:p>188226734</text:p>
          </table:table-cell>
        </table:table-row>
        <table:table-row table:style-name="ro1">
          <table:table-cell office:value-type="string" calcext:value-type="string">
            <text:p>0500000US26115</text:p>
          </table:table-cell>
          <table:table-cell office:value-type="float" office:value="26115" calcext:value-type="float">
            <text:p>26115</text:p>
          </table:table-cell>
          <table:table-cell office:value-type="string" calcext:value-type="string">
            <text:p>Monroe County, Michigan</text:p>
          </table:table-cell>
          <table:table-cell office:value-type="float" office:value="3114977200" calcext:value-type="float">
            <text:p>3114977200</text:p>
          </table:table-cell>
          <table:table-cell office:value-type="float" office:value="170989691" calcext:value-type="float">
            <text:p>170989691</text:p>
          </table:table-cell>
        </table:table-row>
        <table:table-row table:style-name="ro1">
          <table:table-cell office:value-type="string" calcext:value-type="string">
            <text:p>0500000US26121</text:p>
          </table:table-cell>
          <table:table-cell office:value-type="float" office:value="26121" calcext:value-type="float">
            <text:p>26121</text:p>
          </table:table-cell>
          <table:table-cell office:value-type="string" calcext:value-type="string">
            <text:p>Muskegon County, Michigan</text:p>
          </table:table-cell>
          <table:table-cell office:value-type="float" office:value="2550988100" calcext:value-type="float">
            <text:p>2550988100</text:p>
          </table:table-cell>
          <table:table-cell office:value-type="float" office:value="183043330" calcext:value-type="float">
            <text:p>183043330</text:p>
          </table:table-cell>
        </table:table-row>
        <table:table-row table:style-name="ro1">
          <table:table-cell office:value-type="string" calcext:value-type="string">
            <text:p>0500000US26125</text:p>
          </table:table-cell>
          <table:table-cell office:value-type="float" office:value="26125" calcext:value-type="float">
            <text:p>26125</text:p>
          </table:table-cell>
          <table:table-cell office:value-type="string" calcext:value-type="string">
            <text:p>Oakland County, Michigan</text:p>
          </table:table-cell>
          <table:table-cell office:value-type="float" office:value="33836023700" calcext:value-type="float">
            <text:p>33836023700</text:p>
          </table:table-cell>
          <table:table-cell office:value-type="float" office:value="834889342" calcext:value-type="float">
            <text:p>834889342</text:p>
          </table:table-cell>
        </table:table-row>
        <table:table-row table:style-name="ro1">
          <table:table-cell office:value-type="string" calcext:value-type="string">
            <text:p>0500000US26139</text:p>
          </table:table-cell>
          <table:table-cell office:value-type="float" office:value="26139" calcext:value-type="float">
            <text:p>26139</text:p>
          </table:table-cell>
          <table:table-cell office:value-type="string" calcext:value-type="string">
            <text:p>Ottawa County, Michigan</text:p>
          </table:table-cell>
          <table:table-cell office:value-type="float" office:value="5266645200" calcext:value-type="float">
            <text:p>5266645200</text:p>
          </table:table-cell>
          <table:table-cell office:value-type="float" office:value="396680554" calcext:value-type="float">
            <text:p>396680554</text:p>
          </table:table-cell>
        </table:table-row>
        <table:table-row table:style-name="ro1">
          <table:table-cell office:value-type="string" calcext:value-type="string">
            <text:p>0500000US26145</text:p>
          </table:table-cell>
          <table:table-cell office:value-type="float" office:value="26145" calcext:value-type="float">
            <text:p>26145</text:p>
          </table:table-cell>
          <table:table-cell office:value-type="string" calcext:value-type="string">
            <text:p>Saginaw County, Michigan</text:p>
          </table:table-cell>
          <table:table-cell office:value-type="float" office:value="3022638700" calcext:value-type="float">
            <text:p>3022638700</text:p>
          </table:table-cell>
          <table:table-cell office:value-type="float" office:value="168990576" calcext:value-type="float">
            <text:p>168990576</text:p>
          </table:table-cell>
        </table:table-row>
        <table:table-row table:style-name="ro1">
          <table:table-cell office:value-type="string" calcext:value-type="string">
            <text:p>0500000US26147</text:p>
          </table:table-cell>
          <table:table-cell office:value-type="float" office:value="26147" calcext:value-type="float">
            <text:p>26147</text:p>
          </table:table-cell>
          <table:table-cell office:value-type="string" calcext:value-type="string">
            <text:p>St. Clair County, Michigan</text:p>
          </table:table-cell>
          <table:table-cell office:value-type="float" office:value="3092973500" calcext:value-type="float">
            <text:p>3092973500</text:p>
          </table:table-cell>
          <table:table-cell office:value-type="float" office:value="173278941" calcext:value-type="float">
            <text:p>173278941</text:p>
          </table:table-cell>
        </table:table-row>
        <table:table-row table:style-name="ro1">
          <table:table-cell office:value-type="string" calcext:value-type="string">
            <text:p>0500000US26155</text:p>
          </table:table-cell>
          <table:table-cell office:value-type="float" office:value="26155" calcext:value-type="float">
            <text:p>26155</text:p>
          </table:table-cell>
          <table:table-cell office:value-type="string" calcext:value-type="string">
            <text:p>Shiawassee County, Michigan</text:p>
          </table:table-cell>
          <table:table-cell office:value-type="float" office:value="1209052500" calcext:value-type="float">
            <text:p>1209052500</text:p>
          </table:table-cell>
          <table:table-cell office:value-type="float" office:value="91292346" calcext:value-type="float">
            <text:p>91292346</text:p>
          </table:table-cell>
        </table:table-row>
        <table:table-row table:style-name="ro1">
          <table:table-cell office:value-type="string" calcext:value-type="string">
            <text:p>0500000US26159</text:p>
          </table:table-cell>
          <table:table-cell office:value-type="float" office:value="26159" calcext:value-type="float">
            <text:p>26159</text:p>
          </table:table-cell>
          <table:table-cell office:value-type="string" calcext:value-type="string">
            <text:p>Van Buren County, Michigan</text:p>
          </table:table-cell>
          <table:table-cell office:value-type="float" office:value="1319835000" calcext:value-type="float">
            <text:p>1319835000</text:p>
          </table:table-cell>
          <table:table-cell office:value-type="float" office:value="149776873" calcext:value-type="float">
            <text:p>149776873</text:p>
          </table:table-cell>
        </table:table-row>
        <table:table-row table:style-name="ro1">
          <table:table-cell office:value-type="string" calcext:value-type="string">
            <text:p>0500000US26161</text:p>
          </table:table-cell>
          <table:table-cell office:value-type="float" office:value="26161" calcext:value-type="float">
            <text:p>26161</text:p>
          </table:table-cell>
          <table:table-cell office:value-type="string" calcext:value-type="string">
            <text:p>Washtenaw County, Michigan</text:p>
          </table:table-cell>
          <table:table-cell office:value-type="float" office:value="7318201800" calcext:value-type="float">
            <text:p>7318201800</text:p>
          </table:table-cell>
          <table:table-cell office:value-type="float" office:value="411453765" calcext:value-type="float">
            <text:p>411453765</text:p>
          </table:table-cell>
        </table:table-row>
        <table:table-row table:style-name="ro1">
          <table:table-cell office:value-type="string" calcext:value-type="string">
            <text:p>0500000US26163</text:p>
          </table:table-cell>
          <table:table-cell office:value-type="float" office:value="26163" calcext:value-type="float">
            <text:p>26163</text:p>
          </table:table-cell>
          <table:table-cell office:value-type="string" calcext:value-type="string">
            <text:p>Wayne County, Michigan</text:p>
          </table:table-cell>
          <table:table-cell office:value-type="float" office:value="30091913500" calcext:value-type="float">
            <text:p>30091913500</text:p>
          </table:table-cell>
          <table:table-cell office:value-type="float" office:value="689307386" calcext:value-type="float">
            <text:p>689307386</text:p>
          </table:table-cell>
        </table:table-row>
        <table:table-row table:style-name="ro1">
          <table:table-cell office:value-type="string" calcext:value-type="string">
            <text:p>0500000US27003</text:p>
          </table:table-cell>
          <table:table-cell office:value-type="float" office:value="27003" calcext:value-type="float">
            <text:p>27003</text:p>
          </table:table-cell>
          <table:table-cell office:value-type="string" calcext:value-type="string">
            <text:p>Anoka County, Minnesota</text:p>
          </table:table-cell>
          <table:table-cell office:value-type="float" office:value="7145482700" calcext:value-type="float">
            <text:p>7145482700</text:p>
          </table:table-cell>
          <table:table-cell office:value-type="float" office:value="306105940" calcext:value-type="float">
            <text:p>306105940</text:p>
          </table:table-cell>
        </table:table-row>
        <table:table-row table:style-name="ro1">
          <table:table-cell office:value-type="string" calcext:value-type="string">
            <text:p>0500000US27019</text:p>
          </table:table-cell>
          <table:table-cell office:value-type="float" office:value="27019" calcext:value-type="float">
            <text:p>27019</text:p>
          </table:table-cell>
          <table:table-cell office:value-type="string" calcext:value-type="string">
            <text:p>Carver County, Minnesota</text:p>
          </table:table-cell>
          <table:table-cell office:value-type="float" office:value="2402229100" calcext:value-type="float">
            <text:p>2402229100</text:p>
          </table:table-cell>
          <table:table-cell office:value-type="float" office:value="195823159" calcext:value-type="float">
            <text:p>195823159</text:p>
          </table:table-cell>
        </table:table-row>
        <table:table-row table:style-name="ro1">
          <table:table-cell office:value-type="string" calcext:value-type="string">
            <text:p>0500000US27037</text:p>
          </table:table-cell>
          <table:table-cell office:value-type="float" office:value="27037" calcext:value-type="float">
            <text:p>27037</text:p>
          </table:table-cell>
          <table:table-cell office:value-type="string" calcext:value-type="string">
            <text:p>Dakota County, Minnesota</text:p>
          </table:table-cell>
          <table:table-cell office:value-type="float" office:value="9757805200" calcext:value-type="float">
            <text:p>9757805200</text:p>
          </table:table-cell>
          <table:table-cell office:value-type="float" office:value="303713430" calcext:value-type="float">
            <text:p>303713430</text:p>
          </table:table-cell>
        </table:table-row>
        <table:table-row table:style-name="ro1">
          <table:table-cell office:value-type="string" calcext:value-type="string">
            <text:p>0500000US27053</text:p>
          </table:table-cell>
          <table:table-cell office:value-type="float" office:value="27053" calcext:value-type="float">
            <text:p>27053</text:p>
          </table:table-cell>
          <table:table-cell office:value-type="string" calcext:value-type="string">
            <text:p>Hennepin County, Minnesota</text:p>
          </table:table-cell>
          <table:table-cell office:value-type="float" office:value="26848410700" calcext:value-type="float">
            <text:p>26848410700</text:p>
          </table:table-cell>
          <table:table-cell office:value-type="float" office:value="924054181" calcext:value-type="float">
            <text:p>924054181</text:p>
          </table:table-cell>
        </table:table-row>
        <table:table-row table:style-name="ro1">
          <table:table-cell office:value-type="string" calcext:value-type="string">
            <text:p>0500000US27109</text:p>
          </table:table-cell>
          <table:table-cell office:value-type="float" office:value="27109" calcext:value-type="float">
            <text:p>27109</text:p>
          </table:table-cell>
          <table:table-cell office:value-type="string" calcext:value-type="string">
            <text:p>Olmsted County, Minnesota</text:p>
          </table:table-cell>
          <table:table-cell office:value-type="float" office:value="3375205800" calcext:value-type="float">
            <text:p>3375205800</text:p>
          </table:table-cell>
          <table:table-cell office:value-type="float" office:value="187085095" calcext:value-type="float">
            <text:p>187085095</text:p>
          </table:table-cell>
        </table:table-row>
        <table:table-row table:style-name="ro1">
          <table:table-cell office:value-type="string" calcext:value-type="string">
            <text:p>0500000US27123</text:p>
          </table:table-cell>
          <table:table-cell office:value-type="float" office:value="27123" calcext:value-type="float">
            <text:p>27123</text:p>
          </table:table-cell>
          <table:table-cell office:value-type="string" calcext:value-type="string">
            <text:p>Ramsey County, Minnesota</text:p>
          </table:table-cell>
          <table:table-cell office:value-type="float" office:value="9441055700" calcext:value-type="float">
            <text:p>9441055700</text:p>
          </table:table-cell>
          <table:table-cell office:value-type="float" office:value="386798724" calcext:value-type="float">
            <text:p>386798724</text:p>
          </table:table-cell>
        </table:table-row>
        <table:table-row table:style-name="ro1">
          <table:table-cell office:value-type="string" calcext:value-type="string">
            <text:p>0500000US27137</text:p>
          </table:table-cell>
          <table:table-cell office:value-type="float" office:value="27137" calcext:value-type="float">
            <text:p>27137</text:p>
          </table:table-cell>
          <table:table-cell office:value-type="string" calcext:value-type="string">
            <text:p>St. Louis County, Minnesota</text:p>
          </table:table-cell>
          <table:table-cell office:value-type="float" office:value="3281056600" calcext:value-type="float">
            <text:p>3281056600</text:p>
          </table:table-cell>
          <table:table-cell office:value-type="float" office:value="180021086" calcext:value-type="float">
            <text:p>180021086</text:p>
          </table:table-cell>
        </table:table-row>
        <table:table-row table:style-name="ro1">
          <table:table-cell office:value-type="string" calcext:value-type="string">
            <text:p>0500000US27139</text:p>
          </table:table-cell>
          <table:table-cell office:value-type="float" office:value="27139" calcext:value-type="float">
            <text:p>27139</text:p>
          </table:table-cell>
          <table:table-cell office:value-type="string" calcext:value-type="string">
            <text:p>Scott County, Minnesota</text:p>
          </table:table-cell>
          <table:table-cell office:value-type="float" office:value="3172434900" calcext:value-type="float">
            <text:p>3172434900</text:p>
          </table:table-cell>
          <table:table-cell office:value-type="float" office:value="186522498" calcext:value-type="float">
            <text:p>186522498</text:p>
          </table:table-cell>
        </table:table-row>
        <table:table-row table:style-name="ro1">
          <table:table-cell office:value-type="string" calcext:value-type="string">
            <text:p>0500000US27141</text:p>
          </table:table-cell>
          <table:table-cell office:value-type="float" office:value="27141" calcext:value-type="float">
            <text:p>27141</text:p>
          </table:table-cell>
          <table:table-cell office:value-type="string" calcext:value-type="string">
            <text:p>Sherburne County, Minnesota</text:p>
          </table:table-cell>
          <table:table-cell office:value-type="float" office:value="1771441300" calcext:value-type="float">
            <text:p>1771441300</text:p>
          </table:table-cell>
          <table:table-cell office:value-type="float" office:value="146533984" calcext:value-type="float">
            <text:p>146533984</text:p>
          </table:table-cell>
        </table:table-row>
        <table:table-row table:style-name="ro1">
          <table:table-cell office:value-type="string" calcext:value-type="string">
            <text:p>0500000US27145</text:p>
          </table:table-cell>
          <table:table-cell office:value-type="float" office:value="27145" calcext:value-type="float">
            <text:p>27145</text:p>
          </table:table-cell>
          <table:table-cell office:value-type="string" calcext:value-type="string">
            <text:p>Stearns County, Minnesota</text:p>
          </table:table-cell>
          <table:table-cell office:value-type="float" office:value="2685962600" calcext:value-type="float">
            <text:p>2685962600</text:p>
          </table:table-cell>
          <table:table-cell office:value-type="float" office:value="186745938" calcext:value-type="float">
            <text:p>186745938</text:p>
          </table:table-cell>
        </table:table-row>
        <table:table-row table:style-name="ro1">
          <table:table-cell office:value-type="string" calcext:value-type="string">
            <text:p>0500000US27163</text:p>
          </table:table-cell>
          <table:table-cell office:value-type="float" office:value="27163" calcext:value-type="float">
            <text:p>27163</text:p>
          </table:table-cell>
          <table:table-cell office:value-type="string" calcext:value-type="string">
            <text:p>Washington County, Minnesota</text:p>
          </table:table-cell>
          <table:table-cell office:value-type="float" office:value="6306981200" calcext:value-type="float">
            <text:p>6306981200</text:p>
          </table:table-cell>
          <table:table-cell office:value-type="float" office:value="264751812" calcext:value-type="float">
            <text:p>264751812</text:p>
          </table:table-cell>
        </table:table-row>
        <table:table-row table:style-name="ro1">
          <table:table-cell office:value-type="string" calcext:value-type="string">
            <text:p>0500000US27171</text:p>
          </table:table-cell>
          <table:table-cell office:value-type="float" office:value="27171" calcext:value-type="float">
            <text:p>27171</text:p>
          </table:table-cell>
          <table:table-cell office:value-type="string" calcext:value-type="string">
            <text:p>Wright County, Minnesota</text:p>
          </table:table-cell>
          <table:table-cell office:value-type="float" office:value="2435590400" calcext:value-type="float">
            <text:p>2435590400</text:p>
          </table:table-cell>
          <table:table-cell office:value-type="float" office:value="170853979" calcext:value-type="float">
            <text:p>170853979</text:p>
          </table:table-cell>
        </table:table-row>
        <table:table-row table:style-name="ro1">
          <table:table-cell office:value-type="string" calcext:value-type="string">
            <text:p>0500000US28033</text:p>
          </table:table-cell>
          <table:table-cell office:value-type="float" office:value="28033" calcext:value-type="float">
            <text:p>28033</text:p>
          </table:table-cell>
          <table:table-cell office:value-type="string" calcext:value-type="string">
            <text:p>DeSoto County, Mississippi</text:p>
          </table:table-cell>
          <table:table-cell office:value-type="float" office:value="2725753700" calcext:value-type="float">
            <text:p>2725753700</text:p>
          </table:table-cell>
          <table:table-cell office:value-type="float" office:value="164490223" calcext:value-type="float">
            <text:p>164490223</text:p>
          </table:table-cell>
        </table:table-row>
        <table:table-row table:style-name="ro1">
          <table:table-cell office:value-type="string" calcext:value-type="string">
            <text:p>0500000US28035</text:p>
          </table:table-cell>
          <table:table-cell office:value-type="float" office:value="28035" calcext:value-type="float">
            <text:p>28035</text:p>
          </table:table-cell>
          <table:table-cell office:value-type="string" calcext:value-type="string">
            <text:p>Forrest County, Mississippi</text:p>
          </table:table-cell>
          <table:table-cell office:value-type="float" office:value="993706900" calcext:value-type="float">
            <text:p>993706900</text:p>
          </table:table-cell>
          <table:table-cell office:value-type="float" office:value="104918820" calcext:value-type="float">
            <text:p>104918820</text:p>
          </table:table-cell>
        </table:table-row>
        <table:table-row table:style-name="ro1">
          <table:table-cell office:value-type="string" calcext:value-type="string">
            <text:p>0500000US28047</text:p>
          </table:table-cell>
          <table:table-cell office:value-type="float" office:value="28047" calcext:value-type="float">
            <text:p>28047</text:p>
          </table:table-cell>
          <table:table-cell office:value-type="string" calcext:value-type="string">
            <text:p>Harrison County, Mississippi</text:p>
          </table:table-cell>
          <table:table-cell office:value-type="float" office:value="2696151200" calcext:value-type="float">
            <text:p>2696151200</text:p>
          </table:table-cell>
          <table:table-cell office:value-type="float" office:value="207058991" calcext:value-type="float">
            <text:p>207058991</text:p>
          </table:table-cell>
        </table:table-row>
        <table:table-row table:style-name="ro1">
          <table:table-cell office:value-type="string" calcext:value-type="string">
            <text:p>0500000US28049</text:p>
          </table:table-cell>
          <table:table-cell office:value-type="float" office:value="28049" calcext:value-type="float">
            <text:p>28049</text:p>
          </table:table-cell>
          <table:table-cell office:value-type="string" calcext:value-type="string">
            <text:p>Hinds County, Mississippi</text:p>
          </table:table-cell>
          <table:table-cell office:value-type="float" office:value="3256884400" calcext:value-type="float">
            <text:p>3256884400</text:p>
          </table:table-cell>
          <table:table-cell office:value-type="float" office:value="202523750" calcext:value-type="float">
            <text:p>202523750</text:p>
          </table:table-cell>
        </table:table-row>
        <table:table-row table:style-name="ro1">
          <table:table-cell office:value-type="string" calcext:value-type="string">
            <text:p>0500000US28059</text:p>
          </table:table-cell>
          <table:table-cell office:value-type="float" office:value="28059" calcext:value-type="float">
            <text:p>28059</text:p>
          </table:table-cell>
          <table:table-cell office:value-type="string" calcext:value-type="string">
            <text:p>Jackson County, Mississippi</text:p>
          </table:table-cell>
          <table:table-cell office:value-type="float" office:value="2271105800" calcext:value-type="float">
            <text:p>2271105800</text:p>
          </table:table-cell>
          <table:table-cell office:value-type="float" office:value="274725659" calcext:value-type="float">
            <text:p>274725659</text:p>
          </table:table-cell>
        </table:table-row>
        <table:table-row table:style-name="ro1">
          <table:table-cell office:value-type="string" calcext:value-type="string">
            <text:p>0500000US28067</text:p>
          </table:table-cell>
          <table:table-cell office:value-type="float" office:value="28067" calcext:value-type="float">
            <text:p>28067</text:p>
          </table:table-cell>
          <table:table-cell office:value-type="string" calcext:value-type="string">
            <text:p>Jones County, Mississippi</text:p>
          </table:table-cell>
          <table:table-cell office:value-type="float" office:value="778724700" calcext:value-type="float">
            <text:p>778724700</text:p>
          </table:table-cell>
          <table:table-cell office:value-type="float" office:value="87469903" calcext:value-type="float">
            <text:p>87469903</text:p>
          </table:table-cell>
        </table:table-row>
        <table:table-row table:style-name="ro1">
          <table:table-cell office:value-type="string" calcext:value-type="string">
            <text:p>0500000US28075</text:p>
          </table:table-cell>
          <table:table-cell office:value-type="float" office:value="28075" calcext:value-type="float">
            <text:p>28075</text:p>
          </table:table-cell>
          <table:table-cell office:value-type="string" calcext:value-type="string">
            <text:p>Lauderdale County, Mississippi</text:p>
          </table:table-cell>
          <table:table-cell office:value-type="float" office:value="1166283600" calcext:value-type="float">
            <text:p>1166283600</text:p>
          </table:table-cell>
          <table:table-cell office:value-type="float" office:value="147321868" calcext:value-type="float">
            <text:p>147321868</text:p>
          </table:table-cell>
        </table:table-row>
        <table:table-row table:style-name="ro1">
          <table:table-cell office:value-type="string" calcext:value-type="string">
            <text:p>0500000US28081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Lee County, Mississippi</text:p>
          </table:table-cell>
          <table:table-cell office:value-type="float" office:value="1154964700" calcext:value-type="float">
            <text:p>1154964700</text:p>
          </table:table-cell>
          <table:table-cell office:value-type="float" office:value="182879960" calcext:value-type="float">
            <text:p>182879960</text:p>
          </table:table-cell>
        </table:table-row>
        <table:table-row table:style-name="ro1">
          <table:table-cell office:value-type="string" calcext:value-type="string">
            <text:p>0500000US28089</text:p>
          </table:table-cell>
          <table:table-cell office:value-type="float" office:value="28089" calcext:value-type="float">
            <text:p>28089</text:p>
          </table:table-cell>
          <table:table-cell office:value-type="string" calcext:value-type="string">
            <text:p>Madison County, Mississippi</text:p>
          </table:table-cell>
          <table:table-cell office:value-type="float" office:value="2171987800" calcext:value-type="float">
            <text:p>2171987800</text:p>
          </table:table-cell>
          <table:table-cell office:value-type="float" office:value="249490331" calcext:value-type="float">
            <text:p>249490331</text:p>
          </table:table-cell>
        </table:table-row>
        <table:table-row table:style-name="ro1">
          <table:table-cell office:value-type="string" calcext:value-type="string">
            <text:p>0500000US28121</text:p>
          </table:table-cell>
          <table:table-cell office:value-type="float" office:value="28121" calcext:value-type="float">
            <text:p>28121</text:p>
          </table:table-cell>
          <table:table-cell office:value-type="string" calcext:value-type="string">
            <text:p>Rankin County, Mississippi</text:p>
          </table:table-cell>
          <table:table-cell office:value-type="float" office:value="2339036400" calcext:value-type="float">
            <text:p>2339036400</text:p>
          </table:table-cell>
          <table:table-cell office:value-type="float" office:value="200238122" calcext:value-type="float">
            <text:p>200238122</text:p>
          </table:table-cell>
        </table:table-row>
        <table:table-row table:style-name="ro1">
          <table:table-cell office:value-type="string" calcext:value-type="string">
            <text:p>0500000US29019</text:p>
          </table:table-cell>
          <table:table-cell office:value-type="float" office:value="29019" calcext:value-type="float">
            <text:p>29019</text:p>
          </table:table-cell>
          <table:table-cell office:value-type="string" calcext:value-type="string">
            <text:p>Boone County, Missouri</text:p>
          </table:table-cell>
          <table:table-cell office:value-type="float" office:value="2629894000" calcext:value-type="float">
            <text:p>2629894000</text:p>
          </table:table-cell>
          <table:table-cell office:value-type="float" office:value="188193928" calcext:value-type="float">
            <text:p>188193928</text:p>
          </table:table-cell>
        </table:table-row>
        <table:table-row table:style-name="ro1">
          <table:table-cell office:value-type="string" calcext:value-type="string">
            <text:p>0500000US29021</text:p>
          </table:table-cell>
          <table:table-cell office:value-type="float" office:value="29021" calcext:value-type="float">
            <text:p>29021</text:p>
          </table:table-cell>
          <table:table-cell office:value-type="string" calcext:value-type="string">
            <text:p>Buchanan County, Missouri</text:p>
          </table:table-cell>
          <table:table-cell office:value-type="float" office:value="1152620300" calcext:value-type="float">
            <text:p>1152620300</text:p>
          </table:table-cell>
          <table:table-cell office:value-type="float" office:value="82753235" calcext:value-type="float">
            <text:p>82753235</text:p>
          </table:table-cell>
        </table:table-row>
        <table:table-row table:style-name="ro1">
          <table:table-cell office:value-type="string" calcext:value-type="string">
            <text:p>0500000US29031</text:p>
          </table:table-cell>
          <table:table-cell office:value-type="float" office:value="29031" calcext:value-type="float">
            <text:p>29031</text:p>
          </table:table-cell>
          <table:table-cell office:value-type="string" calcext:value-type="string">
            <text:p>Cape Girardeau County, Missouri</text:p>
          </table:table-cell>
          <table:table-cell office:value-type="float" office:value="1141731800" calcext:value-type="float">
            <text:p>1141731800</text:p>
          </table:table-cell>
          <table:table-cell office:value-type="float" office:value="114891895" calcext:value-type="float">
            <text:p>114891895</text:p>
          </table:table-cell>
        </table:table-row>
        <table:table-row table:style-name="ro1">
          <table:table-cell office:value-type="string" calcext:value-type="string">
            <text:p>0500000US29037</text:p>
          </table:table-cell>
          <table:table-cell office:value-type="float" office:value="29037" calcext:value-type="float">
            <text:p>29037</text:p>
          </table:table-cell>
          <table:table-cell office:value-type="string" calcext:value-type="string">
            <text:p>Cass County, Missouri</text:p>
          </table:table-cell>
          <table:table-cell office:value-type="float" office:value="1963912200" calcext:value-type="float">
            <text:p>1963912200</text:p>
          </table:table-cell>
          <table:table-cell office:value-type="float" office:value="148261518" calcext:value-type="float">
            <text:p>148261518</text:p>
          </table:table-cell>
        </table:table-row>
        <table:table-row table:style-name="ro1">
          <table:table-cell office:value-type="string" calcext:value-type="string">
            <text:p>0500000US29043</text:p>
          </table:table-cell>
          <table:table-cell office:value-type="float" office:value="29043" calcext:value-type="float">
            <text:p>29043</text:p>
          </table:table-cell>
          <table:table-cell office:value-type="string" calcext:value-type="string">
            <text:p>Christian County, Missouri</text:p>
          </table:table-cell>
          <table:table-cell office:value-type="float" office:value="1156761900" calcext:value-type="float">
            <text:p>1156761900</text:p>
          </table:table-cell>
          <table:table-cell office:value-type="float" office:value="109126699" calcext:value-type="float">
            <text:p>109126699</text:p>
          </table:table-cell>
        </table:table-row>
        <table:table-row table:style-name="ro1">
          <table:table-cell office:value-type="string" calcext:value-type="string">
            <text:p>0500000US29047</text:p>
          </table:table-cell>
          <table:table-cell office:value-type="float" office:value="29047" calcext:value-type="float">
            <text:p>29047</text:p>
          </table:table-cell>
          <table:table-cell office:value-type="string" calcext:value-type="string">
            <text:p>Clay County, Missouri</text:p>
          </table:table-cell>
          <table:table-cell office:value-type="float" office:value="3919383500" calcext:value-type="float">
            <text:p>3919383500</text:p>
          </table:table-cell>
          <table:table-cell office:value-type="float" office:value="185240258" calcext:value-type="float">
            <text:p>185240258</text:p>
          </table:table-cell>
        </table:table-row>
        <table:table-row table:style-name="ro1">
          <table:table-cell office:value-type="string" calcext:value-type="string">
            <text:p>0500000US29051</text:p>
          </table:table-cell>
          <table:table-cell office:value-type="float" office:value="29051" calcext:value-type="float">
            <text:p>29051</text:p>
          </table:table-cell>
          <table:table-cell office:value-type="string" calcext:value-type="string">
            <text:p>Cole County, Missouri</text:p>
          </table:table-cell>
          <table:table-cell office:value-type="float" office:value="1229728500" calcext:value-type="float">
            <text:p>1229728500</text:p>
          </table:table-cell>
          <table:table-cell office:value-type="float" office:value="106440675" calcext:value-type="float">
            <text:p>106440675</text:p>
          </table:table-cell>
        </table:table-row>
        <table:table-row table:style-name="ro1">
          <table:table-cell office:value-type="string" calcext:value-type="string">
            <text:p>0500000US29071</text:p>
          </table:table-cell>
          <table:table-cell office:value-type="float" office:value="29071" calcext:value-type="float">
            <text:p>29071</text:p>
          </table:table-cell>
          <table:table-cell office:value-type="string" calcext:value-type="string">
            <text:p>Franklin County, Missouri</text:p>
          </table:table-cell>
          <table:table-cell office:value-type="float" office:value="1737113000" calcext:value-type="float">
            <text:p>1737113000</text:p>
          </table:table-cell>
          <table:table-cell office:value-type="float" office:value="142570232" calcext:value-type="float">
            <text:p>142570232</text:p>
          </table:table-cell>
        </table:table-row>
        <table:table-row table:style-name="ro1">
          <table:table-cell office:value-type="string" calcext:value-type="string">
            <text:p>0500000US29077</text:p>
          </table:table-cell>
          <table:table-cell office:value-type="float" office:value="29077" calcext:value-type="float">
            <text:p>29077</text:p>
          </table:table-cell>
          <table:table-cell office:value-type="string" calcext:value-type="string">
            <text:p>Greene County, Missouri</text:p>
          </table:table-cell>
          <table:table-cell office:value-type="float" office:value="4196758300" calcext:value-type="float">
            <text:p>4196758300</text:p>
          </table:table-cell>
          <table:table-cell office:value-type="float" office:value="283349687" calcext:value-type="float">
            <text:p>283349687</text:p>
          </table:table-cell>
        </table:table-row>
        <table:table-row table:style-name="ro1">
          <table:table-cell office:value-type="string" calcext:value-type="string">
            <text:p>0500000US29095</text:p>
          </table:table-cell>
          <table:table-cell office:value-type="float" office:value="29095" calcext:value-type="float">
            <text:p>29095</text:p>
          </table:table-cell>
          <table:table-cell office:value-type="string" calcext:value-type="string">
            <text:p>Jackson County, Missouri</text:p>
          </table:table-cell>
          <table:table-cell office:value-type="float" office:value="11703672700" calcext:value-type="float">
            <text:p>11703672700</text:p>
          </table:table-cell>
          <table:table-cell office:value-type="float" office:value="524708217" calcext:value-type="float">
            <text:p>524708217</text:p>
          </table:table-cell>
        </table:table-row>
        <table:table-row table:style-name="ro1">
          <table:table-cell office:value-type="string" calcext:value-type="string">
            <text:p>0500000US29097</text:p>
          </table:table-cell>
          <table:table-cell office:value-type="float" office:value="29097" calcext:value-type="float">
            <text:p>29097</text:p>
          </table:table-cell>
          <table:table-cell office:value-type="string" calcext:value-type="string">
            <text:p>Jasper County, Missouri</text:p>
          </table:table-cell>
          <table:table-cell office:value-type="float" office:value="1439448400" calcext:value-type="float">
            <text:p>1439448400</text:p>
          </table:table-cell>
          <table:table-cell office:value-type="float" office:value="117530813" calcext:value-type="float">
            <text:p>117530813</text:p>
          </table:table-cell>
        </table:table-row>
        <table:table-row table:style-name="ro1">
          <table:table-cell office:value-type="string" calcext:value-type="string">
            <text:p>0500000US29099</text:p>
          </table:table-cell>
          <table:table-cell office:value-type="float" office:value="29099" calcext:value-type="float">
            <text:p>29099</text:p>
          </table:table-cell>
          <table:table-cell office:value-type="string" calcext:value-type="string">
            <text:p>Jefferson County, Missouri</text:p>
          </table:table-cell>
          <table:table-cell office:value-type="float" office:value="3925054900" calcext:value-type="float">
            <text:p>3925054900</text:p>
          </table:table-cell>
          <table:table-cell office:value-type="float" office:value="164164467" calcext:value-type="float">
            <text:p>164164467</text:p>
          </table:table-cell>
        </table:table-row>
        <table:table-row table:style-name="ro1">
          <table:table-cell office:value-type="string" calcext:value-type="string">
            <text:p>0500000US29165</text:p>
          </table:table-cell>
          <table:table-cell office:value-type="float" office:value="29165" calcext:value-type="float">
            <text:p>29165</text:p>
          </table:table-cell>
          <table:table-cell office:value-type="string" calcext:value-type="string">
            <text:p>Platte County, Missouri</text:p>
          </table:table-cell>
          <table:table-cell office:value-type="float" office:value="1992139600" calcext:value-type="float">
            <text:p>1992139600</text:p>
          </table:table-cell>
          <table:table-cell office:value-type="float" office:value="181268576" calcext:value-type="float">
            <text:p>181268576</text:p>
          </table:table-cell>
        </table:table-row>
        <table:table-row table:style-name="ro1">
          <table:table-cell office:value-type="string" calcext:value-type="string">
            <text:p>0500000US29183</text:p>
          </table:table-cell>
          <table:table-cell office:value-type="float" office:value="29183" calcext:value-type="float">
            <text:p>29183</text:p>
          </table:table-cell>
          <table:table-cell office:value-type="string" calcext:value-type="string">
            <text:p>St. Charles County, Missouri</text:p>
          </table:table-cell>
          <table:table-cell office:value-type="float" office:value="8076924500" calcext:value-type="float">
            <text:p>8076924500</text:p>
          </table:table-cell>
          <table:table-cell office:value-type="float" office:value="350984640" calcext:value-type="float">
            <text:p>350984640</text:p>
          </table:table-cell>
        </table:table-row>
        <table:table-row table:style-name="ro1">
          <table:table-cell office:value-type="string" calcext:value-type="string">
            <text:p>0500000US29189</text:p>
          </table:table-cell>
          <table:table-cell office:value-type="float" office:value="29189" calcext:value-type="float">
            <text:p>29189</text:p>
          </table:table-cell>
          <table:table-cell office:value-type="string" calcext:value-type="string">
            <text:p>St. Louis County, Missouri</text:p>
          </table:table-cell>
          <table:table-cell office:value-type="float" office:value="24908086500" calcext:value-type="float">
            <text:p>24908086500</text:p>
          </table:table-cell>
          <table:table-cell office:value-type="float" office:value="901210193" calcext:value-type="float">
            <text:p>901210193</text:p>
          </table:table-cell>
        </table:table-row>
        <table:table-row table:style-name="ro1">
          <table:table-cell office:value-type="string" calcext:value-type="string">
            <text:p>0500000US29510</text:p>
          </table:table-cell>
          <table:table-cell office:value-type="float" office:value="29510" calcext:value-type="float">
            <text:p>29510</text:p>
          </table:table-cell>
          <table:table-cell office:value-type="string" calcext:value-type="string">
            <text:p>St. Louis city, Missouri</text:p>
          </table:table-cell>
          <table:table-cell office:value-type="float" office:value="3792555300" calcext:value-type="float">
            <text:p>3792555300</text:p>
          </table:table-cell>
          <table:table-cell office:value-type="float" office:value="293847540" calcext:value-type="float">
            <text:p>293847540</text:p>
          </table:table-cell>
        </table:table-row>
        <table:table-row table:style-name="ro1">
          <table:table-cell office:value-type="string" calcext:value-type="string">
            <text:p>0500000US30013</text:p>
          </table:table-cell>
          <table:table-cell office:value-type="float" office:value="30013" calcext:value-type="float">
            <text:p>30013</text:p>
          </table:table-cell>
          <table:table-cell office:value-type="string" calcext:value-type="string">
            <text:p>Cascade County, Montana</text:p>
          </table:table-cell>
          <table:table-cell office:value-type="float" office:value="1322347600" calcext:value-type="float">
            <text:p>1322347600</text:p>
          </table:table-cell>
          <table:table-cell office:value-type="float" office:value="91855079" calcext:value-type="float">
            <text:p>91855079</text:p>
          </table:table-cell>
        </table:table-row>
        <table:table-row table:style-name="ro1">
          <table:table-cell office:value-type="string" calcext:value-type="string">
            <text:p>0500000US30029</text:p>
          </table:table-cell>
          <table:table-cell office:value-type="float" office:value="30029" calcext:value-type="float">
            <text:p>30029</text:p>
          </table:table-cell>
          <table:table-cell office:value-type="string" calcext:value-type="string">
            <text:p>Flathead County, Montana</text:p>
          </table:table-cell>
          <table:table-cell office:value-type="float" office:value="1394003900" calcext:value-type="float">
            <text:p>1394003900</text:p>
          </table:table-cell>
          <table:table-cell office:value-type="float" office:value="124237649" calcext:value-type="float">
            <text:p>124237649</text:p>
          </table:table-cell>
        </table:table-row>
        <table:table-row table:style-name="ro1">
          <table:table-cell office:value-type="string" calcext:value-type="string">
            <text:p>0500000US300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Gallatin County, Montana</text:p>
          </table:table-cell>
          <table:table-cell office:value-type="float" office:value="1383784500" calcext:value-type="float">
            <text:p>1383784500</text:p>
          </table:table-cell>
          <table:table-cell office:value-type="float" office:value="112551893" calcext:value-type="float">
            <text:p>112551893</text:p>
          </table:table-cell>
        </table:table-row>
        <table:table-row table:style-name="ro1">
          <table:table-cell office:value-type="string" calcext:value-type="string">
            <text:p>0500000US30063</text:p>
          </table:table-cell>
          <table:table-cell office:value-type="float" office:value="30063" calcext:value-type="float">
            <text:p>30063</text:p>
          </table:table-cell>
          <table:table-cell office:value-type="string" calcext:value-type="string">
            <text:p>Missoula County, Montana</text:p>
          </table:table-cell>
          <table:table-cell office:value-type="float" office:value="1526434800" calcext:value-type="float">
            <text:p>1526434800</text:p>
          </table:table-cell>
          <table:table-cell office:value-type="float" office:value="146723686" calcext:value-type="float">
            <text:p>146723686</text:p>
          </table:table-cell>
        </table:table-row>
        <table:table-row table:style-name="ro1">
          <table:table-cell office:value-type="string" calcext:value-type="string">
            <text:p>0500000US30111</text:p>
          </table:table-cell>
          <table:table-cell office:value-type="float" office:value="30111" calcext:value-type="float">
            <text:p>30111</text:p>
          </table:table-cell>
          <table:table-cell office:value-type="string" calcext:value-type="string">
            <text:p>Yellowstone County, Montana</text:p>
          </table:table-cell>
          <table:table-cell office:value-type="float" office:value="2258473100" calcext:value-type="float">
            <text:p>2258473100</text:p>
          </table:table-cell>
          <table:table-cell office:value-type="float" office:value="133916693" calcext:value-type="float">
            <text:p>133916693</text:p>
          </table:table-cell>
        </table:table-row>
        <table:table-row table:style-name="ro1">
          <table:table-cell office:value-type="string" calcext:value-type="string">
            <text:p>0500000US31055</text:p>
          </table:table-cell>
          <table:table-cell office:value-type="float" office:value="31055" calcext:value-type="float">
            <text:p>31055</text:p>
          </table:table-cell>
          <table:table-cell office:value-type="string" calcext:value-type="string">
            <text:p>Douglas County, Nebraska</text:p>
          </table:table-cell>
          <table:table-cell office:value-type="float" office:value="9635318200" calcext:value-type="float">
            <text:p>9635318200</text:p>
          </table:table-cell>
          <table:table-cell office:value-type="float" office:value="405230547" calcext:value-type="float">
            <text:p>405230547</text:p>
          </table:table-cell>
        </table:table-row>
        <table:table-row table:style-name="ro1">
          <table:table-cell office:value-type="string" calcext:value-type="string">
            <text:p>0500000US31109</text:p>
          </table:table-cell>
          <table:table-cell office:value-type="float" office:value="31109" calcext:value-type="float">
            <text:p>31109</text:p>
          </table:table-cell>
          <table:table-cell office:value-type="string" calcext:value-type="string">
            <text:p>Lancaster County, Nebraska</text:p>
          </table:table-cell>
          <table:table-cell office:value-type="float" office:value="4822769200" calcext:value-type="float">
            <text:p>4822769200</text:p>
          </table:table-cell>
          <table:table-cell office:value-type="float" office:value="230957856" calcext:value-type="float">
            <text:p>230957856</text:p>
          </table:table-cell>
        </table:table-row>
        <table:table-row table:style-name="ro1">
          <table:table-cell office:value-type="string" calcext:value-type="string">
            <text:p>0500000US31153</text:p>
          </table:table-cell>
          <table:table-cell office:value-type="float" office:value="31153" calcext:value-type="float">
            <text:p>31153</text:p>
          </table:table-cell>
          <table:table-cell office:value-type="string" calcext:value-type="string">
            <text:p>Sarpy County, Nebraska</text:p>
          </table:table-cell>
          <table:table-cell office:value-type="float" office:value="3202695500" calcext:value-type="float">
            <text:p>3202695500</text:p>
          </table:table-cell>
          <table:table-cell office:value-type="float" office:value="198540377" calcext:value-type="float">
            <text:p>198540377</text:p>
          </table:table-cell>
        </table:table-row>
        <table:table-row table:style-name="ro1">
          <table:table-cell office:value-type="string" calcext:value-type="string">
            <text:p>0500000US32003</text:p>
          </table:table-cell>
          <table:table-cell office:value-type="float" office:value="32003" calcext:value-type="float">
            <text:p>32003</text:p>
          </table:table-cell>
          <table:table-cell office:value-type="string" calcext:value-type="string">
            <text:p>Clark County, Nevada</text:p>
          </table:table-cell>
          <table:table-cell office:value-type="float" office:value="33724929100" calcext:value-type="float">
            <text:p>33724929100</text:p>
          </table:table-cell>
          <table:table-cell office:value-type="float" office:value="966829857" calcext:value-type="float">
            <text:p>966829857</text:p>
          </table:table-cell>
        </table:table-row>
        <table:table-row table:style-name="ro1">
          <table:table-cell office:value-type="string" calcext:value-type="string">
            <text:p>0500000US32031</text:p>
          </table:table-cell>
          <table:table-cell office:value-type="float" office:value="32031" calcext:value-type="float">
            <text:p>32031</text:p>
          </table:table-cell>
          <table:table-cell office:value-type="string" calcext:value-type="string">
            <text:p>Washoe County, Nevada</text:p>
          </table:table-cell>
          <table:table-cell office:value-type="float" office:value="7428988500" calcext:value-type="float">
            <text:p>7428988500</text:p>
          </table:table-cell>
          <table:table-cell office:value-type="float" office:value="363064873" calcext:value-type="float">
            <text:p>363064873</text:p>
          </table:table-cell>
        </table:table-row>
        <table:table-row table:style-name="ro1">
          <table:table-cell office:value-type="string" calcext:value-type="string">
            <text:p>0500000US33005</text:p>
          </table:table-cell>
          <table:table-cell office:value-type="float" office:value="33005" calcext:value-type="float">
            <text:p>33005</text:p>
          </table:table-cell>
          <table:table-cell office:value-type="string" calcext:value-type="string">
            <text:p>Cheshire County, New Hampshire</text:p>
          </table:table-cell>
          <table:table-cell office:value-type="float" office:value="1350399600" calcext:value-type="float">
            <text:p>1350399600</text:p>
          </table:table-cell>
          <table:table-cell office:value-type="float" office:value="145254069" calcext:value-type="float">
            <text:p>145254069</text:p>
          </table:table-cell>
        </table:table-row>
        <table:table-row table:style-name="ro1">
          <table:table-cell office:value-type="string" calcext:value-type="string">
            <text:p>0500000US33009</text:p>
          </table:table-cell>
          <table:table-cell office:value-type="float" office:value="33009" calcext:value-type="float">
            <text:p>33009</text:p>
          </table:table-cell>
          <table:table-cell office:value-type="string" calcext:value-type="string">
            <text:p>Grafton County, New Hampshire</text:p>
          </table:table-cell>
          <table:table-cell office:value-type="float" office:value="1645739200" calcext:value-type="float">
            <text:p>1645739200</text:p>
          </table:table-cell>
          <table:table-cell office:value-type="float" office:value="142303091" calcext:value-type="float">
            <text:p>142303091</text:p>
          </table:table-cell>
        </table:table-row>
        <table:table-row table:style-name="ro1">
          <table:table-cell office:value-type="string" calcext:value-type="string">
            <text:p>0500000US33011</text:p>
          </table:table-cell>
          <table:table-cell office:value-type="float" office:value="33011" calcext:value-type="float">
            <text:p>33011</text:p>
          </table:table-cell>
          <table:table-cell office:value-type="string" calcext:value-type="string">
            <text:p>Hillsborough County, New Hampshire</text:p>
          </table:table-cell>
          <table:table-cell office:value-type="float" office:value="9415547400" calcext:value-type="float">
            <text:p>9415547400</text:p>
          </table:table-cell>
          <table:table-cell office:value-type="float" office:value="446125078" calcext:value-type="float">
            <text:p>446125078</text:p>
          </table:table-cell>
        </table:table-row>
        <table:table-row table:style-name="ro1">
          <table:table-cell office:value-type="string" calcext:value-type="string">
            <text:p>0500000US33013</text:p>
          </table:table-cell>
          <table:table-cell office:value-type="float" office:value="33013" calcext:value-type="float">
            <text:p>33013</text:p>
          </table:table-cell>
          <table:table-cell office:value-type="string" calcext:value-type="string">
            <text:p>Merrimack County, New Hampshire</text:p>
          </table:table-cell>
          <table:table-cell office:value-type="float" office:value="3046418100" calcext:value-type="float">
            <text:p>3046418100</text:p>
          </table:table-cell>
          <table:table-cell office:value-type="float" office:value="218912174" calcext:value-type="float">
            <text:p>218912174</text:p>
          </table:table-cell>
        </table:table-row>
        <table:table-row table:style-name="ro1">
          <table:table-cell office:value-type="string" calcext:value-type="string">
            <text:p>0500000US33015</text:p>
          </table:table-cell>
          <table:table-cell office:value-type="float" office:value="33015" calcext:value-type="float">
            <text:p>33015</text:p>
          </table:table-cell>
          <table:table-cell office:value-type="string" calcext:value-type="string">
            <text:p>Rockingham County, New Hampshire</text:p>
          </table:table-cell>
          <table:table-cell office:value-type="float" office:value="7462201800" calcext:value-type="float">
            <text:p>7462201800</text:p>
          </table:table-cell>
          <table:table-cell office:value-type="float" office:value="377491070" calcext:value-type="float">
            <text:p>377491070</text:p>
          </table:table-cell>
        </table:table-row>
        <table:table-row table:style-name="ro1">
          <table:table-cell office:value-type="string" calcext:value-type="string">
            <text:p>0500000US33017</text:p>
          </table:table-cell>
          <table:table-cell office:value-type="float" office:value="33017" calcext:value-type="float">
            <text:p>33017</text:p>
          </table:table-cell>
          <table:table-cell office:value-type="string" calcext:value-type="string">
            <text:p>Strafford County, New Hampshire</text:p>
          </table:table-cell>
          <table:table-cell office:value-type="float" office:value="2153890800" calcext:value-type="float">
            <text:p>2153890800</text:p>
          </table:table-cell>
          <table:table-cell office:value-type="float" office:value="168724155" calcext:value-type="float">
            <text:p>168724155</text:p>
          </table:table-cell>
        </table:table-row>
        <table:table-row table:style-name="ro1">
          <table:table-cell office:value-type="string" calcext:value-type="string">
            <text:p>0500000US34001</text:p>
          </table:table-cell>
          <table:table-cell office:value-type="float" office:value="34001" calcext:value-type="float">
            <text:p>34001</text:p>
          </table:table-cell>
          <table:table-cell office:value-type="string" calcext:value-type="string">
            <text:p>Atlantic County, New Jersey</text:p>
          </table:table-cell>
          <table:table-cell office:value-type="float" office:value="5138486500" calcext:value-type="float">
            <text:p>5138486500</text:p>
          </table:table-cell>
          <table:table-cell office:value-type="float" office:value="292425925" calcext:value-type="float">
            <text:p>292425925</text:p>
          </table:table-cell>
        </table:table-row>
        <table:table-row table:style-name="ro1">
          <table:table-cell office:value-type="string" calcext:value-type="string">
            <text:p>0500000US34003</text:p>
          </table:table-cell>
          <table:table-cell office:value-type="float" office:value="34003" calcext:value-type="float">
            <text:p>34003</text:p>
          </table:table-cell>
          <table:table-cell office:value-type="string" calcext:value-type="string">
            <text:p>Bergen County, New Jersey</text:p>
          </table:table-cell>
          <table:table-cell office:value-type="float" office:value="28575373600" calcext:value-type="float">
            <text:p>28575373600</text:p>
          </table:table-cell>
          <table:table-cell office:value-type="float" office:value="1009852634" calcext:value-type="float">
            <text:p>1009852634</text:p>
          </table:table-cell>
        </table:table-row>
        <table:table-row table:style-name="ro1">
          <table:table-cell office:value-type="string" calcext:value-type="string">
            <text:p>0500000US34005</text:p>
          </table:table-cell>
          <table:table-cell office:value-type="float" office:value="34005" calcext:value-type="float">
            <text:p>34005</text:p>
          </table:table-cell>
          <table:table-cell office:value-type="string" calcext:value-type="string">
            <text:p>Burlington County, New Jersey</text:p>
          </table:table-cell>
          <table:table-cell office:value-type="float" office:value="10714074700" calcext:value-type="float">
            <text:p>10714074700</text:p>
          </table:table-cell>
          <table:table-cell office:value-type="float" office:value="363500266" calcext:value-type="float">
            <text:p>363500266</text:p>
          </table:table-cell>
        </table:table-row>
        <table:table-row table:style-name="ro1">
          <table:table-cell office:value-type="string" calcext:value-type="string">
            <text:p>0500000US34007</text:p>
          </table:table-cell>
          <table:table-cell office:value-type="float" office:value="34007" calcext:value-type="float">
            <text:p>34007</text:p>
          </table:table-cell>
          <table:table-cell office:value-type="string" calcext:value-type="string">
            <text:p>Camden County, New Jersey</text:p>
          </table:table-cell>
          <table:table-cell office:value-type="float" office:value="10817829300" calcext:value-type="float">
            <text:p>10817829300</text:p>
          </table:table-cell>
          <table:table-cell office:value-type="float" office:value="480833414" calcext:value-type="float">
            <text:p>480833414</text:p>
          </table:table-cell>
        </table:table-row>
        <table:table-row table:style-name="ro1">
          <table:table-cell office:value-type="string" calcext:value-type="string">
            <text:p>0500000US34009</text:p>
          </table:table-cell>
          <table:table-cell office:value-type="float" office:value="34009" calcext:value-type="float">
            <text:p>34009</text:p>
          </table:table-cell>
          <table:table-cell office:value-type="string" calcext:value-type="string">
            <text:p>Cape May County, New Jersey</text:p>
          </table:table-cell>
          <table:table-cell office:value-type="float" office:value="2345594500" calcext:value-type="float">
            <text:p>2345594500</text:p>
          </table:table-cell>
          <table:table-cell office:value-type="float" office:value="232572965" calcext:value-type="float">
            <text:p>232572965</text:p>
          </table:table-cell>
        </table:table-row>
        <table:table-row table:style-name="ro1">
          <table:table-cell office:value-type="string" calcext:value-type="string">
            <text:p>0500000US34011</text:p>
          </table:table-cell>
          <table:table-cell office:value-type="float" office:value="34011" calcext:value-type="float">
            <text:p>34011</text:p>
          </table:table-cell>
          <table:table-cell office:value-type="string" calcext:value-type="string">
            <text:p>Cumberland County, New Jersey</text:p>
          </table:table-cell>
          <table:table-cell office:value-type="float" office:value="2261222700" calcext:value-type="float">
            <text:p>2261222700</text:p>
          </table:table-cell>
          <table:table-cell office:value-type="float" office:value="159760087" calcext:value-type="float">
            <text:p>159760087</text:p>
          </table:table-cell>
        </table:table-row>
        <table:table-row table:style-name="ro1">
          <table:table-cell office:value-type="string" calcext:value-type="string">
            <text:p>0500000US34013</text:p>
          </table:table-cell>
          <table:table-cell office:value-type="float" office:value="34013" calcext:value-type="float">
            <text:p>34013</text:p>
          </table:table-cell>
          <table:table-cell office:value-type="string" calcext:value-type="string">
            <text:p>Essex County, New Jersey</text:p>
          </table:table-cell>
          <table:table-cell office:value-type="float" office:value="17624718900" calcext:value-type="float">
            <text:p>17624718900</text:p>
          </table:table-cell>
          <table:table-cell office:value-type="float" office:value="626393035" calcext:value-type="float">
            <text:p>626393035</text:p>
          </table:table-cell>
        </table:table-row>
        <table:table-row table:style-name="ro1">
          <table:table-cell office:value-type="string" calcext:value-type="string">
            <text:p>0500000US34015</text:p>
          </table:table-cell>
          <table:table-cell office:value-type="float" office:value="34015" calcext:value-type="float">
            <text:p>34015</text:p>
          </table:table-cell>
          <table:table-cell office:value-type="string" calcext:value-type="string">
            <text:p>Gloucester County, New Jersey</text:p>
          </table:table-cell>
          <table:table-cell office:value-type="float" office:value="6508966600" calcext:value-type="float">
            <text:p>6508966600</text:p>
          </table:table-cell>
          <table:table-cell office:value-type="float" office:value="271457843" calcext:value-type="float">
            <text:p>271457843</text:p>
          </table:table-cell>
        </table:table-row>
        <table:table-row table:style-name="ro1">
          <table:table-cell office:value-type="string" calcext:value-type="string">
            <text:p>0500000US34017</text:p>
          </table:table-cell>
          <table:table-cell office:value-type="float" office:value="34017" calcext:value-type="float">
            <text:p>34017</text:p>
          </table:table-cell>
          <table:table-cell office:value-type="string" calcext:value-type="string">
            <text:p>Hudson County, New Jersey</text:p>
          </table:table-cell>
          <table:table-cell office:value-type="float" office:value="9741138700" calcext:value-type="float">
            <text:p>9741138700</text:p>
          </table:table-cell>
          <table:table-cell office:value-type="float" office:value="464976968" calcext:value-type="float">
            <text:p>464976968</text:p>
          </table:table-cell>
        </table:table-row>
        <table:table-row table:style-name="ro1">
          <table:table-cell office:value-type="string" calcext:value-type="string">
            <text:p>0500000US34019</text:p>
          </table:table-cell>
          <table:table-cell office:value-type="float" office:value="34019" calcext:value-type="float">
            <text:p>34019</text:p>
          </table:table-cell>
          <table:table-cell office:value-type="string" calcext:value-type="string">
            <text:p>Hunterdon County, New Jersey</text:p>
          </table:table-cell>
          <table:table-cell office:value-type="float" office:value="4738010100" calcext:value-type="float">
            <text:p>4738010100</text:p>
          </table:table-cell>
          <table:table-cell office:value-type="float" office:value="419568318" calcext:value-type="float">
            <text:p>419568318</text:p>
          </table:table-cell>
        </table:table-row>
        <table:table-row table:style-name="ro1">
          <table:table-cell office:value-type="string" calcext:value-type="string">
            <text:p>0500000US34021</text:p>
          </table:table-cell>
          <table:table-cell office:value-type="float" office:value="34021" calcext:value-type="float">
            <text:p>34021</text:p>
          </table:table-cell>
          <table:table-cell office:value-type="string" calcext:value-type="string">
            <text:p>Mercer County, New Jersey</text:p>
          </table:table-cell>
          <table:table-cell office:value-type="float" office:value="9449305700" calcext:value-type="float">
            <text:p>9449305700</text:p>
          </table:table-cell>
          <table:table-cell office:value-type="float" office:value="694932441" calcext:value-type="float">
            <text:p>694932441</text:p>
          </table:table-cell>
        </table:table-row>
        <table:table-row table:style-name="ro1">
          <table:table-cell office:value-type="string" calcext:value-type="string">
            <text:p>0500000US34023</text:p>
          </table:table-cell>
          <table:table-cell office:value-type="float" office:value="34023" calcext:value-type="float">
            <text:p>34023</text:p>
          </table:table-cell>
          <table:table-cell office:value-type="string" calcext:value-type="string">
            <text:p>Middlesex County, New Jersey</text:p>
          </table:table-cell>
          <table:table-cell office:value-type="float" office:value="18766639700" calcext:value-type="float">
            <text:p>18766639700</text:p>
          </table:table-cell>
          <table:table-cell office:value-type="float" office:value="525614193" calcext:value-type="float">
            <text:p>525614193</text:p>
          </table:table-cell>
        </table:table-row>
        <table:table-row table:style-name="ro1">
          <table:table-cell office:value-type="string" calcext:value-type="string">
            <text:p>0500000US34025</text:p>
          </table:table-cell>
          <table:table-cell office:value-type="float" office:value="34025" calcext:value-type="float">
            <text:p>34025</text:p>
          </table:table-cell>
          <table:table-cell office:value-type="string" calcext:value-type="string">
            <text:p>Monmouth County, New Jersey</text:p>
          </table:table-cell>
          <table:table-cell office:value-type="float" office:value="18775805900" calcext:value-type="float">
            <text:p>18775805900</text:p>
          </table:table-cell>
          <table:table-cell office:value-type="float" office:value="603625157" calcext:value-type="float">
            <text:p>603625157</text:p>
          </table:table-cell>
        </table:table-row>
        <table:table-row table:style-name="ro1">
          <table:table-cell office:value-type="string" calcext:value-type="string">
            <text:p>0500000US34027</text:p>
          </table:table-cell>
          <table:table-cell office:value-type="float" office:value="34027" calcext:value-type="float">
            <text:p>34027</text:p>
          </table:table-cell>
          <table:table-cell office:value-type="string" calcext:value-type="string">
            <text:p>Morris County, New Jersey</text:p>
          </table:table-cell>
          <table:table-cell office:value-type="float" office:value="17430189200" calcext:value-type="float">
            <text:p>17430189200</text:p>
          </table:table-cell>
          <table:table-cell office:value-type="float" office:value="700572987" calcext:value-type="float">
            <text:p>700572987</text:p>
          </table:table-cell>
        </table:table-row>
        <table:table-row table:style-name="ro1">
          <table:table-cell office:value-type="string" calcext:value-type="string">
            <text:p>0500000US34029</text:p>
          </table:table-cell>
          <table:table-cell office:value-type="float" office:value="34029" calcext:value-type="float">
            <text:p>34029</text:p>
          </table:table-cell>
          <table:table-cell office:value-type="string" calcext:value-type="string">
            <text:p>Ocean County, New Jersey</text:p>
          </table:table-cell>
          <table:table-cell office:value-type="float" office:value="12409268900" calcext:value-type="float">
            <text:p>12409268900</text:p>
          </table:table-cell>
          <table:table-cell office:value-type="float" office:value="395305101" calcext:value-type="float">
            <text:p>395305101</text:p>
          </table:table-cell>
        </table:table-row>
        <table:table-row table:style-name="ro1">
          <table:table-cell office:value-type="string" calcext:value-type="string">
            <text:p>0500000US34031</text:p>
          </table:table-cell>
          <table:table-cell office:value-type="float" office:value="34031" calcext:value-type="float">
            <text:p>34031</text:p>
          </table:table-cell>
          <table:table-cell office:value-type="string" calcext:value-type="string">
            <text:p>Passaic County, New Jersey</text:p>
          </table:table-cell>
          <table:table-cell office:value-type="float" office:value="8802284400" calcext:value-type="float">
            <text:p>8802284400</text:p>
          </table:table-cell>
          <table:table-cell office:value-type="float" office:value="376957552" calcext:value-type="float">
            <text:p>376957552</text:p>
          </table:table-cell>
        </table:table-row>
        <table:table-row table:style-name="ro1">
          <table:table-cell office:value-type="string" calcext:value-type="string">
            <text:p>0500000US34033</text:p>
          </table:table-cell>
          <table:table-cell office:value-type="float" office:value="34033" calcext:value-type="float">
            <text:p>34033</text:p>
          </table:table-cell>
          <table:table-cell office:value-type="string" calcext:value-type="string">
            <text:p>Salem County, New Jersey</text:p>
          </table:table-cell>
          <table:table-cell office:value-type="float" office:value="1219064600" calcext:value-type="float">
            <text:p>1219064600</text:p>
          </table:table-cell>
          <table:table-cell office:value-type="float" office:value="108363421" calcext:value-type="float">
            <text:p>108363421</text:p>
          </table:table-cell>
        </table:table-row>
        <table:table-row table:style-name="ro1">
          <table:table-cell office:value-type="string" calcext:value-type="string">
            <text:p>0500000US34035</text:p>
          </table:table-cell>
          <table:table-cell office:value-type="float" office:value="34035" calcext:value-type="float">
            <text:p>34035</text:p>
          </table:table-cell>
          <table:table-cell office:value-type="string" calcext:value-type="string">
            <text:p>Somerset County, New Jersey</text:p>
          </table:table-cell>
          <table:table-cell office:value-type="float" office:value="11526875800" calcext:value-type="float">
            <text:p>11526875800</text:p>
          </table:table-cell>
          <table:table-cell office:value-type="float" office:value="574152805" calcext:value-type="float">
            <text:p>574152805</text:p>
          </table:table-cell>
        </table:table-row>
        <table:table-row table:style-name="ro1">
          <table:table-cell office:value-type="string" calcext:value-type="string">
            <text:p>0500000US34037</text:p>
          </table:table-cell>
          <table:table-cell office:value-type="float" office:value="34037" calcext:value-type="float">
            <text:p>34037</text:p>
          </table:table-cell>
          <table:table-cell office:value-type="string" calcext:value-type="string">
            <text:p>Sussex County, New Jersey</text:p>
          </table:table-cell>
          <table:table-cell office:value-type="float" office:value="4316462900" calcext:value-type="float">
            <text:p>4316462900</text:p>
          </table:table-cell>
          <table:table-cell office:value-type="float" office:value="259516426" calcext:value-type="float">
            <text:p>259516426</text:p>
          </table:table-cell>
        </table:table-row>
        <table:table-row table:style-name="ro1">
          <table:table-cell office:value-type="string" calcext:value-type="string">
            <text:p>0500000US34039</text:p>
          </table:table-cell>
          <table:table-cell office:value-type="float" office:value="34039" calcext:value-type="float">
            <text:p>34039</text:p>
          </table:table-cell>
          <table:table-cell office:value-type="string" calcext:value-type="string">
            <text:p>Union County, New Jersey</text:p>
          </table:table-cell>
          <table:table-cell office:value-type="float" office:value="13498366300" calcext:value-type="float">
            <text:p>13498366300</text:p>
          </table:table-cell>
          <table:table-cell office:value-type="float" office:value="609931373" calcext:value-type="float">
            <text:p>609931373</text:p>
          </table:table-cell>
        </table:table-row>
        <table:table-row table:style-name="ro1">
          <table:table-cell office:value-type="string" calcext:value-type="string">
            <text:p>0500000US34041</text:p>
          </table:table-cell>
          <table:table-cell office:value-type="float" office:value="34041" calcext:value-type="float">
            <text:p>34041</text:p>
          </table:table-cell>
          <table:table-cell office:value-type="string" calcext:value-type="string">
            <text:p>Warren County, New Jersey</text:p>
          </table:table-cell>
          <table:table-cell office:value-type="float" office:value="2640450700" calcext:value-type="float">
            <text:p>2640450700</text:p>
          </table:table-cell>
          <table:table-cell office:value-type="float" office:value="169651101" calcext:value-type="float">
            <text:p>169651101</text:p>
          </table:table-cell>
        </table:table-row>
        <table:table-row table:style-name="ro1">
          <table:table-cell office:value-type="string" calcext:value-type="string">
            <text:p>0500000US35001</text:p>
          </table:table-cell>
          <table:table-cell office:value-type="float" office:value="35001" calcext:value-type="float">
            <text:p>35001</text:p>
          </table:table-cell>
          <table:table-cell office:value-type="string" calcext:value-type="string">
            <text:p>Bernalillo County, New Mexico</text:p>
          </table:table-cell>
          <table:table-cell office:value-type="float" office:value="10456752100" calcext:value-type="float">
            <text:p>10456752100</text:p>
          </table:table-cell>
          <table:table-cell office:value-type="float" office:value="546272649" calcext:value-type="float">
            <text:p>546272649</text:p>
          </table:table-cell>
        </table:table-row>
        <table:table-row table:style-name="ro1">
          <table:table-cell office:value-type="string" calcext:value-type="string">
            <text:p>0500000US35013</text:p>
          </table:table-cell>
          <table:table-cell office:value-type="float" office:value="35013" calcext:value-type="float">
            <text:p>35013</text:p>
          </table:table-cell>
          <table:table-cell office:value-type="string" calcext:value-type="string">
            <text:p>Dona Ana County, New Mexico</text:p>
          </table:table-cell>
          <table:table-cell office:value-type="float" office:value="2410463000" calcext:value-type="float">
            <text:p>2410463000</text:p>
          </table:table-cell>
          <table:table-cell office:value-type="float" office:value="186525854" calcext:value-type="float">
            <text:p>186525854</text:p>
          </table:table-cell>
        </table:table-row>
        <table:table-row table:style-name="ro1">
          <table:table-cell office:value-type="string" calcext:value-type="string">
            <text:p>0500000US35031</text:p>
          </table:table-cell>
          <table:table-cell office:value-type="float" office:value="35031" calcext:value-type="float">
            <text:p>35031</text:p>
          </table:table-cell>
          <table:table-cell office:value-type="string" calcext:value-type="string">
            <text:p>McKinley County, New Mexico</text:p>
          </table:table-cell>
          <table:table-cell office:value-type="float" office:value="595711900" calcext:value-type="float">
            <text:p>595711900</text:p>
          </table:table-cell>
          <table:table-cell office:value-type="float" office:value="83652139" calcext:value-type="float">
            <text:p>83652139</text:p>
          </table:table-cell>
        </table:table-row>
        <table:table-row table:style-name="ro1">
          <table:table-cell office:value-type="string" calcext:value-type="string">
            <text:p>0500000US35043</text:p>
          </table:table-cell>
          <table:table-cell office:value-type="float" office:value="35043" calcext:value-type="float">
            <text:p>35043</text:p>
          </table:table-cell>
          <table:table-cell office:value-type="string" calcext:value-type="string">
            <text:p>Sandoval County, New Mexico</text:p>
          </table:table-cell>
          <table:table-cell office:value-type="float" office:value="1975823600" calcext:value-type="float">
            <text:p>1975823600</text:p>
          </table:table-cell>
          <table:table-cell office:value-type="float" office:value="161676610" calcext:value-type="float">
            <text:p>161676610</text:p>
          </table:table-cell>
        </table:table-row>
        <table:table-row table:style-name="ro1">
          <table:table-cell office:value-type="string" calcext:value-type="string">
            <text:p>0500000US35045</text:p>
          </table:table-cell>
          <table:table-cell office:value-type="float" office:value="35045" calcext:value-type="float">
            <text:p>35045</text:p>
          </table:table-cell>
          <table:table-cell office:value-type="string" calcext:value-type="string">
            <text:p>San Juan County, New Mexico</text:p>
          </table:table-cell>
          <table:table-cell office:value-type="float" office:value="1757884000" calcext:value-type="float">
            <text:p>1757884000</text:p>
          </table:table-cell>
          <table:table-cell office:value-type="float" office:value="143553535" calcext:value-type="float">
            <text:p>143553535</text:p>
          </table:table-cell>
        </table:table-row>
        <table:table-row table:style-name="ro1">
          <table:table-cell office:value-type="string" calcext:value-type="string">
            <text:p>0500000US35049</text:p>
          </table:table-cell>
          <table:table-cell office:value-type="float" office:value="35049" calcext:value-type="float">
            <text:p>35049</text:p>
          </table:table-cell>
          <table:table-cell office:value-type="string" calcext:value-type="string">
            <text:p>Santa Fe County, New Mexico</text:p>
          </table:table-cell>
          <table:table-cell office:value-type="float" office:value="2916999100" calcext:value-type="float">
            <text:p>2916999100</text:p>
          </table:table-cell>
          <table:table-cell office:value-type="float" office:value="323350407" calcext:value-type="float">
            <text:p>323350407</text:p>
          </table:table-cell>
        </table:table-row>
        <table:table-row table:style-name="ro1">
          <table:table-cell office:value-type="string" calcext:value-type="string">
            <text:p>0500000US35061</text:p>
          </table:table-cell>
          <table:table-cell office:value-type="float" office:value="35061" calcext:value-type="float">
            <text:p>35061</text:p>
          </table:table-cell>
          <table:table-cell office:value-type="string" calcext:value-type="string">
            <text:p>Valencia County, New Mexico</text:p>
          </table:table-cell>
          <table:table-cell office:value-type="float" office:value="960070800" calcext:value-type="float">
            <text:p>960070800</text:p>
          </table:table-cell>
          <table:table-cell office:value-type="float" office:value="113314013" calcext:value-type="float">
            <text:p>113314013</text:p>
          </table:table-cell>
        </table:table-row>
        <table:table-row table:style-name="ro1">
          <table:table-cell office:value-type="string" calcext:value-type="string">
            <text:p>0500000US36001</text:p>
          </table:table-cell>
          <table:table-cell office:value-type="float" office:value="36001" calcext:value-type="float">
            <text:p>36001</text:p>
          </table:table-cell>
          <table:table-cell office:value-type="string" calcext:value-type="string">
            <text:p>Albany County, New York</text:p>
          </table:table-cell>
          <table:table-cell office:value-type="float" office:value="5708332600" calcext:value-type="float">
            <text:p>5708332600</text:p>
          </table:table-cell>
          <table:table-cell office:value-type="float" office:value="290271362" calcext:value-type="float">
            <text:p>290271362</text:p>
          </table:table-cell>
        </table:table-row>
        <table:table-row table:style-name="ro1">
          <table:table-cell office:value-type="string" calcext:value-type="string">
            <text:p>0500000US36005</text:p>
          </table:table-cell>
          <table:table-cell office:value-type="float" office:value="36005" calcext:value-type="float">
            <text:p>36005</text:p>
          </table:table-cell>
          <table:table-cell office:value-type="string" calcext:value-type="string">
            <text:p>Bronx County, New York</text:p>
          </table:table-cell>
          <table:table-cell office:value-type="float" office:value="14757045400" calcext:value-type="float">
            <text:p>14757045400</text:p>
          </table:table-cell>
          <table:table-cell office:value-type="float" office:value="501187306" calcext:value-type="float">
            <text:p>501187306</text:p>
          </table:table-cell>
        </table:table-row>
        <table:table-row table:style-name="ro1">
          <table:table-cell office:value-type="string" calcext:value-type="string">
            <text:p>0500000US36007</text:p>
          </table:table-cell>
          <table:table-cell office:value-type="float" office:value="36007" calcext:value-type="float">
            <text:p>36007</text:p>
          </table:table-cell>
          <table:table-cell office:value-type="string" calcext:value-type="string">
            <text:p>Broome County, New York</text:p>
          </table:table-cell>
          <table:table-cell office:value-type="float" office:value="3352244500" calcext:value-type="float">
            <text:p>3352244500</text:p>
          </table:table-cell>
          <table:table-cell office:value-type="float" office:value="195491695" calcext:value-type="float">
            <text:p>195491695</text:p>
          </table:table-cell>
        </table:table-row>
        <table:table-row table:style-name="ro1">
          <table:table-cell office:value-type="string" calcext:value-type="string">
            <text:p>0500000US36009</text:p>
          </table:table-cell>
          <table:table-cell office:value-type="float" office:value="36009" calcext:value-type="float">
            <text:p>36009</text:p>
          </table:table-cell>
          <table:table-cell office:value-type="string" calcext:value-type="string">
            <text:p>Cattaraugus County, New York</text:p>
          </table:table-cell>
          <table:table-cell office:value-type="float" office:value="1235440800" calcext:value-type="float">
            <text:p>1235440800</text:p>
          </table:table-cell>
          <table:table-cell office:value-type="float" office:value="91304965" calcext:value-type="float">
            <text:p>91304965</text:p>
          </table:table-cell>
        </table:table-row>
        <table:table-row table:style-name="ro1">
          <table:table-cell office:value-type="string" calcext:value-type="string">
            <text:p>0500000US36011</text:p>
          </table:table-cell>
          <table:table-cell office:value-type="float" office:value="36011" calcext:value-type="float">
            <text:p>36011</text:p>
          </table:table-cell>
          <table:table-cell office:value-type="string" calcext:value-type="string">
            <text:p>Cayuga County, New York</text:p>
          </table:table-cell>
          <table:table-cell office:value-type="float" office:value="1313701500" calcext:value-type="float">
            <text:p>1313701500</text:p>
          </table:table-cell>
          <table:table-cell office:value-type="float" office:value="85560330" calcext:value-type="float">
            <text:p>85560330</text:p>
          </table:table-cell>
        </table:table-row>
        <table:table-row table:style-name="ro1">
          <table:table-cell office:value-type="string" calcext:value-type="string">
            <text:p>0500000US36013</text:p>
          </table:table-cell>
          <table:table-cell office:value-type="float" office:value="36013" calcext:value-type="float">
            <text:p>36013</text:p>
          </table:table-cell>
          <table:table-cell office:value-type="string" calcext:value-type="string">
            <text:p>Chautauqua County, New York</text:p>
          </table:table-cell>
          <table:table-cell office:value-type="float" office:value="1976156300" calcext:value-type="float">
            <text:p>1976156300</text:p>
          </table:table-cell>
          <table:table-cell office:value-type="float" office:value="146092674" calcext:value-type="float">
            <text:p>146092674</text:p>
          </table:table-cell>
        </table:table-row>
        <table:table-row table:style-name="ro1">
          <table:table-cell office:value-type="string" calcext:value-type="string">
            <text:p>0500000US36015</text:p>
          </table:table-cell>
          <table:table-cell office:value-type="float" office:value="36015" calcext:value-type="float">
            <text:p>36015</text:p>
          </table:table-cell>
          <table:table-cell office:value-type="string" calcext:value-type="string">
            <text:p>Chemung County, New York</text:p>
          </table:table-cell>
          <table:table-cell office:value-type="float" office:value="1466068900" calcext:value-type="float">
            <text:p>1466068900</text:p>
          </table:table-cell>
          <table:table-cell office:value-type="float" office:value="110321645" calcext:value-type="float">
            <text:p>110321645</text:p>
          </table:table-cell>
        </table:table-row>
        <table:table-row table:style-name="ro1">
          <table:table-cell office:value-type="string" calcext:value-type="string">
            <text:p>0500000US36019</text:p>
          </table:table-cell>
          <table:table-cell office:value-type="float" office:value="36019" calcext:value-type="float">
            <text:p>36019</text:p>
          </table:table-cell>
          <table:table-cell office:value-type="string" calcext:value-type="string">
            <text:p>Clinton County, New York</text:p>
          </table:table-cell>
          <table:table-cell office:value-type="float" office:value="1194219000" calcext:value-type="float">
            <text:p>1194219000</text:p>
          </table:table-cell>
          <table:table-cell office:value-type="float" office:value="115830008" calcext:value-type="float">
            <text:p>115830008</text:p>
          </table:table-cell>
        </table:table-row>
        <table:table-row table:style-name="ro1">
          <table:table-cell office:value-type="string" calcext:value-type="string">
            <text:p>0500000US36027</text:p>
          </table:table-cell>
          <table:table-cell office:value-type="float" office:value="36027" calcext:value-type="float">
            <text:p>36027</text:p>
          </table:table-cell>
          <table:table-cell office:value-type="string" calcext:value-type="string">
            <text:p>Dutchess County, New York</text:p>
          </table:table-cell>
          <table:table-cell office:value-type="float" office:value="6647872900" calcext:value-type="float">
            <text:p>6647872900</text:p>
          </table:table-cell>
          <table:table-cell office:value-type="float" office:value="269977097" calcext:value-type="float">
            <text:p>269977097</text:p>
          </table:table-cell>
        </table:table-row>
        <table:table-row table:style-name="ro1">
          <table:table-cell office:value-type="string" calcext:value-type="string">
            <text:p>0500000US36029</text:p>
          </table:table-cell>
          <table:table-cell office:value-type="float" office:value="36029" calcext:value-type="float">
            <text:p>36029</text:p>
          </table:table-cell>
          <table:table-cell office:value-type="string" calcext:value-type="string">
            <text:p>Erie County, New York</text:p>
          </table:table-cell>
          <table:table-cell office:value-type="float" office:value="16318275400" calcext:value-type="float">
            <text:p>16318275400</text:p>
          </table:table-cell>
          <table:table-cell office:value-type="float" office:value="530351052" calcext:value-type="float">
            <text:p>530351052</text:p>
          </table:table-cell>
        </table:table-row>
        <table:table-row table:style-name="ro1">
          <table:table-cell office:value-type="string" calcext:value-type="string">
            <text:p>0500000US36045</text:p>
          </table:table-cell>
          <table:table-cell office:value-type="float" office:value="36045" calcext:value-type="float">
            <text:p>36045</text:p>
          </table:table-cell>
          <table:table-cell office:value-type="string" calcext:value-type="string">
            <text:p>Jefferson County, New York</text:p>
          </table:table-cell>
          <table:table-cell office:value-type="float" office:value="1583606600" calcext:value-type="float">
            <text:p>1583606600</text:p>
          </table:table-cell>
          <table:table-cell office:value-type="float" office:value="112436541" calcext:value-type="float">
            <text:p>112436541</text:p>
          </table:table-cell>
        </table:table-row>
        <table:table-row table:style-name="ro1">
          <table:table-cell office:value-type="string" calcext:value-type="string">
            <text:p>0500000US36047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Kings County, New York</text:p>
          </table:table-cell>
          <table:table-cell office:value-type="float" office:value="35264276300" calcext:value-type="float">
            <text:p>35264276300</text:p>
          </table:table-cell>
          <table:table-cell office:value-type="float" office:value="894958631" calcext:value-type="float">
            <text:p>894958631</text:p>
          </table:table-cell>
        </table:table-row>
        <table:table-row table:style-name="ro1">
          <table:table-cell office:value-type="string" calcext:value-type="string">
            <text:p>0500000US36053</text:p>
          </table:table-cell>
          <table:table-cell office:value-type="float" office:value="36053" calcext:value-type="float">
            <text:p>36053</text:p>
          </table:table-cell>
          <table:table-cell office:value-type="string" calcext:value-type="string">
            <text:p>Madison County, New York</text:p>
          </table:table-cell>
          <table:table-cell office:value-type="float" office:value="1147610800" calcext:value-type="float">
            <text:p>1147610800</text:p>
          </table:table-cell>
          <table:table-cell office:value-type="float" office:value="103450573" calcext:value-type="float">
            <text:p>103450573</text:p>
          </table:table-cell>
        </table:table-row>
        <table:table-row table:style-name="ro1">
          <table:table-cell office:value-type="string" calcext:value-type="string">
            <text:p>0500000US36055</text:p>
          </table:table-cell>
          <table:table-cell office:value-type="float" office:value="36055" calcext:value-type="float">
            <text:p>36055</text:p>
          </table:table-cell>
          <table:table-cell office:value-type="string" calcext:value-type="string">
            <text:p>Monroe County, New York</text:p>
          </table:table-cell>
          <table:table-cell office:value-type="float" office:value="13206662800" calcext:value-type="float">
            <text:p>13206662800</text:p>
          </table:table-cell>
          <table:table-cell office:value-type="float" office:value="420652981" calcext:value-type="float">
            <text:p>420652981</text:p>
          </table:table-cell>
        </table:table-row>
        <table:table-row table:style-name="ro1">
          <table:table-cell office:value-type="string" calcext:value-type="string">
            <text:p>0500000US36059</text:p>
          </table:table-cell>
          <table:table-cell office:value-type="float" office:value="36059" calcext:value-type="float">
            <text:p>36059</text:p>
          </table:table-cell>
          <table:table-cell office:value-type="string" calcext:value-type="string">
            <text:p>Nassau County, New York</text:p>
          </table:table-cell>
          <table:table-cell office:value-type="float" office:value="42060919600" calcext:value-type="float">
            <text:p>42060919600</text:p>
          </table:table-cell>
          <table:table-cell office:value-type="float" office:value="1011755345" calcext:value-type="float">
            <text:p>1011755345</text:p>
          </table:table-cell>
        </table:table-row>
        <table:table-row table:style-name="ro1">
          <table:table-cell office:value-type="string" calcext:value-type="string">
            <text:p>0500000US36061</text:p>
          </table:table-cell>
          <table:table-cell office:value-type="float" office:value="36061" calcext:value-type="float">
            <text:p>36061</text:p>
          </table:table-cell>
          <table:table-cell office:value-type="string" calcext:value-type="string">
            <text:p>New York County, New York</text:p>
          </table:table-cell>
          <table:table-cell office:value-type="float" office:value="46504622400" calcext:value-type="float">
            <text:p>46504622400</text:p>
          </table:table-cell>
          <table:table-cell office:value-type="float" office:value="1910471400" calcext:value-type="float">
            <text:p>1910471400</text:p>
          </table:table-cell>
        </table:table-row>
        <table:table-row table:style-name="ro1">
          <table:table-cell office:value-type="string" calcext:value-type="string">
            <text:p>0500000US36063</text:p>
          </table:table-cell>
          <table:table-cell office:value-type="float" office:value="36063" calcext:value-type="float">
            <text:p>36063</text:p>
          </table:table-cell>
          <table:table-cell office:value-type="string" calcext:value-type="string">
            <text:p>Niagara County, New York</text:p>
          </table:table-cell>
          <table:table-cell office:value-type="float" office:value="3512347400" calcext:value-type="float">
            <text:p>3512347400</text:p>
          </table:table-cell>
          <table:table-cell office:value-type="float" office:value="208621641" calcext:value-type="float">
            <text:p>208621641</text:p>
          </table:table-cell>
        </table:table-row>
        <table:table-row table:style-name="ro1">
          <table:table-cell office:value-type="string" calcext:value-type="string">
            <text:p>0500000US36065</text:p>
          </table:table-cell>
          <table:table-cell office:value-type="float" office:value="36065" calcext:value-type="float">
            <text:p>36065</text:p>
          </table:table-cell>
          <table:table-cell office:value-type="string" calcext:value-type="string">
            <text:p>Oneida County, New York</text:p>
          </table:table-cell>
          <table:table-cell office:value-type="float" office:value="3635414200" calcext:value-type="float">
            <text:p>3635414200</text:p>
          </table:table-cell>
          <table:table-cell office:value-type="float" office:value="192378148" calcext:value-type="float">
            <text:p>192378148</text:p>
          </table:table-cell>
        </table:table-row>
        <table:table-row table:style-name="ro1">
          <table:table-cell office:value-type="string" calcext:value-type="string">
            <text:p>0500000US36067</text:p>
          </table:table-cell>
          <table:table-cell office:value-type="float" office:value="36067" calcext:value-type="float">
            <text:p>36067</text:p>
          </table:table-cell>
          <table:table-cell office:value-type="string" calcext:value-type="string">
            <text:p>Onondaga County, New York</text:p>
          </table:table-cell>
          <table:table-cell office:value-type="float" office:value="8010246200" calcext:value-type="float">
            <text:p>8010246200</text:p>
          </table:table-cell>
          <table:table-cell office:value-type="float" office:value="335260523" calcext:value-type="float">
            <text:p>335260523</text:p>
          </table:table-cell>
        </table:table-row>
        <table:table-row table:style-name="ro1">
          <table:table-cell office:value-type="string" calcext:value-type="string">
            <text:p>0500000US36069</text:p>
          </table:table-cell>
          <table:table-cell office:value-type="float" office:value="36069" calcext:value-type="float">
            <text:p>36069</text:p>
          </table:table-cell>
          <table:table-cell office:value-type="string" calcext:value-type="string">
            <text:p>Ontario County, New York</text:p>
          </table:table-cell>
          <table:table-cell office:value-type="float" office:value="2209398000" calcext:value-type="float">
            <text:p>2209398000</text:p>
          </table:table-cell>
          <table:table-cell office:value-type="float" office:value="185869833" calcext:value-type="float">
            <text:p>185869833</text:p>
          </table:table-cell>
        </table:table-row>
        <table:table-row table:style-name="ro1">
          <table:table-cell office:value-type="string" calcext:value-type="string">
            <text:p>0500000US36071</text:p>
          </table:table-cell>
          <table:table-cell office:value-type="float" office:value="36071" calcext:value-type="float">
            <text:p>36071</text:p>
          </table:table-cell>
          <table:table-cell office:value-type="string" calcext:value-type="string">
            <text:p>Orange County, New York</text:p>
          </table:table-cell>
          <table:table-cell office:value-type="float" office:value="7433170800" calcext:value-type="float">
            <text:p>7433170800</text:p>
          </table:table-cell>
          <table:table-cell office:value-type="float" office:value="304306753" calcext:value-type="float">
            <text:p>304306753</text:p>
          </table:table-cell>
        </table:table-row>
        <table:table-row table:style-name="ro1">
          <table:table-cell office:value-type="string" calcext:value-type="string">
            <text:p>0500000US36075</text:p>
          </table:table-cell>
          <table:table-cell office:value-type="float" office:value="36075" calcext:value-type="float">
            <text:p>36075</text:p>
          </table:table-cell>
          <table:table-cell office:value-type="string" calcext:value-type="string">
            <text:p>Oswego County, New York</text:p>
          </table:table-cell>
          <table:table-cell office:value-type="float" office:value="1711151400" calcext:value-type="float">
            <text:p>1711151400</text:p>
          </table:table-cell>
          <table:table-cell office:value-type="float" office:value="116523206" calcext:value-type="float">
            <text:p>116523206</text:p>
          </table:table-cell>
        </table:table-row>
        <table:table-row table:style-name="ro1">
          <table:table-cell office:value-type="string" calcext:value-type="string">
            <text:p>0500000US36079</text:p>
          </table:table-cell>
          <table:table-cell office:value-type="float" office:value="36079" calcext:value-type="float">
            <text:p>36079</text:p>
          </table:table-cell>
          <table:table-cell office:value-type="string" calcext:value-type="string">
            <text:p>Putnam County, New York</text:p>
          </table:table-cell>
          <table:table-cell office:value-type="float" office:value="2773163500" calcext:value-type="float">
            <text:p>2773163500</text:p>
          </table:table-cell>
          <table:table-cell office:value-type="float" office:value="214743247" calcext:value-type="float">
            <text:p>214743247</text:p>
          </table:table-cell>
        </table:table-row>
        <table:table-row table:style-name="ro1">
          <table:table-cell office:value-type="string" calcext:value-type="string">
            <text:p>0500000US36081</text:p>
          </table:table-cell>
          <table:table-cell office:value-type="float" office:value="36081" calcext:value-type="float">
            <text:p>36081</text:p>
          </table:table-cell>
          <table:table-cell office:value-type="string" calcext:value-type="string">
            <text:p>Queens County, New York</text:p>
          </table:table-cell>
          <table:table-cell office:value-type="float" office:value="37087387300" calcext:value-type="float">
            <text:p>37087387300</text:p>
          </table:table-cell>
          <table:table-cell office:value-type="float" office:value="777964432" calcext:value-type="float">
            <text:p>777964432</text:p>
          </table:table-cell>
        </table:table-row>
        <table:table-row table:style-name="ro1">
          <table:table-cell office:value-type="string" calcext:value-type="string">
            <text:p>0500000US36083</text:p>
          </table:table-cell>
          <table:table-cell office:value-type="float" office:value="36083" calcext:value-type="float">
            <text:p>36083</text:p>
          </table:table-cell>
          <table:table-cell office:value-type="string" calcext:value-type="string">
            <text:p>Rensselaer County, New York</text:p>
          </table:table-cell>
          <table:table-cell office:value-type="float" office:value="2782109300" calcext:value-type="float">
            <text:p>2782109300</text:p>
          </table:table-cell>
          <table:table-cell office:value-type="float" office:value="160033112" calcext:value-type="float">
            <text:p>160033112</text:p>
          </table:table-cell>
        </table:table-row>
        <table:table-row table:style-name="ro1">
          <table:table-cell office:value-type="string" calcext:value-type="string">
            <text:p>0500000US36085</text:p>
          </table:table-cell>
          <table:table-cell office:value-type="float" office:value="36085" calcext:value-type="float">
            <text:p>36085</text:p>
          </table:table-cell>
          <table:table-cell office:value-type="string" calcext:value-type="string">
            <text:p>Richmond County, New York</text:p>
          </table:table-cell>
          <table:table-cell office:value-type="float" office:value="11441297800" calcext:value-type="float">
            <text:p>11441297800</text:p>
          </table:table-cell>
          <table:table-cell office:value-type="float" office:value="454426395" calcext:value-type="float">
            <text:p>454426395</text:p>
          </table:table-cell>
        </table:table-row>
        <table:table-row table:style-name="ro1">
          <table:table-cell office:value-type="string" calcext:value-type="string">
            <text:p>0500000US36087</text:p>
          </table:table-cell>
          <table:table-cell office:value-type="float" office:value="36087" calcext:value-type="float">
            <text:p>36087</text:p>
          </table:table-cell>
          <table:table-cell office:value-type="string" calcext:value-type="string">
            <text:p>Rockland County, New York</text:p>
          </table:table-cell>
          <table:table-cell office:value-type="float" office:value="7720217800" calcext:value-type="float">
            <text:p>7720217800</text:p>
          </table:table-cell>
          <table:table-cell office:value-type="float" office:value="401352830" calcext:value-type="float">
            <text:p>401352830</text:p>
          </table:table-cell>
        </table:table-row>
        <table:table-row table:style-name="ro1">
          <table:table-cell office:value-type="string" calcext:value-type="string">
            <text:p>0500000US36089</text:p>
          </table:table-cell>
          <table:table-cell office:value-type="float" office:value="36089" calcext:value-type="float">
            <text:p>36089</text:p>
          </table:table-cell>
          <table:table-cell office:value-type="string" calcext:value-type="string">
            <text:p>St. Lawrence County, New York</text:p>
          </table:table-cell>
          <table:table-cell office:value-type="float" office:value="1374355100" calcext:value-type="float">
            <text:p>1374355100</text:p>
          </table:table-cell>
          <table:table-cell office:value-type="float" office:value="94666866" calcext:value-type="float">
            <text:p>94666866</text:p>
          </table:table-cell>
        </table:table-row>
        <table:table-row table:style-name="ro1">
          <table:table-cell office:value-type="string" calcext:value-type="string">
            <text:p>0500000US36091</text:p>
          </table:table-cell>
          <table:table-cell office:value-type="float" office:value="36091" calcext:value-type="float">
            <text:p>36091</text:p>
          </table:table-cell>
          <table:table-cell office:value-type="string" calcext:value-type="string">
            <text:p>Saratoga County, New York</text:p>
          </table:table-cell>
          <table:table-cell office:value-type="float" office:value="4441028500" calcext:value-type="float">
            <text:p>4441028500</text:p>
          </table:table-cell>
          <table:table-cell office:value-type="float" office:value="267585452" calcext:value-type="float">
            <text:p>267585452</text:p>
          </table:table-cell>
        </table:table-row>
        <table:table-row table:style-name="ro1">
          <table:table-cell office:value-type="string" calcext:value-type="string">
            <text:p>0500000US36093</text:p>
          </table:table-cell>
          <table:table-cell office:value-type="float" office:value="36093" calcext:value-type="float">
            <text:p>36093</text:p>
          </table:table-cell>
          <table:table-cell office:value-type="string" calcext:value-type="string">
            <text:p>Schenectady County, New York</text:p>
          </table:table-cell>
          <table:table-cell office:value-type="float" office:value="2874129300" calcext:value-type="float">
            <text:p>2874129300</text:p>
          </table:table-cell>
          <table:table-cell office:value-type="float" office:value="221614904" calcext:value-type="float">
            <text:p>221614904</text:p>
          </table:table-cell>
        </table:table-row>
        <table:table-row table:style-name="ro1">
          <table:table-cell office:value-type="string" calcext:value-type="string">
            <text:p>0500000US36101</text:p>
          </table:table-cell>
          <table:table-cell office:value-type="float" office:value="36101" calcext:value-type="float">
            <text:p>36101</text:p>
          </table:table-cell>
          <table:table-cell office:value-type="string" calcext:value-type="string">
            <text:p>Steuben County, New York</text:p>
          </table:table-cell>
          <table:table-cell office:value-type="float" office:value="1580882800" calcext:value-type="float">
            <text:p>1580882800</text:p>
          </table:table-cell>
          <table:table-cell office:value-type="float" office:value="102767241" calcext:value-type="float">
            <text:p>102767241</text:p>
          </table:table-cell>
        </table:table-row>
        <table:table-row table:style-name="ro1">
          <table:table-cell office:value-type="string" calcext:value-type="string">
            <text:p>0500000US36103</text:p>
          </table:table-cell>
          <table:table-cell office:value-type="float" office:value="36103" calcext:value-type="float">
            <text:p>36103</text:p>
          </table:table-cell>
          <table:table-cell office:value-type="string" calcext:value-type="string">
            <text:p>Suffolk County, New York</text:p>
          </table:table-cell>
          <table:table-cell office:value-type="float" office:value="38278493000" calcext:value-type="float">
            <text:p>38278493000</text:p>
          </table:table-cell>
          <table:table-cell office:value-type="float" office:value="940922033" calcext:value-type="float">
            <text:p>940922033</text:p>
          </table:table-cell>
        </table:table-row>
        <table:table-row table:style-name="ro1">
          <table:table-cell office:value-type="string" calcext:value-type="string">
            <text:p>0500000US36105</text:p>
          </table:table-cell>
          <table:table-cell office:value-type="float" office:value="36105" calcext:value-type="float">
            <text:p>36105</text:p>
          </table:table-cell>
          <table:table-cell office:value-type="string" calcext:value-type="string">
            <text:p>Sullivan County, New York</text:p>
          </table:table-cell>
          <table:table-cell office:value-type="float" office:value="1212425200" calcext:value-type="float">
            <text:p>1212425200</text:p>
          </table:table-cell>
          <table:table-cell office:value-type="float" office:value="108176491" calcext:value-type="float">
            <text:p>108176491</text:p>
          </table:table-cell>
        </table:table-row>
        <table:table-row table:style-name="ro1">
          <table:table-cell office:value-type="string" calcext:value-type="string">
            <text:p>0500000US36109</text:p>
          </table:table-cell>
          <table:table-cell office:value-type="float" office:value="36109" calcext:value-type="float">
            <text:p>36109</text:p>
          </table:table-cell>
          <table:table-cell office:value-type="string" calcext:value-type="string">
            <text:p>Tompkins County, New York</text:p>
          </table:table-cell>
          <table:table-cell office:value-type="float" office:value="1633926800" calcext:value-type="float">
            <text:p>1633926800</text:p>
          </table:table-cell>
          <table:table-cell office:value-type="float" office:value="148623793" calcext:value-type="float">
            <text:p>148623793</text:p>
          </table:table-cell>
        </table:table-row>
        <table:table-row table:style-name="ro1">
          <table:table-cell office:value-type="string" calcext:value-type="string">
            <text:p>0500000US36111</text:p>
          </table:table-cell>
          <table:table-cell office:value-type="float" office:value="36111" calcext:value-type="float">
            <text:p>36111</text:p>
          </table:table-cell>
          <table:table-cell office:value-type="string" calcext:value-type="string">
            <text:p>Ulster County, New York</text:p>
          </table:table-cell>
          <table:table-cell office:value-type="float" office:value="3443461000" calcext:value-type="float">
            <text:p>3443461000</text:p>
          </table:table-cell>
          <table:table-cell office:value-type="float" office:value="221885397" calcext:value-type="float">
            <text:p>221885397</text:p>
          </table:table-cell>
        </table:table-row>
        <table:table-row table:style-name="ro1">
          <table:table-cell office:value-type="string" calcext:value-type="string">
            <text:p>0500000US36113</text:p>
          </table:table-cell>
          <table:table-cell office:value-type="float" office:value="36113" calcext:value-type="float">
            <text:p>36113</text:p>
          </table:table-cell>
          <table:table-cell office:value-type="string" calcext:value-type="string">
            <text:p>Warren County, New York</text:p>
          </table:table-cell>
          <table:table-cell office:value-type="float" office:value="1277647100" calcext:value-type="float">
            <text:p>1277647100</text:p>
          </table:table-cell>
          <table:table-cell office:value-type="float" office:value="96030618" calcext:value-type="float">
            <text:p>96030618</text:p>
          </table:table-cell>
        </table:table-row>
        <table:table-row table:style-name="ro1">
          <table:table-cell office:value-type="string" calcext:value-type="string">
            <text:p>0500000US36117</text:p>
          </table:table-cell>
          <table:table-cell office:value-type="float" office:value="36117" calcext:value-type="float">
            <text:p>36117</text:p>
          </table:table-cell>
          <table:table-cell office:value-type="string" calcext:value-type="string">
            <text:p>Wayne County, New York</text:p>
          </table:table-cell>
          <table:table-cell office:value-type="float" office:value="1638527300" calcext:value-type="float">
            <text:p>1638527300</text:p>
          </table:table-cell>
          <table:table-cell office:value-type="float" office:value="134164460" calcext:value-type="float">
            <text:p>134164460</text:p>
          </table:table-cell>
        </table:table-row>
        <table:table-row table:style-name="ro1">
          <table:table-cell office:value-type="string" calcext:value-type="string">
            <text:p>0500000US36119</text:p>
          </table:table-cell>
          <table:table-cell office:value-type="float" office:value="36119" calcext:value-type="float">
            <text:p>36119</text:p>
          </table:table-cell>
          <table:table-cell office:value-type="string" calcext:value-type="string">
            <text:p>Westchester County, New York</text:p>
          </table:table-cell>
          <table:table-cell office:value-type="float" office:value="33579635800" calcext:value-type="float">
            <text:p>33579635800</text:p>
          </table:table-cell>
          <table:table-cell office:value-type="float" office:value="1133320865" calcext:value-type="float">
            <text:p>1133320865</text:p>
          </table:table-cell>
        </table:table-row>
        <table:table-row table:style-name="ro1">
          <table:table-cell office:value-type="string" calcext:value-type="string">
            <text:p>0500000US37001</text:p>
          </table:table-cell>
          <table:table-cell office:value-type="float" office:value="37001" calcext:value-type="float">
            <text:p>37001</text:p>
          </table:table-cell>
          <table:table-cell office:value-type="string" calcext:value-type="string">
            <text:p>Alamance County, North Carolina</text:p>
          </table:table-cell>
          <table:table-cell office:value-type="float" office:value="2197408200" calcext:value-type="float">
            <text:p>2197408200</text:p>
          </table:table-cell>
          <table:table-cell office:value-type="float" office:value="163555871" calcext:value-type="float">
            <text:p>163555871</text:p>
          </table:table-cell>
        </table:table-row>
        <table:table-row table:style-name="ro1">
          <table:table-cell office:value-type="string" calcext:value-type="string">
            <text:p>0500000US37019</text:p>
          </table:table-cell>
          <table:table-cell office:value-type="float" office:value="37019" calcext:value-type="float">
            <text:p>37019</text:p>
          </table:table-cell>
          <table:table-cell office:value-type="string" calcext:value-type="string">
            <text:p>Brunswick County, North Carolina</text:p>
          </table:table-cell>
          <table:table-cell office:value-type="float" office:value="1800697900" calcext:value-type="float">
            <text:p>1800697900</text:p>
          </table:table-cell>
          <table:table-cell office:value-type="float" office:value="181340647" calcext:value-type="float">
            <text:p>181340647</text:p>
          </table:table-cell>
        </table:table-row>
        <table:table-row table:style-name="ro1">
          <table:table-cell office:value-type="string" calcext:value-type="string">
            <text:p>0500000US37021</text:p>
          </table:table-cell>
          <table:table-cell office:value-type="float" office:value="37021" calcext:value-type="float">
            <text:p>37021</text:p>
          </table:table-cell>
          <table:table-cell office:value-type="string" calcext:value-type="string">
            <text:p>Buncombe County, North Carolina</text:p>
          </table:table-cell>
          <table:table-cell office:value-type="float" office:value="3892384700" calcext:value-type="float">
            <text:p>3892384700</text:p>
          </table:table-cell>
          <table:table-cell office:value-type="float" office:value="236666156" calcext:value-type="float">
            <text:p>236666156</text:p>
          </table:table-cell>
        </table:table-row>
        <table:table-row table:style-name="ro1">
          <table:table-cell office:value-type="string" calcext:value-type="string">
            <text:p>0500000US37023</text:p>
          </table:table-cell>
          <table:table-cell office:value-type="float" office:value="37023" calcext:value-type="float">
            <text:p>37023</text:p>
          </table:table-cell>
          <table:table-cell office:value-type="string" calcext:value-type="string">
            <text:p>Burke County, North Carolina</text:p>
          </table:table-cell>
          <table:table-cell office:value-type="float" office:value="1343461700" calcext:value-type="float">
            <text:p>1343461700</text:p>
          </table:table-cell>
          <table:table-cell office:value-type="float" office:value="180578136" calcext:value-type="float">
            <text:p>180578136</text:p>
          </table:table-cell>
        </table:table-row>
        <table:table-row table:style-name="ro1">
          <table:table-cell office:value-type="string" calcext:value-type="string">
            <text:p>0500000US37025</text:p>
          </table:table-cell>
          <table:table-cell office:value-type="float" office:value="37025" calcext:value-type="float">
            <text:p>37025</text:p>
          </table:table-cell>
          <table:table-cell office:value-type="string" calcext:value-type="string">
            <text:p>Cabarrus County, North Carolina</text:p>
          </table:table-cell>
          <table:table-cell office:value-type="float" office:value="2991743100" calcext:value-type="float">
            <text:p>2991743100</text:p>
          </table:table-cell>
          <table:table-cell office:value-type="float" office:value="233544146" calcext:value-type="float">
            <text:p>233544146</text:p>
          </table:table-cell>
        </table:table-row>
        <table:table-row table:style-name="ro1">
          <table:table-cell office:value-type="string" calcext:value-type="string">
            <text:p>0500000US37027</text:p>
          </table:table-cell>
          <table:table-cell office:value-type="float" office:value="37027" calcext:value-type="float">
            <text:p>37027</text:p>
          </table:table-cell>
          <table:table-cell office:value-type="string" calcext:value-type="string">
            <text:p>Caldwell County, North Carolina</text:p>
          </table:table-cell>
          <table:table-cell office:value-type="float" office:value="1144319600" calcext:value-type="float">
            <text:p>1144319600</text:p>
          </table:table-cell>
          <table:table-cell office:value-type="float" office:value="161093136" calcext:value-type="float">
            <text:p>161093136</text:p>
          </table:table-cell>
        </table:table-row>
        <table:table-row table:style-name="ro1">
          <table:table-cell office:value-type="string" calcext:value-type="string">
            <text:p>0500000US37035</text:p>
          </table:table-cell>
          <table:table-cell office:value-type="float" office:value="37035" calcext:value-type="float">
            <text:p>37035</text:p>
          </table:table-cell>
          <table:table-cell office:value-type="string" calcext:value-type="string">
            <text:p>Catawba County, North Carolina</text:p>
          </table:table-cell>
          <table:table-cell office:value-type="float" office:value="2550873400" calcext:value-type="float">
            <text:p>2550873400</text:p>
          </table:table-cell>
          <table:table-cell office:value-type="float" office:value="188679117" calcext:value-type="float">
            <text:p>188679117</text:p>
          </table:table-cell>
        </table:table-row>
        <table:table-row table:style-name="ro1">
          <table:table-cell office:value-type="string" calcext:value-type="string">
            <text:p>0500000US37045</text:p>
          </table:table-cell>
          <table:table-cell office:value-type="float" office:value="37045" calcext:value-type="float">
            <text:p>37045</text:p>
          </table:table-cell>
          <table:table-cell office:value-type="string" calcext:value-type="string">
            <text:p>Cleveland County, North Carolina</text:p>
          </table:table-cell>
          <table:table-cell office:value-type="float" office:value="1454259300" calcext:value-type="float">
            <text:p>1454259300</text:p>
          </table:table-cell>
          <table:table-cell office:value-type="float" office:value="155771095" calcext:value-type="float">
            <text:p>155771095</text:p>
          </table:table-cell>
        </table:table-row>
        <table:table-row table:style-name="ro1">
          <table:table-cell office:value-type="string" calcext:value-type="string">
            <text:p>0500000US37049</text:p>
          </table:table-cell>
          <table:table-cell office:value-type="float" office:value="37049" calcext:value-type="float">
            <text:p>37049</text:p>
          </table:table-cell>
          <table:table-cell office:value-type="string" calcext:value-type="string">
            <text:p>Craven County, North Carolina</text:p>
          </table:table-cell>
          <table:table-cell office:value-type="float" office:value="1598824500" calcext:value-type="float">
            <text:p>1598824500</text:p>
          </table:table-cell>
          <table:table-cell office:value-type="float" office:value="133060648" calcext:value-type="float">
            <text:p>133060648</text:p>
          </table:table-cell>
        </table:table-row>
        <table:table-row table:style-name="ro1">
          <table:table-cell office:value-type="string" calcext:value-type="string">
            <text:p>0500000US37051</text:p>
          </table:table-cell>
          <table:table-cell office:value-type="float" office:value="37051" calcext:value-type="float">
            <text:p>37051</text:p>
          </table:table-cell>
          <table:table-cell office:value-type="string" calcext:value-type="string">
            <text:p>Cumberland County, North Carolina</text:p>
          </table:table-cell>
          <table:table-cell office:value-type="float" office:value="4752685800" calcext:value-type="float">
            <text:p>4752685800</text:p>
          </table:table-cell>
          <table:table-cell office:value-type="float" office:value="264900201" calcext:value-type="float">
            <text:p>264900201</text:p>
          </table:table-cell>
        </table:table-row>
        <table:table-row table:style-name="ro1">
          <table:table-cell office:value-type="string" calcext:value-type="string">
            <text:p>0500000US37057</text:p>
          </table:table-cell>
          <table:table-cell office:value-type="float" office:value="37057" calcext:value-type="float">
            <text:p>37057</text:p>
          </table:table-cell>
          <table:table-cell office:value-type="string" calcext:value-type="string">
            <text:p>Davidson County, North Carolina</text:p>
          </table:table-cell>
          <table:table-cell office:value-type="float" office:value="2610340100" calcext:value-type="float">
            <text:p>2610340100</text:p>
          </table:table-cell>
          <table:table-cell office:value-type="float" office:value="172366132" calcext:value-type="float">
            <text:p>172366132</text:p>
          </table:table-cell>
        </table:table-row>
        <table:table-row table:style-name="ro1">
          <table:table-cell office:value-type="string" calcext:value-type="string">
            <text:p>0500000US37063</text:p>
          </table:table-cell>
          <table:table-cell office:value-type="float" office:value="37063" calcext:value-type="float">
            <text:p>37063</text:p>
          </table:table-cell>
          <table:table-cell office:value-type="string" calcext:value-type="string">
            <text:p>Durham County, North Carolina</text:p>
          </table:table-cell>
          <table:table-cell office:value-type="float" office:value="4373442700" calcext:value-type="float">
            <text:p>4373442700</text:p>
          </table:table-cell>
          <table:table-cell office:value-type="float" office:value="311118013" calcext:value-type="float">
            <text:p>311118013</text:p>
          </table:table-cell>
        </table:table-row>
        <table:table-row table:style-name="ro1">
          <table:table-cell office:value-type="string" calcext:value-type="string">
            <text:p>0500000US37067</text:p>
          </table:table-cell>
          <table:table-cell office:value-type="float" office:value="37067" calcext:value-type="float">
            <text:p>37067</text:p>
          </table:table-cell>
          <table:table-cell office:value-type="string" calcext:value-type="string">
            <text:p>Forsyth County, North Carolina</text:p>
          </table:table-cell>
          <table:table-cell office:value-type="float" office:value="6327207300" calcext:value-type="float">
            <text:p>6327207300</text:p>
          </table:table-cell>
          <table:table-cell office:value-type="float" office:value="286544549" calcext:value-type="float">
            <text:p>286544549</text:p>
          </table:table-cell>
        </table:table-row>
        <table:table-row table:style-name="ro1">
          <table:table-cell office:value-type="string" calcext:value-type="string">
            <text:p>0500000US37071</text:p>
          </table:table-cell>
          <table:table-cell office:value-type="float" office:value="37071" calcext:value-type="float">
            <text:p>37071</text:p>
          </table:table-cell>
          <table:table-cell office:value-type="string" calcext:value-type="string">
            <text:p>Gaston County, North Carolina</text:p>
          </table:table-cell>
          <table:table-cell office:value-type="float" office:value="3297304500" calcext:value-type="float">
            <text:p>3297304500</text:p>
          </table:table-cell>
          <table:table-cell office:value-type="float" office:value="335284386" calcext:value-type="float">
            <text:p>335284386</text:p>
          </table:table-cell>
        </table:table-row>
        <table:table-row table:style-name="ro1">
          <table:table-cell office:value-type="string" calcext:value-type="string">
            <text:p>0500000US37081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Guilford County, North Carolina</text:p>
          </table:table-cell>
          <table:table-cell office:value-type="float" office:value="8688036900" calcext:value-type="float">
            <text:p>8688036900</text:p>
          </table:table-cell>
          <table:table-cell office:value-type="float" office:value="361590825" calcext:value-type="float">
            <text:p>361590825</text:p>
          </table:table-cell>
        </table:table-row>
        <table:table-row table:style-name="ro1">
          <table:table-cell office:value-type="string" calcext:value-type="string">
            <text:p>0500000US37085</text:p>
          </table:table-cell>
          <table:table-cell office:value-type="float" office:value="37085" calcext:value-type="float">
            <text:p>37085</text:p>
          </table:table-cell>
          <table:table-cell office:value-type="string" calcext:value-type="string">
            <text:p>Harnett County, North Carolina</text:p>
          </table:table-cell>
          <table:table-cell office:value-type="float" office:value="1421794800" calcext:value-type="float">
            <text:p>1421794800</text:p>
          </table:table-cell>
          <table:table-cell office:value-type="float" office:value="122534573" calcext:value-type="float">
            <text:p>122534573</text:p>
          </table:table-cell>
        </table:table-row>
        <table:table-row table:style-name="ro1">
          <table:table-cell office:value-type="string" calcext:value-type="string">
            <text:p>0500000US37089</text:p>
          </table:table-cell>
          <table:table-cell office:value-type="float" office:value="37089" calcext:value-type="float">
            <text:p>37089</text:p>
          </table:table-cell>
          <table:table-cell office:value-type="string" calcext:value-type="string">
            <text:p>Henderson County, North Carolina</text:p>
          </table:table-cell>
          <table:table-cell office:value-type="float" office:value="1799020200" calcext:value-type="float">
            <text:p>1799020200</text:p>
          </table:table-cell>
          <table:table-cell office:value-type="float" office:value="200522778" calcext:value-type="float">
            <text:p>200522778</text:p>
          </table:table-cell>
        </table:table-row>
        <table:table-row table:style-name="ro1">
          <table:table-cell office:value-type="string" calcext:value-type="string">
            <text:p>0500000US37097</text:p>
          </table:table-cell>
          <table:table-cell office:value-type="float" office:value="37097" calcext:value-type="float">
            <text:p>37097</text:p>
          </table:table-cell>
          <table:table-cell office:value-type="string" calcext:value-type="string">
            <text:p>Iredell County, North Carolina</text:p>
          </table:table-cell>
          <table:table-cell office:value-type="float" office:value="2726442700" calcext:value-type="float">
            <text:p>2726442700</text:p>
          </table:table-cell>
          <table:table-cell office:value-type="float" office:value="260863427" calcext:value-type="float">
            <text:p>260863427</text:p>
          </table:table-cell>
        </table:table-row>
        <table:table-row table:style-name="ro1">
          <table:table-cell office:value-type="string" calcext:value-type="string">
            <text:p>0500000US37101</text:p>
          </table:table-cell>
          <table:table-cell office:value-type="float" office:value="37101" calcext:value-type="float">
            <text:p>37101</text:p>
          </table:table-cell>
          <table:table-cell office:value-type="string" calcext:value-type="string">
            <text:p>Johnston County, North Carolina</text:p>
          </table:table-cell>
          <table:table-cell office:value-type="float" office:value="2407117800" calcext:value-type="float">
            <text:p>2407117800</text:p>
          </table:table-cell>
          <table:table-cell office:value-type="float" office:value="179170070" calcext:value-type="float">
            <text:p>179170070</text:p>
          </table:table-cell>
        </table:table-row>
        <table:table-row table:style-name="ro1">
          <table:table-cell office:value-type="string" calcext:value-type="string">
            <text:p>0500000US37109</text:p>
          </table:table-cell>
          <table:table-cell office:value-type="float" office:value="37109" calcext:value-type="float">
            <text:p>37109</text:p>
          </table:table-cell>
          <table:table-cell office:value-type="string" calcext:value-type="string">
            <text:p>Lincoln County, North Carolina</text:p>
          </table:table-cell>
          <table:table-cell office:value-type="float" office:value="1130583700" calcext:value-type="float">
            <text:p>1130583700</text:p>
          </table:table-cell>
          <table:table-cell office:value-type="float" office:value="112790915" calcext:value-type="float">
            <text:p>112790915</text:p>
          </table:table-cell>
        </table:table-row>
        <table:table-row table:style-name="ro1">
          <table:table-cell office:value-type="string" calcext:value-type="string">
            <text:p>0500000US37119</text:p>
          </table:table-cell>
          <table:table-cell office:value-type="float" office:value="37119" calcext:value-type="float">
            <text:p>37119</text:p>
          </table:table-cell>
          <table:table-cell office:value-type="string" calcext:value-type="string">
            <text:p>Mecklenburg County, North Carolina</text:p>
          </table:table-cell>
          <table:table-cell office:value-type="float" office:value="18992081300" calcext:value-type="float">
            <text:p>18992081300</text:p>
          </table:table-cell>
          <table:table-cell office:value-type="float" office:value="742125360" calcext:value-type="float">
            <text:p>742125360</text:p>
          </table:table-cell>
        </table:table-row>
        <table:table-row table:style-name="ro1">
          <table:table-cell office:value-type="string" calcext:value-type="string">
            <text:p>0500000US37125</text:p>
          </table:table-cell>
          <table:table-cell office:value-type="float" office:value="37125" calcext:value-type="float">
            <text:p>37125</text:p>
          </table:table-cell>
          <table:table-cell office:value-type="string" calcext:value-type="string">
            <text:p>Moore County, North Carolina</text:p>
          </table:table-cell>
          <table:table-cell office:value-type="float" office:value="1399081100" calcext:value-type="float">
            <text:p>1399081100</text:p>
          </table:table-cell>
          <table:table-cell office:value-type="float" office:value="174635250" calcext:value-type="float">
            <text:p>174635250</text:p>
          </table:table-cell>
        </table:table-row>
        <table:table-row table:style-name="ro1">
          <table:table-cell office:value-type="string" calcext:value-type="string">
            <text:p>0500000US37127</text:p>
          </table:table-cell>
          <table:table-cell office:value-type="float" office:value="37127" calcext:value-type="float">
            <text:p>37127</text:p>
          </table:table-cell>
          <table:table-cell office:value-type="string" calcext:value-type="string">
            <text:p>Nash County, North Carolina</text:p>
          </table:table-cell>
          <table:table-cell office:value-type="float" office:value="1594820300" calcext:value-type="float">
            <text:p>1594820300</text:p>
          </table:table-cell>
          <table:table-cell office:value-type="float" office:value="150895565" calcext:value-type="float">
            <text:p>150895565</text:p>
          </table:table-cell>
        </table:table-row>
        <table:table-row table:style-name="ro1">
          <table:table-cell office:value-type="string" calcext:value-type="string">
            <text:p>0500000US37129</text:p>
          </table:table-cell>
          <table:table-cell office:value-type="float" office:value="37129" calcext:value-type="float">
            <text:p>37129</text:p>
          </table:table-cell>
          <table:table-cell office:value-type="string" calcext:value-type="string">
            <text:p>New Hanover County, North Carolina</text:p>
          </table:table-cell>
          <table:table-cell office:value-type="float" office:value="3560404200" calcext:value-type="float">
            <text:p>3560404200</text:p>
          </table:table-cell>
          <table:table-cell office:value-type="float" office:value="324746579" calcext:value-type="float">
            <text:p>324746579</text:p>
          </table:table-cell>
        </table:table-row>
        <table:table-row table:style-name="ro1">
          <table:table-cell office:value-type="string" calcext:value-type="string">
            <text:p>0500000US37133</text:p>
          </table:table-cell>
          <table:table-cell office:value-type="float" office:value="37133" calcext:value-type="float">
            <text:p>37133</text:p>
          </table:table-cell>
          <table:table-cell office:value-type="string" calcext:value-type="string">
            <text:p>Onslow County, North Carolina</text:p>
          </table:table-cell>
          <table:table-cell office:value-type="float" office:value="2096861200" calcext:value-type="float">
            <text:p>2096861200</text:p>
          </table:table-cell>
          <table:table-cell office:value-type="float" office:value="164213096" calcext:value-type="float">
            <text:p>164213096</text:p>
          </table:table-cell>
        </table:table-row>
        <table:table-row table:style-name="ro1">
          <table:table-cell office:value-type="string" calcext:value-type="string">
            <text:p>0500000US37135</text:p>
          </table:table-cell>
          <table:table-cell office:value-type="float" office:value="37135" calcext:value-type="float">
            <text:p>37135</text:p>
          </table:table-cell>
          <table:table-cell office:value-type="string" calcext:value-type="string">
            <text:p>Orange County, North Carolina</text:p>
          </table:table-cell>
          <table:table-cell office:value-type="float" office:value="2690746400" calcext:value-type="float">
            <text:p>2690746400</text:p>
          </table:table-cell>
          <table:table-cell office:value-type="float" office:value="220972629" calcext:value-type="float">
            <text:p>220972629</text:p>
          </table:table-cell>
        </table:table-row>
        <table:table-row table:style-name="ro1">
          <table:table-cell office:value-type="string" calcext:value-type="string">
            <text:p>0500000US37147</text:p>
          </table:table-cell>
          <table:table-cell office:value-type="float" office:value="37147" calcext:value-type="float">
            <text:p>37147</text:p>
          </table:table-cell>
          <table:table-cell office:value-type="string" calcext:value-type="string">
            <text:p>Pitt County, North Carolina</text:p>
          </table:table-cell>
          <table:table-cell office:value-type="float" office:value="2447505700" calcext:value-type="float">
            <text:p>2447505700</text:p>
          </table:table-cell>
          <table:table-cell office:value-type="float" office:value="178865187" calcext:value-type="float">
            <text:p>178865187</text:p>
          </table:table-cell>
        </table:table-row>
        <table:table-row table:style-name="ro1">
          <table:table-cell office:value-type="string" calcext:value-type="string">
            <text:p>0500000US37151</text:p>
          </table:table-cell>
          <table:table-cell office:value-type="float" office:value="37151" calcext:value-type="float">
            <text:p>37151</text:p>
          </table:table-cell>
          <table:table-cell office:value-type="string" calcext:value-type="string">
            <text:p>Randolph County, North Carolina</text:p>
          </table:table-cell>
          <table:table-cell office:value-type="float" office:value="2138445800" calcext:value-type="float">
            <text:p>2138445800</text:p>
          </table:table-cell>
          <table:table-cell office:value-type="float" office:value="167982090" calcext:value-type="float">
            <text:p>167982090</text:p>
          </table:table-cell>
        </table:table-row>
        <table:table-row table:style-name="ro1">
          <table:table-cell office:value-type="string" calcext:value-type="string">
            <text:p>0500000US37155</text:p>
          </table:table-cell>
          <table:table-cell office:value-type="float" office:value="37155" calcext:value-type="float">
            <text:p>37155</text:p>
          </table:table-cell>
          <table:table-cell office:value-type="string" calcext:value-type="string">
            <text:p>Robeson County, North Carolina</text:p>
          </table:table-cell>
          <table:table-cell office:value-type="float" office:value="1263018100" calcext:value-type="float">
            <text:p>1263018100</text:p>
          </table:table-cell>
          <table:table-cell office:value-type="float" office:value="144656190" calcext:value-type="float">
            <text:p>144656190</text:p>
          </table:table-cell>
        </table:table-row>
        <table:table-row table:style-name="ro1">
          <table:table-cell office:value-type="string" calcext:value-type="string">
            <text:p>0500000US37157</text:p>
          </table:table-cell>
          <table:table-cell office:value-type="float" office:value="37157" calcext:value-type="float">
            <text:p>37157</text:p>
          </table:table-cell>
          <table:table-cell office:value-type="string" calcext:value-type="string">
            <text:p>Rockingham County, North Carolina</text:p>
          </table:table-cell>
          <table:table-cell office:value-type="float" office:value="1315411900" calcext:value-type="float">
            <text:p>1315411900</text:p>
          </table:table-cell>
          <table:table-cell office:value-type="float" office:value="164900509" calcext:value-type="float">
            <text:p>164900509</text:p>
          </table:table-cell>
        </table:table-row>
        <table:table-row table:style-name="ro1">
          <table:table-cell office:value-type="string" calcext:value-type="string">
            <text:p>0500000US37159</text:p>
          </table:table-cell>
          <table:table-cell office:value-type="float" office:value="37159" calcext:value-type="float">
            <text:p>37159</text:p>
          </table:table-cell>
          <table:table-cell office:value-type="string" calcext:value-type="string">
            <text:p>Rowan County, North Carolina</text:p>
          </table:table-cell>
          <table:table-cell office:value-type="float" office:value="2150252300" calcext:value-type="float">
            <text:p>2150252300</text:p>
          </table:table-cell>
          <table:table-cell office:value-type="float" office:value="160036151" calcext:value-type="float">
            <text:p>160036151</text:p>
          </table:table-cell>
        </table:table-row>
        <table:table-row table:style-name="ro1">
          <table:table-cell office:value-type="string" calcext:value-type="string">
            <text:p>0500000US37171</text:p>
          </table:table-cell>
          <table:table-cell office:value-type="float" office:value="37171" calcext:value-type="float">
            <text:p>37171</text:p>
          </table:table-cell>
          <table:table-cell office:value-type="string" calcext:value-type="string">
            <text:p>Surry County, North Carolina</text:p>
          </table:table-cell>
          <table:table-cell office:value-type="float" office:value="995547500" calcext:value-type="float">
            <text:p>995547500</text:p>
          </table:table-cell>
          <table:table-cell office:value-type="float" office:value="105760782" calcext:value-type="float">
            <text:p>105760782</text:p>
          </table:table-cell>
        </table:table-row>
        <table:table-row table:style-name="ro1">
          <table:table-cell office:value-type="string" calcext:value-type="string">
            <text:p>0500000US37179</text:p>
          </table:table-cell>
          <table:table-cell office:value-type="float" office:value="37179" calcext:value-type="float">
            <text:p>37179</text:p>
          </table:table-cell>
          <table:table-cell office:value-type="string" calcext:value-type="string">
            <text:p>Union County, North Carolina</text:p>
          </table:table-cell>
          <table:table-cell office:value-type="float" office:value="3858682200" calcext:value-type="float">
            <text:p>3858682200</text:p>
          </table:table-cell>
          <table:table-cell office:value-type="float" office:value="233270185" calcext:value-type="float">
            <text:p>233270185</text:p>
          </table:table-cell>
        </table:table-row>
        <table:table-row table:style-name="ro1">
          <table:table-cell office:value-type="string" calcext:value-type="string">
            <text:p>0500000US37183</text:p>
          </table:table-cell>
          <table:table-cell office:value-type="float" office:value="37183" calcext:value-type="float">
            <text:p>37183</text:p>
          </table:table-cell>
          <table:table-cell office:value-type="string" calcext:value-type="string">
            <text:p>Wake County, North Carolina</text:p>
          </table:table-cell>
          <table:table-cell office:value-type="float" office:value="17646118800" calcext:value-type="float">
            <text:p>17646118800</text:p>
          </table:table-cell>
          <table:table-cell office:value-type="float" office:value="631755496" calcext:value-type="float">
            <text:p>631755496</text:p>
          </table:table-cell>
        </table:table-row>
        <table:table-row table:style-name="ro1">
          <table:table-cell office:value-type="string" calcext:value-type="string">
            <text:p>0500000US37191</text:p>
          </table:table-cell>
          <table:table-cell office:value-type="float" office:value="37191" calcext:value-type="float">
            <text:p>37191</text:p>
          </table:table-cell>
          <table:table-cell office:value-type="string" calcext:value-type="string">
            <text:p>Wayne County, North Carolina</text:p>
          </table:table-cell>
          <table:table-cell office:value-type="float" office:value="1727466000" calcext:value-type="float">
            <text:p>1727466000</text:p>
          </table:table-cell>
          <table:table-cell office:value-type="float" office:value="129299033" calcext:value-type="float">
            <text:p>129299033</text:p>
          </table:table-cell>
        </table:table-row>
        <table:table-row table:style-name="ro1">
          <table:table-cell office:value-type="string" calcext:value-type="string">
            <text:p>0500000US37193</text:p>
          </table:table-cell>
          <table:table-cell office:value-type="float" office:value="37193" calcext:value-type="float">
            <text:p>37193</text:p>
          </table:table-cell>
          <table:table-cell office:value-type="string" calcext:value-type="string">
            <text:p>Wilkes County, North Carolina</text:p>
          </table:table-cell>
          <table:table-cell office:value-type="float" office:value="972578900" calcext:value-type="float">
            <text:p>972578900</text:p>
          </table:table-cell>
          <table:table-cell office:value-type="float" office:value="92067715" calcext:value-type="float">
            <text:p>92067715</text:p>
          </table:table-cell>
        </table:table-row>
        <table:table-row table:style-name="ro1">
          <table:table-cell office:value-type="string" calcext:value-type="string">
            <text:p>0500000US37195</text:p>
          </table:table-cell>
          <table:table-cell office:value-type="float" office:value="37195" calcext:value-type="float">
            <text:p>37195</text:p>
          </table:table-cell>
          <table:table-cell office:value-type="string" calcext:value-type="string">
            <text:p>Wilson County, North Carolina</text:p>
          </table:table-cell>
          <table:table-cell office:value-type="float" office:value="1159003200" calcext:value-type="float">
            <text:p>1159003200</text:p>
          </table:table-cell>
          <table:table-cell office:value-type="float" office:value="127805809" calcext:value-type="float">
            <text:p>127805809</text:p>
          </table:table-cell>
        </table:table-row>
        <table:table-row table:style-name="ro1">
          <table:table-cell office:value-type="string" calcext:value-type="string">
            <text:p>0500000US38015</text:p>
          </table:table-cell>
          <table:table-cell office:value-type="float" office:value="38015" calcext:value-type="float">
            <text:p>38015</text:p>
          </table:table-cell>
          <table:table-cell office:value-type="string" calcext:value-type="string">
            <text:p>Burleigh County, North Dakota</text:p>
          </table:table-cell>
          <table:table-cell office:value-type="float" office:value="1486418300" calcext:value-type="float">
            <text:p>1486418300</text:p>
          </table:table-cell>
          <table:table-cell office:value-type="float" office:value="169047807" calcext:value-type="float">
            <text:p>169047807</text:p>
          </table:table-cell>
        </table:table-row>
        <table:table-row table:style-name="ro1">
          <table:table-cell office:value-type="string" calcext:value-type="string">
            <text:p>0500000US38017</text:p>
          </table:table-cell>
          <table:table-cell office:value-type="float" office:value="38017" calcext:value-type="float">
            <text:p>38017</text:p>
          </table:table-cell>
          <table:table-cell office:value-type="string" calcext:value-type="string">
            <text:p>Cass County, North Dakota</text:p>
          </table:table-cell>
          <table:table-cell office:value-type="float" office:value="2841830900" calcext:value-type="float">
            <text:p>2841830900</text:p>
          </table:table-cell>
          <table:table-cell office:value-type="float" office:value="240915179" calcext:value-type="float">
            <text:p>240915179</text:p>
          </table:table-cell>
        </table:table-row>
        <table:table-row table:style-name="ro1">
          <table:table-cell office:value-type="string" calcext:value-type="string">
            <text:p>0500000US38035</text:p>
          </table:table-cell>
          <table:table-cell office:value-type="float" office:value="38035" calcext:value-type="float">
            <text:p>38035</text:p>
          </table:table-cell>
          <table:table-cell office:value-type="string" calcext:value-type="string">
            <text:p>Grand Forks County, North Dakota</text:p>
          </table:table-cell>
          <table:table-cell office:value-type="float" office:value="1023686800" calcext:value-type="float">
            <text:p>1023686800</text:p>
          </table:table-cell>
          <table:table-cell office:value-type="float" office:value="111426733" calcext:value-type="float">
            <text:p>111426733</text:p>
          </table:table-cell>
        </table:table-row>
        <table:table-row table:style-name="ro1">
          <table:table-cell office:value-type="string" calcext:value-type="string">
            <text:p>0500000US39003</text:p>
          </table:table-cell>
          <table:table-cell office:value-type="float" office:value="39003" calcext:value-type="float">
            <text:p>39003</text:p>
          </table:table-cell>
          <table:table-cell office:value-type="string" calcext:value-type="string">
            <text:p>Allen County, Ohio</text:p>
          </table:table-cell>
          <table:table-cell office:value-type="float" office:value="1832076300" calcext:value-type="float">
            <text:p>1832076300</text:p>
          </table:table-cell>
          <table:table-cell office:value-type="float" office:value="149850023" calcext:value-type="float">
            <text:p>149850023</text:p>
          </table:table-cell>
        </table:table-row>
        <table:table-row table:style-name="ro1">
          <table:table-cell office:value-type="string" calcext:value-type="string">
            <text:p>0500000US39007</text:p>
          </table:table-cell>
          <table:table-cell office:value-type="float" office:value="39007" calcext:value-type="float">
            <text:p>39007</text:p>
          </table:table-cell>
          <table:table-cell office:value-type="string" calcext:value-type="string">
            <text:p>Ashtabula County, Ohio</text:p>
          </table:table-cell>
          <table:table-cell office:value-type="float" office:value="1558555300" calcext:value-type="float">
            <text:p>1558555300</text:p>
          </table:table-cell>
          <table:table-cell office:value-type="float" office:value="137866346" calcext:value-type="float">
            <text:p>137866346</text:p>
          </table:table-cell>
        </table:table-row>
        <table:table-row table:style-name="ro1">
          <table:table-cell office:value-type="string" calcext:value-type="string">
            <text:p>0500000US39013</text:p>
          </table:table-cell>
          <table:table-cell office:value-type="float" office:value="39013" calcext:value-type="float">
            <text:p>39013</text:p>
          </table:table-cell>
          <table:table-cell office:value-type="string" calcext:value-type="string">
            <text:p>Belmont County, Ohio</text:p>
          </table:table-cell>
          <table:table-cell office:value-type="float" office:value="1007239000" calcext:value-type="float">
            <text:p>1007239000</text:p>
          </table:table-cell>
          <table:table-cell office:value-type="float" office:value="88735634" calcext:value-type="float">
            <text:p>88735634</text:p>
          </table:table-cell>
        </table:table-row>
        <table:table-row table:style-name="ro1">
          <table:table-cell office:value-type="string" calcext:value-type="string">
            <text:p>0500000US39017</text:p>
          </table:table-cell>
          <table:table-cell office:value-type="float" office:value="39017" calcext:value-type="float">
            <text:p>39017</text:p>
          </table:table-cell>
          <table:table-cell office:value-type="string" calcext:value-type="string">
            <text:p>Butler County, Ohio</text:p>
          </table:table-cell>
          <table:table-cell office:value-type="float" office:value="6882093700" calcext:value-type="float">
            <text:p>6882093700</text:p>
          </table:table-cell>
          <table:table-cell office:value-type="float" office:value="270582937" calcext:value-type="float">
            <text:p>270582937</text:p>
          </table:table-cell>
        </table:table-row>
        <table:table-row table:style-name="ro1">
          <table:table-cell office:value-type="string" calcext:value-type="string">
            <text:p>0500000US39023</text:p>
          </table:table-cell>
          <table:table-cell office:value-type="float" office:value="39023" calcext:value-type="float">
            <text:p>39023</text:p>
          </table:table-cell>
          <table:table-cell office:value-type="string" calcext:value-type="string">
            <text:p>Clark County, Ohio</text:p>
          </table:table-cell>
          <table:table-cell office:value-type="float" office:value="2270517100" calcext:value-type="float">
            <text:p>2270517100</text:p>
          </table:table-cell>
          <table:table-cell office:value-type="float" office:value="129185544" calcext:value-type="float">
            <text:p>129185544</text:p>
          </table:table-cell>
        </table:table-row>
        <table:table-row table:style-name="ro1">
          <table:table-cell office:value-type="string" calcext:value-type="string">
            <text:p>0500000US39025</text:p>
          </table:table-cell>
          <table:table-cell office:value-type="float" office:value="39025" calcext:value-type="float">
            <text:p>39025</text:p>
          </table:table-cell>
          <table:table-cell office:value-type="string" calcext:value-type="string">
            <text:p>Clermont County, Ohio</text:p>
          </table:table-cell>
          <table:table-cell office:value-type="float" office:value="3931901600" calcext:value-type="float">
            <text:p>3931901600</text:p>
          </table:table-cell>
          <table:table-cell office:value-type="float" office:value="207618647" calcext:value-type="float">
            <text:p>207618647</text:p>
          </table:table-cell>
        </table:table-row>
        <table:table-row table:style-name="ro1">
          <table:table-cell office:value-type="string" calcext:value-type="string">
            <text:p>0500000US39029</text:p>
          </table:table-cell>
          <table:table-cell office:value-type="float" office:value="39029" calcext:value-type="float">
            <text:p>39029</text:p>
          </table:table-cell>
          <table:table-cell office:value-type="string" calcext:value-type="string">
            <text:p>Columbiana County, Ohio</text:p>
          </table:table-cell>
          <table:table-cell office:value-type="float" office:value="1509755300" calcext:value-type="float">
            <text:p>1509755300</text:p>
          </table:table-cell>
          <table:table-cell office:value-type="float" office:value="113021882" calcext:value-type="float">
            <text:p>113021882</text:p>
          </table:table-cell>
        </table:table-row>
        <table:table-row table:style-name="ro1">
          <table:table-cell office:value-type="string" calcext:value-type="string">
            <text:p>0500000US39035</text:p>
          </table:table-cell>
          <table:table-cell office:value-type="float" office:value="39035" calcext:value-type="float">
            <text:p>39035</text:p>
          </table:table-cell>
          <table:table-cell office:value-type="string" calcext:value-type="string">
            <text:p>Cuyahoga County, Ohio</text:p>
          </table:table-cell>
          <table:table-cell office:value-type="float" office:value="23563493000" calcext:value-type="float">
            <text:p>23563493000</text:p>
          </table:table-cell>
          <table:table-cell office:value-type="float" office:value="751578379" calcext:value-type="float">
            <text:p>751578379</text:p>
          </table:table-cell>
        </table:table-row>
        <table:table-row table:style-name="ro1">
          <table:table-cell office:value-type="string" calcext:value-type="string">
            <text:p>0500000US39041</text:p>
          </table:table-cell>
          <table:table-cell office:value-type="float" office:value="39041" calcext:value-type="float">
            <text:p>39041</text:p>
          </table:table-cell>
          <table:table-cell office:value-type="string" calcext:value-type="string">
            <text:p>Delaware County, Ohio</text:p>
          </table:table-cell>
          <table:table-cell office:value-type="float" office:value="5073113700" calcext:value-type="float">
            <text:p>5073113700</text:p>
          </table:table-cell>
          <table:table-cell office:value-type="float" office:value="330965644" calcext:value-type="float">
            <text:p>330965644</text:p>
          </table:table-cell>
        </table:table-row>
        <table:table-row table:style-name="ro1">
          <table:table-cell office:value-type="string" calcext:value-type="string">
            <text:p>0500000US39043</text:p>
          </table:table-cell>
          <table:table-cell office:value-type="float" office:value="39043" calcext:value-type="float">
            <text:p>39043</text:p>
          </table:table-cell>
          <table:table-cell office:value-type="string" calcext:value-type="string">
            <text:p>Erie County, Ohio</text:p>
          </table:table-cell>
          <table:table-cell office:value-type="float" office:value="1424312900" calcext:value-type="float">
            <text:p>1424312900</text:p>
          </table:table-cell>
          <table:table-cell office:value-type="float" office:value="119779480" calcext:value-type="float">
            <text:p>119779480</text:p>
          </table:table-cell>
        </table:table-row>
        <table:table-row table:style-name="ro1">
          <table:table-cell office:value-type="string" calcext:value-type="string">
            <text:p>0500000US39045</text:p>
          </table:table-cell>
          <table:table-cell office:value-type="float" office:value="39045" calcext:value-type="float">
            <text:p>39045</text:p>
          </table:table-cell>
          <table:table-cell office:value-type="string" calcext:value-type="string">
            <text:p>Fairfield County, Ohio</text:p>
          </table:table-cell>
          <table:table-cell office:value-type="float" office:value="2802336800" calcext:value-type="float">
            <text:p>2802336800</text:p>
          </table:table-cell>
          <table:table-cell office:value-type="float" office:value="283154959" calcext:value-type="float">
            <text:p>283154959</text:p>
          </table:table-cell>
        </table:table-row>
        <table:table-row table:style-name="ro1">
          <table:table-cell office:value-type="string" calcext:value-type="string">
            <text:p>0500000US39049</text:p>
          </table:table-cell>
          <table:table-cell office:value-type="float" office:value="39049" calcext:value-type="float">
            <text:p>39049</text:p>
          </table:table-cell>
          <table:table-cell office:value-type="string" calcext:value-type="string">
            <text:p>Franklin County, Ohio</text:p>
          </table:table-cell>
          <table:table-cell office:value-type="float" office:value="20350843700" calcext:value-type="float">
            <text:p>20350843700</text:p>
          </table:table-cell>
          <table:table-cell office:value-type="float" office:value="576204837" calcext:value-type="float">
            <text:p>576204837</text:p>
          </table:table-cell>
        </table:table-row>
        <table:table-row table:style-name="ro1">
          <table:table-cell office:value-type="string" calcext:value-type="string">
            <text:p>0500000US39055</text:p>
          </table:table-cell>
          <table:table-cell office:value-type="float" office:value="39055" calcext:value-type="float">
            <text:p>39055</text:p>
          </table:table-cell>
          <table:table-cell office:value-type="string" calcext:value-type="string">
            <text:p>Geauga County, Ohio</text:p>
          </table:table-cell>
          <table:table-cell office:value-type="float" office:value="2269137500" calcext:value-type="float">
            <text:p>2269137500</text:p>
          </table:table-cell>
          <table:table-cell office:value-type="float" office:value="202934870" calcext:value-type="float">
            <text:p>202934870</text:p>
          </table:table-cell>
        </table:table-row>
        <table:table-row table:style-name="ro1">
          <table:table-cell office:value-type="string" calcext:value-type="string">
            <text:p>0500000US39057</text:p>
          </table:table-cell>
          <table:table-cell office:value-type="float" office:value="39057" calcext:value-type="float">
            <text:p>39057</text:p>
          </table:table-cell>
          <table:table-cell office:value-type="string" calcext:value-type="string">
            <text:p>Greene County, Ohio</text:p>
          </table:table-cell>
          <table:table-cell office:value-type="float" office:value="3086485600" calcext:value-type="float">
            <text:p>3086485600</text:p>
          </table:table-cell>
          <table:table-cell office:value-type="float" office:value="166014626" calcext:value-type="float">
            <text:p>166014626</text:p>
          </table:table-cell>
        </table:table-row>
        <table:table-row table:style-name="ro1">
          <table:table-cell office:value-type="string" calcext:value-type="string">
            <text:p>0500000US39061</text:p>
          </table:table-cell>
          <table:table-cell office:value-type="float" office:value="39061" calcext:value-type="float">
            <text:p>39061</text:p>
          </table:table-cell>
          <table:table-cell office:value-type="string" calcext:value-type="string">
            <text:p>Hamilton County, Ohio</text:p>
          </table:table-cell>
          <table:table-cell office:value-type="float" office:value="16468197800" calcext:value-type="float">
            <text:p>16468197800</text:p>
          </table:table-cell>
          <table:table-cell office:value-type="float" office:value="687681483" calcext:value-type="float">
            <text:p>687681483</text:p>
          </table:table-cell>
        </table:table-row>
        <table:table-row table:style-name="ro1">
          <table:table-cell office:value-type="string" calcext:value-type="string">
            <text:p>0500000US39063</text:p>
          </table:table-cell>
          <table:table-cell office:value-type="float" office:value="39063" calcext:value-type="float">
            <text:p>39063</text:p>
          </table:table-cell>
          <table:table-cell office:value-type="string" calcext:value-type="string">
            <text:p>Hancock County, Ohio</text:p>
          </table:table-cell>
          <table:table-cell office:value-type="float" office:value="1367617200" calcext:value-type="float">
            <text:p>1367617200</text:p>
          </table:table-cell>
          <table:table-cell office:value-type="float" office:value="145689556" calcext:value-type="float">
            <text:p>145689556</text:p>
          </table:table-cell>
        </table:table-row>
        <table:table-row table:style-name="ro1">
          <table:table-cell office:value-type="string" calcext:value-type="string">
            <text:p>0500000US39081</text:p>
          </table:table-cell>
          <table:table-cell office:value-type="float" office:value="39081" calcext:value-type="float">
            <text:p>39081</text:p>
          </table:table-cell>
          <table:table-cell office:value-type="string" calcext:value-type="string">
            <text:p>Jefferson County, Ohio</text:p>
          </table:table-cell>
          <table:table-cell office:value-type="float" office:value="928954800" calcext:value-type="float">
            <text:p>928954800</text:p>
          </table:table-cell>
          <table:table-cell office:value-type="float" office:value="96683273" calcext:value-type="float">
            <text:p>96683273</text:p>
          </table:table-cell>
        </table:table-row>
        <table:table-row table:style-name="ro1">
          <table:table-cell office:value-type="string" calcext:value-type="string">
            <text:p>0500000US39085</text:p>
          </table:table-cell>
          <table:table-cell office:value-type="float" office:value="39085" calcext:value-type="float">
            <text:p>39085</text:p>
          </table:table-cell>
          <table:table-cell office:value-type="string" calcext:value-type="string">
            <text:p>Lake County, Ohio</text:p>
          </table:table-cell>
          <table:table-cell office:value-type="float" office:value="4650331500" calcext:value-type="float">
            <text:p>4650331500</text:p>
          </table:table-cell>
          <table:table-cell office:value-type="float" office:value="296434025" calcext:value-type="float">
            <text:p>296434025</text:p>
          </table:table-cell>
        </table:table-row>
        <table:table-row table:style-name="ro1">
          <table:table-cell office:value-type="string" calcext:value-type="string">
            <text:p>0500000US39089</text:p>
          </table:table-cell>
          <table:table-cell office:value-type="float" office:value="39089" calcext:value-type="float">
            <text:p>39089</text:p>
          </table:table-cell>
          <table:table-cell office:value-type="string" calcext:value-type="string">
            <text:p>Licking County, Ohio</text:p>
          </table:table-cell>
          <table:table-cell office:value-type="float" office:value="3225405600" calcext:value-type="float">
            <text:p>3225405600</text:p>
          </table:table-cell>
          <table:table-cell office:value-type="float" office:value="246035053" calcext:value-type="float">
            <text:p>246035053</text:p>
          </table:table-cell>
        </table:table-row>
        <table:table-row table:style-name="ro1">
          <table:table-cell office:value-type="string" calcext:value-type="string">
            <text:p>0500000US39093</text:p>
          </table:table-cell>
          <table:table-cell office:value-type="float" office:value="39093" calcext:value-type="float">
            <text:p>39093</text:p>
          </table:table-cell>
          <table:table-cell office:value-type="string" calcext:value-type="string">
            <text:p>Lorain County, Ohio</text:p>
          </table:table-cell>
          <table:table-cell office:value-type="float" office:value="5261917300" calcext:value-type="float">
            <text:p>5261917300</text:p>
          </table:table-cell>
          <table:table-cell office:value-type="float" office:value="216989526" calcext:value-type="float">
            <text:p>216989526</text:p>
          </table:table-cell>
        </table:table-row>
        <table:table-row table:style-name="ro1">
          <table:table-cell office:value-type="string" calcext:value-type="string">
            <text:p>0500000US39095</text:p>
          </table:table-cell>
          <table:table-cell office:value-type="float" office:value="39095" calcext:value-type="float">
            <text:p>39095</text:p>
          </table:table-cell>
          <table:table-cell office:value-type="string" calcext:value-type="string">
            <text:p>Lucas County, Ohio</text:p>
          </table:table-cell>
          <table:table-cell office:value-type="float" office:value="7878925100" calcext:value-type="float">
            <text:p>7878925100</text:p>
          </table:table-cell>
          <table:table-cell office:value-type="float" office:value="681944783" calcext:value-type="float">
            <text:p>681944783</text:p>
          </table:table-cell>
        </table:table-row>
        <table:table-row table:style-name="ro1">
          <table:table-cell office:value-type="string" calcext:value-type="string">
            <text:p>0500000US39099</text:p>
          </table:table-cell>
          <table:table-cell office:value-type="float" office:value="39099" calcext:value-type="float">
            <text:p>39099</text:p>
          </table:table-cell>
          <table:table-cell office:value-type="string" calcext:value-type="string">
            <text:p>Mahoning County, Ohio</text:p>
          </table:table-cell>
          <table:table-cell office:value-type="float" office:value="4184981000" calcext:value-type="float">
            <text:p>4184981000</text:p>
          </table:table-cell>
          <table:table-cell office:value-type="float" office:value="272333500" calcext:value-type="float">
            <text:p>272333500</text:p>
          </table:table-cell>
        </table:table-row>
        <table:table-row table:style-name="ro1">
          <table:table-cell office:value-type="string" calcext:value-type="string">
            <text:p>0500000US39101</text:p>
          </table:table-cell>
          <table:table-cell office:value-type="float" office:value="39101" calcext:value-type="float">
            <text:p>39101</text:p>
          </table:table-cell>
          <table:table-cell office:value-type="string" calcext:value-type="string">
            <text:p>Marion County, Ohio</text:p>
          </table:table-cell>
          <table:table-cell office:value-type="float" office:value="1039491700" calcext:value-type="float">
            <text:p>1039491700</text:p>
          </table:table-cell>
          <table:table-cell office:value-type="float" office:value="90053955" calcext:value-type="float">
            <text:p>90053955</text:p>
          </table:table-cell>
        </table:table-row>
        <table:table-row table:style-name="ro1">
          <table:table-cell office:value-type="string" calcext:value-type="string">
            <text:p>0500000US39103</text:p>
          </table:table-cell>
          <table:table-cell office:value-type="float" office:value="39103" calcext:value-type="float">
            <text:p>39103</text:p>
          </table:table-cell>
          <table:table-cell office:value-type="string" calcext:value-type="string">
            <text:p>Medina County, Ohio</text:p>
          </table:table-cell>
          <table:table-cell office:value-type="float" office:value="3985495200" calcext:value-type="float">
            <text:p>3985495200</text:p>
          </table:table-cell>
          <table:table-cell office:value-type="float" office:value="213184489" calcext:value-type="float">
            <text:p>213184489</text:p>
          </table:table-cell>
        </table:table-row>
        <table:table-row table:style-name="ro1">
          <table:table-cell office:value-type="string" calcext:value-type="string">
            <text:p>0500000US39109</text:p>
          </table:table-cell>
          <table:table-cell office:value-type="float" office:value="39109" calcext:value-type="float">
            <text:p>39109</text:p>
          </table:table-cell>
          <table:table-cell office:value-type="string" calcext:value-type="string">
            <text:p>Miami County, Ohio</text:p>
          </table:table-cell>
          <table:table-cell office:value-type="float" office:value="1913840100" calcext:value-type="float">
            <text:p>1913840100</text:p>
          </table:table-cell>
          <table:table-cell office:value-type="float" office:value="144061080" calcext:value-type="float">
            <text:p>144061080</text:p>
          </table:table-cell>
        </table:table-row>
        <table:table-row table:style-name="ro1">
          <table:table-cell office:value-type="string" calcext:value-type="string">
            <text:p>0500000US39113</text:p>
          </table:table-cell>
          <table:table-cell office:value-type="float" office:value="39113" calcext:value-type="float">
            <text:p>39113</text:p>
          </table:table-cell>
          <table:table-cell office:value-type="string" calcext:value-type="string">
            <text:p>Montgomery County, Ohio</text:p>
          </table:table-cell>
          <table:table-cell office:value-type="float" office:value="9066592900" calcext:value-type="float">
            <text:p>9066592900</text:p>
          </table:table-cell>
          <table:table-cell office:value-type="float" office:value="381642565" calcext:value-type="float">
            <text:p>381642565</text:p>
          </table:table-cell>
        </table:table-row>
        <table:table-row table:style-name="ro1">
          <table:table-cell office:value-type="string" calcext:value-type="string">
            <text:p>0500000US39119</text:p>
          </table:table-cell>
          <table:table-cell office:value-type="float" office:value="39119" calcext:value-type="float">
            <text:p>39119</text:p>
          </table:table-cell>
          <table:table-cell office:value-type="string" calcext:value-type="string">
            <text:p>Muskingum County, Ohio</text:p>
          </table:table-cell>
          <table:table-cell office:value-type="float" office:value="1166035400" calcext:value-type="float">
            <text:p>1166035400</text:p>
          </table:table-cell>
          <table:table-cell office:value-type="float" office:value="124813806" calcext:value-type="float">
            <text:p>124813806</text:p>
          </table:table-cell>
        </table:table-row>
        <table:table-row table:style-name="ro1">
          <table:table-cell office:value-type="string" calcext:value-type="string">
            <text:p>0500000US39133</text:p>
          </table:table-cell>
          <table:table-cell office:value-type="float" office:value="39133" calcext:value-type="float">
            <text:p>39133</text:p>
          </table:table-cell>
          <table:table-cell office:value-type="string" calcext:value-type="string">
            <text:p>Portage County, Ohio</text:p>
          </table:table-cell>
          <table:table-cell office:value-type="float" office:value="2552336000" calcext:value-type="float">
            <text:p>2552336000</text:p>
          </table:table-cell>
          <table:table-cell office:value-type="float" office:value="161560494" calcext:value-type="float">
            <text:p>161560494</text:p>
          </table:table-cell>
        </table:table-row>
        <table:table-row table:style-name="ro1">
          <table:table-cell office:value-type="string" calcext:value-type="string">
            <text:p>0500000US39139</text:p>
          </table:table-cell>
          <table:table-cell office:value-type="float" office:value="39139" calcext:value-type="float">
            <text:p>39139</text:p>
          </table:table-cell>
          <table:table-cell office:value-type="string" calcext:value-type="string">
            <text:p>Richland County, Ohio</text:p>
          </table:table-cell>
          <table:table-cell office:value-type="float" office:value="1874875800" calcext:value-type="float">
            <text:p>1874875800</text:p>
          </table:table-cell>
          <table:table-cell office:value-type="float" office:value="115738420" calcext:value-type="float">
            <text:p>115738420</text:p>
          </table:table-cell>
        </table:table-row>
        <table:table-row table:style-name="ro1">
          <table:table-cell office:value-type="string" calcext:value-type="string">
            <text:p>0500000US39141</text:p>
          </table:table-cell>
          <table:table-cell office:value-type="float" office:value="39141" calcext:value-type="float">
            <text:p>39141</text:p>
          </table:table-cell>
          <table:table-cell office:value-type="string" calcext:value-type="string">
            <text:p>Ross County, Ohio</text:p>
          </table:table-cell>
          <table:table-cell office:value-type="float" office:value="998462700" calcext:value-type="float">
            <text:p>998462700</text:p>
          </table:table-cell>
          <table:table-cell office:value-type="float" office:value="112263747" calcext:value-type="float">
            <text:p>112263747</text:p>
          </table:table-cell>
        </table:table-row>
        <table:table-row table:style-name="ro1">
          <table:table-cell office:value-type="string" calcext:value-type="string">
            <text:p>0500000US39145</text:p>
          </table:table-cell>
          <table:table-cell office:value-type="float" office:value="39145" calcext:value-type="float">
            <text:p>39145</text:p>
          </table:table-cell>
          <table:table-cell office:value-type="string" calcext:value-type="string">
            <text:p>Scioto County, Ohio</text:p>
          </table:table-cell>
          <table:table-cell office:value-type="float" office:value="940379400" calcext:value-type="float">
            <text:p>940379400</text:p>
          </table:table-cell>
          <table:table-cell office:value-type="float" office:value="87182792" calcext:value-type="float">
            <text:p>87182792</text:p>
          </table:table-cell>
        </table:table-row>
        <table:table-row table:style-name="ro1">
          <table:table-cell office:value-type="string" calcext:value-type="string">
            <text:p>0500000US39151</text:p>
          </table:table-cell>
          <table:table-cell office:value-type="float" office:value="39151" calcext:value-type="float">
            <text:p>39151</text:p>
          </table:table-cell>
          <table:table-cell office:value-type="string" calcext:value-type="string">
            <text:p>Stark County, Ohio</text:p>
          </table:table-cell>
          <table:table-cell office:value-type="float" office:value="6716245800" calcext:value-type="float">
            <text:p>6716245800</text:p>
          </table:table-cell>
          <table:table-cell office:value-type="float" office:value="318021076" calcext:value-type="float">
            <text:p>318021076</text:p>
          </table:table-cell>
        </table:table-row>
        <table:table-row table:style-name="ro1">
          <table:table-cell office:value-type="string" calcext:value-type="string">
            <text:p>0500000US39153</text:p>
          </table:table-cell>
          <table:table-cell office:value-type="float" office:value="39153" calcext:value-type="float">
            <text:p>39153</text:p>
          </table:table-cell>
          <table:table-cell office:value-type="string" calcext:value-type="string">
            <text:p>Summit County, Ohio</text:p>
          </table:table-cell>
          <table:table-cell office:value-type="float" office:value="10436777100" calcext:value-type="float">
            <text:p>10436777100</text:p>
          </table:table-cell>
          <table:table-cell office:value-type="float" office:value="400146256" calcext:value-type="float">
            <text:p>400146256</text:p>
          </table:table-cell>
        </table:table-row>
        <table:table-row table:style-name="ro1">
          <table:table-cell office:value-type="string" calcext:value-type="string">
            <text:p>0500000US39155</text:p>
          </table:table-cell>
          <table:table-cell office:value-type="float" office:value="39155" calcext:value-type="float">
            <text:p>39155</text:p>
          </table:table-cell>
          <table:table-cell office:value-type="string" calcext:value-type="string">
            <text:p>Trumbull County, Ohio</text:p>
          </table:table-cell>
          <table:table-cell office:value-type="float" office:value="3446043600" calcext:value-type="float">
            <text:p>3446043600</text:p>
          </table:table-cell>
          <table:table-cell office:value-type="float" office:value="241591697" calcext:value-type="float">
            <text:p>241591697</text:p>
          </table:table-cell>
        </table:table-row>
        <table:table-row table:style-name="ro1">
          <table:table-cell office:value-type="string" calcext:value-type="string">
            <text:p>0500000US39157</text:p>
          </table:table-cell>
          <table:table-cell office:value-type="float" office:value="39157" calcext:value-type="float">
            <text:p>39157</text:p>
          </table:table-cell>
          <table:table-cell office:value-type="string" calcext:value-type="string">
            <text:p>Tuscarawas County, Ohio</text:p>
          </table:table-cell>
          <table:table-cell office:value-type="float" office:value="1279481900" calcext:value-type="float">
            <text:p>1279481900</text:p>
          </table:table-cell>
          <table:table-cell office:value-type="float" office:value="102303573" calcext:value-type="float">
            <text:p>102303573</text:p>
          </table:table-cell>
        </table:table-row>
        <table:table-row table:style-name="ro1">
          <table:table-cell office:value-type="string" calcext:value-type="string">
            <text:p>0500000US39165</text:p>
          </table:table-cell>
          <table:table-cell office:value-type="float" office:value="39165" calcext:value-type="float">
            <text:p>39165</text:p>
          </table:table-cell>
          <table:table-cell office:value-type="string" calcext:value-type="string">
            <text:p>Warren County, Ohio</text:p>
          </table:table-cell>
          <table:table-cell office:value-type="float" office:value="4844215200" calcext:value-type="float">
            <text:p>4844215200</text:p>
          </table:table-cell>
          <table:table-cell office:value-type="float" office:value="279813506" calcext:value-type="float">
            <text:p>279813506</text:p>
          </table:table-cell>
        </table:table-row>
        <table:table-row table:style-name="ro1">
          <table:table-cell office:value-type="string" calcext:value-type="string">
            <text:p>0500000US39169</text:p>
          </table:table-cell>
          <table:table-cell office:value-type="float" office:value="39169" calcext:value-type="float">
            <text:p>39169</text:p>
          </table:table-cell>
          <table:table-cell office:value-type="string" calcext:value-type="string">
            <text:p>Wayne County, Ohio</text:p>
          </table:table-cell>
          <table:table-cell office:value-type="float" office:value="1900875200" calcext:value-type="float">
            <text:p>1900875200</text:p>
          </table:table-cell>
          <table:table-cell office:value-type="float" office:value="130884593" calcext:value-type="float">
            <text:p>130884593</text:p>
          </table:table-cell>
        </table:table-row>
        <table:table-row table:style-name="ro1">
          <table:table-cell office:value-type="string" calcext:value-type="string">
            <text:p>0500000US39173</text:p>
          </table:table-cell>
          <table:table-cell office:value-type="float" office:value="39173" calcext:value-type="float">
            <text:p>39173</text:p>
          </table:table-cell>
          <table:table-cell office:value-type="string" calcext:value-type="string">
            <text:p>Wood County, Ohio</text:p>
          </table:table-cell>
          <table:table-cell office:value-type="float" office:value="2448896100" calcext:value-type="float">
            <text:p>2448896100</text:p>
          </table:table-cell>
          <table:table-cell office:value-type="float" office:value="180315052" calcext:value-type="float">
            <text:p>180315052</text:p>
          </table:table-cell>
        </table:table-row>
        <table:table-row table:style-name="ro1">
          <table:table-cell office:value-type="string" calcext:value-type="string">
            <text:p>0500000US40017</text:p>
          </table:table-cell>
          <table:table-cell office:value-type="float" office:value="40017" calcext:value-type="float">
            <text:p>40017</text:p>
          </table:table-cell>
          <table:table-cell office:value-type="string" calcext:value-type="string">
            <text:p>Canadian County, Oklahoma</text:p>
          </table:table-cell>
          <table:table-cell office:value-type="float" office:value="1891043100" calcext:value-type="float">
            <text:p>1891043100</text:p>
          </table:table-cell>
          <table:table-cell office:value-type="float" office:value="141672853" calcext:value-type="float">
            <text:p>141672853</text:p>
          </table:table-cell>
        </table:table-row>
        <table:table-row table:style-name="ro1">
          <table:table-cell office:value-type="string" calcext:value-type="string">
            <text:p>0500000US40027</text:p>
          </table:table-cell>
          <table:table-cell office:value-type="float" office:value="40027" calcext:value-type="float">
            <text:p>40027</text:p>
          </table:table-cell>
          <table:table-cell office:value-type="string" calcext:value-type="string">
            <text:p>Cleveland County, Oklahoma</text:p>
          </table:table-cell>
          <table:table-cell office:value-type="float" office:value="4151600900" calcext:value-type="float">
            <text:p>4151600900</text:p>
          </table:table-cell>
          <table:table-cell office:value-type="float" office:value="216621593" calcext:value-type="float">
            <text:p>216621593</text:p>
          </table:table-cell>
        </table:table-row>
        <table:table-row table:style-name="ro1">
          <table:table-cell office:value-type="string" calcext:value-type="string">
            <text:p>0500000US40031</text:p>
          </table:table-cell>
          <table:table-cell office:value-type="float" office:value="40031" calcext:value-type="float">
            <text:p>40031</text:p>
          </table:table-cell>
          <table:table-cell office:value-type="string" calcext:value-type="string">
            <text:p>Comanche County, Oklahoma</text:p>
          </table:table-cell>
          <table:table-cell office:value-type="float" office:value="1504878500" calcext:value-type="float">
            <text:p>1504878500</text:p>
          </table:table-cell>
          <table:table-cell office:value-type="float" office:value="112314180" calcext:value-type="float">
            <text:p>112314180</text:p>
          </table:table-cell>
        </table:table-row>
        <table:table-row table:style-name="ro1">
          <table:table-cell office:value-type="string" calcext:value-type="string">
            <text:p>0500000US40037</text:p>
          </table:table-cell>
          <table:table-cell office:value-type="float" office:value="40037" calcext:value-type="float">
            <text:p>40037</text:p>
          </table:table-cell>
          <table:table-cell office:value-type="string" calcext:value-type="string">
            <text:p>Creek County, Oklahoma</text:p>
          </table:table-cell>
          <table:table-cell office:value-type="float" office:value="1061037000" calcext:value-type="float">
            <text:p>1061037000</text:p>
          </table:table-cell>
          <table:table-cell office:value-type="float" office:value="124693448" calcext:value-type="float">
            <text:p>124693448</text:p>
          </table:table-cell>
        </table:table-row>
        <table:table-row table:style-name="ro1">
          <table:table-cell office:value-type="string" calcext:value-type="string">
            <text:p>0500000US40101</text:p>
          </table:table-cell>
          <table:table-cell office:value-type="float" office:value="40101" calcext:value-type="float">
            <text:p>40101</text:p>
          </table:table-cell>
          <table:table-cell office:value-type="string" calcext:value-type="string">
            <text:p>Muskogee County, Oklahoma</text:p>
          </table:table-cell>
          <table:table-cell office:value-type="float" office:value="934964400" calcext:value-type="float">
            <text:p>934964400</text:p>
          </table:table-cell>
          <table:table-cell office:value-type="float" office:value="95043740" calcext:value-type="float">
            <text:p>95043740</text:p>
          </table:table-cell>
        </table:table-row>
        <table:table-row table:style-name="ro1">
          <table:table-cell office:value-type="string" calcext:value-type="string">
            <text:p>0500000US40109</text:p>
          </table:table-cell>
          <table:table-cell office:value-type="float" office:value="40109" calcext:value-type="float">
            <text:p>40109</text:p>
          </table:table-cell>
          <table:table-cell office:value-type="string" calcext:value-type="string">
            <text:p>Oklahoma County, Oklahoma</text:p>
          </table:table-cell>
          <table:table-cell office:value-type="float" office:value="12065159400" calcext:value-type="float">
            <text:p>12065159400</text:p>
          </table:table-cell>
          <table:table-cell office:value-type="float" office:value="671612850" calcext:value-type="float">
            <text:p>671612850</text:p>
          </table:table-cell>
        </table:table-row>
        <table:table-row table:style-name="ro1">
          <table:table-cell office:value-type="string" calcext:value-type="string">
            <text:p>0500000US40119</text:p>
          </table:table-cell>
          <table:table-cell office:value-type="float" office:value="40119" calcext:value-type="float">
            <text:p>40119</text:p>
          </table:table-cell>
          <table:table-cell office:value-type="string" calcext:value-type="string">
            <text:p>Payne County, Oklahoma</text:p>
          </table:table-cell>
          <table:table-cell office:value-type="float" office:value="931341000" calcext:value-type="float">
            <text:p>931341000</text:p>
          </table:table-cell>
          <table:table-cell office:value-type="float" office:value="149455719" calcext:value-type="float">
            <text:p>149455719</text:p>
          </table:table-cell>
        </table:table-row>
        <table:table-row table:style-name="ro1">
          <table:table-cell office:value-type="string" calcext:value-type="string">
            <text:p>0500000US40125</text:p>
          </table:table-cell>
          <table:table-cell office:value-type="float" office:value="40125" calcext:value-type="float">
            <text:p>40125</text:p>
          </table:table-cell>
          <table:table-cell office:value-type="string" calcext:value-type="string">
            <text:p>Pottawatomie County, Oklahoma</text:p>
          </table:table-cell>
          <table:table-cell office:value-type="float" office:value="941869000" calcext:value-type="float">
            <text:p>941869000</text:p>
          </table:table-cell>
          <table:table-cell office:value-type="float" office:value="83258568" calcext:value-type="float">
            <text:p>83258568</text:p>
          </table:table-cell>
        </table:table-row>
        <table:table-row table:style-name="ro1">
          <table:table-cell office:value-type="string" calcext:value-type="string">
            <text:p>0500000US40131</text:p>
          </table:table-cell>
          <table:table-cell office:value-type="float" office:value="40131" calcext:value-type="float">
            <text:p>40131</text:p>
          </table:table-cell>
          <table:table-cell office:value-type="string" calcext:value-type="string">
            <text:p>Rogers County, Oklahoma</text:p>
          </table:table-cell>
          <table:table-cell office:value-type="float" office:value="1416065000" calcext:value-type="float">
            <text:p>1416065000</text:p>
          </table:table-cell>
          <table:table-cell office:value-type="float" office:value="101472026" calcext:value-type="float">
            <text:p>101472026</text:p>
          </table:table-cell>
        </table:table-row>
        <table:table-row table:style-name="ro1">
          <table:table-cell office:value-type="string" calcext:value-type="string">
            <text:p>0500000US40143</text:p>
          </table:table-cell>
          <table:table-cell office:value-type="float" office:value="40143" calcext:value-type="float">
            <text:p>40143</text:p>
          </table:table-cell>
          <table:table-cell office:value-type="string" calcext:value-type="string">
            <text:p>Tulsa County, Oklahoma</text:p>
          </table:table-cell>
          <table:table-cell office:value-type="float" office:value="10719062000" calcext:value-type="float">
            <text:p>10719062000</text:p>
          </table:table-cell>
          <table:table-cell office:value-type="float" office:value="417638009" calcext:value-type="float">
            <text:p>417638009</text:p>
          </table:table-cell>
        </table:table-row>
        <table:table-row table:style-name="ro1">
          <table:table-cell office:value-type="string" calcext:value-type="string">
            <text:p>0500000US40145</text:p>
          </table:table-cell>
          <table:table-cell office:value-type="float" office:value="40145" calcext:value-type="float">
            <text:p>40145</text:p>
          </table:table-cell>
          <table:table-cell office:value-type="string" calcext:value-type="string">
            <text:p>Wagoner County, Oklahoma</text:p>
          </table:table-cell>
          <table:table-cell office:value-type="float" office:value="1140316300" calcext:value-type="float">
            <text:p>1140316300</text:p>
          </table:table-cell>
          <table:table-cell office:value-type="float" office:value="110733709" calcext:value-type="float">
            <text:p>110733709</text:p>
          </table:table-cell>
        </table:table-row>
        <table:table-row table:style-name="ro1">
          <table:table-cell office:value-type="string" calcext:value-type="string">
            <text:p>0500000US41003</text:p>
          </table:table-cell>
          <table:table-cell office:value-type="float" office:value="41003" calcext:value-type="float">
            <text:p>41003</text:p>
          </table:table-cell>
          <table:table-cell office:value-type="string" calcext:value-type="string">
            <text:p>Benton County, Oregon</text:p>
          </table:table-cell>
          <table:table-cell office:value-type="float" office:value="1501419700" calcext:value-type="float">
            <text:p>1501419700</text:p>
          </table:table-cell>
          <table:table-cell office:value-type="float" office:value="113581863" calcext:value-type="float">
            <text:p>113581863</text:p>
          </table:table-cell>
        </table:table-row>
        <table:table-row table:style-name="ro1">
          <table:table-cell office:value-type="string" calcext:value-type="string">
            <text:p>0500000US41005</text:p>
          </table:table-cell>
          <table:table-cell office:value-type="float" office:value="41005" calcext:value-type="float">
            <text:p>41005</text:p>
          </table:table-cell>
          <table:table-cell office:value-type="string" calcext:value-type="string">
            <text:p>Clackamas County, Oregon</text:p>
          </table:table-cell>
          <table:table-cell office:value-type="float" office:value="8386003000" calcext:value-type="float">
            <text:p>8386003000</text:p>
          </table:table-cell>
          <table:table-cell office:value-type="float" office:value="464769214" calcext:value-type="float">
            <text:p>464769214</text:p>
          </table:table-cell>
        </table:table-row>
        <table:table-row table:style-name="ro1">
          <table:table-cell office:value-type="string" calcext:value-type="string">
            <text:p>0500000US41017</text:p>
          </table:table-cell>
          <table:table-cell office:value-type="float" office:value="41017" calcext:value-type="float">
            <text:p>41017</text:p>
          </table:table-cell>
          <table:table-cell office:value-type="string" calcext:value-type="string">
            <text:p>Deschutes County, Oregon</text:p>
          </table:table-cell>
          <table:table-cell office:value-type="float" office:value="2851108500" calcext:value-type="float">
            <text:p>2851108500</text:p>
          </table:table-cell>
          <table:table-cell office:value-type="float" office:value="225294196" calcext:value-type="float">
            <text:p>225294196</text:p>
          </table:table-cell>
        </table:table-row>
        <table:table-row table:style-name="ro1">
          <table:table-cell office:value-type="string" calcext:value-type="string">
            <text:p>0500000US41019</text:p>
          </table:table-cell>
          <table:table-cell office:value-type="float" office:value="41019" calcext:value-type="float">
            <text:p>41019</text:p>
          </table:table-cell>
          <table:table-cell office:value-type="string" calcext:value-type="string">
            <text:p>Douglas County, Oregon</text:p>
          </table:table-cell>
          <table:table-cell office:value-type="float" office:value="1557511000" calcext:value-type="float">
            <text:p>1557511000</text:p>
          </table:table-cell>
          <table:table-cell office:value-type="float" office:value="119567507" calcext:value-type="float">
            <text:p>119567507</text:p>
          </table:table-cell>
        </table:table-row>
        <table:table-row table:style-name="ro1">
          <table:table-cell office:value-type="string" calcext:value-type="string">
            <text:p>0500000US41029</text:p>
          </table:table-cell>
          <table:table-cell office:value-type="float" office:value="41029" calcext:value-type="float">
            <text:p>41029</text:p>
          </table:table-cell>
          <table:table-cell office:value-type="string" calcext:value-type="string">
            <text:p>Jackson County, Oregon</text:p>
          </table:table-cell>
          <table:table-cell office:value-type="float" office:value="3171974400" calcext:value-type="float">
            <text:p>3171974400</text:p>
          </table:table-cell>
          <table:table-cell office:value-type="float" office:value="238732150" calcext:value-type="float">
            <text:p>238732150</text:p>
          </table:table-cell>
        </table:table-row>
        <table:table-row table:style-name="ro1">
          <table:table-cell office:value-type="string" calcext:value-type="string">
            <text:p>0500000US41033</text:p>
          </table:table-cell>
          <table:table-cell office:value-type="float" office:value="41033" calcext:value-type="float">
            <text:p>41033</text:p>
          </table:table-cell>
          <table:table-cell office:value-type="string" calcext:value-type="string">
            <text:p>Josephine County, Oregon</text:p>
          </table:table-cell>
          <table:table-cell office:value-type="float" office:value="1289055500" calcext:value-type="float">
            <text:p>1289055500</text:p>
          </table:table-cell>
          <table:table-cell office:value-type="float" office:value="121171867" calcext:value-type="float">
            <text:p>121171867</text:p>
          </table:table-cell>
        </table:table-row>
        <table:table-row table:style-name="ro1">
          <table:table-cell office:value-type="string" calcext:value-type="string">
            <text:p>0500000US41035</text:p>
          </table:table-cell>
          <table:table-cell office:value-type="float" office:value="41035" calcext:value-type="float">
            <text:p>41035</text:p>
          </table:table-cell>
          <table:table-cell office:value-type="string" calcext:value-type="string">
            <text:p>Klamath County, Oregon</text:p>
          </table:table-cell>
          <table:table-cell office:value-type="float" office:value="1028622800" calcext:value-type="float">
            <text:p>1028622800</text:p>
          </table:table-cell>
          <table:table-cell office:value-type="float" office:value="134827673" calcext:value-type="float">
            <text:p>134827673</text:p>
          </table:table-cell>
        </table:table-row>
        <table:table-row table:style-name="ro1">
          <table:table-cell office:value-type="string" calcext:value-type="string">
            <text:p>0500000US41039</text:p>
          </table:table-cell>
          <table:table-cell office:value-type="float" office:value="41039" calcext:value-type="float">
            <text:p>41039</text:p>
          </table:table-cell>
          <table:table-cell office:value-type="string" calcext:value-type="string">
            <text:p>Lane County, Oregon</text:p>
          </table:table-cell>
          <table:table-cell office:value-type="float" office:value="5442410500" calcext:value-type="float">
            <text:p>5442410500</text:p>
          </table:table-cell>
          <table:table-cell office:value-type="float" office:value="290009532" calcext:value-type="float">
            <text:p>290009532</text:p>
          </table:table-cell>
        </table:table-row>
        <table:table-row table:style-name="ro1">
          <table:table-cell office:value-type="string" calcext:value-type="string">
            <text:p>0500000US41043</text:p>
          </table:table-cell>
          <table:table-cell office:value-type="float" office:value="41043" calcext:value-type="float">
            <text:p>41043</text:p>
          </table:table-cell>
          <table:table-cell office:value-type="string" calcext:value-type="string">
            <text:p>Linn County, Oregon</text:p>
          </table:table-cell>
          <table:table-cell office:value-type="float" office:value="1761656400" calcext:value-type="float">
            <text:p>1761656400</text:p>
          </table:table-cell>
          <table:table-cell office:value-type="float" office:value="145122931" calcext:value-type="float">
            <text:p>145122931</text:p>
          </table:table-cell>
        </table:table-row>
        <table:table-row table:style-name="ro1">
          <table:table-cell office:value-type="string" calcext:value-type="string">
            <text:p>0500000US41047</text:p>
          </table:table-cell>
          <table:table-cell office:value-type="float" office:value="41047" calcext:value-type="float">
            <text:p>41047</text:p>
          </table:table-cell>
          <table:table-cell office:value-type="string" calcext:value-type="string">
            <text:p>Marion County, Oregon</text:p>
          </table:table-cell>
          <table:table-cell office:value-type="float" office:value="4759251500" calcext:value-type="float">
            <text:p>4759251500</text:p>
          </table:table-cell>
          <table:table-cell office:value-type="float" office:value="264441739" calcext:value-type="float">
            <text:p>264441739</text:p>
          </table:table-cell>
        </table:table-row>
        <table:table-row table:style-name="ro1">
          <table:table-cell office:value-type="string" calcext:value-type="string">
            <text:p>0500000US41051</text:p>
          </table:table-cell>
          <table:table-cell office:value-type="float" office:value="41051" calcext:value-type="float">
            <text:p>41051</text:p>
          </table:table-cell>
          <table:table-cell office:value-type="string" calcext:value-type="string">
            <text:p>Multnomah County, Oregon</text:p>
          </table:table-cell>
          <table:table-cell office:value-type="float" office:value="11730817700" calcext:value-type="float">
            <text:p>11730817700</text:p>
          </table:table-cell>
          <table:table-cell office:value-type="float" office:value="465796431" calcext:value-type="float">
            <text:p>465796431</text:p>
          </table:table-cell>
        </table:table-row>
        <table:table-row table:style-name="ro1">
          <table:table-cell office:value-type="string" calcext:value-type="string">
            <text:p>0500000US41053</text:p>
          </table:table-cell>
          <table:table-cell office:value-type="float" office:value="41053" calcext:value-type="float">
            <text:p>41053</text:p>
          </table:table-cell>
          <table:table-cell office:value-type="string" calcext:value-type="string">
            <text:p>Polk County, Oregon</text:p>
          </table:table-cell>
          <table:table-cell office:value-type="float" office:value="1088833800" calcext:value-type="float">
            <text:p>1088833800</text:p>
          </table:table-cell>
          <table:table-cell office:value-type="float" office:value="102661490" calcext:value-type="float">
            <text:p>102661490</text:p>
          </table:table-cell>
        </table:table-row>
        <table:table-row table:style-name="ro1">
          <table:table-cell office:value-type="string" calcext:value-type="string">
            <text:p>0500000US41059</text:p>
          </table:table-cell>
          <table:table-cell office:value-type="float" office:value="41059" calcext:value-type="float">
            <text:p>41059</text:p>
          </table:table-cell>
          <table:table-cell office:value-type="string" calcext:value-type="string">
            <text:p>Umatilla County, Oregon</text:p>
          </table:table-cell>
          <table:table-cell office:value-type="float" office:value="1021576000" calcext:value-type="float">
            <text:p>1021576000</text:p>
          </table:table-cell>
          <table:table-cell office:value-type="float" office:value="86422696" calcext:value-type="float">
            <text:p>86422696</text:p>
          </table:table-cell>
        </table:table-row>
        <table:table-row table:style-name="ro1">
          <table:table-cell office:value-type="string" calcext:value-type="string">
            <text:p>0500000US41067</text:p>
          </table:table-cell>
          <table:table-cell office:value-type="float" office:value="41067" calcext:value-type="float">
            <text:p>41067</text:p>
          </table:table-cell>
          <table:table-cell office:value-type="string" calcext:value-type="string">
            <text:p>Washington County, Oregon</text:p>
          </table:table-cell>
          <table:table-cell office:value-type="float" office:value="11151657600" calcext:value-type="float">
            <text:p>11151657600</text:p>
          </table:table-cell>
          <table:table-cell office:value-type="float" office:value="437155974" calcext:value-type="float">
            <text:p>437155974</text:p>
          </table:table-cell>
        </table:table-row>
        <table:table-row table:style-name="ro1">
          <table:table-cell office:value-type="string" calcext:value-type="string">
            <text:p>0500000US41071</text:p>
          </table:table-cell>
          <table:table-cell office:value-type="float" office:value="41071" calcext:value-type="float">
            <text:p>41071</text:p>
          </table:table-cell>
          <table:table-cell office:value-type="string" calcext:value-type="string">
            <text:p>Yamhill County, Oregon</text:p>
          </table:table-cell>
          <table:table-cell office:value-type="float" office:value="1713233100" calcext:value-type="float">
            <text:p>1713233100</text:p>
          </table:table-cell>
          <table:table-cell office:value-type="float" office:value="470985664" calcext:value-type="float">
            <text:p>470985664</text:p>
          </table:table-cell>
        </table:table-row>
        <table:table-row table:style-name="ro1">
          <table:table-cell office:value-type="string" calcext:value-type="string">
            <text:p>0500000US42001</text:p>
          </table:table-cell>
          <table:table-cell office:value-type="float" office:value="42001" calcext:value-type="float">
            <text:p>42001</text:p>
          </table:table-cell>
          <table:table-cell office:value-type="string" calcext:value-type="string">
            <text:p>Adams County, Pennsylvania</text:p>
          </table:table-cell>
          <table:table-cell office:value-type="float" office:value="1838404900" calcext:value-type="float">
            <text:p>1838404900</text:p>
          </table:table-cell>
          <table:table-cell office:value-type="float" office:value="139592075" calcext:value-type="float">
            <text:p>139592075</text:p>
          </table:table-cell>
        </table:table-row>
        <table:table-row table:style-name="ro1">
          <table:table-cell office:value-type="string" calcext:value-type="string">
            <text:p>0500000US42003</text:p>
          </table:table-cell>
          <table:table-cell office:value-type="float" office:value="42003" calcext:value-type="float">
            <text:p>42003</text:p>
          </table:table-cell>
          <table:table-cell office:value-type="string" calcext:value-type="string">
            <text:p>Allegheny County, Pennsylvania</text:p>
          </table:table-cell>
          <table:table-cell office:value-type="float" office:value="24042848700" calcext:value-type="float">
            <text:p>24042848700</text:p>
          </table:table-cell>
          <table:table-cell office:value-type="float" office:value="696077622" calcext:value-type="float">
            <text:p>696077622</text:p>
          </table:table-cell>
        </table:table-row>
        <table:table-row table:style-name="ro1">
          <table:table-cell office:value-type="string" calcext:value-type="string">
            <text:p>0500000US42005</text:p>
          </table:table-cell>
          <table:table-cell office:value-type="float" office:value="42005" calcext:value-type="float">
            <text:p>42005</text:p>
          </table:table-cell>
          <table:table-cell office:value-type="string" calcext:value-type="string">
            <text:p>Armstrong County, Pennsylvania</text:p>
          </table:table-cell>
          <table:table-cell office:value-type="float" office:value="1077391000" calcext:value-type="float">
            <text:p>1077391000</text:p>
          </table:table-cell>
          <table:table-cell office:value-type="float" office:value="81379840" calcext:value-type="float">
            <text:p>81379840</text:p>
          </table:table-cell>
        </table:table-row>
        <table:table-row table:style-name="ro1">
          <table:table-cell office:value-type="string" calcext:value-type="string">
            <text:p>0500000US42007</text:p>
          </table:table-cell>
          <table:table-cell office:value-type="float" office:value="42007" calcext:value-type="float">
            <text:p>42007</text:p>
          </table:table-cell>
          <table:table-cell office:value-type="string" calcext:value-type="string">
            <text:p>Beaver County, Pennsylvania</text:p>
          </table:table-cell>
          <table:table-cell office:value-type="float" office:value="3094977800" calcext:value-type="float">
            <text:p>3094977800</text:p>
          </table:table-cell>
          <table:table-cell office:value-type="float" office:value="204707558" calcext:value-type="float">
            <text:p>204707558</text:p>
          </table:table-cell>
        </table:table-row>
        <table:table-row table:style-name="ro1">
          <table:table-cell office:value-type="string" calcext:value-type="string">
            <text:p>0500000US42011</text:p>
          </table:table-cell>
          <table:table-cell office:value-type="float" office:value="42011" calcext:value-type="float">
            <text:p>42011</text:p>
          </table:table-cell>
          <table:table-cell office:value-type="string" calcext:value-type="string">
            <text:p>Berks County, Pennsylvania</text:p>
          </table:table-cell>
          <table:table-cell office:value-type="float" office:value="7279339400" calcext:value-type="float">
            <text:p>7279339400</text:p>
          </table:table-cell>
          <table:table-cell office:value-type="float" office:value="280494306" calcext:value-type="float">
            <text:p>280494306</text:p>
          </table:table-cell>
        </table:table-row>
        <table:table-row table:style-name="ro1">
          <table:table-cell office:value-type="string" calcext:value-type="string">
            <text:p>0500000US42013</text:p>
          </table:table-cell>
          <table:table-cell office:value-type="float" office:value="42013" calcext:value-type="float">
            <text:p>42013</text:p>
          </table:table-cell>
          <table:table-cell office:value-type="string" calcext:value-type="string">
            <text:p>Blair County, Pennsylvania</text:p>
          </table:table-cell>
          <table:table-cell office:value-type="float" office:value="1975461000" calcext:value-type="float">
            <text:p>1975461000</text:p>
          </table:table-cell>
          <table:table-cell office:value-type="float" office:value="152781536" calcext:value-type="float">
            <text:p>152781536</text:p>
          </table:table-cell>
        </table:table-row>
        <table:table-row table:style-name="ro1">
          <table:table-cell office:value-type="string" calcext:value-type="string">
            <text:p>0500000US42017</text:p>
          </table:table-cell>
          <table:table-cell office:value-type="float" office:value="42017" calcext:value-type="float">
            <text:p>42017</text:p>
          </table:table-cell>
          <table:table-cell office:value-type="string" calcext:value-type="string">
            <text:p>Bucks County, Pennsylvania</text:p>
          </table:table-cell>
          <table:table-cell office:value-type="float" office:value="17011356900" calcext:value-type="float">
            <text:p>17011356900</text:p>
          </table:table-cell>
          <table:table-cell office:value-type="float" office:value="686429465" calcext:value-type="float">
            <text:p>686429465</text:p>
          </table:table-cell>
        </table:table-row>
        <table:table-row table:style-name="ro1">
          <table:table-cell office:value-type="string" calcext:value-type="string">
            <text:p>0500000US42019</text:p>
          </table:table-cell>
          <table:table-cell office:value-type="float" office:value="42019" calcext:value-type="float">
            <text:p>42019</text:p>
          </table:table-cell>
          <table:table-cell office:value-type="string" calcext:value-type="string">
            <text:p>Butler County, Pennsylvania</text:p>
          </table:table-cell>
          <table:table-cell office:value-type="float" office:value="3782755200" calcext:value-type="float">
            <text:p>3782755200</text:p>
          </table:table-cell>
          <table:table-cell office:value-type="float" office:value="221540028" calcext:value-type="float">
            <text:p>221540028</text:p>
          </table:table-cell>
        </table:table-row>
        <table:table-row table:style-name="ro1">
          <table:table-cell office:value-type="string" calcext:value-type="string">
            <text:p>0500000US42021</text:p>
          </table:table-cell>
          <table:table-cell office:value-type="float" office:value="42021" calcext:value-type="float">
            <text:p>42021</text:p>
          </table:table-cell>
          <table:table-cell office:value-type="string" calcext:value-type="string">
            <text:p>Cambria County, Pennsylvania</text:p>
          </table:table-cell>
          <table:table-cell office:value-type="float" office:value="2136484400" calcext:value-type="float">
            <text:p>2136484400</text:p>
          </table:table-cell>
          <table:table-cell office:value-type="float" office:value="151802165" calcext:value-type="float">
            <text:p>151802165</text:p>
          </table:table-cell>
        </table:table-row>
        <table:table-row table:style-name="ro1">
          <table:table-cell office:value-type="string" calcext:value-type="string">
            <text:p>0500000US42027</text:p>
          </table:table-cell>
          <table:table-cell office:value-type="float" office:value="42027" calcext:value-type="float">
            <text:p>42027</text:p>
          </table:table-cell>
          <table:table-cell office:value-type="string" calcext:value-type="string">
            <text:p>Centre County, Pennsylvania</text:p>
          </table:table-cell>
          <table:table-cell office:value-type="float" office:value="2128082100" calcext:value-type="float">
            <text:p>2128082100</text:p>
          </table:table-cell>
          <table:table-cell office:value-type="float" office:value="193139613" calcext:value-type="float">
            <text:p>193139613</text:p>
          </table:table-cell>
        </table:table-row>
        <table:table-row table:style-name="ro1">
          <table:table-cell office:value-type="string" calcext:value-type="string">
            <text:p>0500000US42029</text:p>
          </table:table-cell>
          <table:table-cell office:value-type="float" office:value="42029" calcext:value-type="float">
            <text:p>42029</text:p>
          </table:table-cell>
          <table:table-cell office:value-type="string" calcext:value-type="string">
            <text:p>Chester County, Pennsylvania</text:p>
          </table:table-cell>
          <table:table-cell office:value-type="float" office:value="14604410000" calcext:value-type="float">
            <text:p>14604410000</text:p>
          </table:table-cell>
          <table:table-cell office:value-type="float" office:value="629909345" calcext:value-type="float">
            <text:p>629909345</text:p>
          </table:table-cell>
        </table:table-row>
        <table:table-row table:style-name="ro1">
          <table:table-cell office:value-type="string" calcext:value-type="string">
            <text:p>0500000US42033</text:p>
          </table:table-cell>
          <table:table-cell office:value-type="float" office:value="42033" calcext:value-type="float">
            <text:p>42033</text:p>
          </table:table-cell>
          <table:table-cell office:value-type="string" calcext:value-type="string">
            <text:p>Clearfield County, Pennsylvania</text:p>
          </table:table-cell>
          <table:table-cell office:value-type="float" office:value="1128724300" calcext:value-type="float">
            <text:p>1128724300</text:p>
          </table:table-cell>
          <table:table-cell office:value-type="float" office:value="77560760" calcext:value-type="float">
            <text:p>77560760</text:p>
          </table:table-cell>
        </table:table-row>
        <table:table-row table:style-name="ro1">
          <table:table-cell office:value-type="string" calcext:value-type="string">
            <text:p>0500000US42037</text:p>
          </table:table-cell>
          <table:table-cell office:value-type="float" office:value="42037" calcext:value-type="float">
            <text:p>42037</text:p>
          </table:table-cell>
          <table:table-cell office:value-type="string" calcext:value-type="string">
            <text:p>Columbia County, Pennsylvania</text:p>
          </table:table-cell>
          <table:table-cell office:value-type="float" office:value="943279400" calcext:value-type="float">
            <text:p>943279400</text:p>
          </table:table-cell>
          <table:table-cell office:value-type="float" office:value="72665356" calcext:value-type="float">
            <text:p>72665356</text:p>
          </table:table-cell>
        </table:table-row>
        <table:table-row table:style-name="ro1">
          <table:table-cell office:value-type="string" calcext:value-type="string">
            <text:p>0500000US42039</text:p>
          </table:table-cell>
          <table:table-cell office:value-type="float" office:value="42039" calcext:value-type="float">
            <text:p>42039</text:p>
          </table:table-cell>
          <table:table-cell office:value-type="string" calcext:value-type="string">
            <text:p>Crawford County, Pennsylvania</text:p>
          </table:table-cell>
          <table:table-cell office:value-type="float" office:value="1190459100" calcext:value-type="float">
            <text:p>1190459100</text:p>
          </table:table-cell>
          <table:table-cell office:value-type="float" office:value="81352791" calcext:value-type="float">
            <text:p>81352791</text:p>
          </table:table-cell>
        </table:table-row>
        <table:table-row table:style-name="ro1">
          <table:table-cell office:value-type="string" calcext:value-type="string">
            <text:p>0500000US42041</text:p>
          </table:table-cell>
          <table:table-cell office:value-type="float" office:value="42041" calcext:value-type="float">
            <text:p>42041</text:p>
          </table:table-cell>
          <table:table-cell office:value-type="string" calcext:value-type="string">
            <text:p>Cumberland County, Pennsylvania</text:p>
          </table:table-cell>
          <table:table-cell office:value-type="float" office:value="4724875700" calcext:value-type="float">
            <text:p>4724875700</text:p>
          </table:table-cell>
          <table:table-cell office:value-type="float" office:value="275309843" calcext:value-type="float">
            <text:p>275309843</text:p>
          </table:table-cell>
        </table:table-row>
        <table:table-row table:style-name="ro1">
          <table:table-cell office:value-type="string" calcext:value-type="string">
            <text:p>0500000US42043</text:p>
          </table:table-cell>
          <table:table-cell office:value-type="float" office:value="42043" calcext:value-type="float">
            <text:p>42043</text:p>
          </table:table-cell>
          <table:table-cell office:value-type="string" calcext:value-type="string">
            <text:p>Dauphin County, Pennsylvania</text:p>
          </table:table-cell>
          <table:table-cell office:value-type="float" office:value="4649889200" calcext:value-type="float">
            <text:p>4649889200</text:p>
          </table:table-cell>
          <table:table-cell office:value-type="float" office:value="226175105" calcext:value-type="float">
            <text:p>226175105</text:p>
          </table:table-cell>
        </table:table-row>
        <table:table-row table:style-name="ro1">
          <table:table-cell office:value-type="string" calcext:value-type="string">
            <text:p>0500000US42045</text:p>
          </table:table-cell>
          <table:table-cell office:value-type="float" office:value="42045" calcext:value-type="float">
            <text:p>42045</text:p>
          </table:table-cell>
          <table:table-cell office:value-type="string" calcext:value-type="string">
            <text:p>Delaware County, Pennsylvania</text:p>
          </table:table-cell>
          <table:table-cell office:value-type="float" office:value="12180105000" calcext:value-type="float">
            <text:p>12180105000</text:p>
          </table:table-cell>
          <table:table-cell office:value-type="float" office:value="445717503" calcext:value-type="float">
            <text:p>445717503</text:p>
          </table:table-cell>
        </table:table-row>
        <table:table-row table:style-name="ro1">
          <table:table-cell office:value-type="string" calcext:value-type="string">
            <text:p>0500000US42049</text:p>
          </table:table-cell>
          <table:table-cell office:value-type="float" office:value="42049" calcext:value-type="float">
            <text:p>42049</text:p>
          </table:table-cell>
          <table:table-cell office:value-type="string" calcext:value-type="string">
            <text:p>Erie County, Pennsylvania</text:p>
          </table:table-cell>
          <table:table-cell office:value-type="float" office:value="4341800600" calcext:value-type="float">
            <text:p>4341800600</text:p>
          </table:table-cell>
          <table:table-cell office:value-type="float" office:value="240039421" calcext:value-type="float">
            <text:p>240039421</text:p>
          </table:table-cell>
        </table:table-row>
        <table:table-row table:style-name="ro1">
          <table:table-cell office:value-type="string" calcext:value-type="string">
            <text:p>0500000US42051</text:p>
          </table:table-cell>
          <table:table-cell office:value-type="float" office:value="42051" calcext:value-type="float">
            <text:p>42051</text:p>
          </table:table-cell>
          <table:table-cell office:value-type="string" calcext:value-type="string">
            <text:p>Fayette County, Pennsylvania</text:p>
          </table:table-cell>
          <table:table-cell office:value-type="float" office:value="1916535800" calcext:value-type="float">
            <text:p>1916535800</text:p>
          </table:table-cell>
          <table:table-cell office:value-type="float" office:value="146248408" calcext:value-type="float">
            <text:p>146248408</text:p>
          </table:table-cell>
        </table:table-row>
        <table:table-row table:style-name="ro1">
          <table:table-cell office:value-type="string" calcext:value-type="string">
            <text:p>0500000US42055</text:p>
          </table:table-cell>
          <table:table-cell office:value-type="float" office:value="42055" calcext:value-type="float">
            <text:p>42055</text:p>
          </table:table-cell>
          <table:table-cell office:value-type="string" calcext:value-type="string">
            <text:p>Franklin County, Pennsylvania</text:p>
          </table:table-cell>
          <table:table-cell office:value-type="float" office:value="2714039300" calcext:value-type="float">
            <text:p>2714039300</text:p>
          </table:table-cell>
          <table:table-cell office:value-type="float" office:value="260688268" calcext:value-type="float">
            <text:p>260688268</text:p>
          </table:table-cell>
        </table:table-row>
        <table:table-row table:style-name="ro1">
          <table:table-cell office:value-type="string" calcext:value-type="string">
            <text:p>0500000US42063</text:p>
          </table:table-cell>
          <table:table-cell office:value-type="float" office:value="42063" calcext:value-type="float">
            <text:p>42063</text:p>
          </table:table-cell>
          <table:table-cell office:value-type="string" calcext:value-type="string">
            <text:p>Indiana County, Pennsylvania</text:p>
          </table:table-cell>
          <table:table-cell office:value-type="float" office:value="1257935700" calcext:value-type="float">
            <text:p>1257935700</text:p>
          </table:table-cell>
          <table:table-cell office:value-type="float" office:value="88404925" calcext:value-type="float">
            <text:p>88404925</text:p>
          </table:table-cell>
        </table:table-row>
        <table:table-row table:style-name="ro1">
          <table:table-cell office:value-type="string" calcext:value-type="string">
            <text:p>0500000US42069</text:p>
          </table:table-cell>
          <table:table-cell office:value-type="float" office:value="42069" calcext:value-type="float">
            <text:p>42069</text:p>
          </table:table-cell>
          <table:table-cell office:value-type="string" calcext:value-type="string">
            <text:p>Lackawanna County, Pennsylvania</text:p>
          </table:table-cell>
          <table:table-cell office:value-type="float" office:value="3449087100" calcext:value-type="float">
            <text:p>3449087100</text:p>
          </table:table-cell>
          <table:table-cell office:value-type="float" office:value="195227608" calcext:value-type="float">
            <text:p>195227608</text:p>
          </table:table-cell>
        </table:table-row>
        <table:table-row table:style-name="ro1">
          <table:table-cell office:value-type="string" calcext:value-type="string">
            <text:p>0500000US42071</text:p>
          </table:table-cell>
          <table:table-cell office:value-type="float" office:value="42071" calcext:value-type="float">
            <text:p>42071</text:p>
          </table:table-cell>
          <table:table-cell office:value-type="string" calcext:value-type="string">
            <text:p>Lancaster County, Pennsylvania</text:p>
          </table:table-cell>
          <table:table-cell office:value-type="float" office:value="9934052400" calcext:value-type="float">
            <text:p>9934052400</text:p>
          </table:table-cell>
          <table:table-cell office:value-type="float" office:value="376439262" calcext:value-type="float">
            <text:p>376439262</text:p>
          </table:table-cell>
        </table:table-row>
        <table:table-row table:style-name="ro1">
          <table:table-cell office:value-type="string" calcext:value-type="string">
            <text:p>0500000US42073</text:p>
          </table:table-cell>
          <table:table-cell office:value-type="float" office:value="42073" calcext:value-type="float">
            <text:p>42073</text:p>
          </table:table-cell>
          <table:table-cell office:value-type="string" calcext:value-type="string">
            <text:p>Lawrence County, Pennsylvania</text:p>
          </table:table-cell>
          <table:table-cell office:value-type="float" office:value="1433962600" calcext:value-type="float">
            <text:p>1433962600</text:p>
          </table:table-cell>
          <table:table-cell office:value-type="float" office:value="113355790" calcext:value-type="float">
            <text:p>113355790</text:p>
          </table:table-cell>
        </table:table-row>
        <table:table-row table:style-name="ro1">
          <table:table-cell office:value-type="string" calcext:value-type="string">
            <text:p>0500000US42075</text:p>
          </table:table-cell>
          <table:table-cell office:value-type="float" office:value="42075" calcext:value-type="float">
            <text:p>42075</text:p>
          </table:table-cell>
          <table:table-cell office:value-type="string" calcext:value-type="string">
            <text:p>Lebanon County, Pennsylvania</text:p>
          </table:table-cell>
          <table:table-cell office:value-type="float" office:value="2326093200" calcext:value-type="float">
            <text:p>2326093200</text:p>
          </table:table-cell>
          <table:table-cell office:value-type="float" office:value="158721754" calcext:value-type="float">
            <text:p>158721754</text:p>
          </table:table-cell>
        </table:table-row>
        <table:table-row table:style-name="ro1">
          <table:table-cell office:value-type="string" calcext:value-type="string">
            <text:p>0500000US42077</text:p>
          </table:table-cell>
          <table:table-cell office:value-type="float" office:value="42077" calcext:value-type="float">
            <text:p>42077</text:p>
          </table:table-cell>
          <table:table-cell office:value-type="string" calcext:value-type="string">
            <text:p>Lehigh County, Pennsylvania</text:p>
          </table:table-cell>
          <table:table-cell office:value-type="float" office:value="6489136000" calcext:value-type="float">
            <text:p>6489136000</text:p>
          </table:table-cell>
          <table:table-cell office:value-type="float" office:value="284771705" calcext:value-type="float">
            <text:p>284771705</text:p>
          </table:table-cell>
        </table:table-row>
        <table:table-row table:style-name="ro1">
          <table:table-cell office:value-type="string" calcext:value-type="string">
            <text:p>0500000US42079</text:p>
          </table:table-cell>
          <table:table-cell office:value-type="float" office:value="42079" calcext:value-type="float">
            <text:p>42079</text:p>
          </table:table-cell>
          <table:table-cell office:value-type="string" calcext:value-type="string">
            <text:p>Luzerne County, Pennsylvania</text:p>
          </table:table-cell>
          <table:table-cell office:value-type="float" office:value="5035101200" calcext:value-type="float">
            <text:p>5035101200</text:p>
          </table:table-cell>
          <table:table-cell office:value-type="float" office:value="201033782" calcext:value-type="float">
            <text:p>201033782</text:p>
          </table:table-cell>
        </table:table-row>
        <table:table-row table:style-name="ro1">
          <table:table-cell office:value-type="string" calcext:value-type="string">
            <text:p>0500000US42081</text:p>
          </table:table-cell>
          <table:table-cell office:value-type="float" office:value="42081" calcext:value-type="float">
            <text:p>42081</text:p>
          </table:table-cell>
          <table:table-cell office:value-type="string" calcext:value-type="string">
            <text:p>Lycoming County, Pennsylvania</text:p>
          </table:table-cell>
          <table:table-cell office:value-type="float" office:value="1865061500" calcext:value-type="float">
            <text:p>1865061500</text:p>
          </table:table-cell>
          <table:table-cell office:value-type="float" office:value="110010709" calcext:value-type="float">
            <text:p>110010709</text:p>
          </table:table-cell>
        </table:table-row>
        <table:table-row table:style-name="ro1">
          <table:table-cell office:value-type="string" calcext:value-type="string">
            <text:p>0500000US42085</text:p>
          </table:table-cell>
          <table:table-cell office:value-type="float" office:value="42085" calcext:value-type="float">
            <text:p>42085</text:p>
          </table:table-cell>
          <table:table-cell office:value-type="string" calcext:value-type="string">
            <text:p>Mercer County, Pennsylvania</text:p>
          </table:table-cell>
          <table:table-cell office:value-type="float" office:value="1875759100" calcext:value-type="float">
            <text:p>1875759100</text:p>
          </table:table-cell>
          <table:table-cell office:value-type="float" office:value="134455630" calcext:value-type="float">
            <text:p>134455630</text:p>
          </table:table-cell>
        </table:table-row>
        <table:table-row table:style-name="ro1">
          <table:table-cell office:value-type="string" calcext:value-type="string">
            <text:p>0500000US42089</text:p>
          </table:table-cell>
          <table:table-cell office:value-type="float" office:value="42089" calcext:value-type="float">
            <text:p>42089</text:p>
          </table:table-cell>
          <table:table-cell office:value-type="string" calcext:value-type="string">
            <text:p>Monroe County, Pennsylvania</text:p>
          </table:table-cell>
          <table:table-cell office:value-type="float" office:value="2879180400" calcext:value-type="float">
            <text:p>2879180400</text:p>
          </table:table-cell>
          <table:table-cell office:value-type="float" office:value="210804408" calcext:value-type="float">
            <text:p>210804408</text:p>
          </table:table-cell>
        </table:table-row>
        <table:table-row table:style-name="ro1">
          <table:table-cell office:value-type="string" calcext:value-type="string">
            <text:p>0500000US42091</text:p>
          </table:table-cell>
          <table:table-cell office:value-type="float" office:value="42091" calcext:value-type="float">
            <text:p>42091</text:p>
          </table:table-cell>
          <table:table-cell office:value-type="string" calcext:value-type="string">
            <text:p>Montgomery County, Pennsylvania</text:p>
          </table:table-cell>
          <table:table-cell office:value-type="float" office:value="22472462900" calcext:value-type="float">
            <text:p>22472462900</text:p>
          </table:table-cell>
          <table:table-cell office:value-type="float" office:value="715169070" calcext:value-type="float">
            <text:p>715169070</text:p>
          </table:table-cell>
        </table:table-row>
        <table:table-row table:style-name="ro1">
          <table:table-cell office:value-type="string" calcext:value-type="string">
            <text:p>0500000US42095</text:p>
          </table:table-cell>
          <table:table-cell office:value-type="float" office:value="42095" calcext:value-type="float">
            <text:p>42095</text:p>
          </table:table-cell>
          <table:table-cell office:value-type="string" calcext:value-type="string">
            <text:p>Northampton County, Pennsylvania</text:p>
          </table:table-cell>
          <table:table-cell office:value-type="float" office:value="6028462600" calcext:value-type="float">
            <text:p>6028462600</text:p>
          </table:table-cell>
          <table:table-cell office:value-type="float" office:value="282974264" calcext:value-type="float">
            <text:p>282974264</text:p>
          </table:table-cell>
        </table:table-row>
        <table:table-row table:style-name="ro1">
          <table:table-cell office:value-type="string" calcext:value-type="string">
            <text:p>0500000US42097</text:p>
          </table:table-cell>
          <table:table-cell office:value-type="float" office:value="42097" calcext:value-type="float">
            <text:p>42097</text:p>
          </table:table-cell>
          <table:table-cell office:value-type="string" calcext:value-type="string">
            <text:p>Northumberland County, Pennsylvania</text:p>
          </table:table-cell>
          <table:table-cell office:value-type="float" office:value="1300877900" calcext:value-type="float">
            <text:p>1300877900</text:p>
          </table:table-cell>
          <table:table-cell office:value-type="float" office:value="97031379" calcext:value-type="float">
            <text:p>97031379</text:p>
          </table:table-cell>
        </table:table-row>
        <table:table-row table:style-name="ro1">
          <table:table-cell office:value-type="string" calcext:value-type="string">
            <text:p>0500000US42101</text:p>
          </table:table-cell>
          <table:table-cell office:value-type="float" office:value="42101" calcext:value-type="float">
            <text:p>42101</text:p>
          </table:table-cell>
          <table:table-cell office:value-type="string" calcext:value-type="string">
            <text:p>Philadelphia County, Pennsylvania</text:p>
          </table:table-cell>
          <table:table-cell office:value-type="float" office:value="16780089500" calcext:value-type="float">
            <text:p>16780089500</text:p>
          </table:table-cell>
          <table:table-cell office:value-type="float" office:value="508709454" calcext:value-type="float">
            <text:p>508709454</text:p>
          </table:table-cell>
        </table:table-row>
        <table:table-row table:style-name="ro1">
          <table:table-cell office:value-type="string" calcext:value-type="string">
            <text:p>0500000US42107</text:p>
          </table:table-cell>
          <table:table-cell office:value-type="float" office:value="42107" calcext:value-type="float">
            <text:p>42107</text:p>
          </table:table-cell>
          <table:table-cell office:value-type="string" calcext:value-type="string">
            <text:p>Schuylkill County, Pennsylvania</text:p>
          </table:table-cell>
          <table:table-cell office:value-type="float" office:value="2124114700" calcext:value-type="float">
            <text:p>2124114700</text:p>
          </table:table-cell>
          <table:table-cell office:value-type="float" office:value="119597036" calcext:value-type="float">
            <text:p>119597036</text:p>
          </table:table-cell>
        </table:table-row>
        <table:table-row table:style-name="ro1">
          <table:table-cell office:value-type="string" calcext:value-type="string">
            <text:p>0500000US42111</text:p>
          </table:table-cell>
          <table:table-cell office:value-type="float" office:value="42111" calcext:value-type="float">
            <text:p>42111</text:p>
          </table:table-cell>
          <table:table-cell office:value-type="string" calcext:value-type="string">
            <text:p>Somerset County, Pennsylvania</text:p>
          </table:table-cell>
          <table:table-cell office:value-type="float" office:value="1075619500" calcext:value-type="float">
            <text:p>1075619500</text:p>
          </table:table-cell>
          <table:table-cell office:value-type="float" office:value="78668659" calcext:value-type="float">
            <text:p>78668659</text:p>
          </table:table-cell>
        </table:table-row>
        <table:table-row table:style-name="ro1">
          <table:table-cell office:value-type="string" calcext:value-type="string">
            <text:p>0500000US42125</text:p>
          </table:table-cell>
          <table:table-cell office:value-type="float" office:value="42125" calcext:value-type="float">
            <text:p>42125</text:p>
          </table:table-cell>
          <table:table-cell office:value-type="string" calcext:value-type="string">
            <text:p>Washington County, Pennsylvania</text:p>
          </table:table-cell>
          <table:table-cell office:value-type="float" office:value="3925770300" calcext:value-type="float">
            <text:p>3925770300</text:p>
          </table:table-cell>
          <table:table-cell office:value-type="float" office:value="229785032" calcext:value-type="float">
            <text:p>229785032</text:p>
          </table:table-cell>
        </table:table-row>
        <table:table-row table:style-name="ro1">
          <table:table-cell office:value-type="string" calcext:value-type="string">
            <text:p>0500000US42129</text:p>
          </table:table-cell>
          <table:table-cell office:value-type="float" office:value="42129" calcext:value-type="float">
            <text:p>42129</text:p>
          </table:table-cell>
          <table:table-cell office:value-type="string" calcext:value-type="string">
            <text:p>Westmoreland County, Pennsylvania</text:p>
          </table:table-cell>
          <table:table-cell office:value-type="float" office:value="6556207100" calcext:value-type="float">
            <text:p>6556207100</text:p>
          </table:table-cell>
          <table:table-cell office:value-type="float" office:value="259014285" calcext:value-type="float">
            <text:p>259014285</text:p>
          </table:table-cell>
        </table:table-row>
        <table:table-row table:style-name="ro1">
          <table:table-cell office:value-type="string" calcext:value-type="string">
            <text:p>0500000US42133</text:p>
          </table:table-cell>
          <table:table-cell office:value-type="float" office:value="42133" calcext:value-type="float">
            <text:p>42133</text:p>
          </table:table-cell>
          <table:table-cell office:value-type="string" calcext:value-type="string">
            <text:p>York County, Pennsylvania</text:p>
          </table:table-cell>
          <table:table-cell office:value-type="float" office:value="8205482100" calcext:value-type="float">
            <text:p>8205482100</text:p>
          </table:table-cell>
          <table:table-cell office:value-type="float" office:value="330175652" calcext:value-type="float">
            <text:p>330175652</text:p>
          </table:table-cell>
        </table:table-row>
        <table:table-row table:style-name="ro1">
          <table:table-cell office:value-type="string" calcext:value-type="string">
            <text:p>0500000US44003</text:p>
          </table:table-cell>
          <table:table-cell office:value-type="float" office:value="44003" calcext:value-type="float">
            <text:p>44003</text:p>
          </table:table-cell>
          <table:table-cell office:value-type="string" calcext:value-type="string">
            <text:p>Kent County, Rhode Island</text:p>
          </table:table-cell>
          <table:table-cell office:value-type="float" office:value="3898271800" calcext:value-type="float">
            <text:p>3898271800</text:p>
          </table:table-cell>
          <table:table-cell office:value-type="float" office:value="217327771" calcext:value-type="float">
            <text:p>217327771</text:p>
          </table:table-cell>
        </table:table-row>
        <table:table-row table:style-name="ro1">
          <table:table-cell office:value-type="string" calcext:value-type="string">
            <text:p>0500000US44005</text:p>
          </table:table-cell>
          <table:table-cell office:value-type="float" office:value="44005" calcext:value-type="float">
            <text:p>44005</text:p>
          </table:table-cell>
          <table:table-cell office:value-type="string" calcext:value-type="string">
            <text:p>Newport County, Rhode Island</text:p>
          </table:table-cell>
          <table:table-cell office:value-type="float" office:value="2143568100" calcext:value-type="float">
            <text:p>2143568100</text:p>
          </table:table-cell>
          <table:table-cell office:value-type="float" office:value="255767162" calcext:value-type="float">
            <text:p>255767162</text:p>
          </table:table-cell>
        </table:table-row>
        <table:table-row table:style-name="ro1">
          <table:table-cell office:value-type="string" calcext:value-type="string">
            <text:p>0500000US44007</text:p>
          </table:table-cell>
          <table:table-cell office:value-type="float" office:value="44007" calcext:value-type="float">
            <text:p>44007</text:p>
          </table:table-cell>
          <table:table-cell office:value-type="string" calcext:value-type="string">
            <text:p>Providence County, Rhode Island</text:p>
          </table:table-cell>
          <table:table-cell office:value-type="float" office:value="10122769600" calcext:value-type="float">
            <text:p>10122769600</text:p>
          </table:table-cell>
          <table:table-cell office:value-type="float" office:value="474502774" calcext:value-type="float">
            <text:p>474502774</text:p>
          </table:table-cell>
        </table:table-row>
        <table:table-row table:style-name="ro1">
          <table:table-cell office:value-type="string" calcext:value-type="string">
            <text:p>0500000US44009</text:p>
          </table:table-cell>
          <table:table-cell office:value-type="float" office:value="44009" calcext:value-type="float">
            <text:p>44009</text:p>
          </table:table-cell>
          <table:table-cell office:value-type="string" calcext:value-type="string">
            <text:p>Washington County, Rhode Island</text:p>
          </table:table-cell>
          <table:table-cell office:value-type="float" office:value="3146105200" calcext:value-type="float">
            <text:p>3146105200</text:p>
          </table:table-cell>
          <table:table-cell office:value-type="float" office:value="214659827" calcext:value-type="float">
            <text:p>214659827</text:p>
          </table:table-cell>
        </table:table-row>
        <table:table-row table:style-name="ro1">
          <table:table-cell office:value-type="string" calcext:value-type="string">
            <text:p>0500000US45003</text:p>
          </table:table-cell>
          <table:table-cell office:value-type="float" office:value="45003" calcext:value-type="float">
            <text:p>45003</text:p>
          </table:table-cell>
          <table:table-cell office:value-type="string" calcext:value-type="string">
            <text:p>Aiken County, South Carolina</text:p>
          </table:table-cell>
          <table:table-cell office:value-type="float" office:value="2749234400" calcext:value-type="float">
            <text:p>2749234400</text:p>
          </table:table-cell>
          <table:table-cell office:value-type="float" office:value="219287626" calcext:value-type="float">
            <text:p>219287626</text:p>
          </table:table-cell>
        </table:table-row>
        <table:table-row table:style-name="ro1">
          <table:table-cell office:value-type="string" calcext:value-type="string">
            <text:p>0500000US45007</text:p>
          </table:table-cell>
          <table:table-cell office:value-type="float" office:value="45007" calcext:value-type="float">
            <text:p>45007</text:p>
          </table:table-cell>
          <table:table-cell office:value-type="string" calcext:value-type="string">
            <text:p>Anderson County, South Carolina</text:p>
          </table:table-cell>
          <table:table-cell office:value-type="float" office:value="2907534300" calcext:value-type="float">
            <text:p>2907534300</text:p>
          </table:table-cell>
          <table:table-cell office:value-type="float" office:value="191527938" calcext:value-type="float">
            <text:p>191527938</text:p>
          </table:table-cell>
        </table:table-row>
        <table:table-row table:style-name="ro1">
          <table:table-cell office:value-type="string" calcext:value-type="string">
            <text:p>0500000US45013</text:p>
          </table:table-cell>
          <table:table-cell office:value-type="float" office:value="45013" calcext:value-type="float">
            <text:p>45013</text:p>
          </table:table-cell>
          <table:table-cell office:value-type="string" calcext:value-type="string">
            <text:p>Beaufort County, South Carolina</text:p>
          </table:table-cell>
          <table:table-cell office:value-type="float" office:value="3648402300" calcext:value-type="float">
            <text:p>3648402300</text:p>
          </table:table-cell>
          <table:table-cell office:value-type="float" office:value="432107781" calcext:value-type="float">
            <text:p>432107781</text:p>
          </table:table-cell>
        </table:table-row>
        <table:table-row table:style-name="ro1">
          <table:table-cell office:value-type="string" calcext:value-type="string">
            <text:p>0500000US45015</text:p>
          </table:table-cell>
          <table:table-cell office:value-type="float" office:value="45015" calcext:value-type="float">
            <text:p>45015</text:p>
          </table:table-cell>
          <table:table-cell office:value-type="string" calcext:value-type="string">
            <text:p>Berkeley County, South Carolina</text:p>
          </table:table-cell>
          <table:table-cell office:value-type="float" office:value="2792706000" calcext:value-type="float">
            <text:p>2792706000</text:p>
          </table:table-cell>
          <table:table-cell office:value-type="float" office:value="341688474" calcext:value-type="float">
            <text:p>341688474</text:p>
          </table:table-cell>
        </table:table-row>
        <table:table-row table:style-name="ro1">
          <table:table-cell office:value-type="string" calcext:value-type="string">
            <text:p>0500000US45019</text:p>
          </table:table-cell>
          <table:table-cell office:value-type="float" office:value="45019" calcext:value-type="float">
            <text:p>45019</text:p>
          </table:table-cell>
          <table:table-cell office:value-type="string" calcext:value-type="string">
            <text:p>Charleston County, South Carolina</text:p>
          </table:table-cell>
          <table:table-cell office:value-type="float" office:value="6863516400" calcext:value-type="float">
            <text:p>6863516400</text:p>
          </table:table-cell>
          <table:table-cell office:value-type="float" office:value="412709571" calcext:value-type="float">
            <text:p>412709571</text:p>
          </table:table-cell>
        </table:table-row>
        <table:table-row table:style-name="ro1">
          <table:table-cell office:value-type="string" calcext:value-type="string">
            <text:p>0500000US45031</text:p>
          </table:table-cell>
          <table:table-cell office:value-type="float" office:value="45031" calcext:value-type="float">
            <text:p>45031</text:p>
          </table:table-cell>
          <table:table-cell office:value-type="string" calcext:value-type="string">
            <text:p>Darlington County, South Carolina</text:p>
          </table:table-cell>
          <table:table-cell office:value-type="float" office:value="884548200" calcext:value-type="float">
            <text:p>884548200</text:p>
          </table:table-cell>
          <table:table-cell office:value-type="float" office:value="119719158" calcext:value-type="float">
            <text:p>119719158</text:p>
          </table:table-cell>
        </table:table-row>
        <table:table-row table:style-name="ro1">
          <table:table-cell office:value-type="string" calcext:value-type="string">
            <text:p>0500000US45035</text:p>
          </table:table-cell>
          <table:table-cell office:value-type="float" office:value="45035" calcext:value-type="float">
            <text:p>45035</text:p>
          </table:table-cell>
          <table:table-cell office:value-type="string" calcext:value-type="string">
            <text:p>Dorchester County, South Carolina</text:p>
          </table:table-cell>
          <table:table-cell office:value-type="float" office:value="1939489400" calcext:value-type="float">
            <text:p>1939489400</text:p>
          </table:table-cell>
          <table:table-cell office:value-type="float" office:value="151133487" calcext:value-type="float">
            <text:p>151133487</text:p>
          </table:table-cell>
        </table:table-row>
        <table:table-row table:style-name="ro1">
          <table:table-cell office:value-type="string" calcext:value-type="string">
            <text:p>0500000US45041</text:p>
          </table:table-cell>
          <table:table-cell office:value-type="float" office:value="45041" calcext:value-type="float">
            <text:p>45041</text:p>
          </table:table-cell>
          <table:table-cell office:value-type="string" calcext:value-type="string">
            <text:p>Florence County, South Carolina</text:p>
          </table:table-cell>
          <table:table-cell office:value-type="float" office:value="1979494700" calcext:value-type="float">
            <text:p>1979494700</text:p>
          </table:table-cell>
          <table:table-cell office:value-type="float" office:value="165614127" calcext:value-type="float">
            <text:p>165614127</text:p>
          </table:table-cell>
        </table:table-row>
        <table:table-row table:style-name="ro1">
          <table:table-cell office:value-type="string" calcext:value-type="string">
            <text:p>0500000US45045</text:p>
          </table:table-cell>
          <table:table-cell office:value-type="float" office:value="45045" calcext:value-type="float">
            <text:p>45045</text:p>
          </table:table-cell>
          <table:table-cell office:value-type="string" calcext:value-type="string">
            <text:p>Greenville County, South Carolina</text:p>
          </table:table-cell>
          <table:table-cell office:value-type="float" office:value="7557099500" calcext:value-type="float">
            <text:p>7557099500</text:p>
          </table:table-cell>
          <table:table-cell office:value-type="float" office:value="440049810" calcext:value-type="float">
            <text:p>440049810</text:p>
          </table:table-cell>
        </table:table-row>
        <table:table-row table:style-name="ro1">
          <table:table-cell office:value-type="string" calcext:value-type="string">
            <text:p>0500000US45047</text:p>
          </table:table-cell>
          <table:table-cell office:value-type="float" office:value="45047" calcext:value-type="float">
            <text:p>45047</text:p>
          </table:table-cell>
          <table:table-cell office:value-type="string" calcext:value-type="string">
            <text:p>Greenwood County, South Carolina</text:p>
          </table:table-cell>
          <table:table-cell office:value-type="float" office:value="1109326400" calcext:value-type="float">
            <text:p>1109326400</text:p>
          </table:table-cell>
          <table:table-cell office:value-type="float" office:value="136590735" calcext:value-type="float">
            <text:p>136590735</text:p>
          </table:table-cell>
        </table:table-row>
        <table:table-row table:style-name="ro1">
          <table:table-cell office:value-type="string" calcext:value-type="string">
            <text:p>0500000US45051</text:p>
          </table:table-cell>
          <table:table-cell office:value-type="float" office:value="45051" calcext:value-type="float">
            <text:p>45051</text:p>
          </table:table-cell>
          <table:table-cell office:value-type="string" calcext:value-type="string">
            <text:p>Horry County, South Carolina</text:p>
          </table:table-cell>
          <table:table-cell office:value-type="float" office:value="4200069500" calcext:value-type="float">
            <text:p>4200069500</text:p>
          </table:table-cell>
          <table:table-cell office:value-type="float" office:value="351906262" calcext:value-type="float">
            <text:p>351906262</text:p>
          </table:table-cell>
        </table:table-row>
        <table:table-row table:style-name="ro1">
          <table:table-cell office:value-type="string" calcext:value-type="string">
            <text:p>0500000US45059</text:p>
          </table:table-cell>
          <table:table-cell office:value-type="float" office:value="45059" calcext:value-type="float">
            <text:p>45059</text:p>
          </table:table-cell>
          <table:table-cell office:value-type="string" calcext:value-type="string">
            <text:p>Laurens County, South Carolina</text:p>
          </table:table-cell>
          <table:table-cell office:value-type="float" office:value="947540700" calcext:value-type="float">
            <text:p>947540700</text:p>
          </table:table-cell>
          <table:table-cell office:value-type="float" office:value="109517577" calcext:value-type="float">
            <text:p>109517577</text:p>
          </table:table-cell>
        </table:table-row>
        <table:table-row table:style-name="ro1">
          <table:table-cell office:value-type="string" calcext:value-type="string">
            <text:p>0500000US45063</text:p>
          </table:table-cell>
          <table:table-cell office:value-type="float" office:value="45063" calcext:value-type="float">
            <text:p>45063</text:p>
          </table:table-cell>
          <table:table-cell office:value-type="string" calcext:value-type="string">
            <text:p>Lexington County, South Carolina</text:p>
          </table:table-cell>
          <table:table-cell office:value-type="float" office:value="4625070300" calcext:value-type="float">
            <text:p>4625070300</text:p>
          </table:table-cell>
          <table:table-cell office:value-type="float" office:value="261912447" calcext:value-type="float">
            <text:p>261912447</text:p>
          </table:table-cell>
        </table:table-row>
        <table:table-row table:style-name="ro1">
          <table:table-cell office:value-type="string" calcext:value-type="string">
            <text:p>0500000US45073</text:p>
          </table:table-cell>
          <table:table-cell office:value-type="float" office:value="45073" calcext:value-type="float">
            <text:p>45073</text:p>
          </table:table-cell>
          <table:table-cell office:value-type="string" calcext:value-type="string">
            <text:p>Oconee County, South Carolina</text:p>
          </table:table-cell>
          <table:table-cell office:value-type="float" office:value="1157819500" calcext:value-type="float">
            <text:p>1157819500</text:p>
          </table:table-cell>
          <table:table-cell office:value-type="float" office:value="143843973" calcext:value-type="float">
            <text:p>143843973</text:p>
          </table:table-cell>
        </table:table-row>
        <table:table-row table:style-name="ro1">
          <table:table-cell office:value-type="string" calcext:value-type="string">
            <text:p>0500000US45075</text:p>
          </table:table-cell>
          <table:table-cell office:value-type="float" office:value="45075" calcext:value-type="float">
            <text:p>45075</text:p>
          </table:table-cell>
          <table:table-cell office:value-type="string" calcext:value-type="string">
            <text:p>Orangeburg County, South Carolina</text:p>
          </table:table-cell>
          <table:table-cell office:value-type="float" office:value="1036200300" calcext:value-type="float">
            <text:p>1036200300</text:p>
          </table:table-cell>
          <table:table-cell office:value-type="float" office:value="138090859" calcext:value-type="float">
            <text:p>138090859</text:p>
          </table:table-cell>
        </table:table-row>
        <table:table-row table:style-name="ro1">
          <table:table-cell office:value-type="string" calcext:value-type="string">
            <text:p>0500000US45077</text:p>
          </table:table-cell>
          <table:table-cell office:value-type="float" office:value="45077" calcext:value-type="float">
            <text:p>45077</text:p>
          </table:table-cell>
          <table:table-cell office:value-type="string" calcext:value-type="string">
            <text:p>Pickens County, South Carolina</text:p>
          </table:table-cell>
          <table:table-cell office:value-type="float" office:value="1862193900" calcext:value-type="float">
            <text:p>1862193900</text:p>
          </table:table-cell>
          <table:table-cell office:value-type="float" office:value="156542183" calcext:value-type="float">
            <text:p>156542183</text:p>
          </table:table-cell>
        </table:table-row>
        <table:table-row table:style-name="ro1">
          <table:table-cell office:value-type="string" calcext:value-type="string">
            <text:p>0500000US45079</text:p>
          </table:table-cell>
          <table:table-cell office:value-type="float" office:value="45079" calcext:value-type="float">
            <text:p>45079</text:p>
          </table:table-cell>
          <table:table-cell office:value-type="string" calcext:value-type="string">
            <text:p>Richland County, South Carolina</text:p>
          </table:table-cell>
          <table:table-cell office:value-type="float" office:value="6044262700" calcext:value-type="float">
            <text:p>6044262700</text:p>
          </table:table-cell>
          <table:table-cell office:value-type="float" office:value="381825738" calcext:value-type="float">
            <text:p>381825738</text:p>
          </table:table-cell>
        </table:table-row>
        <table:table-row table:style-name="ro1">
          <table:table-cell office:value-type="string" calcext:value-type="string">
            <text:p>0500000US45083</text:p>
          </table:table-cell>
          <table:table-cell office:value-type="float" office:value="45083" calcext:value-type="float">
            <text:p>45083</text:p>
          </table:table-cell>
          <table:table-cell office:value-type="string" calcext:value-type="string">
            <text:p>Spartanburg County, South Carolina</text:p>
          </table:table-cell>
          <table:table-cell office:value-type="float" office:value="4625135700" calcext:value-type="float">
            <text:p>4625135700</text:p>
          </table:table-cell>
          <table:table-cell office:value-type="float" office:value="258575823" calcext:value-type="float">
            <text:p>258575823</text:p>
          </table:table-cell>
        </table:table-row>
        <table:table-row table:style-name="ro1">
          <table:table-cell office:value-type="string" calcext:value-type="string">
            <text:p>0500000US45085</text:p>
          </table:table-cell>
          <table:table-cell office:value-type="float" office:value="45085" calcext:value-type="float">
            <text:p>45085</text:p>
          </table:table-cell>
          <table:table-cell office:value-type="string" calcext:value-type="string">
            <text:p>Sumter County, South Carolina</text:p>
          </table:table-cell>
          <table:table-cell office:value-type="float" office:value="1513580400" calcext:value-type="float">
            <text:p>1513580400</text:p>
          </table:table-cell>
          <table:table-cell office:value-type="float" office:value="157790585" calcext:value-type="float">
            <text:p>157790585</text:p>
          </table:table-cell>
        </table:table-row>
        <table:table-row table:style-name="ro1">
          <table:table-cell office:value-type="string" calcext:value-type="string">
            <text:p>0500000US45091</text:p>
          </table:table-cell>
          <table:table-cell office:value-type="float" office:value="45091" calcext:value-type="float">
            <text:p>45091</text:p>
          </table:table-cell>
          <table:table-cell office:value-type="string" calcext:value-type="string">
            <text:p>York County, South Carolina</text:p>
          </table:table-cell>
          <table:table-cell office:value-type="float" office:value="3702564300" calcext:value-type="float">
            <text:p>3702564300</text:p>
          </table:table-cell>
          <table:table-cell office:value-type="float" office:value="236542200" calcext:value-type="float">
            <text:p>236542200</text:p>
          </table:table-cell>
        </table:table-row>
        <table:table-row table:style-name="ro1">
          <table:table-cell office:value-type="string" calcext:value-type="string">
            <text:p>0500000US46099</text:p>
          </table:table-cell>
          <table:table-cell office:value-type="float" office:value="46099" calcext:value-type="float">
            <text:p>46099</text:p>
          </table:table-cell>
          <table:table-cell office:value-type="string" calcext:value-type="string">
            <text:p>Minnehaha County, South Dakota</text:p>
          </table:table-cell>
          <table:table-cell office:value-type="float" office:value="3082513500" calcext:value-type="float">
            <text:p>3082513500</text:p>
          </table:table-cell>
          <table:table-cell office:value-type="float" office:value="243541384" calcext:value-type="float">
            <text:p>243541384</text:p>
          </table:table-cell>
        </table:table-row>
        <table:table-row table:style-name="ro1">
          <table:table-cell office:value-type="string" calcext:value-type="string">
            <text:p>0500000US46103</text:p>
          </table:table-cell>
          <table:table-cell office:value-type="float" office:value="46103" calcext:value-type="float">
            <text:p>46103</text:p>
          </table:table-cell>
          <table:table-cell office:value-type="string" calcext:value-type="string">
            <text:p>Pennington County, South Dakota</text:p>
          </table:table-cell>
          <table:table-cell office:value-type="float" office:value="1624716000" calcext:value-type="float">
            <text:p>1624716000</text:p>
          </table:table-cell>
          <table:table-cell office:value-type="float" office:value="134532925" calcext:value-type="float">
            <text:p>134532925</text:p>
          </table:table-cell>
        </table:table-row>
        <table:table-row table:style-name="ro1">
          <table:table-cell office:value-type="string" calcext:value-type="string">
            <text:p>0500000US47001</text:p>
          </table:table-cell>
          <table:table-cell office:value-type="float" office:value="47001" calcext:value-type="float">
            <text:p>47001</text:p>
          </table:table-cell>
          <table:table-cell office:value-type="string" calcext:value-type="string">
            <text:p>Anderson County, Tennessee</text:p>
          </table:table-cell>
          <table:table-cell office:value-type="float" office:value="1236338100" calcext:value-type="float">
            <text:p>1236338100</text:p>
          </table:table-cell>
          <table:table-cell office:value-type="float" office:value="123381007" calcext:value-type="float">
            <text:p>123381007</text:p>
          </table:table-cell>
        </table:table-row>
        <table:table-row table:style-name="ro1">
          <table:table-cell office:value-type="string" calcext:value-type="string">
            <text:p>0500000US47009</text:p>
          </table:table-cell>
          <table:table-cell office:value-type="float" office:value="47009" calcext:value-type="float">
            <text:p>47009</text:p>
          </table:table-cell>
          <table:table-cell office:value-type="string" calcext:value-type="string">
            <text:p>Blount County, Tennessee</text:p>
          </table:table-cell>
          <table:table-cell office:value-type="float" office:value="2034935400" calcext:value-type="float">
            <text:p>2034935400</text:p>
          </table:table-cell>
          <table:table-cell office:value-type="float" office:value="166471620" calcext:value-type="float">
            <text:p>166471620</text:p>
          </table:table-cell>
        </table:table-row>
        <table:table-row table:style-name="ro1">
          <table:table-cell office:value-type="string" calcext:value-type="string">
            <text:p>0500000US47011</text:p>
          </table:table-cell>
          <table:table-cell office:value-type="float" office:value="47011" calcext:value-type="float">
            <text:p>47011</text:p>
          </table:table-cell>
          <table:table-cell office:value-type="string" calcext:value-type="string">
            <text:p>Bradley County, Tennessee</text:p>
          </table:table-cell>
          <table:table-cell office:value-type="float" office:value="1588268200" calcext:value-type="float">
            <text:p>1588268200</text:p>
          </table:table-cell>
          <table:table-cell office:value-type="float" office:value="192686080" calcext:value-type="float">
            <text:p>192686080</text:p>
          </table:table-cell>
        </table:table-row>
        <table:table-row table:style-name="ro1">
          <table:table-cell office:value-type="string" calcext:value-type="string">
            <text:p>0500000US47037</text:p>
          </table:table-cell>
          <table:table-cell office:value-type="float" office:value="47037" calcext:value-type="float">
            <text:p>47037</text:p>
          </table:table-cell>
          <table:table-cell office:value-type="string" calcext:value-type="string">
            <text:p>Davidson County, Tennessee</text:p>
          </table:table-cell>
          <table:table-cell office:value-type="float" office:value="10603526700" calcext:value-type="float">
            <text:p>10603526700</text:p>
          </table:table-cell>
          <table:table-cell office:value-type="float" office:value="527076791" calcext:value-type="float">
            <text:p>527076791</text:p>
          </table:table-cell>
        </table:table-row>
        <table:table-row table:style-name="ro1">
          <table:table-cell office:value-type="string" calcext:value-type="string">
            <text:p>0500000US47059</text:p>
          </table:table-cell>
          <table:table-cell office:value-type="float" office:value="47059" calcext:value-type="float">
            <text:p>47059</text:p>
          </table:table-cell>
          <table:table-cell office:value-type="string" calcext:value-type="string">
            <text:p>Greene County, Tennessee</text:p>
          </table:table-cell>
          <table:table-cell office:value-type="float" office:value="967191100" calcext:value-type="float">
            <text:p>967191100</text:p>
          </table:table-cell>
          <table:table-cell office:value-type="float" office:value="119059303" calcext:value-type="float">
            <text:p>119059303</text:p>
          </table:table-cell>
        </table:table-row>
        <table:table-row table:style-name="ro1">
          <table:table-cell office:value-type="string" calcext:value-type="string">
            <text:p>0500000US47065</text:p>
          </table:table-cell>
          <table:table-cell office:value-type="float" office:value="47065" calcext:value-type="float">
            <text:p>47065</text:p>
          </table:table-cell>
          <table:table-cell office:value-type="string" calcext:value-type="string">
            <text:p>Hamilton County, Tennessee</text:p>
          </table:table-cell>
          <table:table-cell office:value-type="float" office:value="6133048400" calcext:value-type="float">
            <text:p>6133048400</text:p>
          </table:table-cell>
          <table:table-cell office:value-type="float" office:value="350046437" calcext:value-type="float">
            <text:p>350046437</text:p>
          </table:table-cell>
        </table:table-row>
        <table:table-row table:style-name="ro1">
          <table:table-cell office:value-type="string" calcext:value-type="string">
            <text:p>0500000US47093</text:p>
          </table:table-cell>
          <table:table-cell office:value-type="float" office:value="47093" calcext:value-type="float">
            <text:p>47093</text:p>
          </table:table-cell>
          <table:table-cell office:value-type="string" calcext:value-type="string">
            <text:p>Knox County, Tennessee</text:p>
          </table:table-cell>
          <table:table-cell office:value-type="float" office:value="8077323700" calcext:value-type="float">
            <text:p>8077323700</text:p>
          </table:table-cell>
          <table:table-cell office:value-type="float" office:value="381770561" calcext:value-type="float">
            <text:p>381770561</text:p>
          </table:table-cell>
        </table:table-row>
        <table:table-row table:style-name="ro1">
          <table:table-cell office:value-type="string" calcext:value-type="string">
            <text:p>0500000US47113</text:p>
          </table:table-cell>
          <table:table-cell office:value-type="float" office:value="47113" calcext:value-type="float">
            <text:p>47113</text:p>
          </table:table-cell>
          <table:table-cell office:value-type="string" calcext:value-type="string">
            <text:p>Madison County, Tennessee</text:p>
          </table:table-cell>
          <table:table-cell office:value-type="float" office:value="1621502300" calcext:value-type="float">
            <text:p>1621502300</text:p>
          </table:table-cell>
          <table:table-cell office:value-type="float" office:value="157346981" calcext:value-type="float">
            <text:p>157346981</text:p>
          </table:table-cell>
        </table:table-row>
        <table:table-row table:style-name="ro1">
          <table:table-cell office:value-type="string" calcext:value-type="string">
            <text:p>0500000US47119</text:p>
          </table:table-cell>
          <table:table-cell office:value-type="float" office:value="47119" calcext:value-type="float">
            <text:p>47119</text:p>
          </table:table-cell>
          <table:table-cell office:value-type="string" calcext:value-type="string">
            <text:p>Maury County, Tennessee</text:p>
          </table:table-cell>
          <table:table-cell office:value-type="float" office:value="1377796400" calcext:value-type="float">
            <text:p>1377796400</text:p>
          </table:table-cell>
          <table:table-cell office:value-type="float" office:value="124479237" calcext:value-type="float">
            <text:p>124479237</text:p>
          </table:table-cell>
        </table:table-row>
        <table:table-row table:style-name="ro1">
          <table:table-cell office:value-type="string" calcext:value-type="string">
            <text:p>0500000US47125</text:p>
          </table:table-cell>
          <table:table-cell office:value-type="float" office:value="47125" calcext:value-type="float">
            <text:p>47125</text:p>
          </table:table-cell>
          <table:table-cell office:value-type="string" calcext:value-type="string">
            <text:p>Montgomery County, Tennessee</text:p>
          </table:table-cell>
          <table:table-cell office:value-type="float" office:value="2606484000" calcext:value-type="float">
            <text:p>2606484000</text:p>
          </table:table-cell>
          <table:table-cell office:value-type="float" office:value="224218028" calcext:value-type="float">
            <text:p>224218028</text:p>
          </table:table-cell>
        </table:table-row>
        <table:table-row table:style-name="ro1">
          <table:table-cell office:value-type="string" calcext:value-type="string">
            <text:p>0500000US47141</text:p>
          </table:table-cell>
          <table:table-cell office:value-type="float" office:value="47141" calcext:value-type="float">
            <text:p>47141</text:p>
          </table:table-cell>
          <table:table-cell office:value-type="string" calcext:value-type="string">
            <text:p>Putnam County, Tennessee</text:p>
          </table:table-cell>
          <table:table-cell office:value-type="float" office:value="1125122000" calcext:value-type="float">
            <text:p>1125122000</text:p>
          </table:table-cell>
          <table:table-cell office:value-type="float" office:value="156922377" calcext:value-type="float">
            <text:p>156922377</text:p>
          </table:table-cell>
        </table:table-row>
        <table:table-row table:style-name="ro1">
          <table:table-cell office:value-type="string" calcext:value-type="string">
            <text:p>0500000US47149</text:p>
          </table:table-cell>
          <table:table-cell office:value-type="float" office:value="47149" calcext:value-type="float">
            <text:p>47149</text:p>
          </table:table-cell>
          <table:table-cell office:value-type="string" calcext:value-type="string">
            <text:p>Rutherford County, Tennessee</text:p>
          </table:table-cell>
          <table:table-cell office:value-type="float" office:value="4033204600" calcext:value-type="float">
            <text:p>4033204600</text:p>
          </table:table-cell>
          <table:table-cell office:value-type="float" office:value="248116367" calcext:value-type="float">
            <text:p>248116367</text:p>
          </table:table-cell>
        </table:table-row>
        <table:table-row table:style-name="ro1">
          <table:table-cell office:value-type="string" calcext:value-type="string">
            <text:p>0500000US47155</text:p>
          </table:table-cell>
          <table:table-cell office:value-type="float" office:value="47155" calcext:value-type="float">
            <text:p>47155</text:p>
          </table:table-cell>
          <table:table-cell office:value-type="string" calcext:value-type="string">
            <text:p>Sevier County, Tennessee</text:p>
          </table:table-cell>
          <table:table-cell office:value-type="float" office:value="1268042600" calcext:value-type="float">
            <text:p>1268042600</text:p>
          </table:table-cell>
          <table:table-cell office:value-type="float" office:value="121891082" calcext:value-type="float">
            <text:p>121891082</text:p>
          </table:table-cell>
        </table:table-row>
        <table:table-row table:style-name="ro1">
          <table:table-cell office:value-type="string" calcext:value-type="string">
            <text:p>0500000US47157</text:p>
          </table:table-cell>
          <table:table-cell office:value-type="float" office:value="47157" calcext:value-type="float">
            <text:p>47157</text:p>
          </table:table-cell>
          <table:table-cell office:value-type="string" calcext:value-type="string">
            <text:p>Shelby County, Tennessee</text:p>
          </table:table-cell>
          <table:table-cell office:value-type="float" office:value="15663699900" calcext:value-type="float">
            <text:p>15663699900</text:p>
          </table:table-cell>
          <table:table-cell office:value-type="float" office:value="600111597" calcext:value-type="float">
            <text:p>600111597</text:p>
          </table:table-cell>
        </table:table-row>
        <table:table-row table:style-name="ro1">
          <table:table-cell office:value-type="string" calcext:value-type="string">
            <text:p>0500000US47163</text:p>
          </table:table-cell>
          <table:table-cell office:value-type="float" office:value="47163" calcext:value-type="float">
            <text:p>47163</text:p>
          </table:table-cell>
          <table:table-cell office:value-type="string" calcext:value-type="string">
            <text:p>Sullivan County, Tennessee</text:p>
          </table:table-cell>
          <table:table-cell office:value-type="float" office:value="2724905800" calcext:value-type="float">
            <text:p>2724905800</text:p>
          </table:table-cell>
          <table:table-cell office:value-type="float" office:value="206971376" calcext:value-type="float">
            <text:p>206971376</text:p>
          </table:table-cell>
        </table:table-row>
        <table:table-row table:style-name="ro1">
          <table:table-cell office:value-type="string" calcext:value-type="string">
            <text:p>0500000US47165</text:p>
          </table:table-cell>
          <table:table-cell office:value-type="float" office:value="47165" calcext:value-type="float">
            <text:p>47165</text:p>
          </table:table-cell>
          <table:table-cell office:value-type="string" calcext:value-type="string">
            <text:p>Sumner County, Tennessee</text:p>
          </table:table-cell>
          <table:table-cell office:value-type="float" office:value="2820753100" calcext:value-type="float">
            <text:p>2820753100</text:p>
          </table:table-cell>
          <table:table-cell office:value-type="float" office:value="172398430" calcext:value-type="float">
            <text:p>172398430</text:p>
          </table:table-cell>
        </table:table-row>
        <table:table-row table:style-name="ro1">
          <table:table-cell office:value-type="string" calcext:value-type="string">
            <text:p>0500000US47179</text:p>
          </table:table-cell>
          <table:table-cell office:value-type="float" office:value="47179" calcext:value-type="float">
            <text:p>47179</text:p>
          </table:table-cell>
          <table:table-cell office:value-type="string" calcext:value-type="string">
            <text:p>Washington County, Tennessee</text:p>
          </table:table-cell>
          <table:table-cell office:value-type="float" office:value="1772270300" calcext:value-type="float">
            <text:p>1772270300</text:p>
          </table:table-cell>
          <table:table-cell office:value-type="float" office:value="166162149" calcext:value-type="float">
            <text:p>166162149</text:p>
          </table:table-cell>
        </table:table-row>
        <table:table-row table:style-name="ro1">
          <table:table-cell office:value-type="string" calcext:value-type="string">
            <text:p>0500000US47187</text:p>
          </table:table-cell>
          <table:table-cell office:value-type="float" office:value="47187" calcext:value-type="float">
            <text:p>47187</text:p>
          </table:table-cell>
          <table:table-cell office:value-type="string" calcext:value-type="string">
            <text:p>Williamson County, Tennessee</text:p>
          </table:table-cell>
          <table:table-cell office:value-type="float" office:value="5360234900" calcext:value-type="float">
            <text:p>5360234900</text:p>
          </table:table-cell>
          <table:table-cell office:value-type="float" office:value="359299405" calcext:value-type="float">
            <text:p>359299405</text:p>
          </table:table-cell>
        </table:table-row>
        <table:table-row table:style-name="ro1">
          <table:table-cell office:value-type="string" calcext:value-type="string">
            <text:p>0500000US47189</text:p>
          </table:table-cell>
          <table:table-cell office:value-type="float" office:value="47189" calcext:value-type="float">
            <text:p>47189</text:p>
          </table:table-cell>
          <table:table-cell office:value-type="string" calcext:value-type="string">
            <text:p>Wilson County, Tennessee</text:p>
          </table:table-cell>
          <table:table-cell office:value-type="float" office:value="2369733800" calcext:value-type="float">
            <text:p>2369733800</text:p>
          </table:table-cell>
          <table:table-cell office:value-type="float" office:value="202950040" calcext:value-type="float">
            <text:p>202950040</text:p>
          </table:table-cell>
        </table:table-row>
        <table:table-row table:style-name="ro1">
          <table:table-cell office:value-type="string" calcext:value-type="string">
            <text:p>0500000US48005</text:p>
          </table:table-cell>
          <table:table-cell office:value-type="float" office:value="48005" calcext:value-type="float">
            <text:p>48005</text:p>
          </table:table-cell>
          <table:table-cell office:value-type="string" calcext:value-type="string">
            <text:p>Angelina County, Texas</text:p>
          </table:table-cell>
          <table:table-cell office:value-type="float" office:value="1351835300" calcext:value-type="float">
            <text:p>1351835300</text:p>
          </table:table-cell>
          <table:table-cell office:value-type="float" office:value="122572043" calcext:value-type="float">
            <text:p>122572043</text:p>
          </table:table-cell>
        </table:table-row>
        <table:table-row table:style-name="ro1">
          <table:table-cell office:value-type="string" calcext:value-type="string">
            <text:p>0500000US48021</text:p>
          </table:table-cell>
          <table:table-cell office:value-type="float" office:value="48021" calcext:value-type="float">
            <text:p>48021</text:p>
          </table:table-cell>
          <table:table-cell office:value-type="string" calcext:value-type="string">
            <text:p>Bastrop County, Texas</text:p>
          </table:table-cell>
          <table:table-cell office:value-type="float" office:value="1109256000" calcext:value-type="float">
            <text:p>1109256000</text:p>
          </table:table-cell>
          <table:table-cell office:value-type="float" office:value="137339206" calcext:value-type="float">
            <text:p>137339206</text:p>
          </table:table-cell>
        </table:table-row>
        <table:table-row table:style-name="ro1">
          <table:table-cell office:value-type="string" calcext:value-type="string">
            <text:p>0500000US48027</text:p>
          </table:table-cell>
          <table:table-cell office:value-type="float" office:value="48027" calcext:value-type="float">
            <text:p>48027</text:p>
          </table:table-cell>
          <table:table-cell office:value-type="string" calcext:value-type="string">
            <text:p>Bell County, Texas</text:p>
          </table:table-cell>
          <table:table-cell office:value-type="float" office:value="4213005400" calcext:value-type="float">
            <text:p>4213005400</text:p>
          </table:table-cell>
          <table:table-cell office:value-type="float" office:value="207861128" calcext:value-type="float">
            <text:p>207861128</text:p>
          </table:table-cell>
        </table:table-row>
        <table:table-row table:style-name="ro1">
          <table:table-cell office:value-type="string" calcext:value-type="string">
            <text:p>0500000US48029</text:p>
          </table:table-cell>
          <table:table-cell office:value-type="float" office:value="48029" calcext:value-type="float">
            <text:p>48029</text:p>
          </table:table-cell>
          <table:table-cell office:value-type="string" calcext:value-type="string">
            <text:p>Bexar County, Texas</text:p>
          </table:table-cell>
          <table:table-cell office:value-type="float" office:value="24125696300" calcext:value-type="float">
            <text:p>24125696300</text:p>
          </table:table-cell>
          <table:table-cell office:value-type="float" office:value="625213198" calcext:value-type="float">
            <text:p>625213198</text:p>
          </table:table-cell>
        </table:table-row>
        <table:table-row table:style-name="ro1">
          <table:table-cell office:value-type="string" calcext:value-type="string">
            <text:p>0500000US48037</text:p>
          </table:table-cell>
          <table:table-cell office:value-type="float" office:value="48037" calcext:value-type="float">
            <text:p>48037</text:p>
          </table:table-cell>
          <table:table-cell office:value-type="string" calcext:value-type="string">
            <text:p>Bowie County, Texas</text:p>
          </table:table-cell>
          <table:table-cell office:value-type="float" office:value="1466304100" calcext:value-type="float">
            <text:p>1466304100</text:p>
          </table:table-cell>
          <table:table-cell office:value-type="float" office:value="176190577" calcext:value-type="float">
            <text:p>176190577</text:p>
          </table:table-cell>
        </table:table-row>
        <table:table-row table:style-name="ro1">
          <table:table-cell office:value-type="string" calcext:value-type="string">
            <text:p>0500000US48039</text:p>
          </table:table-cell>
          <table:table-cell office:value-type="float" office:value="48039" calcext:value-type="float">
            <text:p>48039</text:p>
          </table:table-cell>
          <table:table-cell office:value-type="string" calcext:value-type="string">
            <text:p>Brazoria County, Texas</text:p>
          </table:table-cell>
          <table:table-cell office:value-type="float" office:value="5900804600" calcext:value-type="float">
            <text:p>5900804600</text:p>
          </table:table-cell>
          <table:table-cell office:value-type="float" office:value="400512438" calcext:value-type="float">
            <text:p>400512438</text:p>
          </table:table-cell>
        </table:table-row>
        <table:table-row table:style-name="ro1">
          <table:table-cell office:value-type="string" calcext:value-type="string">
            <text:p>0500000US48041</text:p>
          </table:table-cell>
          <table:table-cell office:value-type="float" office:value="48041" calcext:value-type="float">
            <text:p>48041</text:p>
          </table:table-cell>
          <table:table-cell office:value-type="string" calcext:value-type="string">
            <text:p>Brazos County, Texas</text:p>
          </table:table-cell>
          <table:table-cell office:value-type="float" office:value="2170102100" calcext:value-type="float">
            <text:p>2170102100</text:p>
          </table:table-cell>
          <table:table-cell office:value-type="float" office:value="156788109" calcext:value-type="float">
            <text:p>156788109</text:p>
          </table:table-cell>
        </table:table-row>
        <table:table-row table:style-name="ro1">
          <table:table-cell office:value-type="string" calcext:value-type="string">
            <text:p>0500000US48061</text:p>
          </table:table-cell>
          <table:table-cell office:value-type="float" office:value="48061" calcext:value-type="float">
            <text:p>48061</text:p>
          </table:table-cell>
          <table:table-cell office:value-type="string" calcext:value-type="string">
            <text:p>Cameron County, Texas</text:p>
          </table:table-cell>
          <table:table-cell office:value-type="float" office:value="3816630800" calcext:value-type="float">
            <text:p>3816630800</text:p>
          </table:table-cell>
          <table:table-cell office:value-type="float" office:value="179496630" calcext:value-type="float">
            <text:p>179496630</text:p>
          </table:table-cell>
        </table:table-row>
        <table:table-row table:style-name="ro1">
          <table:table-cell office:value-type="string" calcext:value-type="string">
            <text:p>0500000US48085</text:p>
          </table:table-cell>
          <table:table-cell office:value-type="float" office:value="48085" calcext:value-type="float">
            <text:p>48085</text:p>
          </table:table-cell>
          <table:table-cell office:value-type="string" calcext:value-type="string">
            <text:p>Collin County, Texas</text:p>
          </table:table-cell>
          <table:table-cell office:value-type="float" office:value="19600056600" calcext:value-type="float">
            <text:p>19600056600</text:p>
          </table:table-cell>
          <table:table-cell office:value-type="float" office:value="672805186" calcext:value-type="float">
            <text:p>672805186</text:p>
          </table:table-cell>
        </table:table-row>
        <table:table-row table:style-name="ro1">
          <table:table-cell office:value-type="string" calcext:value-type="string">
            <text:p>0500000US48091</text:p>
          </table:table-cell>
          <table:table-cell office:value-type="float" office:value="48091" calcext:value-type="float">
            <text:p>48091</text:p>
          </table:table-cell>
          <table:table-cell office:value-type="string" calcext:value-type="string">
            <text:p>Comal County, Texas</text:p>
          </table:table-cell>
          <table:table-cell office:value-type="float" office:value="2381465700" calcext:value-type="float">
            <text:p>2381465700</text:p>
          </table:table-cell>
          <table:table-cell office:value-type="float" office:value="227272586" calcext:value-type="float">
            <text:p>227272586</text:p>
          </table:table-cell>
        </table:table-row>
        <table:table-row table:style-name="ro1">
          <table:table-cell office:value-type="string" calcext:value-type="string">
            <text:p>0500000US48099</text:p>
          </table:table-cell>
          <table:table-cell office:value-type="float" office:value="48099" calcext:value-type="float">
            <text:p>48099</text:p>
          </table:table-cell>
          <table:table-cell office:value-type="string" calcext:value-type="string">
            <text:p>Coryell County, Texas</text:p>
          </table:table-cell>
          <table:table-cell office:value-type="float" office:value="853274400" calcext:value-type="float">
            <text:p>853274400</text:p>
          </table:table-cell>
          <table:table-cell office:value-type="float" office:value="91828026" calcext:value-type="float">
            <text:p>91828026</text:p>
          </table:table-cell>
        </table:table-row>
        <table:table-row table:style-name="ro1">
          <table:table-cell office:value-type="string" calcext:value-type="string">
            <text:p>0500000US48113</text:p>
          </table:table-cell>
          <table:table-cell office:value-type="float" office:value="48113" calcext:value-type="float">
            <text:p>48113</text:p>
          </table:table-cell>
          <table:table-cell office:value-type="string" calcext:value-type="string">
            <text:p>Dallas County, Texas</text:p>
          </table:table-cell>
          <table:table-cell office:value-type="float" office:value="39926593500" calcext:value-type="float">
            <text:p>39926593500</text:p>
          </table:table-cell>
          <table:table-cell office:value-type="float" office:value="1033199906" calcext:value-type="float">
            <text:p>1033199906</text:p>
          </table:table-cell>
        </table:table-row>
        <table:table-row table:style-name="ro1">
          <table:table-cell office:value-type="string" calcext:value-type="string">
            <text:p>0500000US48121</text:p>
          </table:table-cell>
          <table:table-cell office:value-type="float" office:value="48121" calcext:value-type="float">
            <text:p>48121</text:p>
          </table:table-cell>
          <table:table-cell office:value-type="string" calcext:value-type="string">
            <text:p>Denton County, Texas</text:p>
          </table:table-cell>
          <table:table-cell office:value-type="float" office:value="13362858200" calcext:value-type="float">
            <text:p>13362858200</text:p>
          </table:table-cell>
          <table:table-cell office:value-type="float" office:value="521681511" calcext:value-type="float">
            <text:p>521681511</text:p>
          </table:table-cell>
        </table:table-row>
        <table:table-row table:style-name="ro1">
          <table:table-cell office:value-type="string" calcext:value-type="string">
            <text:p>0500000US48135</text:p>
          </table:table-cell>
          <table:table-cell office:value-type="float" office:value="48135" calcext:value-type="float">
            <text:p>48135</text:p>
          </table:table-cell>
          <table:table-cell office:value-type="string" calcext:value-type="string">
            <text:p>Ector County, Texas</text:p>
          </table:table-cell>
          <table:table-cell office:value-type="float" office:value="1807379800" calcext:value-type="float">
            <text:p>1807379800</text:p>
          </table:table-cell>
          <table:table-cell office:value-type="float" office:value="133577229" calcext:value-type="float">
            <text:p>133577229</text:p>
          </table:table-cell>
        </table:table-row>
        <table:table-row table:style-name="ro1">
          <table:table-cell office:value-type="string" calcext:value-type="string">
            <text:p>0500000US48139</text:p>
          </table:table-cell>
          <table:table-cell office:value-type="float" office:value="48139" calcext:value-type="float">
            <text:p>48139</text:p>
          </table:table-cell>
          <table:table-cell office:value-type="string" calcext:value-type="string">
            <text:p>Ellis County, Texas</text:p>
          </table:table-cell>
          <table:table-cell office:value-type="float" office:value="2489541000" calcext:value-type="float">
            <text:p>2489541000</text:p>
          </table:table-cell>
          <table:table-cell office:value-type="float" office:value="155915889" calcext:value-type="float">
            <text:p>155915889</text:p>
          </table:table-cell>
        </table:table-row>
        <table:table-row table:style-name="ro1">
          <table:table-cell office:value-type="string" calcext:value-type="string">
            <text:p>0500000US48141</text:p>
          </table:table-cell>
          <table:table-cell office:value-type="float" office:value="48141" calcext:value-type="float">
            <text:p>48141</text:p>
          </table:table-cell>
          <table:table-cell office:value-type="string" calcext:value-type="string">
            <text:p>El Paso County, Texas</text:p>
          </table:table-cell>
          <table:table-cell office:value-type="float" office:value="8569728500" calcext:value-type="float">
            <text:p>8569728500</text:p>
          </table:table-cell>
          <table:table-cell office:value-type="float" office:value="467979161" calcext:value-type="float">
            <text:p>467979161</text:p>
          </table:table-cell>
        </table:table-row>
        <table:table-row table:style-name="ro1">
          <table:table-cell office:value-type="string" calcext:value-type="string">
            <text:p>0500000US48157</text:p>
          </table:table-cell>
          <table:table-cell office:value-type="float" office:value="48157" calcext:value-type="float">
            <text:p>48157</text:p>
          </table:table-cell>
          <table:table-cell office:value-type="string" calcext:value-type="string">
            <text:p>Fort Bend County, Texas</text:p>
          </table:table-cell>
          <table:table-cell office:value-type="float" office:value="11287623900" calcext:value-type="float">
            <text:p>11287623900</text:p>
          </table:table-cell>
          <table:table-cell office:value-type="float" office:value="440092432" calcext:value-type="float">
            <text:p>440092432</text:p>
          </table:table-cell>
        </table:table-row>
        <table:table-row table:style-name="ro1">
          <table:table-cell office:value-type="string" calcext:value-type="string">
            <text:p>0500000US48167</text:p>
          </table:table-cell>
          <table:table-cell office:value-type="float" office:value="48167" calcext:value-type="float">
            <text:p>48167</text:p>
          </table:table-cell>
          <table:table-cell office:value-type="string" calcext:value-type="string">
            <text:p>Galveston County, Texas</text:p>
          </table:table-cell>
          <table:table-cell office:value-type="float" office:value="5565227500" calcext:value-type="float">
            <text:p>5565227500</text:p>
          </table:table-cell>
          <table:table-cell office:value-type="float" office:value="347381655" calcext:value-type="float">
            <text:p>347381655</text:p>
          </table:table-cell>
        </table:table-row>
        <table:table-row table:style-name="ro1">
          <table:table-cell office:value-type="string" calcext:value-type="string">
            <text:p>0500000US48181</text:p>
          </table:table-cell>
          <table:table-cell office:value-type="float" office:value="48181" calcext:value-type="float">
            <text:p>48181</text:p>
          </table:table-cell>
          <table:table-cell office:value-type="string" calcext:value-type="string">
            <text:p>Grayson County, Texas</text:p>
          </table:table-cell>
          <table:table-cell office:value-type="float" office:value="1945168200" calcext:value-type="float">
            <text:p>1945168200</text:p>
          </table:table-cell>
          <table:table-cell office:value-type="float" office:value="153887614" calcext:value-type="float">
            <text:p>153887614</text:p>
          </table:table-cell>
        </table:table-row>
        <table:table-row table:style-name="ro1">
          <table:table-cell office:value-type="string" calcext:value-type="string">
            <text:p>0500000US48183</text:p>
          </table:table-cell>
          <table:table-cell office:value-type="float" office:value="48183" calcext:value-type="float">
            <text:p>48183</text:p>
          </table:table-cell>
          <table:table-cell office:value-type="string" calcext:value-type="string">
            <text:p>Gregg County, Texas</text:p>
          </table:table-cell>
          <table:table-cell office:value-type="float" office:value="1837762300" calcext:value-type="float">
            <text:p>1837762300</text:p>
          </table:table-cell>
          <table:table-cell office:value-type="float" office:value="154771247" calcext:value-type="float">
            <text:p>154771247</text:p>
          </table:table-cell>
        </table:table-row>
        <table:table-row table:style-name="ro1">
          <table:table-cell office:value-type="string" calcext:value-type="string">
            <text:p>0500000US48187</text:p>
          </table:table-cell>
          <table:table-cell office:value-type="float" office:value="48187" calcext:value-type="float">
            <text:p>48187</text:p>
          </table:table-cell>
          <table:table-cell office:value-type="string" calcext:value-type="string">
            <text:p>Guadalupe County, Texas</text:p>
          </table:table-cell>
          <table:table-cell office:value-type="float" office:value="1960401600" calcext:value-type="float">
            <text:p>1960401600</text:p>
          </table:table-cell>
          <table:table-cell office:value-type="float" office:value="189166584" calcext:value-type="float">
            <text:p>189166584</text:p>
          </table:table-cell>
        </table:table-row>
        <table:table-row table:style-name="ro1">
          <table:table-cell office:value-type="string" calcext:value-type="string">
            <text:p>0500000US48201</text:p>
          </table:table-cell>
          <table:table-cell office:value-type="float" office:value="48201" calcext:value-type="float">
            <text:p>48201</text:p>
          </table:table-cell>
          <table:table-cell office:value-type="string" calcext:value-type="string">
            <text:p>Harris County, Texas</text:p>
          </table:table-cell>
          <table:table-cell office:value-type="float" office:value="70186220900" calcext:value-type="float">
            <text:p>70186220900</text:p>
          </table:table-cell>
          <table:table-cell office:value-type="float" office:value="1514429681" calcext:value-type="float">
            <text:p>1514429681</text:p>
          </table:table-cell>
        </table:table-row>
        <table:table-row table:style-name="ro1">
          <table:table-cell office:value-type="string" calcext:value-type="string">
            <text:p>0500000US48209</text:p>
          </table:table-cell>
          <table:table-cell office:value-type="float" office:value="48209" calcext:value-type="float">
            <text:p>48209</text:p>
          </table:table-cell>
          <table:table-cell office:value-type="string" calcext:value-type="string">
            <text:p>Hays County, Texas</text:p>
          </table:table-cell>
          <table:table-cell office:value-type="float" office:value="2455746700" calcext:value-type="float">
            <text:p>2455746700</text:p>
          </table:table-cell>
          <table:table-cell office:value-type="float" office:value="243861394" calcext:value-type="float">
            <text:p>243861394</text:p>
          </table:table-cell>
        </table:table-row>
        <table:table-row table:style-name="ro1">
          <table:table-cell office:value-type="string" calcext:value-type="string">
            <text:p>0500000US48213</text:p>
          </table:table-cell>
          <table:table-cell office:value-type="float" office:value="48213" calcext:value-type="float">
            <text:p>48213</text:p>
          </table:table-cell>
          <table:table-cell office:value-type="string" calcext:value-type="string">
            <text:p>Henderson County, Texas</text:p>
          </table:table-cell>
          <table:table-cell office:value-type="float" office:value="1161724700" calcext:value-type="float">
            <text:p>1161724700</text:p>
          </table:table-cell>
          <table:table-cell office:value-type="float" office:value="82881633" calcext:value-type="float">
            <text:p>82881633</text:p>
          </table:table-cell>
        </table:table-row>
        <table:table-row table:style-name="ro1">
          <table:table-cell office:value-type="string" calcext:value-type="string">
            <text:p>0500000US48215</text:p>
          </table:table-cell>
          <table:table-cell office:value-type="float" office:value="48215" calcext:value-type="float">
            <text:p>48215</text:p>
          </table:table-cell>
          <table:table-cell office:value-type="string" calcext:value-type="string">
            <text:p>Hidalgo County, Texas</text:p>
          </table:table-cell>
          <table:table-cell office:value-type="float" office:value="7254509100" calcext:value-type="float">
            <text:p>7254509100</text:p>
          </table:table-cell>
          <table:table-cell office:value-type="float" office:value="306971537" calcext:value-type="float">
            <text:p>306971537</text:p>
          </table:table-cell>
        </table:table-row>
        <table:table-row table:style-name="ro1">
          <table:table-cell office:value-type="string" calcext:value-type="string">
            <text:p>0500000US48231</text:p>
          </table:table-cell>
          <table:table-cell office:value-type="float" office:value="48231" calcext:value-type="float">
            <text:p>48231</text:p>
          </table:table-cell>
          <table:table-cell office:value-type="string" calcext:value-type="string">
            <text:p>Hunt County, Texas</text:p>
          </table:table-cell>
          <table:table-cell office:value-type="float" office:value="1102827500" calcext:value-type="float">
            <text:p>1102827500</text:p>
          </table:table-cell>
          <table:table-cell office:value-type="float" office:value="105965942" calcext:value-type="float">
            <text:p>105965942</text:p>
          </table:table-cell>
        </table:table-row>
        <table:table-row table:style-name="ro1">
          <table:table-cell office:value-type="string" calcext:value-type="string">
            <text:p>0500000US48245</text:p>
          </table:table-cell>
          <table:table-cell office:value-type="float" office:value="48245" calcext:value-type="float">
            <text:p>48245</text:p>
          </table:table-cell>
          <table:table-cell office:value-type="string" calcext:value-type="string">
            <text:p>Jefferson County, Texas</text:p>
          </table:table-cell>
          <table:table-cell office:value-type="float" office:value="3928495800" calcext:value-type="float">
            <text:p>3928495800</text:p>
          </table:table-cell>
          <table:table-cell office:value-type="float" office:value="295571506" calcext:value-type="float">
            <text:p>295571506</text:p>
          </table:table-cell>
        </table:table-row>
        <table:table-row table:style-name="ro1">
          <table:table-cell office:value-type="string" calcext:value-type="string">
            <text:p>0500000US48251</text:p>
          </table:table-cell>
          <table:table-cell office:value-type="float" office:value="48251" calcext:value-type="float">
            <text:p>48251</text:p>
          </table:table-cell>
          <table:table-cell office:value-type="string" calcext:value-type="string">
            <text:p>Johnson County, Texas</text:p>
          </table:table-cell>
          <table:table-cell office:value-type="float" office:value="2624124100" calcext:value-type="float">
            <text:p>2624124100</text:p>
          </table:table-cell>
          <table:table-cell office:value-type="float" office:value="220572949" calcext:value-type="float">
            <text:p>220572949</text:p>
          </table:table-cell>
        </table:table-row>
        <table:table-row table:style-name="ro1">
          <table:table-cell office:value-type="string" calcext:value-type="string">
            <text:p>0500000US48257</text:p>
          </table:table-cell>
          <table:table-cell office:value-type="float" office:value="48257" calcext:value-type="float">
            <text:p>48257</text:p>
          </table:table-cell>
          <table:table-cell office:value-type="string" calcext:value-type="string">
            <text:p>Kaufman County, Texas</text:p>
          </table:table-cell>
          <table:table-cell office:value-type="float" office:value="1568726000" calcext:value-type="float">
            <text:p>1568726000</text:p>
          </table:table-cell>
          <table:table-cell office:value-type="float" office:value="123508469" calcext:value-type="float">
            <text:p>123508469</text:p>
          </table:table-cell>
        </table:table-row>
        <table:table-row table:style-name="ro1">
          <table:table-cell office:value-type="string" calcext:value-type="string">
            <text:p>0500000US48291</text:p>
          </table:table-cell>
          <table:table-cell office:value-type="float" office:value="48291" calcext:value-type="float">
            <text:p>48291</text:p>
          </table:table-cell>
          <table:table-cell office:value-type="string" calcext:value-type="string">
            <text:p>Liberty County, Texas</text:p>
          </table:table-cell>
          <table:table-cell office:value-type="float" office:value="939708500" calcext:value-type="float">
            <text:p>939708500</text:p>
          </table:table-cell>
          <table:table-cell office:value-type="float" office:value="91934025" calcext:value-type="float">
            <text:p>91934025</text:p>
          </table:table-cell>
        </table:table-row>
        <table:table-row table:style-name="ro1">
          <table:table-cell office:value-type="string" calcext:value-type="string">
            <text:p>0500000US48303</text:p>
          </table:table-cell>
          <table:table-cell office:value-type="float" office:value="48303" calcext:value-type="float">
            <text:p>48303</text:p>
          </table:table-cell>
          <table:table-cell office:value-type="string" calcext:value-type="string">
            <text:p>Lubbock County, Texas</text:p>
          </table:table-cell>
          <table:table-cell office:value-type="float" office:value="4123941800" calcext:value-type="float">
            <text:p>4123941800</text:p>
          </table:table-cell>
          <table:table-cell office:value-type="float" office:value="226136323" calcext:value-type="float">
            <text:p>226136323</text:p>
          </table:table-cell>
        </table:table-row>
        <table:table-row table:style-name="ro1">
          <table:table-cell office:value-type="string" calcext:value-type="string">
            <text:p>0500000US48309</text:p>
          </table:table-cell>
          <table:table-cell office:value-type="float" office:value="48309" calcext:value-type="float">
            <text:p>48309</text:p>
          </table:table-cell>
          <table:table-cell office:value-type="string" calcext:value-type="string">
            <text:p>McLennan County, Texas</text:p>
          </table:table-cell>
          <table:table-cell office:value-type="float" office:value="3021899100" calcext:value-type="float">
            <text:p>3021899100</text:p>
          </table:table-cell>
          <table:table-cell office:value-type="float" office:value="170621087" calcext:value-type="float">
            <text:p>170621087</text:p>
          </table:table-cell>
        </table:table-row>
        <table:table-row table:style-name="ro1">
          <table:table-cell office:value-type="string" calcext:value-type="string">
            <text:p>0500000US48329</text:p>
          </table:table-cell>
          <table:table-cell office:value-type="float" office:value="48329" calcext:value-type="float">
            <text:p>48329</text:p>
          </table:table-cell>
          <table:table-cell office:value-type="string" calcext:value-type="string">
            <text:p>Midland County, Texas</text:p>
          </table:table-cell>
          <table:table-cell office:value-type="float" office:value="2651544700" calcext:value-type="float">
            <text:p>2651544700</text:p>
          </table:table-cell>
          <table:table-cell office:value-type="float" office:value="259287650" calcext:value-type="float">
            <text:p>259287650</text:p>
          </table:table-cell>
        </table:table-row>
        <table:table-row table:style-name="ro1">
          <table:table-cell office:value-type="string" calcext:value-type="string">
            <text:p>0500000US48339</text:p>
          </table:table-cell>
          <table:table-cell office:value-type="float" office:value="48339" calcext:value-type="float">
            <text:p>48339</text:p>
          </table:table-cell>
          <table:table-cell office:value-type="string" calcext:value-type="string">
            <text:p>Montgomery County, Texas</text:p>
          </table:table-cell>
          <table:table-cell office:value-type="float" office:value="9313872800" calcext:value-type="float">
            <text:p>9313872800</text:p>
          </table:table-cell>
          <table:table-cell office:value-type="float" office:value="445101364" calcext:value-type="float">
            <text:p>445101364</text:p>
          </table:table-cell>
        </table:table-row>
        <table:table-row table:style-name="ro1">
          <table:table-cell office:value-type="string" calcext:value-type="string">
            <text:p>0500000US48355</text:p>
          </table:table-cell>
          <table:table-cell office:value-type="float" office:value="48355" calcext:value-type="float">
            <text:p>48355</text:p>
          </table:table-cell>
          <table:table-cell office:value-type="string" calcext:value-type="string">
            <text:p>Nueces County, Texas</text:p>
          </table:table-cell>
          <table:table-cell office:value-type="float" office:value="4797877300" calcext:value-type="float">
            <text:p>4797877300</text:p>
          </table:table-cell>
          <table:table-cell office:value-type="float" office:value="259884567" calcext:value-type="float">
            <text:p>259884567</text:p>
          </table:table-cell>
        </table:table-row>
        <table:table-row table:style-name="ro1">
          <table:table-cell office:value-type="string" calcext:value-type="string">
            <text:p>0500000US48361</text:p>
          </table:table-cell>
          <table:table-cell office:value-type="float" office:value="48361" calcext:value-type="float">
            <text:p>48361</text:p>
          </table:table-cell>
          <table:table-cell office:value-type="string" calcext:value-type="string">
            <text:p>Orange County, Texas</text:p>
          </table:table-cell>
          <table:table-cell office:value-type="float" office:value="1450317100" calcext:value-type="float">
            <text:p>1450317100</text:p>
          </table:table-cell>
          <table:table-cell office:value-type="float" office:value="127587075" calcext:value-type="float">
            <text:p>127587075</text:p>
          </table:table-cell>
        </table:table-row>
        <table:table-row table:style-name="ro1">
          <table:table-cell office:value-type="string" calcext:value-type="string">
            <text:p>0500000US48367</text:p>
          </table:table-cell>
          <table:table-cell office:value-type="float" office:value="48367" calcext:value-type="float">
            <text:p>48367</text:p>
          </table:table-cell>
          <table:table-cell office:value-type="string" calcext:value-type="string">
            <text:p>Parker County, Texas</text:p>
          </table:table-cell>
          <table:table-cell office:value-type="float" office:value="2062494300" calcext:value-type="float">
            <text:p>2062494300</text:p>
          </table:table-cell>
          <table:table-cell office:value-type="float" office:value="160426402" calcext:value-type="float">
            <text:p>160426402</text:p>
          </table:table-cell>
        </table:table-row>
        <table:table-row table:style-name="ro1">
          <table:table-cell office:value-type="string" calcext:value-type="string">
            <text:p>0500000US48375</text:p>
          </table:table-cell>
          <table:table-cell office:value-type="float" office:value="48375" calcext:value-type="float">
            <text:p>48375</text:p>
          </table:table-cell>
          <table:table-cell office:value-type="string" calcext:value-type="string">
            <text:p>Potter County, Texas</text:p>
          </table:table-cell>
          <table:table-cell office:value-type="float" office:value="1309023500" calcext:value-type="float">
            <text:p>1309023500</text:p>
          </table:table-cell>
          <table:table-cell office:value-type="float" office:value="109169356" calcext:value-type="float">
            <text:p>109169356</text:p>
          </table:table-cell>
        </table:table-row>
        <table:table-row table:style-name="ro1">
          <table:table-cell office:value-type="string" calcext:value-type="string">
            <text:p>0500000US48381</text:p>
          </table:table-cell>
          <table:table-cell office:value-type="float" office:value="48381" calcext:value-type="float">
            <text:p>48381</text:p>
          </table:table-cell>
          <table:table-cell office:value-type="string" calcext:value-type="string">
            <text:p>Randall County, Texas</text:p>
          </table:table-cell>
          <table:table-cell office:value-type="float" office:value="2346906100" calcext:value-type="float">
            <text:p>2346906100</text:p>
          </table:table-cell>
          <table:table-cell office:value-type="float" office:value="235132439" calcext:value-type="float">
            <text:p>235132439</text:p>
          </table:table-cell>
        </table:table-row>
        <table:table-row table:style-name="ro1">
          <table:table-cell office:value-type="string" calcext:value-type="string">
            <text:p>0500000US48397</text:p>
          </table:table-cell>
          <table:table-cell office:value-type="float" office:value="48397" calcext:value-type="float">
            <text:p>48397</text:p>
          </table:table-cell>
          <table:table-cell office:value-type="string" calcext:value-type="string">
            <text:p>Rockwall County, Texas</text:p>
          </table:table-cell>
          <table:table-cell office:value-type="float" office:value="1830325600" calcext:value-type="float">
            <text:p>1830325600</text:p>
          </table:table-cell>
          <table:table-cell office:value-type="float" office:value="168503708" calcext:value-type="float">
            <text:p>168503708</text:p>
          </table:table-cell>
        </table:table-row>
        <table:table-row table:style-name="ro1">
          <table:table-cell office:value-type="string" calcext:value-type="string">
            <text:p>0500000US48409</text:p>
          </table:table-cell>
          <table:table-cell office:value-type="float" office:value="48409" calcext:value-type="float">
            <text:p>48409</text:p>
          </table:table-cell>
          <table:table-cell office:value-type="string" calcext:value-type="string">
            <text:p>San Patricio County, Texas</text:p>
          </table:table-cell>
          <table:table-cell office:value-type="float" office:value="1101541400" calcext:value-type="float">
            <text:p>1101541400</text:p>
          </table:table-cell>
          <table:table-cell office:value-type="float" office:value="131650555" calcext:value-type="float">
            <text:p>131650555</text:p>
          </table:table-cell>
        </table:table-row>
        <table:table-row table:style-name="ro1">
          <table:table-cell office:value-type="string" calcext:value-type="string">
            <text:p>0500000US48423</text:p>
          </table:table-cell>
          <table:table-cell office:value-type="float" office:value="48423" calcext:value-type="float">
            <text:p>48423</text:p>
          </table:table-cell>
          <table:table-cell office:value-type="string" calcext:value-type="string">
            <text:p>Smith County, Texas</text:p>
          </table:table-cell>
          <table:table-cell office:value-type="float" office:value="3294074200" calcext:value-type="float">
            <text:p>3294074200</text:p>
          </table:table-cell>
          <table:table-cell office:value-type="float" office:value="225395282" calcext:value-type="float">
            <text:p>225395282</text:p>
          </table:table-cell>
        </table:table-row>
        <table:table-row table:style-name="ro1">
          <table:table-cell office:value-type="string" calcext:value-type="string">
            <text:p>0500000US48439</text:p>
          </table:table-cell>
          <table:table-cell office:value-type="float" office:value="48439" calcext:value-type="float">
            <text:p>48439</text:p>
          </table:table-cell>
          <table:table-cell office:value-type="string" calcext:value-type="string">
            <text:p>Tarrant County, Texas</text:p>
          </table:table-cell>
          <table:table-cell office:value-type="float" office:value="32120423900" calcext:value-type="float">
            <text:p>32120423900</text:p>
          </table:table-cell>
          <table:table-cell office:value-type="float" office:value="727738266" calcext:value-type="float">
            <text:p>727738266</text:p>
          </table:table-cell>
        </table:table-row>
        <table:table-row table:style-name="ro1">
          <table:table-cell office:value-type="string" calcext:value-type="string">
            <text:p>0500000US48441</text:p>
          </table:table-cell>
          <table:table-cell office:value-type="float" office:value="48441" calcext:value-type="float">
            <text:p>48441</text:p>
          </table:table-cell>
          <table:table-cell office:value-type="string" calcext:value-type="string">
            <text:p>Taylor County, Texas</text:p>
          </table:table-cell>
          <table:table-cell office:value-type="float" office:value="2027677900" calcext:value-type="float">
            <text:p>2027677900</text:p>
          </table:table-cell>
          <table:table-cell office:value-type="float" office:value="189841668" calcext:value-type="float">
            <text:p>189841668</text:p>
          </table:table-cell>
        </table:table-row>
        <table:table-row table:style-name="ro1">
          <table:table-cell office:value-type="string" calcext:value-type="string">
            <text:p>0500000US48451</text:p>
          </table:table-cell>
          <table:table-cell office:value-type="float" office:value="48451" calcext:value-type="float">
            <text:p>48451</text:p>
          </table:table-cell>
          <table:table-cell office:value-type="string" calcext:value-type="string">
            <text:p>Tom Green County, Texas</text:p>
          </table:table-cell>
          <table:table-cell office:value-type="float" office:value="1641189300" calcext:value-type="float">
            <text:p>1641189300</text:p>
          </table:table-cell>
          <table:table-cell office:value-type="float" office:value="137725229" calcext:value-type="float">
            <text:p>137725229</text:p>
          </table:table-cell>
        </table:table-row>
        <table:table-row table:style-name="ro1">
          <table:table-cell office:value-type="string" calcext:value-type="string">
            <text:p>0500000US48453</text:p>
          </table:table-cell>
          <table:table-cell office:value-type="float" office:value="48453" calcext:value-type="float">
            <text:p>48453</text:p>
          </table:table-cell>
          <table:table-cell office:value-type="string" calcext:value-type="string">
            <text:p>Travis County, Texas</text:p>
          </table:table-cell>
          <table:table-cell office:value-type="float" office:value="18800286400" calcext:value-type="float">
            <text:p>18800286400</text:p>
          </table:table-cell>
          <table:table-cell office:value-type="float" office:value="730551615" calcext:value-type="float">
            <text:p>730551615</text:p>
          </table:table-cell>
        </table:table-row>
        <table:table-row table:style-name="ro1">
          <table:table-cell office:value-type="string" calcext:value-type="string">
            <text:p>0500000US48469</text:p>
          </table:table-cell>
          <table:table-cell office:value-type="float" office:value="48469" calcext:value-type="float">
            <text:p>48469</text:p>
          </table:table-cell>
          <table:table-cell office:value-type="string" calcext:value-type="string">
            <text:p>Victoria County, Texas</text:p>
          </table:table-cell>
          <table:table-cell office:value-type="float" office:value="1553109700" calcext:value-type="float">
            <text:p>1553109700</text:p>
          </table:table-cell>
          <table:table-cell office:value-type="float" office:value="138796469" calcext:value-type="float">
            <text:p>138796469</text:p>
          </table:table-cell>
        </table:table-row>
        <table:table-row table:style-name="ro1">
          <table:table-cell office:value-type="string" calcext:value-type="string">
            <text:p>0500000US48479</text:p>
          </table:table-cell>
          <table:table-cell office:value-type="float" office:value="48479" calcext:value-type="float">
            <text:p>48479</text:p>
          </table:table-cell>
          <table:table-cell office:value-type="string" calcext:value-type="string">
            <text:p>Webb County, Texas</text:p>
          </table:table-cell>
          <table:table-cell office:value-type="float" office:value="2358032100" calcext:value-type="float">
            <text:p>2358032100</text:p>
          </table:table-cell>
          <table:table-cell office:value-type="float" office:value="134159426" calcext:value-type="float">
            <text:p>134159426</text:p>
          </table:table-cell>
        </table:table-row>
        <table:table-row table:style-name="ro1">
          <table:table-cell office:value-type="string" calcext:value-type="string">
            <text:p>0500000US48485</text:p>
          </table:table-cell>
          <table:table-cell office:value-type="float" office:value="48485" calcext:value-type="float">
            <text:p>48485</text:p>
          </table:table-cell>
          <table:table-cell office:value-type="string" calcext:value-type="string">
            <text:p>Wichita County, Texas</text:p>
          </table:table-cell>
          <table:table-cell office:value-type="float" office:value="2195420300" calcext:value-type="float">
            <text:p>2195420300</text:p>
          </table:table-cell>
          <table:table-cell office:value-type="float" office:value="259312596" calcext:value-type="float">
            <text:p>259312596</text:p>
          </table:table-cell>
        </table:table-row>
        <table:table-row table:style-name="ro1">
          <table:table-cell office:value-type="string" calcext:value-type="string">
            <text:p>0500000US48491</text:p>
          </table:table-cell>
          <table:table-cell office:value-type="float" office:value="48491" calcext:value-type="float">
            <text:p>48491</text:p>
          </table:table-cell>
          <table:table-cell office:value-type="string" calcext:value-type="string">
            <text:p>Williamson County, Texas</text:p>
          </table:table-cell>
          <table:table-cell office:value-type="float" office:value="7187256000" calcext:value-type="float">
            <text:p>7187256000</text:p>
          </table:table-cell>
          <table:table-cell office:value-type="float" office:value="240667981" calcext:value-type="float">
            <text:p>240667981</text:p>
          </table:table-cell>
        </table:table-row>
        <table:table-row table:style-name="ro1">
          <table:table-cell office:value-type="string" calcext:value-type="string">
            <text:p>0500000US49005</text:p>
          </table:table-cell>
          <table:table-cell office:value-type="float" office:value="49005" calcext:value-type="float">
            <text:p>49005</text:p>
          </table:table-cell>
          <table:table-cell office:value-type="string" calcext:value-type="string">
            <text:p>Cache County, Utah</text:p>
          </table:table-cell>
          <table:table-cell office:value-type="float" office:value="1438457000" calcext:value-type="float">
            <text:p>1438457000</text:p>
          </table:table-cell>
          <table:table-cell office:value-type="float" office:value="84603181" calcext:value-type="float">
            <text:p>84603181</text:p>
          </table:table-cell>
        </table:table-row>
        <table:table-row table:style-name="ro1">
          <table:table-cell office:value-type="string" calcext:value-type="string">
            <text:p>0500000US49011</text:p>
          </table:table-cell>
          <table:table-cell office:value-type="float" office:value="49011" calcext:value-type="float">
            <text:p>49011</text:p>
          </table:table-cell>
          <table:table-cell office:value-type="string" calcext:value-type="string">
            <text:p>Davis County, Utah</text:p>
          </table:table-cell>
          <table:table-cell office:value-type="float" office:value="5618832600" calcext:value-type="float">
            <text:p>5618832600</text:p>
          </table:table-cell>
          <table:table-cell office:value-type="float" office:value="324709270" calcext:value-type="float">
            <text:p>324709270</text:p>
          </table:table-cell>
        </table:table-row>
        <table:table-row table:style-name="ro1">
          <table:table-cell office:value-type="string" calcext:value-type="string">
            <text:p>0500000US49035</text:p>
          </table:table-cell>
          <table:table-cell office:value-type="float" office:value="49035" calcext:value-type="float">
            <text:p>49035</text:p>
          </table:table-cell>
          <table:table-cell office:value-type="string" calcext:value-type="string">
            <text:p>Salt Lake County, Utah</text:p>
          </table:table-cell>
          <table:table-cell office:value-type="float" office:value="17273481700" calcext:value-type="float">
            <text:p>17273481700</text:p>
          </table:table-cell>
          <table:table-cell office:value-type="float" office:value="413465703" calcext:value-type="float">
            <text:p>413465703</text:p>
          </table:table-cell>
        </table:table-row>
        <table:table-row table:style-name="ro1">
          <table:table-cell office:value-type="string" calcext:value-type="string">
            <text:p>0500000US49049</text:p>
          </table:table-cell>
          <table:table-cell office:value-type="float" office:value="49049" calcext:value-type="float">
            <text:p>49049</text:p>
          </table:table-cell>
          <table:table-cell office:value-type="string" calcext:value-type="string">
            <text:p>Utah County, Utah</text:p>
          </table:table-cell>
          <table:table-cell office:value-type="float" office:value="7175016300" calcext:value-type="float">
            <text:p>7175016300</text:p>
          </table:table-cell>
          <table:table-cell office:value-type="float" office:value="390606922" calcext:value-type="float">
            <text:p>390606922</text:p>
          </table:table-cell>
        </table:table-row>
        <table:table-row table:style-name="ro1">
          <table:table-cell office:value-type="string" calcext:value-type="string">
            <text:p>0500000US49053</text:p>
          </table:table-cell>
          <table:table-cell office:value-type="float" office:value="49053" calcext:value-type="float">
            <text:p>49053</text:p>
          </table:table-cell>
          <table:table-cell office:value-type="string" calcext:value-type="string">
            <text:p>Washington County, Utah</text:p>
          </table:table-cell>
          <table:table-cell office:value-type="float" office:value="2094287600" calcext:value-type="float">
            <text:p>2094287600</text:p>
          </table:table-cell>
          <table:table-cell office:value-type="float" office:value="182777826" calcext:value-type="float">
            <text:p>182777826</text:p>
          </table:table-cell>
        </table:table-row>
        <table:table-row table:style-name="ro1">
          <table:table-cell office:value-type="string" calcext:value-type="string">
            <text:p>0500000US49057</text:p>
          </table:table-cell>
          <table:table-cell office:value-type="float" office:value="49057" calcext:value-type="float">
            <text:p>49057</text:p>
          </table:table-cell>
          <table:table-cell office:value-type="string" calcext:value-type="string">
            <text:p>Weber County, Utah</text:p>
          </table:table-cell>
          <table:table-cell office:value-type="float" office:value="3591336800" calcext:value-type="float">
            <text:p>3591336800</text:p>
          </table:table-cell>
          <table:table-cell office:value-type="float" office:value="210225723" calcext:value-type="float">
            <text:p>210225723</text:p>
          </table:table-cell>
        </table:table-row>
        <table:table-row table:style-name="ro1">
          <table:table-cell office:value-type="string" calcext:value-type="string">
            <text:p>0500000US50007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Chittenden County, Vermont</text:p>
          </table:table-cell>
          <table:table-cell office:value-type="float" office:value="3024100700" calcext:value-type="float">
            <text:p>3024100700</text:p>
          </table:table-cell>
          <table:table-cell office:value-type="float" office:value="205267348" calcext:value-type="float">
            <text:p>205267348</text:p>
          </table:table-cell>
        </table:table-row>
        <table:table-row table:style-name="ro1">
          <table:table-cell office:value-type="string" calcext:value-type="string">
            <text:p>0500000US51003</text:p>
          </table:table-cell>
          <table:table-cell office:value-type="float" office:value="51003" calcext:value-type="float">
            <text:p>51003</text:p>
          </table:table-cell>
          <table:table-cell office:value-type="string" calcext:value-type="string">
            <text:p>Albemarle County, Virginia</text:p>
          </table:table-cell>
          <table:table-cell office:value-type="float" office:value="2538818600" calcext:value-type="float">
            <text:p>2538818600</text:p>
          </table:table-cell>
          <table:table-cell office:value-type="float" office:value="329630254" calcext:value-type="float">
            <text:p>329630254</text:p>
          </table:table-cell>
        </table:table-row>
        <table:table-row table:style-name="ro1">
          <table:table-cell office:value-type="string" calcext:value-type="string">
            <text:p>0500000US51013</text:p>
          </table:table-cell>
          <table:table-cell office:value-type="float" office:value="51013" calcext:value-type="float">
            <text:p>51013</text:p>
          </table:table-cell>
          <table:table-cell office:value-type="string" calcext:value-type="string">
            <text:p>Arlington County, Virginia</text:p>
          </table:table-cell>
          <table:table-cell office:value-type="float" office:value="5734415700" calcext:value-type="float">
            <text:p>5734415700</text:p>
          </table:table-cell>
          <table:table-cell office:value-type="float" office:value="473918313" calcext:value-type="float">
            <text:p>473918313</text:p>
          </table:table-cell>
        </table:table-row>
        <table:table-row table:style-name="ro1">
          <table:table-cell office:value-type="string" calcext:value-type="string">
            <text:p>0500000US51015</text:p>
          </table:table-cell>
          <table:table-cell office:value-type="float" office:value="51015" calcext:value-type="float">
            <text:p>51015</text:p>
          </table:table-cell>
          <table:table-cell office:value-type="string" calcext:value-type="string">
            <text:p>Augusta County, Virginia</text:p>
          </table:table-cell>
          <table:table-cell office:value-type="float" office:value="1265395100" calcext:value-type="float">
            <text:p>1265395100</text:p>
          </table:table-cell>
          <table:table-cell office:value-type="float" office:value="124838888" calcext:value-type="float">
            <text:p>124838888</text:p>
          </table:table-cell>
        </table:table-row>
        <table:table-row table:style-name="ro1">
          <table:table-cell office:value-type="string" calcext:value-type="string">
            <text:p>0500000US51019</text:p>
          </table:table-cell>
          <table:table-cell office:value-type="float" office:value="51019" calcext:value-type="float">
            <text:p>51019</text:p>
          </table:table-cell>
          <table:table-cell office:value-type="string" calcext:value-type="string">
            <text:p>Bedford County, Virginia</text:p>
          </table:table-cell>
          <table:table-cell office:value-type="float" office:value="1571053900" calcext:value-type="float">
            <text:p>1571053900</text:p>
          </table:table-cell>
          <table:table-cell office:value-type="float" office:value="178672006" calcext:value-type="float">
            <text:p>178672006</text:p>
          </table:table-cell>
        </table:table-row>
        <table:table-row table:style-name="ro1">
          <table:table-cell office:value-type="string" calcext:value-type="string">
            <text:p>0500000US51041</text:p>
          </table:table-cell>
          <table:table-cell office:value-type="float" office:value="51041" calcext:value-type="float">
            <text:p>51041</text:p>
          </table:table-cell>
          <table:table-cell office:value-type="string" calcext:value-type="string">
            <text:p>Chesterfield County, Virginia</text:p>
          </table:table-cell>
          <table:table-cell office:value-type="float" office:value="7161593000" calcext:value-type="float">
            <text:p>7161593000</text:p>
          </table:table-cell>
          <table:table-cell office:value-type="float" office:value="281629009" calcext:value-type="float">
            <text:p>281629009</text:p>
          </table:table-cell>
        </table:table-row>
        <table:table-row table:style-name="ro1">
          <table:table-cell office:value-type="string" calcext:value-type="string">
            <text:p>0500000US51059</text:p>
          </table:table-cell>
          <table:table-cell office:value-type="float" office:value="51059" calcext:value-type="float">
            <text:p>51059</text:p>
          </table:table-cell>
          <table:table-cell office:value-type="string" calcext:value-type="string">
            <text:p>Fairfax County, Virginia</text:p>
          </table:table-cell>
          <table:table-cell office:value-type="float" office:value="36306740300" calcext:value-type="float">
            <text:p>36306740300</text:p>
          </table:table-cell>
          <table:table-cell office:value-type="float" office:value="1010146803" calcext:value-type="float">
            <text:p>1010146803</text:p>
          </table:table-cell>
        </table:table-row>
        <table:table-row table:style-name="ro1">
          <table:table-cell office:value-type="string" calcext:value-type="string">
            <text:p>0500000US51061</text:p>
          </table:table-cell>
          <table:table-cell office:value-type="float" office:value="51061" calcext:value-type="float">
            <text:p>51061</text:p>
          </table:table-cell>
          <table:table-cell office:value-type="string" calcext:value-type="string">
            <text:p>Fauquier County, Virginia</text:p>
          </table:table-cell>
          <table:table-cell office:value-type="float" office:value="1717001500" calcext:value-type="float">
            <text:p>1717001500</text:p>
          </table:table-cell>
          <table:table-cell office:value-type="float" office:value="223196508" calcext:value-type="float">
            <text:p>223196508</text:p>
          </table:table-cell>
        </table:table-row>
        <table:table-row table:style-name="ro1">
          <table:table-cell office:value-type="string" calcext:value-type="string">
            <text:p>0500000US51069</text:p>
          </table:table-cell>
          <table:table-cell office:value-type="float" office:value="51069" calcext:value-type="float">
            <text:p>51069</text:p>
          </table:table-cell>
          <table:table-cell office:value-type="string" calcext:value-type="string">
            <text:p>Frederick County, Virginia</text:p>
          </table:table-cell>
          <table:table-cell office:value-type="float" office:value="1547471800" calcext:value-type="float">
            <text:p>1547471800</text:p>
          </table:table-cell>
          <table:table-cell office:value-type="float" office:value="147792921" calcext:value-type="float">
            <text:p>147792921</text:p>
          </table:table-cell>
        </table:table-row>
        <table:table-row table:style-name="ro1">
          <table:table-cell office:value-type="string" calcext:value-type="string">
            <text:p>0500000US51085</text:p>
          </table:table-cell>
          <table:table-cell office:value-type="float" office:value="51085" calcext:value-type="float">
            <text:p>51085</text:p>
          </table:table-cell>
          <table:table-cell office:value-type="string" calcext:value-type="string">
            <text:p>Hanover County, Virginia</text:p>
          </table:table-cell>
          <table:table-cell office:value-type="float" office:value="2512859300" calcext:value-type="float">
            <text:p>2512859300</text:p>
          </table:table-cell>
          <table:table-cell office:value-type="float" office:value="213420965" calcext:value-type="float">
            <text:p>213420965</text:p>
          </table:table-cell>
        </table:table-row>
        <table:table-row table:style-name="ro1">
          <table:table-cell office:value-type="string" calcext:value-type="string">
            <text:p>0500000US51087</text:p>
          </table:table-cell>
          <table:table-cell office:value-type="float" office:value="51087" calcext:value-type="float">
            <text:p>51087</text:p>
          </table:table-cell>
          <table:table-cell office:value-type="string" calcext:value-type="string">
            <text:p>Henrico County, Virginia</text:p>
          </table:table-cell>
          <table:table-cell office:value-type="float" office:value="6609324900" calcext:value-type="float">
            <text:p>6609324900</text:p>
          </table:table-cell>
          <table:table-cell office:value-type="float" office:value="411798518" calcext:value-type="float">
            <text:p>411798518</text:p>
          </table:table-cell>
        </table:table-row>
        <table:table-row table:style-name="ro1">
          <table:table-cell office:value-type="string" calcext:value-type="string">
            <text:p>0500000US51107</text:p>
          </table:table-cell>
          <table:table-cell office:value-type="float" office:value="51107" calcext:value-type="float">
            <text:p>51107</text:p>
          </table:table-cell>
          <table:table-cell office:value-type="string" calcext:value-type="string">
            <text:p>Loudoun County, Virginia</text:p>
          </table:table-cell>
          <table:table-cell office:value-type="float" office:value="8092176600" calcext:value-type="float">
            <text:p>8092176600</text:p>
          </table:table-cell>
          <table:table-cell office:value-type="float" office:value="509281613" calcext:value-type="float">
            <text:p>509281613</text:p>
          </table:table-cell>
        </table:table-row>
        <table:table-row table:style-name="ro1">
          <table:table-cell office:value-type="string" calcext:value-type="string">
            <text:p>0500000US51121</text:p>
          </table:table-cell>
          <table:table-cell office:value-type="float" office:value="51121" calcext:value-type="float">
            <text:p>51121</text:p>
          </table:table-cell>
          <table:table-cell office:value-type="string" calcext:value-type="string">
            <text:p>Montgomery County, Virginia</text:p>
          </table:table-cell>
          <table:table-cell office:value-type="float" office:value="1197734300" calcext:value-type="float">
            <text:p>1197734300</text:p>
          </table:table-cell>
          <table:table-cell office:value-type="float" office:value="157698192" calcext:value-type="float">
            <text:p>157698192</text:p>
          </table:table-cell>
        </table:table-row>
        <table:table-row table:style-name="ro1">
          <table:table-cell office:value-type="string" calcext:value-type="string">
            <text:p>0500000US51153</text:p>
          </table:table-cell>
          <table:table-cell office:value-type="float" office:value="51153" calcext:value-type="float">
            <text:p>51153</text:p>
          </table:table-cell>
          <table:table-cell office:value-type="string" calcext:value-type="string">
            <text:p>Prince William County, Virginia</text:p>
          </table:table-cell>
          <table:table-cell office:value-type="float" office:value="9720954300" calcext:value-type="float">
            <text:p>9720954300</text:p>
          </table:table-cell>
          <table:table-cell office:value-type="float" office:value="434850672" calcext:value-type="float">
            <text:p>434850672</text:p>
          </table:table-cell>
        </table:table-row>
        <table:table-row table:style-name="ro1">
          <table:table-cell office:value-type="string" calcext:value-type="string">
            <text:p>0500000US51161</text:p>
          </table:table-cell>
          <table:table-cell office:value-type="float" office:value="51161" calcext:value-type="float">
            <text:p>51161</text:p>
          </table:table-cell>
          <table:table-cell office:value-type="string" calcext:value-type="string">
            <text:p>Roanoke County, Virginia</text:p>
          </table:table-cell>
          <table:table-cell office:value-type="float" office:value="1957842600" calcext:value-type="float">
            <text:p>1957842600</text:p>
          </table:table-cell>
          <table:table-cell office:value-type="float" office:value="169417476" calcext:value-type="float">
            <text:p>169417476</text:p>
          </table:table-cell>
        </table:table-row>
        <table:table-row table:style-name="ro1">
          <table:table-cell office:value-type="string" calcext:value-type="string">
            <text:p>0500000US51165</text:p>
          </table:table-cell>
          <table:table-cell office:value-type="float" office:value="51165" calcext:value-type="float">
            <text:p>51165</text:p>
          </table:table-cell>
          <table:table-cell office:value-type="string" calcext:value-type="string">
            <text:p>Rockingham County, Virginia</text:p>
          </table:table-cell>
          <table:table-cell office:value-type="float" office:value="1387169900" calcext:value-type="float">
            <text:p>1387169900</text:p>
          </table:table-cell>
          <table:table-cell office:value-type="float" office:value="171120896" calcext:value-type="float">
            <text:p>171120896</text:p>
          </table:table-cell>
        </table:table-row>
        <table:table-row table:style-name="ro1">
          <table:table-cell office:value-type="string" calcext:value-type="string">
            <text:p>0500000US51177</text:p>
          </table:table-cell>
          <table:table-cell office:value-type="float" office:value="51177" calcext:value-type="float">
            <text:p>51177</text:p>
          </table:table-cell>
          <table:table-cell office:value-type="string" calcext:value-type="string">
            <text:p>Spotsylvania County, Virginia</text:p>
          </table:table-cell>
          <table:table-cell office:value-type="float" office:value="3172303800" calcext:value-type="float">
            <text:p>3172303800</text:p>
          </table:table-cell>
          <table:table-cell office:value-type="float" office:value="517127797" calcext:value-type="float">
            <text:p>517127797</text:p>
          </table:table-cell>
        </table:table-row>
        <table:table-row table:style-name="ro1">
          <table:table-cell office:value-type="string" calcext:value-type="string">
            <text:p>0500000US51179</text:p>
          </table:table-cell>
          <table:table-cell office:value-type="float" office:value="51179" calcext:value-type="float">
            <text:p>51179</text:p>
          </table:table-cell>
          <table:table-cell office:value-type="string" calcext:value-type="string">
            <text:p>Stafford County, Virginia</text:p>
          </table:table-cell>
          <table:table-cell office:value-type="float" office:value="3183569300" calcext:value-type="float">
            <text:p>3183569300</text:p>
          </table:table-cell>
          <table:table-cell office:value-type="float" office:value="175574756" calcext:value-type="float">
            <text:p>175574756</text:p>
          </table:table-cell>
        </table:table-row>
        <table:table-row table:style-name="ro1">
          <table:table-cell office:value-type="string" calcext:value-type="string">
            <text:p>0500000US51510</text:p>
          </table:table-cell>
          <table:table-cell office:value-type="float" office:value="51510" calcext:value-type="float">
            <text:p>51510</text:p>
          </table:table-cell>
          <table:table-cell office:value-type="string" calcext:value-type="string">
            <text:p>Alexandria city, Virginia</text:p>
          </table:table-cell>
          <table:table-cell office:value-type="float" office:value="3564933100" calcext:value-type="float">
            <text:p>3564933100</text:p>
          </table:table-cell>
          <table:table-cell office:value-type="float" office:value="332758926" calcext:value-type="float">
            <text:p>332758926</text:p>
          </table:table-cell>
        </table:table-row>
        <table:table-row table:style-name="ro1">
          <table:table-cell office:value-type="string" calcext:value-type="string">
            <text:p>0500000US51550</text:p>
          </table:table-cell>
          <table:table-cell office:value-type="float" office:value="51550" calcext:value-type="float">
            <text:p>51550</text:p>
          </table:table-cell>
          <table:table-cell office:value-type="string" calcext:value-type="string">
            <text:p>Chesapeake city, Virginia</text:p>
          </table:table-cell>
          <table:table-cell office:value-type="float" office:value="4818395600" calcext:value-type="float">
            <text:p>4818395600</text:p>
          </table:table-cell>
          <table:table-cell office:value-type="float" office:value="268340331" calcext:value-type="float">
            <text:p>268340331</text:p>
          </table:table-cell>
        </table:table-row>
        <table:table-row table:style-name="ro1">
          <table:table-cell office:value-type="string" calcext:value-type="string">
            <text:p>0500000US51650</text:p>
          </table:table-cell>
          <table:table-cell office:value-type="float" office:value="51650" calcext:value-type="float">
            <text:p>51650</text:p>
          </table:table-cell>
          <table:table-cell office:value-type="string" calcext:value-type="string">
            <text:p>Hampton city, Virginia</text:p>
          </table:table-cell>
          <table:table-cell office:value-type="float" office:value="2226118700" calcext:value-type="float">
            <text:p>2226118700</text:p>
          </table:table-cell>
          <table:table-cell office:value-type="float" office:value="143577811" calcext:value-type="float">
            <text:p>143577811</text:p>
          </table:table-cell>
        </table:table-row>
        <table:table-row table:style-name="ro1">
          <table:table-cell office:value-type="string" calcext:value-type="string">
            <text:p>0500000US51680</text:p>
          </table:table-cell>
          <table:table-cell office:value-type="float" office:value="51680" calcext:value-type="float">
            <text:p>51680</text:p>
          </table:table-cell>
          <table:table-cell office:value-type="string" calcext:value-type="string">
            <text:p>Lynchburg city, Virginia</text:p>
          </table:table-cell>
          <table:table-cell office:value-type="float" office:value="948836300" calcext:value-type="float">
            <text:p>948836300</text:p>
          </table:table-cell>
          <table:table-cell office:value-type="float" office:value="141677470" calcext:value-type="float">
            <text:p>141677470</text:p>
          </table:table-cell>
        </table:table-row>
        <table:table-row table:style-name="ro1">
          <table:table-cell office:value-type="string" calcext:value-type="string">
            <text:p>0500000US51700</text:p>
          </table:table-cell>
          <table:table-cell office:value-type="float" office:value="51700" calcext:value-type="float">
            <text:p>51700</text:p>
          </table:table-cell>
          <table:table-cell office:value-type="string" calcext:value-type="string">
            <text:p>Newport News city, Virginia</text:p>
          </table:table-cell>
          <table:table-cell office:value-type="float" office:value="3031041800" calcext:value-type="float">
            <text:p>3031041800</text:p>
          </table:table-cell>
          <table:table-cell office:value-type="float" office:value="213856472" calcext:value-type="float">
            <text:p>213856472</text:p>
          </table:table-cell>
        </table:table-row>
        <table:table-row table:style-name="ro1">
          <table:table-cell office:value-type="string" calcext:value-type="string">
            <text:p>0500000US51710</text:p>
          </table:table-cell>
          <table:table-cell office:value-type="float" office:value="51710" calcext:value-type="float">
            <text:p>51710</text:p>
          </table:table-cell>
          <table:table-cell office:value-type="string" calcext:value-type="string">
            <text:p>Norfolk city, Virginia</text:p>
          </table:table-cell>
          <table:table-cell office:value-type="float" office:value="3046841000" calcext:value-type="float">
            <text:p>3046841000</text:p>
          </table:table-cell>
          <table:table-cell office:value-type="float" office:value="224294669" calcext:value-type="float">
            <text:p>224294669</text:p>
          </table:table-cell>
        </table:table-row>
        <table:table-row table:style-name="ro1">
          <table:table-cell office:value-type="string" calcext:value-type="string">
            <text:p>0500000US51740</text:p>
          </table:table-cell>
          <table:table-cell office:value-type="float" office:value="51740" calcext:value-type="float">
            <text:p>51740</text:p>
          </table:table-cell>
          <table:table-cell office:value-type="string" calcext:value-type="string">
            <text:p>Portsmouth city, Virginia</text:p>
          </table:table-cell>
          <table:table-cell office:value-type="float" office:value="1448673700" calcext:value-type="float">
            <text:p>1448673700</text:p>
          </table:table-cell>
          <table:table-cell office:value-type="float" office:value="144041971" calcext:value-type="float">
            <text:p>144041971</text:p>
          </table:table-cell>
        </table:table-row>
        <table:table-row table:style-name="ro1">
          <table:table-cell office:value-type="string" calcext:value-type="string">
            <text:p>0500000US51760</text:p>
          </table:table-cell>
          <table:table-cell office:value-type="float" office:value="51760" calcext:value-type="float">
            <text:p>51760</text:p>
          </table:table-cell>
          <table:table-cell office:value-type="string" calcext:value-type="string">
            <text:p>Richmond city, Virginia</text:p>
          </table:table-cell>
          <table:table-cell office:value-type="float" office:value="2655770600" calcext:value-type="float">
            <text:p>2655770600</text:p>
          </table:table-cell>
          <table:table-cell office:value-type="float" office:value="253098530" calcext:value-type="float">
            <text:p>253098530</text:p>
          </table:table-cell>
        </table:table-row>
        <table:table-row table:style-name="ro1">
          <table:table-cell office:value-type="string" calcext:value-type="string">
            <text:p>0500000US51770</text:p>
          </table:table-cell>
          <table:table-cell office:value-type="float" office:value="51770" calcext:value-type="float">
            <text:p>51770</text:p>
          </table:table-cell>
          <table:table-cell office:value-type="string" calcext:value-type="string">
            <text:p>Roanoke city, Virginia</text:p>
          </table:table-cell>
          <table:table-cell office:value-type="float" office:value="1351091400" calcext:value-type="float">
            <text:p>1351091400</text:p>
          </table:table-cell>
          <table:table-cell office:value-type="float" office:value="184897228" calcext:value-type="float">
            <text:p>184897228</text:p>
          </table:table-cell>
        </table:table-row>
        <table:table-row table:style-name="ro1">
          <table:table-cell office:value-type="string" calcext:value-type="string">
            <text:p>0500000US51800</text:p>
          </table:table-cell>
          <table:table-cell office:value-type="float" office:value="51800" calcext:value-type="float">
            <text:p>51800</text:p>
          </table:table-cell>
          <table:table-cell office:value-type="string" calcext:value-type="string">
            <text:p>Suffolk city, Virginia</text:p>
          </table:table-cell>
          <table:table-cell office:value-type="float" office:value="1874775100" calcext:value-type="float">
            <text:p>1874775100</text:p>
          </table:table-cell>
          <table:table-cell office:value-type="float" office:value="162517897" calcext:value-type="float">
            <text:p>162517897</text:p>
          </table:table-cell>
        </table:table-row>
        <table:table-row table:style-name="ro1">
          <table:table-cell office:value-type="string" calcext:value-type="string">
            <text:p>0500000US51810</text:p>
          </table:table-cell>
          <table:table-cell office:value-type="float" office:value="51810" calcext:value-type="float">
            <text:p>51810</text:p>
          </table:table-cell>
          <table:table-cell office:value-type="string" calcext:value-type="string">
            <text:p>Virginia Beach city, Virginia</text:p>
          </table:table-cell>
          <table:table-cell office:value-type="float" office:value="9589102300" calcext:value-type="float">
            <text:p>9589102300</text:p>
          </table:table-cell>
          <table:table-cell office:value-type="float" office:value="450184257" calcext:value-type="float">
            <text:p>450184257</text:p>
          </table:table-cell>
        </table:table-row>
        <table:table-row table:style-name="ro1">
          <table:table-cell office:value-type="string" calcext:value-type="string">
            <text:p>0500000US53005</text:p>
          </table:table-cell>
          <table:table-cell office:value-type="float" office:value="53005" calcext:value-type="float">
            <text:p>53005</text:p>
          </table:table-cell>
          <table:table-cell office:value-type="string" calcext:value-type="string">
            <text:p>Benton County, Washington</text:p>
          </table:table-cell>
          <table:table-cell office:value-type="float" office:value="2921891800" calcext:value-type="float">
            <text:p>2921891800</text:p>
          </table:table-cell>
          <table:table-cell office:value-type="float" office:value="172947153" calcext:value-type="float">
            <text:p>172947153</text:p>
          </table:table-cell>
        </table:table-row>
        <table:table-row table:style-name="ro1">
          <table:table-cell office:value-type="string" calcext:value-type="string">
            <text:p>0500000US53007</text:p>
          </table:table-cell>
          <table:table-cell office:value-type="float" office:value="53007" calcext:value-type="float">
            <text:p>53007</text:p>
          </table:table-cell>
          <table:table-cell office:value-type="string" calcext:value-type="string">
            <text:p>Chelan County, Washington</text:p>
          </table:table-cell>
          <table:table-cell office:value-type="float" office:value="1270910000" calcext:value-type="float">
            <text:p>1270910000</text:p>
          </table:table-cell>
          <table:table-cell office:value-type="float" office:value="174557054" calcext:value-type="float">
            <text:p>174557054</text:p>
          </table:table-cell>
        </table:table-row>
        <table:table-row table:style-name="ro1">
          <table:table-cell office:value-type="string" calcext:value-type="string">
            <text:p>0500000US53009</text:p>
          </table:table-cell>
          <table:table-cell office:value-type="float" office:value="53009" calcext:value-type="float">
            <text:p>53009</text:p>
          </table:table-cell>
          <table:table-cell office:value-type="string" calcext:value-type="string">
            <text:p>Clallam County, Washington</text:p>
          </table:table-cell>
          <table:table-cell office:value-type="float" office:value="1240808800" calcext:value-type="float">
            <text:p>1240808800</text:p>
          </table:table-cell>
          <table:table-cell office:value-type="float" office:value="116561714" calcext:value-type="float">
            <text:p>116561714</text:p>
          </table:table-cell>
        </table:table-row>
        <table:table-row table:style-name="ro1">
          <table:table-cell office:value-type="string" calcext:value-type="string">
            <text:p>0500000US53011</text:p>
          </table:table-cell>
          <table:table-cell office:value-type="float" office:value="53011" calcext:value-type="float">
            <text:p>53011</text:p>
          </table:table-cell>
          <table:table-cell office:value-type="string" calcext:value-type="string">
            <text:p>Clark County, Washington</text:p>
          </table:table-cell>
          <table:table-cell office:value-type="float" office:value="8001825600" calcext:value-type="float">
            <text:p>8001825600</text:p>
          </table:table-cell>
          <table:table-cell office:value-type="float" office:value="416444135" calcext:value-type="float">
            <text:p>416444135</text:p>
          </table:table-cell>
        </table:table-row>
        <table:table-row table:style-name="ro1">
          <table:table-cell office:value-type="string" calcext:value-type="string">
            <text:p>0500000US53015</text:p>
          </table:table-cell>
          <table:table-cell office:value-type="float" office:value="53015" calcext:value-type="float">
            <text:p>53015</text:p>
          </table:table-cell>
          <table:table-cell office:value-type="string" calcext:value-type="string">
            <text:p>Cowlitz County, Washington</text:p>
          </table:table-cell>
          <table:table-cell office:value-type="float" office:value="1674765200" calcext:value-type="float">
            <text:p>1674765200</text:p>
          </table:table-cell>
          <table:table-cell office:value-type="float" office:value="131894408" calcext:value-type="float">
            <text:p>131894408</text:p>
          </table:table-cell>
        </table:table-row>
        <table:table-row table:style-name="ro1">
          <table:table-cell office:value-type="string" calcext:value-type="string">
            <text:p>0500000US53021</text:p>
          </table:table-cell>
          <table:table-cell office:value-type="float" office:value="53021" calcext:value-type="float">
            <text:p>53021</text:p>
          </table:table-cell>
          <table:table-cell office:value-type="string" calcext:value-type="string">
            <text:p>Franklin County, Washington</text:p>
          </table:table-cell>
          <table:table-cell office:value-type="float" office:value="914702100" calcext:value-type="float">
            <text:p>914702100</text:p>
          </table:table-cell>
          <table:table-cell office:value-type="float" office:value="107205966" calcext:value-type="float">
            <text:p>107205966</text:p>
          </table:table-cell>
        </table:table-row>
        <table:table-row table:style-name="ro1">
          <table:table-cell office:value-type="string" calcext:value-type="string">
            <text:p>0500000US53025</text:p>
          </table:table-cell>
          <table:table-cell office:value-type="float" office:value="53025" calcext:value-type="float">
            <text:p>53025</text:p>
          </table:table-cell>
          <table:table-cell office:value-type="string" calcext:value-type="string">
            <text:p>Grant County, Washington</text:p>
          </table:table-cell>
          <table:table-cell office:value-type="float" office:value="1062730600" calcext:value-type="float">
            <text:p>1062730600</text:p>
          </table:table-cell>
          <table:table-cell office:value-type="float" office:value="80571125" calcext:value-type="float">
            <text:p>80571125</text:p>
          </table:table-cell>
        </table:table-row>
        <table:table-row table:style-name="ro1">
          <table:table-cell office:value-type="string" calcext:value-type="string">
            <text:p>0500000US53027</text:p>
          </table:table-cell>
          <table:table-cell office:value-type="float" office:value="53027" calcext:value-type="float">
            <text:p>53027</text:p>
          </table:table-cell>
          <table:table-cell office:value-type="string" calcext:value-type="string">
            <text:p>Grays Harbor County, Washington</text:p>
          </table:table-cell>
          <table:table-cell office:value-type="float" office:value="978964100" calcext:value-type="float">
            <text:p>978964100</text:p>
          </table:table-cell>
          <table:table-cell office:value-type="float" office:value="93098984" calcext:value-type="float">
            <text:p>93098984</text:p>
          </table:table-cell>
        </table:table-row>
        <table:table-row table:style-name="ro1">
          <table:table-cell office:value-type="string" calcext:value-type="string">
            <text:p>0500000US53029</text:p>
          </table:table-cell>
          <table:table-cell office:value-type="float" office:value="53029" calcext:value-type="float">
            <text:p>53029</text:p>
          </table:table-cell>
          <table:table-cell office:value-type="string" calcext:value-type="string">
            <text:p>Island County, Washington</text:p>
          </table:table-cell>
          <table:table-cell office:value-type="float" office:value="1375726000" calcext:value-type="float">
            <text:p>1375726000</text:p>
          </table:table-cell>
          <table:table-cell office:value-type="float" office:value="118457296" calcext:value-type="float">
            <text:p>118457296</text:p>
          </table:table-cell>
        </table:table-row>
        <table:table-row table:style-name="ro1">
          <table:table-cell office:value-type="string" calcext:value-type="string">
            <text:p>0500000US53033</text:p>
          </table:table-cell>
          <table:table-cell office:value-type="float" office:value="53033" calcext:value-type="float">
            <text:p>53033</text:p>
          </table:table-cell>
          <table:table-cell office:value-type="string" calcext:value-type="string">
            <text:p>King County, Washington</text:p>
          </table:table-cell>
          <table:table-cell office:value-type="float" office:value="45821440900" calcext:value-type="float">
            <text:p>45821440900</text:p>
          </table:table-cell>
          <table:table-cell office:value-type="float" office:value="1013597504" calcext:value-type="float">
            <text:p>1013597504</text:p>
          </table:table-cell>
        </table:table-row>
        <table:table-row table:style-name="ro1">
          <table:table-cell office:value-type="string" calcext:value-type="string">
            <text:p>0500000US53035</text:p>
          </table:table-cell>
          <table:table-cell office:value-type="float" office:value="53035" calcext:value-type="float">
            <text:p>53035</text:p>
          </table:table-cell>
          <table:table-cell office:value-type="string" calcext:value-type="string">
            <text:p>Kitsap County, Washington</text:p>
          </table:table-cell>
          <table:table-cell office:value-type="float" office:value="4846330400" calcext:value-type="float">
            <text:p>4846330400</text:p>
          </table:table-cell>
          <table:table-cell office:value-type="float" office:value="211383055" calcext:value-type="float">
            <text:p>211383055</text:p>
          </table:table-cell>
        </table:table-row>
        <table:table-row table:style-name="ro1">
          <table:table-cell office:value-type="string" calcext:value-type="string">
            <text:p>0500000US53041</text:p>
          </table:table-cell>
          <table:table-cell office:value-type="float" office:value="53041" calcext:value-type="float">
            <text:p>53041</text:p>
          </table:table-cell>
          <table:table-cell office:value-type="string" calcext:value-type="string">
            <text:p>Lewis County, Washington</text:p>
          </table:table-cell>
          <table:table-cell office:value-type="float" office:value="1073151400" calcext:value-type="float">
            <text:p>1073151400</text:p>
          </table:table-cell>
          <table:table-cell office:value-type="float" office:value="99495920" calcext:value-type="float">
            <text:p>99495920</text:p>
          </table:table-cell>
        </table:table-row>
        <table:table-row table:style-name="ro1">
          <table:table-cell office:value-type="string" calcext:value-type="string">
            <text:p>0500000US53053</text:p>
          </table:table-cell>
          <table:table-cell office:value-type="float" office:value="53053" calcext:value-type="float">
            <text:p>53053</text:p>
          </table:table-cell>
          <table:table-cell office:value-type="string" calcext:value-type="string">
            <text:p>Pierce County, Washington</text:p>
          </table:table-cell>
          <table:table-cell office:value-type="float" office:value="14092870700" calcext:value-type="float">
            <text:p>14092870700</text:p>
          </table:table-cell>
          <table:table-cell office:value-type="float" office:value="400326369" calcext:value-type="float">
            <text:p>400326369</text:p>
          </table:table-cell>
        </table:table-row>
        <table:table-row table:style-name="ro1">
          <table:table-cell office:value-type="string" calcext:value-type="string">
            <text:p>0500000US53057</text:p>
          </table:table-cell>
          <table:table-cell office:value-type="float" office:value="53057" calcext:value-type="float">
            <text:p>53057</text:p>
          </table:table-cell>
          <table:table-cell office:value-type="string" calcext:value-type="string">
            <text:p>Skagit County, Washington</text:p>
          </table:table-cell>
          <table:table-cell office:value-type="float" office:value="2024202800" calcext:value-type="float">
            <text:p>2024202800</text:p>
          </table:table-cell>
          <table:table-cell office:value-type="float" office:value="151506725" calcext:value-type="float">
            <text:p>151506725</text:p>
          </table:table-cell>
        </table:table-row>
        <table:table-row table:style-name="ro1">
          <table:table-cell office:value-type="string" calcext:value-type="string">
            <text:p>0500000US53061</text:p>
          </table:table-cell>
          <table:table-cell office:value-type="float" office:value="53061" calcext:value-type="float">
            <text:p>53061</text:p>
          </table:table-cell>
          <table:table-cell office:value-type="string" calcext:value-type="string">
            <text:p>Snohomish County, Washington</text:p>
          </table:table-cell>
          <table:table-cell office:value-type="float" office:value="14177504600" calcext:value-type="float">
            <text:p>14177504600</text:p>
          </table:table-cell>
          <table:table-cell office:value-type="float" office:value="451596938" calcext:value-type="float">
            <text:p>451596938</text:p>
          </table:table-cell>
        </table:table-row>
        <table:table-row table:style-name="ro1">
          <table:table-cell office:value-type="string" calcext:value-type="string">
            <text:p>0500000US53063</text:p>
          </table:table-cell>
          <table:table-cell office:value-type="float" office:value="53063" calcext:value-type="float">
            <text:p>53063</text:p>
          </table:table-cell>
          <table:table-cell office:value-type="string" calcext:value-type="string">
            <text:p>Spokane County, Washington</text:p>
          </table:table-cell>
          <table:table-cell office:value-type="float" office:value="7410405300" calcext:value-type="float">
            <text:p>7410405300</text:p>
          </table:table-cell>
          <table:table-cell office:value-type="float" office:value="272113248" calcext:value-type="float">
            <text:p>272113248</text:p>
          </table:table-cell>
        </table:table-row>
        <table:table-row table:style-name="ro1">
          <table:table-cell office:value-type="string" calcext:value-type="string">
            <text:p>0500000US53067</text:p>
          </table:table-cell>
          <table:table-cell office:value-type="float" office:value="53067" calcext:value-type="float">
            <text:p>53067</text:p>
          </table:table-cell>
          <table:table-cell office:value-type="string" calcext:value-type="string">
            <text:p>Thurston County, Washington</text:p>
          </table:table-cell>
          <table:table-cell office:value-type="float" office:value="4605622300" calcext:value-type="float">
            <text:p>4605622300</text:p>
          </table:table-cell>
          <table:table-cell office:value-type="float" office:value="279304780" calcext:value-type="float">
            <text:p>279304780</text:p>
          </table:table-cell>
        </table:table-row>
        <table:table-row table:style-name="ro1">
          <table:table-cell office:value-type="string" calcext:value-type="string">
            <text:p>0500000US53073</text:p>
          </table:table-cell>
          <table:table-cell office:value-type="float" office:value="53073" calcext:value-type="float">
            <text:p>53073</text:p>
          </table:table-cell>
          <table:table-cell office:value-type="string" calcext:value-type="string">
            <text:p>Whatcom County, Washington</text:p>
          </table:table-cell>
          <table:table-cell office:value-type="float" office:value="3265738300" calcext:value-type="float">
            <text:p>3265738300</text:p>
          </table:table-cell>
          <table:table-cell office:value-type="float" office:value="277950779" calcext:value-type="float">
            <text:p>277950779</text:p>
          </table:table-cell>
        </table:table-row>
        <table:table-row table:style-name="ro1">
          <table:table-cell office:value-type="string" calcext:value-type="string">
            <text:p>0500000US53077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Yakima County, Washington</text:p>
          </table:table-cell>
          <table:table-cell office:value-type="float" office:value="3046380700" calcext:value-type="float">
            <text:p>3046380700</text:p>
          </table:table-cell>
          <table:table-cell office:value-type="float" office:value="210100918" calcext:value-type="float">
            <text:p>210100918</text:p>
          </table:table-cell>
        </table:table-row>
        <table:table-row table:style-name="ro1">
          <table:table-cell office:value-type="string" calcext:value-type="string">
            <text:p>0500000US54003</text:p>
          </table:table-cell>
          <table:table-cell office:value-type="float" office:value="54003" calcext:value-type="float">
            <text:p>54003</text:p>
          </table:table-cell>
          <table:table-cell office:value-type="string" calcext:value-type="string">
            <text:p>Berkeley County, West Virginia</text:p>
          </table:table-cell>
          <table:table-cell office:value-type="float" office:value="1740720400" calcext:value-type="float">
            <text:p>1740720400</text:p>
          </table:table-cell>
          <table:table-cell office:value-type="float" office:value="165426617" calcext:value-type="float">
            <text:p>165426617</text:p>
          </table:table-cell>
        </table:table-row>
        <table:table-row table:style-name="ro1">
          <table:table-cell office:value-type="string" calcext:value-type="string">
            <text:p>0500000US54011</text:p>
          </table:table-cell>
          <table:table-cell office:value-type="float" office:value="54011" calcext:value-type="float">
            <text:p>54011</text:p>
          </table:table-cell>
          <table:table-cell office:value-type="string" calcext:value-type="string">
            <text:p>Cabell County, West Virginia</text:p>
          </table:table-cell>
          <table:table-cell office:value-type="float" office:value="1543102900" calcext:value-type="float">
            <text:p>1543102900</text:p>
          </table:table-cell>
          <table:table-cell office:value-type="float" office:value="168199713" calcext:value-type="float">
            <text:p>168199713</text:p>
          </table:table-cell>
        </table:table-row>
        <table:table-row table:style-name="ro1">
          <table:table-cell office:value-type="string" calcext:value-type="string">
            <text:p>0500000US54033</text:p>
          </table:table-cell>
          <table:table-cell office:value-type="float" office:value="54033" calcext:value-type="float">
            <text:p>54033</text:p>
          </table:table-cell>
          <table:table-cell office:value-type="string" calcext:value-type="string">
            <text:p>Harrison County, West Virginia</text:p>
          </table:table-cell>
          <table:table-cell office:value-type="float" office:value="1116047100" calcext:value-type="float">
            <text:p>1116047100</text:p>
          </table:table-cell>
          <table:table-cell office:value-type="float" office:value="120921003" calcext:value-type="float">
            <text:p>120921003</text:p>
          </table:table-cell>
        </table:table-row>
        <table:table-row table:style-name="ro1">
          <table:table-cell office:value-type="string" calcext:value-type="string">
            <text:p>0500000US54039</text:p>
          </table:table-cell>
          <table:table-cell office:value-type="float" office:value="54039" calcext:value-type="float">
            <text:p>54039</text:p>
          </table:table-cell>
          <table:table-cell office:value-type="string" calcext:value-type="string">
            <text:p>Kanawha County, West Virginia</text:p>
          </table:table-cell>
          <table:table-cell office:value-type="float" office:value="3161610700" calcext:value-type="float">
            <text:p>3161610700</text:p>
          </table:table-cell>
          <table:table-cell office:value-type="float" office:value="221498326" calcext:value-type="float">
            <text:p>221498326</text:p>
          </table:table-cell>
        </table:table-row>
        <table:table-row table:style-name="ro1">
          <table:table-cell office:value-type="string" calcext:value-type="string">
            <text:p>0500000US54061</text:p>
          </table:table-cell>
          <table:table-cell office:value-type="float" office:value="54061" calcext:value-type="float">
            <text:p>54061</text:p>
          </table:table-cell>
          <table:table-cell office:value-type="string" calcext:value-type="string">
            <text:p>Monongalia County, West Virginia</text:p>
          </table:table-cell>
          <table:table-cell office:value-type="float" office:value="1259612200" calcext:value-type="float">
            <text:p>1259612200</text:p>
          </table:table-cell>
          <table:table-cell office:value-type="float" office:value="132589240" calcext:value-type="float">
            <text:p>132589240</text:p>
          </table:table-cell>
        </table:table-row>
        <table:table-row table:style-name="ro1">
          <table:table-cell office:value-type="string" calcext:value-type="string">
            <text:p>0500000US54081</text:p>
          </table:table-cell>
          <table:table-cell office:value-type="float" office:value="54081" calcext:value-type="float">
            <text:p>54081</text:p>
          </table:table-cell>
          <table:table-cell office:value-type="string" calcext:value-type="string">
            <text:p>Raleigh County, West Virginia</text:p>
          </table:table-cell>
          <table:table-cell office:value-type="float" office:value="1200047700" calcext:value-type="float">
            <text:p>1200047700</text:p>
          </table:table-cell>
          <table:table-cell office:value-type="float" office:value="113357761" calcext:value-type="float">
            <text:p>113357761</text:p>
          </table:table-cell>
        </table:table-row>
        <table:table-row table:style-name="ro1">
          <table:table-cell office:value-type="string" calcext:value-type="string">
            <text:p>0500000US54107</text:p>
          </table:table-cell>
          <table:table-cell office:value-type="float" office:value="54107" calcext:value-type="float">
            <text:p>54107</text:p>
          </table:table-cell>
          <table:table-cell office:value-type="string" calcext:value-type="string">
            <text:p>Wood County, West Virginia</text:p>
          </table:table-cell>
          <table:table-cell office:value-type="float" office:value="1481612600" calcext:value-type="float">
            <text:p>1481612600</text:p>
          </table:table-cell>
          <table:table-cell office:value-type="float" office:value="177599164" calcext:value-type="float">
            <text:p>177599164</text:p>
          </table:table-cell>
        </table:table-row>
        <table:table-row table:style-name="ro1">
          <table:table-cell office:value-type="string" calcext:value-type="string">
            <text:p>0500000US55009</text:p>
          </table:table-cell>
          <table:table-cell office:value-type="float" office:value="55009" calcext:value-type="float">
            <text:p>55009</text:p>
          </table:table-cell>
          <table:table-cell office:value-type="string" calcext:value-type="string">
            <text:p>Brown County, Wisconsin</text:p>
          </table:table-cell>
          <table:table-cell office:value-type="float" office:value="4462228300" calcext:value-type="float">
            <text:p>4462228300</text:p>
          </table:table-cell>
          <table:table-cell office:value-type="float" office:value="214548635" calcext:value-type="float">
            <text:p>214548635</text:p>
          </table:table-cell>
        </table:table-row>
        <table:table-row table:style-name="ro1">
          <table:table-cell office:value-type="string" calcext:value-type="string">
            <text:p>0500000US55025</text:p>
          </table:table-cell>
          <table:table-cell office:value-type="float" office:value="55025" calcext:value-type="float">
            <text:p>55025</text:p>
          </table:table-cell>
          <table:table-cell office:value-type="string" calcext:value-type="string">
            <text:p>Dane County, Wisconsin</text:p>
          </table:table-cell>
          <table:table-cell office:value-type="float" office:value="10620105000" calcext:value-type="float">
            <text:p>10620105000</text:p>
          </table:table-cell>
          <table:table-cell office:value-type="float" office:value="436909137" calcext:value-type="float">
            <text:p>436909137</text:p>
          </table:table-cell>
        </table:table-row>
        <table:table-row table:style-name="ro1">
          <table:table-cell office:value-type="string" calcext:value-type="string">
            <text:p>0500000US55027</text:p>
          </table:table-cell>
          <table:table-cell office:value-type="float" office:value="55027" calcext:value-type="float">
            <text:p>55027</text:p>
          </table:table-cell>
          <table:table-cell office:value-type="string" calcext:value-type="string">
            <text:p>Dodge County, Wisconsin</text:p>
          </table:table-cell>
          <table:table-cell office:value-type="float" office:value="1512466800" calcext:value-type="float">
            <text:p>1512466800</text:p>
          </table:table-cell>
          <table:table-cell office:value-type="float" office:value="95237944" calcext:value-type="float">
            <text:p>95237944</text:p>
          </table:table-cell>
        </table:table-row>
        <table:table-row table:style-name="ro1">
          <table:table-cell office:value-type="string" calcext:value-type="string">
            <text:p>0500000US55035</text:p>
          </table:table-cell>
          <table:table-cell office:value-type="float" office:value="55035" calcext:value-type="float">
            <text:p>55035</text:p>
          </table:table-cell>
          <table:table-cell office:value-type="string" calcext:value-type="string">
            <text:p>Eau Claire County, Wisconsin</text:p>
          </table:table-cell>
          <table:table-cell office:value-type="float" office:value="1793438200" calcext:value-type="float">
            <text:p>1793438200</text:p>
          </table:table-cell>
          <table:table-cell office:value-type="float" office:value="131217103" calcext:value-type="float">
            <text:p>131217103</text:p>
          </table:table-cell>
        </table:table-row>
        <table:table-row table:style-name="ro1">
          <table:table-cell office:value-type="string" calcext:value-type="string">
            <text:p>0500000US55039</text:p>
          </table:table-cell>
          <table:table-cell office:value-type="float" office:value="55039" calcext:value-type="float">
            <text:p>55039</text:p>
          </table:table-cell>
          <table:table-cell office:value-type="string" calcext:value-type="string">
            <text:p>Fond du Lac County, Wisconsin</text:p>
          </table:table-cell>
          <table:table-cell office:value-type="float" office:value="1807138500" calcext:value-type="float">
            <text:p>1807138500</text:p>
          </table:table-cell>
          <table:table-cell office:value-type="float" office:value="293703285" calcext:value-type="float">
            <text:p>293703285</text:p>
          </table:table-cell>
        </table:table-row>
        <table:table-row table:style-name="ro1">
          <table:table-cell office:value-type="string" calcext:value-type="string">
            <text:p>0500000US55055</text:p>
          </table:table-cell>
          <table:table-cell office:value-type="float" office:value="55055" calcext:value-type="float">
            <text:p>55055</text:p>
          </table:table-cell>
          <table:table-cell office:value-type="string" calcext:value-type="string">
            <text:p>Jefferson County, Wisconsin</text:p>
          </table:table-cell>
          <table:table-cell office:value-type="float" office:value="1481048700" calcext:value-type="float">
            <text:p>1481048700</text:p>
          </table:table-cell>
          <table:table-cell office:value-type="float" office:value="94409946" calcext:value-type="float">
            <text:p>94409946</text:p>
          </table:table-cell>
        </table:table-row>
        <table:table-row table:style-name="ro1">
          <table:table-cell office:value-type="string" calcext:value-type="string">
            <text:p>0500000US55059</text:p>
          </table:table-cell>
          <table:table-cell office:value-type="float" office:value="55059" calcext:value-type="float">
            <text:p>55059</text:p>
          </table:table-cell>
          <table:table-cell office:value-type="string" calcext:value-type="string">
            <text:p>Kenosha County, Wisconsin</text:p>
          </table:table-cell>
          <table:table-cell office:value-type="float" office:value="3086453000" calcext:value-type="float">
            <text:p>3086453000</text:p>
          </table:table-cell>
          <table:table-cell office:value-type="float" office:value="180761888" calcext:value-type="float">
            <text:p>180761888</text:p>
          </table:table-cell>
        </table:table-row>
        <table:table-row table:style-name="ro1">
          <table:table-cell office:value-type="string" calcext:value-type="string">
            <text:p>0500000US55063</text:p>
          </table:table-cell>
          <table:table-cell office:value-type="float" office:value="55063" calcext:value-type="float">
            <text:p>55063</text:p>
          </table:table-cell>
          <table:table-cell office:value-type="string" calcext:value-type="string">
            <text:p>La Crosse County, Wisconsin</text:p>
          </table:table-cell>
          <table:table-cell office:value-type="float" office:value="1895070000" calcext:value-type="float">
            <text:p>1895070000</text:p>
          </table:table-cell>
          <table:table-cell office:value-type="float" office:value="129948151" calcext:value-type="float">
            <text:p>129948151</text:p>
          </table:table-cell>
        </table:table-row>
        <table:table-row table:style-name="ro1">
          <table:table-cell office:value-type="string" calcext:value-type="string">
            <text:p>0500000US55071</text:p>
          </table:table-cell>
          <table:table-cell office:value-type="float" office:value="55071" calcext:value-type="float">
            <text:p>55071</text:p>
          </table:table-cell>
          <table:table-cell office:value-type="string" calcext:value-type="string">
            <text:p>Manitowoc County, Wisconsin</text:p>
          </table:table-cell>
          <table:table-cell office:value-type="float" office:value="1383291500" calcext:value-type="float">
            <text:p>1383291500</text:p>
          </table:table-cell>
          <table:table-cell office:value-type="float" office:value="82384453" calcext:value-type="float">
            <text:p>82384453</text:p>
          </table:table-cell>
        </table:table-row>
        <table:table-row table:style-name="ro1">
          <table:table-cell office:value-type="string" calcext:value-type="string">
            <text:p>0500000US55073</text:p>
          </table:table-cell>
          <table:table-cell office:value-type="float" office:value="55073" calcext:value-type="float">
            <text:p>55073</text:p>
          </table:table-cell>
          <table:table-cell office:value-type="string" calcext:value-type="string">
            <text:p>Marathon County, Wisconsin</text:p>
          </table:table-cell>
          <table:table-cell office:value-type="float" office:value="2441508900" calcext:value-type="float">
            <text:p>2441508900</text:p>
          </table:table-cell>
          <table:table-cell office:value-type="float" office:value="141248326" calcext:value-type="float">
            <text:p>141248326</text:p>
          </table:table-cell>
        </table:table-row>
        <table:table-row table:style-name="ro1">
          <table:table-cell office:value-type="string" calcext:value-type="string">
            <text:p>0500000US55079</text:p>
          </table:table-cell>
          <table:table-cell office:value-type="float" office:value="55079" calcext:value-type="float">
            <text:p>55079</text:p>
          </table:table-cell>
          <table:table-cell office:value-type="string" calcext:value-type="string">
            <text:p>Milwaukee County, Wisconsin</text:p>
          </table:table-cell>
          <table:table-cell office:value-type="float" office:value="13980758800" calcext:value-type="float">
            <text:p>13980758800</text:p>
          </table:table-cell>
          <table:table-cell office:value-type="float" office:value="513000115" calcext:value-type="float">
            <text:p>513000115</text:p>
          </table:table-cell>
        </table:table-row>
        <table:table-row table:style-name="ro1">
          <table:table-cell office:value-type="string" calcext:value-type="string">
            <text:p>0500000US55087</text:p>
          </table:table-cell>
          <table:table-cell office:value-type="float" office:value="55087" calcext:value-type="float">
            <text:p>55087</text:p>
          </table:table-cell>
          <table:table-cell office:value-type="string" calcext:value-type="string">
            <text:p>Outagamie County, Wisconsin</text:p>
          </table:table-cell>
          <table:table-cell office:value-type="float" office:value="3096729100" calcext:value-type="float">
            <text:p>3096729100</text:p>
          </table:table-cell>
          <table:table-cell office:value-type="float" office:value="170378875" calcext:value-type="float">
            <text:p>170378875</text:p>
          </table:table-cell>
        </table:table-row>
        <table:table-row table:style-name="ro1">
          <table:table-cell office:value-type="string" calcext:value-type="string">
            <text:p>0500000US55089</text:p>
          </table:table-cell>
          <table:table-cell office:value-type="float" office:value="55089" calcext:value-type="float">
            <text:p>55089</text:p>
          </table:table-cell>
          <table:table-cell office:value-type="string" calcext:value-type="string">
            <text:p>Ozaukee County, Wisconsin</text:p>
          </table:table-cell>
          <table:table-cell office:value-type="float" office:value="2415786000" calcext:value-type="float">
            <text:p>2415786000</text:p>
          </table:table-cell>
          <table:table-cell office:value-type="float" office:value="232760805" calcext:value-type="float">
            <text:p>232760805</text:p>
          </table:table-cell>
        </table:table-row>
        <table:table-row table:style-name="ro1">
          <table:table-cell office:value-type="string" calcext:value-type="string">
            <text:p>0500000US55097</text:p>
          </table:table-cell>
          <table:table-cell office:value-type="float" office:value="55097" calcext:value-type="float">
            <text:p>55097</text:p>
          </table:table-cell>
          <table:table-cell office:value-type="string" calcext:value-type="string">
            <text:p>Portage County, Wisconsin</text:p>
          </table:table-cell>
          <table:table-cell office:value-type="float" office:value="1304345400" calcext:value-type="float">
            <text:p>1304345400</text:p>
          </table:table-cell>
          <table:table-cell office:value-type="float" office:value="95527853" calcext:value-type="float">
            <text:p>95527853</text:p>
          </table:table-cell>
        </table:table-row>
        <table:table-row table:style-name="ro1">
          <table:table-cell office:value-type="string" calcext:value-type="string">
            <text:p>0500000US55101</text:p>
          </table:table-cell>
          <table:table-cell office:value-type="float" office:value="55101" calcext:value-type="float">
            <text:p>55101</text:p>
          </table:table-cell>
          <table:table-cell office:value-type="string" calcext:value-type="string">
            <text:p>Racine County, Wisconsin</text:p>
          </table:table-cell>
          <table:table-cell office:value-type="float" office:value="3657275000" calcext:value-type="float">
            <text:p>3657275000</text:p>
          </table:table-cell>
          <table:table-cell office:value-type="float" office:value="221173854" calcext:value-type="float">
            <text:p>221173854</text:p>
          </table:table-cell>
        </table:table-row>
        <table:table-row table:style-name="ro1">
          <table:table-cell office:value-type="string" calcext:value-type="string">
            <text:p>0500000US55105</text:p>
          </table:table-cell>
          <table:table-cell office:value-type="float" office:value="55105" calcext:value-type="float">
            <text:p>55105</text:p>
          </table:table-cell>
          <table:table-cell office:value-type="string" calcext:value-type="string">
            <text:p>Rock County, Wisconsin</text:p>
          </table:table-cell>
          <table:table-cell office:value-type="float" office:value="2768524200" calcext:value-type="float">
            <text:p>2768524200</text:p>
          </table:table-cell>
          <table:table-cell office:value-type="float" office:value="154017542" calcext:value-type="float">
            <text:p>154017542</text:p>
          </table:table-cell>
        </table:table-row>
        <table:table-row table:style-name="ro1">
          <table:table-cell office:value-type="string" calcext:value-type="string">
            <text:p>0500000US55109</text:p>
          </table:table-cell>
          <table:table-cell office:value-type="float" office:value="55109" calcext:value-type="float">
            <text:p>55109</text:p>
          </table:table-cell>
          <table:table-cell office:value-type="string" calcext:value-type="string">
            <text:p>St. Croix County, Wisconsin</text:p>
          </table:table-cell>
          <table:table-cell office:value-type="float" office:value="2025503500" calcext:value-type="float">
            <text:p>2025503500</text:p>
          </table:table-cell>
          <table:table-cell office:value-type="float" office:value="124362553" calcext:value-type="float">
            <text:p>124362553</text:p>
          </table:table-cell>
        </table:table-row>
        <table:table-row table:style-name="ro1">
          <table:table-cell office:value-type="string" calcext:value-type="string">
            <text:p>0500000US55117</text:p>
          </table:table-cell>
          <table:table-cell office:value-type="float" office:value="55117" calcext:value-type="float">
            <text:p>55117</text:p>
          </table:table-cell>
          <table:table-cell office:value-type="string" calcext:value-type="string">
            <text:p>Sheboygan County, Wisconsin</text:p>
          </table:table-cell>
          <table:table-cell office:value-type="float" office:value="2089903400" calcext:value-type="float">
            <text:p>2089903400</text:p>
          </table:table-cell>
          <table:table-cell office:value-type="float" office:value="118365751" calcext:value-type="float">
            <text:p>118365751</text:p>
          </table:table-cell>
        </table:table-row>
        <table:table-row table:style-name="ro1">
          <table:table-cell office:value-type="string" calcext:value-type="string">
            <text:p>0500000US55127</text:p>
          </table:table-cell>
          <table:table-cell office:value-type="float" office:value="55127" calcext:value-type="float">
            <text:p>55127</text:p>
          </table:table-cell>
          <table:table-cell office:value-type="string" calcext:value-type="string">
            <text:p>Walworth County, Wisconsin</text:p>
          </table:table-cell>
          <table:table-cell office:value-type="float" office:value="1831458000" calcext:value-type="float">
            <text:p>1831458000</text:p>
          </table:table-cell>
          <table:table-cell office:value-type="float" office:value="158190120" calcext:value-type="float">
            <text:p>158190120</text:p>
          </table:table-cell>
        </table:table-row>
        <table:table-row table:style-name="ro1">
          <table:table-cell office:value-type="string" calcext:value-type="string">
            <text:p>0500000US55131</text:p>
          </table:table-cell>
          <table:table-cell office:value-type="float" office:value="55131" calcext:value-type="float">
            <text:p>55131</text:p>
          </table:table-cell>
          <table:table-cell office:value-type="string" calcext:value-type="string">
            <text:p>Washington County, Wisconsin</text:p>
          </table:table-cell>
          <table:table-cell office:value-type="float" office:value="2910326900" calcext:value-type="float">
            <text:p>2910326900</text:p>
          </table:table-cell>
          <table:table-cell office:value-type="float" office:value="177482424" calcext:value-type="float">
            <text:p>177482424</text:p>
          </table:table-cell>
        </table:table-row>
        <table:table-row table:style-name="ro1">
          <table:table-cell office:value-type="string" calcext:value-type="string">
            <text:p>0500000US55133</text:p>
          </table:table-cell>
          <table:table-cell office:value-type="float" office:value="55133" calcext:value-type="float">
            <text:p>55133</text:p>
          </table:table-cell>
          <table:table-cell office:value-type="string" calcext:value-type="string">
            <text:p>Waukesha County, Wisconsin</text:p>
          </table:table-cell>
          <table:table-cell office:value-type="float" office:value="10783571200" calcext:value-type="float">
            <text:p>10783571200</text:p>
          </table:table-cell>
          <table:table-cell office:value-type="float" office:value="492307567" calcext:value-type="float">
            <text:p>492307567</text:p>
          </table:table-cell>
        </table:table-row>
        <table:table-row table:style-name="ro1">
          <table:table-cell office:value-type="string" calcext:value-type="string">
            <text:p>0500000US55139</text:p>
          </table:table-cell>
          <table:table-cell office:value-type="float" office:value="55139" calcext:value-type="float">
            <text:p>55139</text:p>
          </table:table-cell>
          <table:table-cell office:value-type="string" calcext:value-type="string">
            <text:p>Winnebago County, Wisconsin</text:p>
          </table:table-cell>
          <table:table-cell office:value-type="float" office:value="3104068900" calcext:value-type="float">
            <text:p>3104068900</text:p>
          </table:table-cell>
          <table:table-cell office:value-type="float" office:value="351137347" calcext:value-type="float">
            <text:p>351137347</text:p>
          </table:table-cell>
        </table:table-row>
        <table:table-row table:style-name="ro1">
          <table:table-cell office:value-type="string" calcext:value-type="string">
            <text:p>0500000US55141</text:p>
          </table:table-cell>
          <table:table-cell office:value-type="float" office:value="55141" calcext:value-type="float">
            <text:p>55141</text:p>
          </table:table-cell>
          <table:table-cell office:value-type="string" calcext:value-type="string">
            <text:p>Wood County, Wisconsin</text:p>
          </table:table-cell>
          <table:table-cell office:value-type="float" office:value="1310152800" calcext:value-type="float">
            <text:p>1310152800</text:p>
          </table:table-cell>
          <table:table-cell office:value-type="float" office:value="105624361" calcext:value-type="float">
            <text:p>105624361</text:p>
          </table:table-cell>
        </table:table-row>
        <table:table-row table:style-name="ro1">
          <table:table-cell office:value-type="string" calcext:value-type="string">
            <text:p>0500000US56021</text:p>
          </table:table-cell>
          <table:table-cell office:value-type="float" office:value="56021" calcext:value-type="float">
            <text:p>56021</text:p>
          </table:table-cell>
          <table:table-cell office:value-type="string" calcext:value-type="string">
            <text:p>Laramie County, Wyoming</text:p>
          </table:table-cell>
          <table:table-cell office:value-type="float" office:value="1523995200" calcext:value-type="float">
            <text:p>1523995200</text:p>
          </table:table-cell>
          <table:table-cell office:value-type="float" office:value="162707473" calcext:value-type="float">
            <text:p>162707473</text:p>
          </table:table-cell>
        </table:table-row>
        <table:table-row table:style-name="ro1">
          <table:table-cell office:value-type="string" calcext:value-type="string">
            <text:p>0500000US56025</text:p>
          </table:table-cell>
          <table:table-cell office:value-type="float" office:value="56025" calcext:value-type="float">
            <text:p>56025</text:p>
          </table:table-cell>
          <table:table-cell office:value-type="string" calcext:value-type="string">
            <text:p>Natrona County, Wyoming</text:p>
          </table:table-cell>
          <table:table-cell office:value-type="float" office:value="1272222300" calcext:value-type="float">
            <text:p>1272222300</text:p>
          </table:table-cell>
          <table:table-cell office:value-type="float" office:value="145280414" calcext:value-type="float">
            <text:p>145280414</text:p>
          </table:table-cell>
        </table:table-row>
        <table:table-row table:style-name="ro1">
          <table:table-cell office:value-type="string" calcext:value-type="string">
            <text:p>0500000US72005</text:p>
          </table:table-cell>
          <table:table-cell office:value-type="float" office:value="72005" calcext:value-type="float">
            <text:p>72005</text:p>
          </table:table-cell>
          <table:table-cell office:value-type="string" calcext:value-type="string">
            <text:p>Aguadilla Municipio, Puerto Rico</text:p>
          </table:table-cell>
          <table:table-cell office:value-type="float" office:value="309768100" calcext:value-type="float">
            <text:p>309768100</text:p>
          </table:table-cell>
          <table:table-cell office:value-type="float" office:value="41738627" calcext:value-type="float">
            <text:p>41738627</text:p>
          </table:table-cell>
        </table:table-row>
        <table:table-row table:style-name="ro1">
          <table:table-cell office:value-type="string" calcext:value-type="string">
            <text:p>0500000US72013</text:p>
          </table:table-cell>
          <table:table-cell office:value-type="float" office:value="72013" calcext:value-type="float">
            <text:p>72013</text:p>
          </table:table-cell>
          <table:table-cell office:value-type="string" calcext:value-type="string">
            <text:p>Arecibo Municipio, Puerto Rico</text:p>
          </table:table-cell>
          <table:table-cell office:value-type="float" office:value="633105000" calcext:value-type="float">
            <text:p>633105000</text:p>
          </table:table-cell>
          <table:table-cell office:value-type="float" office:value="72226453" calcext:value-type="float">
            <text:p>72226453</text:p>
          </table:table-cell>
        </table:table-row>
        <table:table-row table:style-name="ro1">
          <table:table-cell office:value-type="string" calcext:value-type="string">
            <text:p>0500000US72021</text:p>
          </table:table-cell>
          <table:table-cell office:value-type="float" office:value="72021" calcext:value-type="float">
            <text:p>72021</text:p>
          </table:table-cell>
          <table:table-cell office:value-type="string" calcext:value-type="string">
            <text:p>Bayamón Municipio, Puerto Rico</text:p>
          </table:table-cell>
          <table:table-cell office:value-type="float" office:value="2121817200" calcext:value-type="float">
            <text:p>2121817200</text:p>
          </table:table-cell>
          <table:table-cell office:value-type="float" office:value="117129724" calcext:value-type="float">
            <text:p>117129724</text:p>
          </table:table-cell>
        </table:table-row>
        <table:table-row table:style-name="ro1">
          <table:table-cell office:value-type="string" calcext:value-type="string">
            <text:p>0500000US72025</text:p>
          </table:table-cell>
          <table:table-cell office:value-type="float" office:value="72025" calcext:value-type="float">
            <text:p>72025</text:p>
          </table:table-cell>
          <table:table-cell office:value-type="string" calcext:value-type="string">
            <text:p>Caguas Municipio, Puerto Rico</text:p>
          </table:table-cell>
          <table:table-cell office:value-type="float" office:value="1251187500" calcext:value-type="float">
            <text:p>1251187500</text:p>
          </table:table-cell>
          <table:table-cell office:value-type="float" office:value="102170350" calcext:value-type="float">
            <text:p>102170350</text:p>
          </table:table-cell>
        </table:table-row>
        <table:table-row table:style-name="ro1">
          <table:table-cell office:value-type="string" calcext:value-type="string">
            <text:p>0500000US72031</text:p>
          </table:table-cell>
          <table:table-cell office:value-type="float" office:value="72031" calcext:value-type="float">
            <text:p>72031</text:p>
          </table:table-cell>
          <table:table-cell office:value-type="string" calcext:value-type="string">
            <text:p>Carolina Municipio, Puerto Rico</text:p>
          </table:table-cell>
          <table:table-cell office:value-type="float" office:value="1693172900" calcext:value-type="float">
            <text:p>1693172900</text:p>
          </table:table-cell>
          <table:table-cell office:value-type="float" office:value="113450832" calcext:value-type="float">
            <text:p>113450832</text:p>
          </table:table-cell>
        </table:table-row>
        <table:table-row table:style-name="ro1">
          <table:table-cell office:value-type="string" calcext:value-type="string">
            <text:p>0500000US72061</text:p>
          </table:table-cell>
          <table:table-cell office:value-type="float" office:value="72061" calcext:value-type="float">
            <text:p>72061</text:p>
          </table:table-cell>
          <table:table-cell office:value-type="string" calcext:value-type="string">
            <text:p>Guaynabo Municipio, Puerto Rico</text:p>
          </table:table-cell>
          <table:table-cell office:value-type="float" office:value="1499430600" calcext:value-type="float">
            <text:p>1499430600</text:p>
          </table:table-cell>
          <table:table-cell office:value-type="float" office:value="157184938" calcext:value-type="float">
            <text:p>157184938</text:p>
          </table:table-cell>
        </table:table-row>
        <table:table-row table:style-name="ro1">
          <table:table-cell office:value-type="string" calcext:value-type="string">
            <text:p>0500000US72097</text:p>
          </table:table-cell>
          <table:table-cell office:value-type="float" office:value="72097" calcext:value-type="float">
            <text:p>72097</text:p>
          </table:table-cell>
          <table:table-cell office:value-type="string" calcext:value-type="string">
            <text:p>Mayagüez Municipio, Puerto Rico</text:p>
          </table:table-cell>
          <table:table-cell office:value-type="float" office:value="686187400" calcext:value-type="float">
            <text:p>686187400</text:p>
          </table:table-cell>
          <table:table-cell office:value-type="float" office:value="117828785" calcext:value-type="float">
            <text:p>117828785</text:p>
          </table:table-cell>
        </table:table-row>
        <table:table-row table:style-name="ro1">
          <table:table-cell office:value-type="string" calcext:value-type="string">
            <text:p>0500000US72113</text:p>
          </table:table-cell>
          <table:table-cell office:value-type="float" office:value="72113" calcext:value-type="float">
            <text:p>72113</text:p>
          </table:table-cell>
          <table:table-cell office:value-type="string" calcext:value-type="string">
            <text:p>Ponce Municipio, Puerto Rico</text:p>
          </table:table-cell>
          <table:table-cell office:value-type="float" office:value="1161522000" calcext:value-type="float">
            <text:p>1161522000</text:p>
          </table:table-cell>
          <table:table-cell office:value-type="float" office:value="93669559" calcext:value-type="float">
            <text:p>93669559</text:p>
          </table:table-cell>
        </table:table-row>
        <table:table-row table:style-name="ro1">
          <table:table-cell office:value-type="string" calcext:value-type="string">
            <text:p>0500000US72127</text:p>
          </table:table-cell>
          <table:table-cell office:value-type="float" office:value="72127" calcext:value-type="float">
            <text:p>72127</text:p>
          </table:table-cell>
          <table:table-cell office:value-type="string" calcext:value-type="string">
            <text:p>San Juan Municipio, Puerto Rico</text:p>
          </table:table-cell>
          <table:table-cell office:value-type="float" office:value="4270035000" calcext:value-type="float">
            <text:p>4270035000</text:p>
          </table:table-cell>
          <table:table-cell office:value-type="float" office:value="232532711" calcext:value-type="float">
            <text:p>232532711</text:p>
          </table:table-cell>
        </table:table-row>
        <table:table-row table:style-name="ro1">
          <table:table-cell office:value-type="string" calcext:value-type="string">
            <text:p>0500000US72135</text:p>
          </table:table-cell>
          <table:table-cell office:value-type="float" office:value="72135" calcext:value-type="float">
            <text:p>72135</text:p>
          </table:table-cell>
          <table:table-cell office:value-type="string" calcext:value-type="string">
            <text:p>Toa Alta Municipio, Puerto Rico</text:p>
          </table:table-cell>
          <table:table-cell office:value-type="float" office:value="565646200" calcext:value-type="float">
            <text:p>565646200</text:p>
          </table:table-cell>
          <table:table-cell office:value-type="float" office:value="61843128" calcext:value-type="float">
            <text:p>61843128</text:p>
          </table:table-cell>
        </table:table-row>
        <table:table-row table:style-name="ro1">
          <table:table-cell office:value-type="string" calcext:value-type="string">
            <text:p>0500000US72137</text:p>
          </table:table-cell>
          <table:table-cell office:value-type="float" office:value="72137" calcext:value-type="float">
            <text:p>72137</text:p>
          </table:table-cell>
          <table:table-cell office:value-type="string" calcext:value-type="string">
            <text:p>Toa Baja Municipio, Puerto Rico</text:p>
          </table:table-cell>
          <table:table-cell office:value-type="float" office:value="753657100" calcext:value-type="float">
            <text:p>753657100</text:p>
          </table:table-cell>
          <table:table-cell office:value-type="float" office:value="65021774" calcext:value-type="float">
            <text:p>65021774</text:p>
          </table:table-cell>
        </table:table-row>
        <table:table-row table:style-name="ro1">
          <table:table-cell office:value-type="string" calcext:value-type="string">
            <text:p>0500000US72139</text:p>
          </table:table-cell>
          <table:table-cell office:value-type="float" office:value="72139" calcext:value-type="float">
            <text:p>72139</text:p>
          </table:table-cell>
          <table:table-cell office:value-type="string" calcext:value-type="string">
            <text:p>Trujillo Alto Municipio, Puerto Rico</text:p>
          </table:table-cell>
          <table:table-cell office:value-type="float" office:value="994287200" calcext:value-type="float">
            <text:p>994287200</text:p>
          </table:table-cell>
          <table:table-cell office:value-type="float" office:value="178778146" calcext:value-type="float">
            <text:p>1787781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985" meta:object-count="0"/>
    <meta:generator>LibreOffice/6.0.7.3$Linux_X86_64 LibreOffice_project/00m0$Build-3</meta:generator>
  </office:meta>
</office:document-meta>
</file>